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2010000000500000005D8914670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a807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a839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a877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a908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a917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a966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a1001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a1040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image-name="a1116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bitmap" draw:fill-image-name="a1157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bitmap" draw:fill-image-name="a1170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bitmap" draw:fill-image-name="a1179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dp15" style:family="drawing-page">
      <style:drawing-page-properties presentation:background-visible="true" presentation:background-objects-visible="true" draw:fill="bitmap" draw:fill-image-name="a1188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dp16" style:family="drawing-page">
      <style:drawing-page-properties presentation:background-visible="true" presentation:background-objects-visible="true" draw:fill="bitmap" draw:fill-image-name="a1197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dp17" style:family="drawing-page">
      <style:drawing-page-properties presentation:background-visible="true" presentation:background-objects-visible="true" draw:fill="bitmap" draw:fill-image-name="a1206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true" draw:auto-grow-width="false" fo:padding-top="0.14cm" fo:padding-bottom="0.14cm" fo:padding-left="0.28cm" fo:padding-right="0.28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gr4" style:family="graphic" style:parent-style-name="Graphics">
      <style:graphic-properties draw:stroke="none" draw:fill="none" style:mirror="none"/>
    </style:style>
    <style:style style:name="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7-blank-白紙-title">
      <style:graphic-properties draw:stroke="none" draw:fill="none" draw:textarea-horizontal-align="left" draw:textarea-vertical-align="middle" draw:auto-grow-height="true" draw:auto-grow-width="false" fo:padding-top="0.14cm" fo:padding-bottom="0.14cm" fo:padding-left="0.28cm" fo:padding-right="0.28cm" fo:wrap-option="wrap"/>
    </style:style>
    <style:style style:name="pr2" style:family="presentation" style:parent-style-name="Master1-Layout7-blank-白紙-subtitle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pr3" style:family="presentation" style:parent-style-name="Master1-Layout7-blank-白紙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4" style:family="presentation" style:parent-style-name="Master1-Layout7-blank-白紙-notes">
      <style:graphic-properties draw:fill-color="#ffffff" fo:min-height="12.573cm"/>
    </style:style>
    <style:style style:name="pr5" style:family="presentation" style:parent-style-name="Master1-Layout7-blank-白紙-title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pr6" style:family="presentation" style:parent-style-name="Master1-Layout7-blank-白紙-subtitle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pr7" style:family="presentation" style:parent-style-name="Master1-Layout7-blank-白紙-notes">
      <style:graphic-properties draw:stroke="none" draw:fill="none" draw:fill-color="#ffffff" draw:textarea-horizontal-align="left" draw:textarea-vertical-align="top" draw:auto-grow-height="true" draw:auto-grow-width="false" fo:min-height="12.573cm" fo:padding-top="0cm" fo:padding-bottom="0cm" fo:padding-left="0cm" fo:padding-right="0cm" fo:wrap-option="wrap"/>
    </style:style>
    <style:style style:name="co1" style:family="table-column">
      <style:table-column-properties style:column-width="3.613cm" style:use-optimal-column-width="false"/>
    </style:style>
    <style:style style:name="co2" style:family="table-column">
      <style:table-column-properties style:column-width="3.621cm" style:use-optimal-column-width="false"/>
    </style:style>
    <style:style style:name="ro1" style:family="table-row">
      <style:table-row-properties style:row-height="1.857cm"/>
    </style:style>
    <style:style style:name="ro2" style:family="table-row">
      <style:table-row-properties style:row-height="1.865cm"/>
    </style:style>
    <style:style style:name="ce1" style:family="table-cell">
      <style:graphic-properties style:repeat="repeat" draw:textarea-vertical-align="middle"/>
      <style:paragraph-properties fo:text-align="center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33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.233cm" fo:margin-bottom="0cm" fo:line-height="90%" fo:text-align="start" fo:text-indent="0cm" style:punctuation-wrap="hanging" style:writing-mode="lr-tb">
        <style:tab-stops/>
      </style:paragraph-properties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.233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.233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T1" style:family="text">
      <style:text-properties fo:color="#572314" style:text-line-through-style="none" style:text-position="0% 100%" fo:font-family="'Gill Sans MT'" fo:font-size="47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style:font-size-asian="47pt" style:font-style-asian="normal" style:font-weight-asian="normal" style:font-size-complex="47pt" style:font-style-complex="normal" style:font-weight-complex="normal"/>
    </style:style>
    <style:style style:name="T2" style:family="text">
      <style:text-properties fo:color="#000000" style:text-line-through-style="none" style:text-position="0% 100%" fo:font-family="'Gill Sans MT'" fo:font-size="3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35pt" style:language-asian="ja" style:country-asian="JP" style:font-style-asian="normal" style:font-weight-asian="normal" style:font-size-complex="35pt" style:font-style-complex="normal" style:font-weight-complex="normal"/>
    </style:style>
    <style:style style:name="T3" style:family="text">
      <style:text-properties fo:color="#000000" style:text-line-through-style="none" style:text-position="0% 100%" fo:font-family="'Gill Sans MT'" fo:font-size="3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5pt" style:font-style-asian="normal" style:font-weight-asian="normal" style:font-size-complex="35pt" style:font-style-complex="normal" style:font-weight-complex="normal"/>
    </style:style>
    <style:style style:name="T4" style:family="text">
      <style:text-properties fo:color="#000000" style:text-line-through-style="none" style:text-position="0% 100%" fo:font-family="'Gill Sans MT'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000000" style:text-line-through-style="none" style:text-position="0% 100%" fo:font-family="'Gill Sans MT'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28pt" style:language-asian="ja" style:country-asian="JP" style:font-style-asian="normal" style:font-weight-asian="normal" style:font-size-complex="28pt" style:font-style-complex="normal" style:font-weight-complex="normal"/>
    </style:style>
    <style:style style:name="T6" style:family="text">
      <style:text-properties fo:color="#ff0000" style:text-line-through-style="none" style:text-position="0% 100%" fo:font-family="'Gill Sans MT'" fo:font-size="47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style:font-size-asian="47pt" style:font-style-asian="normal" style:font-weight-asian="normal" style:font-size-complex="47pt" style:font-style-complex="normal" style:font-weight-complex="normal"/>
    </style:style>
    <style:style style:name="T7" style:family="text">
      <style:text-properties fo:color="#ff0000" style:text-line-through-style="none" style:text-position="0% 100%" fo:font-family="'Gill Sans MT'" fo:font-size="3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5pt" style:font-style-asian="normal" style:font-weight-asian="normal" style:font-size-complex="35pt" style:font-style-complex="normal" style:font-weight-complex="normal"/>
    </style:style>
    <style:style style:name="T8" style:family="text">
      <style:text-properties fo:color="#572314" style:text-line-through-style="none" style:text-position="0% 100%" fo:font-family="'Gill Sans MT'" fo:font-size="47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style:font-family-asian="HGｺﾞｼｯｸE" style:font-size-asian="47pt" style:language-asian="ja" style:country-asian="JP" style:font-style-asian="normal" style:font-weight-asian="normal" style:font-size-complex="47pt" style:font-style-complex="normal" style:font-weight-complex="normal"/>
    </style:style>
    <style:style style:name="T9" style:family="text">
      <style:text-properties fo:color="#000000" style:text-line-through-style="none" style:text-position="0% 100%" fo:font-family="'Gill Sans MT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'Gill Sans MT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color="#663300" style:text-line-through-style="none" style:text-position="0% 100%" fo:font-family="'Gill Sans MT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663300" style:text-line-through-style="none" style:text-position="0% 100%" fo:font-family="'Gill Sans MT'" fo:font-size="3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5pt" style:font-style-asian="normal" style:font-weight-asian="normal" style:font-size-complex="35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'Gill Sans MT'" fo:font-size="2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27pt" style:language-asian="ja" style:country-asian="JP" style:font-style-asian="normal" style:font-weight-asian="normal" style:font-size-complex="27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'Gill Sans MT'" fo:font-size="2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7pt" style:font-style-asian="normal" style:font-weight-asian="normal" style:font-size-complex="27pt" style:font-style-complex="normal" style:font-weight-complex="normal"/>
    </style:style>
    <style:style style:name="T15" style:family="text">
      <style:text-properties fo:color="#663300" style:text-line-through-style="none" style:text-position="0% 100%" fo:font-family="'Gill Sans MT'" fo:font-size="2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7pt" style:font-style-asian="normal" style:font-weight-asian="normal" style:font-size-complex="27pt" style:font-style-complex="normal" style:font-weight-complex="normal"/>
    </style:style>
    <style:style style:name="T16" style:family="text">
      <style:text-properties fo:color="#572314" style:text-line-through-style="none" style:text-position="0% 100%" fo:font-family="'Gill Sans MT'" fo:font-size="54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style:font-family-asian="HGｺﾞｼｯｸE" style:font-size-asian="54pt" style:language-asian="ja" style:country-asian="JP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7-blank-白紙" presentation:presentation-page-layout-name="AL1T13">
        <draw:frame draw:name="タイトル 1" presentation:style-name="pr1" draw:text-style-name="P2" draw:layer="layout" svg:width="25.202cm" svg:height="2.27cm" svg:x="0cm" svg:y="1.456cm" presentation:class="title">
          <draw:text-box>
            <text:p text:style-name="P1"><text:span text:style-name="T1">CPU</text:span><text:span text:style-name="T1">実験</text:span><text:span text:style-name="T1">mul4</text:span><text:span text:style-name="T1">班</text:span></text:p>
          </draw:text-box>
        </draw:frame>
        <draw:frame draw:name="サブタイトル 2" presentation:style-name="pr2" draw:text-style-name="P2" draw:layer="layout" svg:width="25.202cm" svg:height="13.86cm" svg:x="0cm" svg:y="4.912cm" presentation:class="subtitle">
          <draw:text-box>
            <text:p text:style-name="P3"><text:span text:style-name="T2">相馬悠紀</text:span><text:span text:style-name="T3">(</text:span><text:span text:style-name="T2">シミュレータ</text:span><text:span text:style-name="T3">)</text:span></text:p>
            <text:p text:style-name="P3"><text:span text:style-name="T2">中川翔太</text:span><text:span text:style-name="T3">(FPU)</text:span></text:p>
            <text:p text:style-name="P3"><text:span text:style-name="T2">林周斗</text:span><text:span text:style-name="T3">(</text:span><text:span text:style-name="T2">コンパイラ</text:span><text:span text:style-name="T3">)</text:span></text:p>
            <text:p text:style-name="P3"><text:span text:style-name="T2">室屋晃子</text:span><text:span text:style-name="T3">(</text:span><text:span text:style-name="T2">コア</text:span><text:span text:style-name="T3">)</text:span></text:p>
            <text:p text:style-name="P3"><text:span text:style-name="T3"/></text:p>
            <text:p text:style-name="P3"><text:span text:style-name="T4">10/09</text:span><text:span text:style-name="T5">発表</text:span></text:p>
          </draw:text-box>
        </draw:frame>
        <presentation:notes draw:style-name="dp2">
          <draw:page-thumbnail draw:name="スライド イメージ プレースホルダ 1" draw:style-name="gr1" draw:layer="layout" svg:width="13.97cm" svg:height="10.477cm" svg:x="3.81cm" svg:y="2.121cm" draw:page-number="1" presentation:class="page"/>
          <draw:frame draw:name="ノート プレースホル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5" draw:style-name="dp3" draw:master-page-name="Master1-Layout7-blank-白紙" presentation:presentation-page-layout-name="AL1T13">
        <draw:frame draw:name="タイトル 1" draw:style-name="gr2" draw:text-style-name="P2" draw:layer="layout" svg:width="25.202cm" svg:height="2.27cm" svg:x="0cm" svg:y="1.456cm">
          <draw:text-box>
            <text:p text:style-name="P1"><text:span text:style-name="T1">CPU</text:span><text:span text:style-name="T1">実験</text:span><text:span text:style-name="T6">mul4</text:span><text:span text:style-name="T1">班</text:span></text:p>
          </draw:text-box>
        </draw:frame>
        <draw:frame draw:name="サブタイトル 2" draw:style-name="gr3" draw:text-style-name="P2" draw:layer="layout" svg:width="25.202cm" svg:height="13.86cm" svg:x="0cm" svg:y="4.912cm">
          <draw:text-box>
            <text:p text:style-name="P3"><text:span text:style-name="T2">相馬悠紀</text:span><text:span text:style-name="T3">(1210</text:span><text:span text:style-name="T7">12</text:span><text:span text:style-name="T3">)</text:span></text:p>
            <text:p text:style-name="P3"><text:span text:style-name="T2">中川翔太</text:span><text:span text:style-name="T3">(1210</text:span><text:span text:style-name="T7">16</text:span><text:span text:style-name="T3">)</text:span></text:p>
            <text:p text:style-name="P3"><text:span text:style-name="T2">林周斗</text:span><text:span text:style-name="T3">(1210</text:span><text:span text:style-name="T7">20</text:span><text:span text:style-name="T3">)</text:span></text:p>
            <text:p text:style-name="P3"><text:span text:style-name="T2">室屋晃子</text:span><text:span text:style-name="T3">(1210</text:span><text:span text:style-name="T7">24</text:span><text:span text:style-name="T3">)</text:span></text:p>
            <text:p text:style-name="P3"><text:span text:style-name="T3"/></text:p>
            <text:p text:style-name="P3"><text:span text:style-name="T4">10/09</text:span><text:span text:style-name="T5">発表</text:span></text:p>
          </draw:text-box>
        </draw:frame>
        <presentation:notes draw:style-name="dp4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2" draw:style-name="dp5" draw:master-page-name="Master1-Layout7-blank-白紙" presentation:presentation-page-layout-name="AL1T13">
        <draw:frame draw:name="タイトル 1" presentation:style-name="pr5" draw:text-style-name="P2" draw:layer="layout" svg:width="25.202cm" svg:height="3.506cm" svg:x="0cm" svg:y="0.838cm" presentation:class="title">
          <draw:text-box>
            <text:p text:style-name="P1"><text:span text:style-name="T8">命令セット</text:span></text:p>
          </draw:text-box>
        </draw:frame>
        <draw:frame draw:name="サブタイトル 2" presentation:style-name="pr6" draw:text-style-name="P2" draw:layer="layout" svg:width="25.202cm" svg:height="13.86cm" svg:x="0cm" svg:y="4.912cm" presentation:class="subtitle">
          <draw:text-box>
            <text:p text:style-name="P4"><text:span text:style-name="T2">基本的に</text:span><text:span text:style-name="T3">MIPS</text:span></text:p>
            <text:p text:style-name="P4"><text:span text:style-name="T3">- </text:span><text:span text:style-name="T2">命令長は</text:span><text:span text:style-name="T3">32bit</text:span></text:p>
            <text:p text:style-name="P4"><text:span text:style-name="T3"/></text:p>
            <text:p text:style-name="P4"><text:span text:style-name="T2">あると便利そうな命令を積極的に取り入れた</text:span></text:p>
            <text:p text:style-name="P4"><text:span text:style-name="T3">- </text:span><text:span text:style-name="T2">絶対値、符号反転</text:span></text:p>
            <text:p text:style-name="P4"><text:span text:style-name="T3">- </text:span><text:span text:style-name="T2">レジスタ値の和をアドレスとするロード</text:span><text:span text:style-name="T3">/</text:span><text:span text:style-name="T2">ストア命令</text:span></text:p>
            <text:p text:style-name="P4"><text:span text:style-name="T3">- </text:span><text:span text:style-name="T2">移動命令</text:span></text:p>
          </draw:text-box>
        </draw:frame>
        <presentation:notes draw:style-name="dp2">
          <draw:page-thumbnail draw:name="スライド イメージ プレースホルダ 1" draw:style-name="gr1" draw:layer="layout" svg:width="13.97cm" svg:height="10.477cm" svg:x="3.81cm" svg:y="2.121cm" draw:page-number="3" presentation:class="page"/>
          <draw:frame draw:name="ノート プレースホル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6" draw:master-page-name="Master1-Layout7-blank-白紙" presentation:presentation-page-layout-name="AL1T13">
        <draw:frame draw:name="タイトル 1" presentation:style-name="pr1" draw:text-style-name="P2" draw:layer="layout" svg:width="25.202cm" svg:height="2.27cm" svg:x="0cm" svg:y="1.456cm" presentation:class="title">
          <draw:text-box>
            <text:p text:style-name="P1"><text:span text:style-name="T8">命令形式</text:span></text:p>
          </draw:text-box>
        </draw:frame>
        <draw:frame draw:style-name="standard" draw:layer="layout" svg:width="25.298cm" svg:height="14.863cm" svg:x="0.701cm" svg:y="4.636cm">
          <table:table table:template-name="earth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形式</text:p>
              </table:table-cell>
              <table:table-cell>
                <text:p text:style-name="P5">31-26</text:p>
              </table:table-cell>
              <table:table-cell>
                <text:p text:style-name="P5">25-21</text:p>
              </table:table-cell>
              <table:table-cell>
                <text:p text:style-name="P5">20-16</text:p>
              </table:table-cell>
              <table:table-cell>
                <text:p text:style-name="P5">15-11</text:p>
              </table:table-cell>
              <table:table-cell>
                <text:p text:style-name="P5">10-6</text:p>
              </table:table-cell>
              <table:table-cell>
                <text:p text:style-name="P5">5-0</text:p>
              </table:table-cell>
            </table:table-row>
            <table:table-row table:style-name="ro1" table:default-cell-style-name="ce1">
              <table:table-cell>
                <text:p text:style-name="P5">R</text:p>
              </table:table-cell>
              <table:table-cell>
                <text:p text:style-name="P5">opcode</text:p>
              </table:table-cell>
              <table:table-cell>
                <text:p text:style-name="P5">rs</text:p>
              </table:table-cell>
              <table:table-cell>
                <text:p text:style-name="P5">rt</text:p>
              </table:table-cell>
              <table:table-cell>
                <text:p text:style-name="P5">rd</text:p>
              </table:table-cell>
              <table:table-cell>
                <text:p text:style-name="P5">amt</text:p>
              </table:table-cell>
              <table:table-cell>
                <text:p text:style-name="P5">func</text:p>
              </table:table-cell>
            </table:table-row>
            <table:table-row table:style-name="ro1" table:default-cell-style-name="ce1">
              <table:table-cell>
                <text:p text:style-name="P5">FR</text:p>
              </table:table-cell>
              <table:table-cell>
                <text:p text:style-name="P5">opcode</text:p>
              </table:table-cell>
              <table:table-cell>
                <text:p text:style-name="P5">fs</text:p>
              </table:table-cell>
              <table:table-cell>
                <text:p text:style-name="P5">ft</text:p>
              </table:table-cell>
              <table:table-cell>
                <text:p text:style-name="P5">fd</text:p>
              </table:table-cell>
              <table:table-cell>
                <text:p text:style-name="P5">ant</text:p>
              </table:table-cell>
              <table:table-cell>
                <text:p text:style-name="P5">func</text:p>
              </table:table-cell>
            </table:table-row>
            <table:table-row table:style-name="ro1" table:default-cell-style-name="ce1">
              <table:table-cell>
                <text:p text:style-name="P5">MR</text:p>
              </table:table-cell>
              <table:table-cell>
                <text:p text:style-name="P5">opcode</text:p>
              </table:table-cell>
              <table:table-cell>
                <text:p text:style-name="P5">rs</text:p>
              </table:table-cell>
              <table:table-cell>
                <text:p text:style-name="P5">rt</text:p>
              </table:table-cell>
              <table:table-cell>
                <text:p text:style-name="P5">fd</text:p>
              </table:table-cell>
              <table:table-cell>
                <text:p text:style-name="P5">amt</text:p>
              </table:table-cell>
              <table:table-cell>
                <text:p text:style-name="P5">func</text:p>
              </table:table-cell>
            </table:table-row>
            <table:table-row table:style-name="ro1" table:default-cell-style-name="ce1">
              <table:table-cell>
                <text:p text:style-name="P5">I</text:p>
              </table:table-cell>
              <table:table-cell>
                <text:p text:style-name="P5">opcode</text:p>
              </table:table-cell>
              <table:table-cell>
                <text:p text:style-name="P5">rs</text:p>
              </table:table-cell>
              <table:table-cell>
                <text:p text:style-name="P5">rt</text:p>
              </table:table-cell>
              <table:table-cell table:number-columns-spanned="3">
                <text:p text:style-name="P5">imm</text:p>
              </table:table-cell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5">FI</text:p>
              </table:table-cell>
              <table:table-cell>
                <text:p text:style-name="P5">opcode</text:p>
              </table:table-cell>
              <table:table-cell>
                <text:p text:style-name="P5">fs</text:p>
              </table:table-cell>
              <table:table-cell>
                <text:p text:style-name="P5">ft</text:p>
              </table:table-cell>
              <table:table-cell table:number-columns-spanned="3">
                <text:p text:style-name="P5">imm</text:p>
              </table:table-cell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5">MI</text:p>
              </table:table-cell>
              <table:table-cell>
                <text:p text:style-name="P5">opcode</text:p>
              </table:table-cell>
              <table:table-cell>
                <text:p text:style-name="P5">rs</text:p>
              </table:table-cell>
              <table:table-cell>
                <text:p text:style-name="P5">ft</text:p>
              </table:table-cell>
              <table:table-cell table:number-columns-spanned="3">
                <text:p text:style-name="P5">imm</text:p>
              </table:table-cell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5">J</text:p>
              </table:table-cell>
              <table:table-cell table:number-columns-spanned="6">
                <text:p text:style-name="P5">addr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スライド イメージ プレースホルダ 1" draw:style-name="gr1" draw:layer="layout" svg:width="13.97cm" svg:height="10.477cm" svg:x="3.81cm" svg:y="2.121cm" draw:page-number="4" presentation:class="page"/>
          <draw:frame draw:name="ノート プレースホルダ 2"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4" draw:style-name="dp7" draw:master-page-name="Master1-Layout7-blank-白紙" presentation:presentation-page-layout-name="AL1T13">
        <draw:frame draw:name="タイトル 1" presentation:style-name="pr5" draw:text-style-name="P2" draw:layer="layout" svg:width="25.202cm" svg:height="3.506cm" svg:x="0cm" svg:y="0.838cm" presentation:class="title">
          <draw:text-box>
            <text:p text:style-name="P1"><text:span text:style-name="T8">算術演算命令</text:span></text:p>
          </draw:text-box>
        </draw:frame>
        <draw:frame draw:name="サブタイトル 2" presentation:style-name="pr6" draw:text-style-name="P2" draw:layer="layout" svg:width="25.202cm" svg:height="13.86cm" svg:x="0cm" svg:y="4.912cm" presentation:class="subtitle">
          <draw:text-box>
            <text:p text:style-name="P6"><text:span text:style-name="T9">四則演算</text:span></text:p>
            <text:p text:style-name="P6"><text:span text:style-name="T10">- </text:span><text:span text:style-name="T11">add, sub</text:span><text:span text:style-name="T10"> : R[rd] = R[rs] op R[rt]</text:span></text:p>
            <text:p text:style-name="P6"><text:span text:style-name="T10">- </text:span><text:span text:style-name="T11">mul, div</text:span><text:span text:style-name="T10"> : </text:span><text:span text:style-name="T9">レジスタ</text:span><text:span text:style-name="T10">Hi,Lo</text:span><text:span text:style-name="T9">に結果を書き込み</text:span></text:p>
            <text:p text:style-name="P6"><text:span text:style-name="T10">- </text:span><text:span text:style-name="T11">addi, subi</text:span><text:span text:style-name="T10"> : R[rt] = R[rs] op imm</text:span></text:p>
            <text:p text:style-name="P6"><text:span text:style-name="T10">- </text:span><text:span text:style-name="T11">addf, subf, mulf, divf</text:span><text:span text:style-name="T10"> : float</text:span></text:p>
            <text:p text:style-name="P6"><text:span text:style-name="T10"/></text:p>
            <text:p text:style-name="P6"><text:span text:style-name="T9">その他の演算</text:span></text:p>
            <text:p text:style-name="P6"><text:span text:style-name="T10">- </text:span><text:span text:style-name="T11">abs, absf</text:span><text:span text:style-name="T10"> : </text:span><text:span text:style-name="T9">絶対値</text:span></text:p>
            <text:p text:style-name="P6"><text:span text:style-name="T10">- </text:span><text:span text:style-name="T11">neg, negf</text:span><text:span text:style-name="T10"> : </text:span><text:span text:style-name="T9">符号反転</text:span></text:p>
            <text:p text:style-name="P6"><text:span text:style-name="T10">- </text:span><text:span text:style-name="T11">sqrt</text:span><text:span text:style-name="T10"> : </text:span><text:span text:style-name="T9">平方根</text:span></text:p>
          </draw:text-box>
        </draw:frame>
        <presentation:notes draw:style-name="dp2">
          <draw:page-thumbnail draw:name="スライド イメージ プレースホルダ 1" draw:style-name="gr1" draw:layer="layout" svg:width="13.97cm" svg:height="10.477cm" svg:x="3.81cm" svg:y="2.121cm" draw:page-number="5" presentation:class="page"/>
          <draw:frame draw:name="ノート プレースホル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8" draw:master-page-name="Master1-Layout7-blank-白紙" presentation:presentation-page-layout-name="AL1T13">
        <draw:frame draw:name="タイトル 1" presentation:style-name="pr5" draw:text-style-name="P2" draw:layer="layout" svg:width="25.202cm" svg:height="3.506cm" svg:x="0cm" svg:y="0.838cm" presentation:class="title">
          <draw:text-box>
            <text:p text:style-name="P1"><text:span text:style-name="T8">論理演算命令・シフト命令</text:span></text:p>
          </draw:text-box>
        </draw:frame>
        <draw:frame draw:name="サブタイトル 2" presentation:style-name="pr6" draw:text-style-name="P2" draw:layer="layout" svg:width="25.202cm" svg:height="13.86cm" svg:x="0cm" svg:y="4.912cm" presentation:class="subtitle">
          <draw:text-box>
            <text:p text:style-name="P7"><text:span text:style-name="T2">論理演算命令</text:span></text:p>
            <text:p text:style-name="P7"><text:span text:style-name="T3">- </text:span><text:span text:style-name="T12">and, or, nor</text:span><text:span text:style-name="T3"> : R[rd] = R[rs] op R[rt]</text:span></text:p>
            <text:p text:style-name="P7"><text:span text:style-name="T3">- </text:span><text:span text:style-name="T12">andi, ori</text:span><text:span text:style-name="T3"> : R[rt] = R[rs] op imm</text:span></text:p>
            <text:p text:style-name="P7"><text:span text:style-name="T3"/></text:p>
            <text:p text:style-name="P7"><text:span text:style-name="T2">シフト命令</text:span></text:p>
            <text:p text:style-name="P7"><text:span text:style-name="T3">- </text:span><text:span text:style-name="T12">sll, srl</text:span><text:span text:style-name="T3"> : </text:span><text:span text:style-name="T2">論理左</text:span><text:span text:style-name="T3">/</text:span><text:span text:style-name="T2">右シフト</text:span></text:p>
            <text:p text:style-name="P7"><text:span text:style-name="T3">- </text:span><text:span text:style-name="T12">sra</text:span><text:span text:style-name="T3"> : </text:span><text:span text:style-name="T2">算術右シフト</text:span></text:p>
          </draw:text-box>
        </draw:frame>
        <presentation:notes draw:style-name="dp2">
          <draw:page-thumbnail draw:name="スライド イメージ プレースホルダ 1" draw:style-name="gr1" draw:layer="layout" svg:width="13.97cm" svg:height="10.477cm" svg:x="3.81cm" svg:y="2.121cm" draw:page-number="6" presentation:class="page"/>
          <draw:frame draw:name="ノート プレースホル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" draw:style-name="dp9" draw:master-page-name="Master1-Layout7-blank-白紙" presentation:presentation-page-layout-name="AL1T13">
        <draw:frame draw:name="タイトル 1" presentation:style-name="pr5" draw:text-style-name="P2" draw:layer="layout" svg:width="25.202cm" svg:height="3.506cm" svg:x="0cm" svg:y="0.838cm" presentation:class="title">
          <draw:text-box>
            <text:p text:style-name="P1"><text:span text:style-name="T8">ロード</text:span><text:span text:style-name="T8">/</text:span><text:span text:style-name="T8">ストア命令</text:span></text:p>
          </draw:text-box>
        </draw:frame>
        <draw:frame draw:name="サブタイトル 2" presentation:style-name="pr6" draw:text-style-name="P2" draw:layer="layout" svg:width="25.202cm" svg:height="13.86cm" svg:x="0cm" svg:y="4.912cm" presentation:class="subtitle">
          <draw:text-box>
            <text:p text:style-name="P6"><text:span text:style-name="T9">メモリアクセスはワード</text:span><text:span text:style-name="T10">(32bit)</text:span><text:span text:style-name="T9">ごと</text:span></text:p>
            <text:p text:style-name="P6"><text:span text:style-name="T10"/></text:p>
            <text:p text:style-name="P6"><text:span text:style-name="T9">ロード命令</text:span></text:p>
            <text:p text:style-name="P6"><text:span text:style-name="T10">- </text:span><text:span text:style-name="T11">lw, lwf</text:span><text:span text:style-name="T10"> : 2</text:span><text:span text:style-name="T9">つのレジスタ値の和をアドレスとする</text:span></text:p>
            <text:p text:style-name="P6"><text:span text:style-name="T10">- </text:span><text:span text:style-name="T11">lwi, lwif</text:span><text:span text:style-name="T10"> : </text:span><text:span text:style-name="T9">レジスタ値と即値の和をアドレスとする</text:span></text:p>
            <text:p text:style-name="P6"><text:span text:style-name="T10"/></text:p>
            <text:p text:style-name="P6"><text:span text:style-name="T9">ストア命令</text:span></text:p>
            <text:p text:style-name="P6"><text:span text:style-name="T10">- </text:span><text:span text:style-name="T11">sw, swf</text:span></text:p>
            <text:p text:style-name="P6"><text:span text:style-name="T10">- </text:span><text:span text:style-name="T11">swi, swif</text:span></text:p>
          </draw:text-box>
        </draw:frame>
        <presentation:notes draw:style-name="dp2">
          <draw:page-thumbnail draw:name="スライド イメージ プレースホルダ 1" draw:style-name="gr1" draw:layer="layout" svg:width="13.97cm" svg:height="10.477cm" svg:x="3.81cm" svg:y="2.121cm" draw:page-number="7" presentation:class="page"/>
          <draw:frame draw:name="ノート プレースホル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10" draw:master-page-name="Master1-Layout7-blank-白紙" presentation:presentation-page-layout-name="AL1T13">
        <draw:frame draw:name="タイトル 1" presentation:style-name="pr5" draw:text-style-name="P2" draw:layer="layout" svg:width="25.202cm" svg:height="3.506cm" svg:x="0cm" svg:y="0.838cm" presentation:class="title">
          <draw:text-box>
            <text:p text:style-name="P1"><text:span text:style-name="T8">比較命令・分岐命令</text:span></text:p>
          </draw:text-box>
        </draw:frame>
        <draw:frame draw:name="サブタイトル 2" presentation:style-name="pr6" draw:text-style-name="P2" draw:layer="layout" svg:width="25.202cm" svg:height="13.86cm" svg:x="0cm" svg:y="4.912cm" presentation:class="subtitle">
          <draw:text-box>
            <text:p text:style-name="P6"><text:span text:style-name="T13">比較命令</text:span></text:p>
            <text:p text:style-name="P6"><text:span text:style-name="T14">- </text:span><text:span text:style-name="T15">cmp, cmpf</text:span><text:span text:style-name="T14"> : R[rd] = if (R[rs] &lt;= R[rt]) ? 1 : 0</text:span></text:p>
            <text:p text:style-name="P6"><text:span text:style-name="T14"/></text:p>
            <text:p text:style-name="P6"><text:span text:style-name="T13">無条件分岐命令</text:span></text:p>
            <text:p text:style-name="P6"><text:span text:style-name="T14">- </text:span><text:span text:style-name="T15">j</text:span><text:span text:style-name="T14"> : PC = PC</text:span><text:span text:style-name="T13">の上位</text:span><text:span text:style-name="T14">6bit</text:span><text:span text:style-name="T13">と</text:span><text:span text:style-name="T14">addr(26bit</text:span><text:span text:style-name="T13">即値</text:span><text:span text:style-name="T14">)</text:span><text:span text:style-name="T13">の連接</text:span></text:p>
            <text:p text:style-name="P6"><text:span text:style-name="T14">- </text:span><text:span text:style-name="T15">jl</text:span><text:span text:style-name="T14"> : </text:span><text:span text:style-name="T13">戻り番地をレジスタに保存</text:span></text:p>
            <text:p text:style-name="P6"><text:span text:style-name="T14">- </text:span><text:span text:style-name="T15">jr</text:span><text:span text:style-name="T14"> : PC = R[rs]</text:span></text:p>
            <text:p text:style-name="P6"><text:span text:style-name="T14"/></text:p>
            <text:p text:style-name="P6"><text:span text:style-name="T13">条件分岐命令</text:span></text:p>
            <text:p text:style-name="P6"><text:span text:style-name="T14">- </text:span><text:span text:style-name="T15">beq, beqf</text:span><text:span text:style-name="T14"> : if (R[rs] == R[rt]) PC = PC + imm</text:span></text:p>
            <text:p text:style-name="P6"><text:span text:style-name="T14">- </text:span><text:span text:style-name="T15">bne, bnef</text:span><text:span text:style-name="T14"> : if (R[rs] != R[rt]) PC = PC + imm</text:span></text:p>
          </draw:text-box>
        </draw:frame>
        <presentation:notes draw:style-name="dp2">
          <draw:page-thumbnail draw:name="スライド イメージ プレースホルダ 1" draw:style-name="gr1" draw:layer="layout" svg:width="13.97cm" svg:height="10.477cm" svg:x="3.81cm" svg:y="2.121cm" draw:page-number="8" presentation:class="page"/>
          <draw:frame draw:name="ノート プレースホル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8" draw:style-name="dp11" draw:master-page-name="Master1-Layout7-blank-白紙" presentation:presentation-page-layout-name="AL1T13">
        <draw:frame draw:name="タイトル 1" presentation:style-name="pr5" draw:text-style-name="P2" draw:layer="layout" svg:width="25.202cm" svg:height="3.506cm" svg:x="0cm" svg:y="0.838cm" presentation:class="title">
          <draw:text-box>
            <text:p text:style-name="P1"><text:span text:style-name="T8">移動命令・その他</text:span></text:p>
          </draw:text-box>
        </draw:frame>
        <draw:frame draw:name="サブタイトル 2" presentation:style-name="pr6" draw:text-style-name="P2" draw:layer="layout" svg:width="25.202cm" svg:height="13.86cm" svg:x="0cm" svg:y="4.912cm" presentation:class="subtitle">
          <draw:text-box>
            <text:p text:style-name="P4"><text:span text:style-name="T9">移動命令</text:span></text:p>
            <text:p text:style-name="P4"><text:span text:style-name="T10">- </text:span><text:span text:style-name="T11">mv, mvf</text:span><text:span text:style-name="T10"> : R[rd] = R[rs]</text:span></text:p>
            <text:p text:style-name="P4"><text:span text:style-name="T10">- </text:span><text:span text:style-name="T11">mfhi, mflo</text:span><text:span text:style-name="T10"> : R[rd] = Hi,Lo</text:span></text:p>
            <text:p text:style-name="P4"><text:span text:style-name="T10"/></text:p>
            <text:p text:style-name="P4"><text:span text:style-name="T9">その他の命令</text:span></text:p>
            <text:p text:style-name="P4"><text:span text:style-name="T10">- </text:span><text:span text:style-name="T11">nop</text:span></text:p>
            <text:p text:style-name="P4"><text:span text:style-name="T10">- </text:span><text:span text:style-name="T11">dbg</text:span><text:span text:style-name="T10"> : </text:span><text:span text:style-name="T9">シミュレータ用デバッグ命令</text:span></text:p>
            <text:p text:style-name="P4"><text:span text:style-name="T10">- </text:span><text:span text:style-name="T11">halt</text:span><text:span text:style-name="T10"> : </text:span><text:span text:style-name="T9">停止</text:span></text:p>
            <text:p text:style-name="P4"><text:span text:style-name="T10">- </text:span><text:span text:style-name="T11">rst</text:span><text:span text:style-name="T10"> : </text:span><text:span text:style-name="T9">レジスタをリセット</text:span></text:p>
          </draw:text-box>
        </draw:frame>
        <presentation:notes draw:style-name="dp2">
          <draw:page-thumbnail draw:name="スライド イメージ プレースホルダ 1" draw:style-name="gr1" draw:layer="layout" svg:width="13.97cm" svg:height="10.477cm" svg:x="3.81cm" svg:y="2.121cm" draw:page-number="9" presentation:class="page"/>
          <draw:frame draw:name="ノート プレースホル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9" draw:style-name="dp12" draw:master-page-name="Master1-Layout7-blank-白紙" presentation:presentation-page-layout-name="AL1T13">
        <draw:frame draw:name="図 8" draw:style-name="gr4" draw:layer="layout" svg:width="28.002cm" svg:height="20.327cm" svg:x="0cm" svg:y="0cm">
          <draw:image xlink:href="">
            <text:p/>
          </draw:image>
          <svg:desc>schedule.png</svg:desc>
        </draw:frame>
        <draw:frame draw:name="タイトル 1" presentation:style-name="pr5" draw:text-style-name="P2" draw:layer="layout" svg:width="25.202cm" svg:height="3.506cm" svg:x="0cm" svg:y="0.838cm" presentation:class="title">
          <draw:text-box>
            <text:p text:style-name="P8"><text:span text:style-name="T16">線表</text:span></text:p>
          </draw:text-box>
        </draw:frame>
        <draw:frame draw:name="サブタイトル 2" draw:style-name="gr5" draw:text-style-name="P2" draw:layer="layout" svg:width="25.202cm" svg:height="13.86cm" svg:x="0cm" svg:y="4.912cm">
          <draw:text-box>
            <text:p/>
          </draw:text-box>
        </draw:frame>
        <presentation:notes draw:style-name="dp2">
          <draw:page-thumbnail draw:name="スライド イメージ プレースホルダ 1" draw:style-name="gr1" draw:layer="layout" svg:width="13.97cm" svg:height="10.477cm" svg:x="3.81cm" svg:y="2.121cm" draw:page-number="10" presentation:class="page"/>
          <draw:frame draw:name="ノート プレースホル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" draw:style-name="dp13" draw:master-page-name="Master1-Layout7-blank-白紙" presentation:presentation-page-layout-name="AL1T13">
        <draw:frame draw:name="Picture 2" draw:style-name="gr6" draw:layer="layout" svg:width="28.002cm" svg:height="20.321cm" svg:x="0cm" svg:y="0cm">
          <draw:image xlink:href="">
            <text:p/>
          </draw:image>
          <svg:desc>C:\Users\yukisoma\Desktop\core_schedule.png</svg:desc>
        </draw:frame>
        <draw:frame draw:name="タイトル 1" draw:style-name="gr7" draw:text-style-name="P2" draw:layer="layout" svg:width="25.202cm" svg:height="3.506cm" svg:x="0cm" svg:y="0.838cm">
          <draw:text-box>
            <text:p text:style-name="P8"><text:span text:style-name="T16">線表 – コア係</text:span></text:p>
          </draw:text-box>
        </draw:frame>
        <presentation:notes draw:style-name="dp4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11" draw:style-name="dp14" draw:master-page-name="Master1-Layout7-blank-白紙" presentation:presentation-page-layout-name="AL1T13">
        <draw:frame draw:name="Picture 2" draw:style-name="gr6" draw:layer="layout" svg:width="28.002cm" svg:height="20.321cm" svg:x="0cm" svg:y="0cm">
          <draw:image xlink:href="">
            <text:p/>
          </draw:image>
          <svg:desc>C:\Users\yukisoma\Desktop\compiler_schedule.png</svg:desc>
        </draw:frame>
        <draw:frame draw:name="タイトル 1" draw:style-name="gr7" draw:text-style-name="P2" draw:layer="layout" svg:width="25.202cm" svg:height="3.506cm" svg:x="0cm" svg:y="0.838cm">
          <draw:text-box>
            <text:p text:style-name="P8"><text:span text:style-name="T16">線表 – コンパイラ係</text:span></text:p>
          </draw:text-box>
        </draw:frame>
        <presentation:notes draw:style-name="dp4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13" draw:style-name="dp15" draw:master-page-name="Master1-Layout7-blank-白紙" presentation:presentation-page-layout-name="AL1T13">
        <draw:frame draw:name="Picture 2" draw:style-name="gr6" draw:layer="layout" svg:width="28.002cm" svg:height="20.321cm" svg:x="0cm" svg:y="0cm">
          <draw:image xlink:href="">
            <text:p/>
          </draw:image>
          <svg:desc>C:\Users\yukisoma\Desktop\simulator_schedule.png</svg:desc>
        </draw:frame>
        <draw:frame draw:name="タイトル 1" draw:style-name="gr7" draw:text-style-name="P2" draw:layer="layout" svg:width="25.202cm" svg:height="3.506cm" svg:x="0cm" svg:y="0.838cm">
          <draw:text-box>
            <text:p text:style-name="P8"><text:span text:style-name="T16">線表 – シミュレータ係</text:span></text:p>
          </draw:text-box>
        </draw:frame>
        <presentation:notes draw:style-name="dp4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12" draw:style-name="dp16" draw:master-page-name="Master1-Layout7-blank-白紙" presentation:presentation-page-layout-name="AL1T13">
        <draw:frame draw:name="Picture 2" draw:style-name="gr6" draw:layer="layout" svg:width="28.002cm" svg:height="20.321cm" svg:x="0cm" svg:y="0cm">
          <draw:image xlink:href="">
            <text:p/>
          </draw:image>
          <svg:desc>C:\Users\yukisoma\Desktop\fpu_schedule.png</svg:desc>
        </draw:frame>
        <draw:frame draw:name="タイトル 1" draw:style-name="gr7" draw:text-style-name="P2" draw:layer="layout" svg:width="25.202cm" svg:height="3.506cm" svg:x="0cm" svg:y="0.838cm">
          <draw:text-box>
            <text:p text:style-name="P8"><text:span text:style-name="T16">線表 – </text:span><text:span text:style-name="T16">FPU</text:span><text:span text:style-name="T16">係</text:span></text:p>
          </draw:text-box>
        </draw:frame>
        <presentation:notes draw:style-name="dp4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14" draw:style-name="dp17" draw:master-page-name="Master1-Layout7-blank-白紙" presentation:presentation-page-layout-name="AL1T13">
        <draw:frame draw:name="タイトル 1" draw:style-name="gr3" draw:text-style-name="P2" draw:layer="layout" svg:width="25.202cm" svg:height="7.801cm" svg:x="0.999cm" svg:y="6.899cm">
          <draw:text-box>
            <text:p text:style-name="P9"><text:span text:style-name="T16">目指せ年内完動</text:span><text:span text:style-name="T16">!!</text:span></text:p>
            <text:p text:style-name="P9"><text:span text:style-name="T16"/></text:p>
            <text:p text:style-name="P9"><text:span text:style-name="T16">Thank you for listening!</text:span></text:p>
          </draw:text-box>
        </draw:frame>
        <draw:frame draw:name="テキスト ボックス 2" draw:style-name="gr8" draw:text-style-name="P2" draw:layer="layout" svg:width="5.1cm" svg:height="1.44cm" svg:x="22cm" svg:y="18.06cm">
          <draw:text-box>
            <text:p text:style-name="P1"><text:span text:style-name="T5">mul4</text:span><text:span text:style-name="T5">班</text:span></text:p>
          </draw:text-box>
        </draw:frame>
        <presentation:notes draw:style-name="dp4">
          <draw:page-thumbnail draw:style-name="gr1" draw:layer="layout" svg:width="13.968cm" svg:height="10.476cm" svg:x="3.81cm" svg:y="2.123cm" draw:page-number="15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a10" draw:style="radial" draw:cx="-408%" draw:cy="-50%" draw:start-color="#fffefa" draw:end-color="#fffcf6" draw:start-intensity="55%" draw:end-intensity="70%" draw:border="0%"/>
    <draw:gradient draw:name="a112" draw:style="radial" draw:cx="25%" draw:cy="13%" draw:start-color="#c3e3f0" draw:end-color="#d9f4ff" draw:start-intensity="90%" draw:end-intensity="95%" draw:border="0%"/>
    <draw:gradient draw:name="a144" draw:style="radial" draw:cx="-408%" draw:cy="-50%" draw:start-color="#fffefa" draw:end-color="#fffcf6" draw:start-intensity="55%" draw:end-intensity="70%" draw:border="0%"/>
    <draw:gradient draw:name="a236" draw:style="radial" draw:cx="25%" draw:cy="13%" draw:start-color="#c3e3f0" draw:end-color="#d9f4ff" draw:start-intensity="90%" draw:end-intensity="95%" draw:border="0%"/>
    <draw:gradient draw:name="a268" draw:style="radial" draw:cx="-408%" draw:cy="-50%" draw:start-color="#fffefa" draw:end-color="#fffcf6" draw:start-intensity="55%" draw:end-intensity="70%" draw:border="0%"/>
    <draw:gradient draw:name="a460" draw:style="radial" draw:cx="-408%" draw:cy="-50%" draw:start-color="#fffefa" draw:end-color="#fffcf6" draw:start-intensity="55%" draw:end-intensity="70%" draw:border="0%"/>
    <draw:gradient draw:name="a656" draw:style="radial" draw:cx="-408%" draw:cy="-50%" draw:start-color="#fffefa" draw:end-color="#fffcf6" draw:start-intensity="55%" draw:end-intensity="70%" draw:border="0%"/>
    <draw:gradient draw:name="a730" draw:style="radial" draw:cx="-408%" draw:cy="-50%" draw:start-color="#fffefa" draw:end-color="#fffcf6" draw:start-intensity="55%" draw:end-intensity="70%" draw:border="0%"/>
    <draw:gradient draw:name="a84" draw:style="radial" draw:cx="-408%" draw:cy="-50%" draw:start-color="#fffefa" draw:end-color="#fffcf6" draw:start-intensity="55%" draw:end-intensity="70%" draw:border="0%"/>
    <draw:fill-image draw:name="a0" xlink:href="Pictures/100002010000000500000005D8914670.png" xlink:type="simple" xlink:show="embed" xlink:actuate="onLoad"/>
    <draw:fill-image draw:name="a1001" xlink:href="Pictures/100002010000000500000005D8914670.png" xlink:type="simple" xlink:show="embed" xlink:actuate="onLoad"/>
    <draw:fill-image draw:name="a1040" xlink:href="Pictures/100002010000000500000005D8914670.png" xlink:type="simple" xlink:show="embed" xlink:actuate="onLoad"/>
    <draw:fill-image draw:name="a1116" xlink:href="Pictures/100002010000000500000005D8914670.png" xlink:type="simple" xlink:show="embed" xlink:actuate="onLoad"/>
    <draw:fill-image draw:name="a1157" xlink:href="Pictures/100002010000000500000005D8914670.png" xlink:type="simple" xlink:show="embed" xlink:actuate="onLoad"/>
    <draw:fill-image draw:name="a1170" xlink:href="Pictures/100002010000000500000005D8914670.png" xlink:type="simple" xlink:show="embed" xlink:actuate="onLoad"/>
    <draw:fill-image draw:name="a1179" xlink:href="Pictures/100002010000000500000005D8914670.png" xlink:type="simple" xlink:show="embed" xlink:actuate="onLoad"/>
    <draw:fill-image draw:name="a1188" xlink:href="Pictures/100002010000000500000005D8914670.png" xlink:type="simple" xlink:show="embed" xlink:actuate="onLoad"/>
    <draw:fill-image draw:name="a1197" xlink:href="Pictures/100002010000000500000005D8914670.png" xlink:type="simple" xlink:show="embed" xlink:actuate="onLoad"/>
    <draw:fill-image draw:name="a1206" xlink:href="Pictures/100002010000000500000005D8914670.png" xlink:type="simple" xlink:show="embed" xlink:actuate="onLoad"/>
    <draw:fill-image draw:name="a134" xlink:href="Pictures/100002010000000500000005D8914670.png" xlink:type="simple" xlink:show="embed" xlink:actuate="onLoad"/>
    <draw:fill-image draw:name="a208" xlink:href="Pictures/100002010000000500000005D8914670.png" xlink:type="simple" xlink:show="embed" xlink:actuate="onLoad"/>
    <draw:fill-image draw:name="a258" xlink:href="Pictures/100002010000000500000005D8914670.png" xlink:type="simple" xlink:show="embed" xlink:actuate="onLoad"/>
    <draw:fill-image draw:name="a357" xlink:href="Pictures/100002010000000500000005D8914670.png" xlink:type="simple" xlink:show="embed" xlink:actuate="onLoad"/>
    <draw:fill-image draw:name="a450" xlink:href="Pictures/100002010000000500000005D8914670.png" xlink:type="simple" xlink:show="embed" xlink:actuate="onLoad"/>
    <draw:fill-image draw:name="a499" xlink:href="Pictures/100002010000000500000005D8914670.png" xlink:type="simple" xlink:show="embed" xlink:actuate="onLoad"/>
    <draw:fill-image draw:name="a534" xlink:href="Pictures/100002010000000500000005D8914670.png" xlink:type="simple" xlink:show="embed" xlink:actuate="onLoad"/>
    <draw:fill-image draw:name="a596" xlink:href="Pictures/100002010000000500000005D8914670.png" xlink:type="simple" xlink:show="embed" xlink:actuate="onLoad"/>
    <draw:fill-image draw:name="a646" xlink:href="Pictures/100002010000000500000005D8914670.png" xlink:type="simple" xlink:show="embed" xlink:actuate="onLoad"/>
    <draw:fill-image draw:name="a720" xlink:href="Pictures/100002010000000500000005D8914670.png" xlink:type="simple" xlink:show="embed" xlink:actuate="onLoad"/>
    <draw:fill-image draw:name="a74" xlink:href="Pictures/100002010000000500000005D8914670.png" xlink:type="simple" xlink:show="embed" xlink:actuate="onLoad"/>
    <draw:fill-image draw:name="a807" xlink:href="Pictures/100002010000000500000005D8914670.png" xlink:type="simple" xlink:show="embed" xlink:actuate="onLoad"/>
    <draw:fill-image draw:name="a839" xlink:href="Pictures/100002010000000500000005D8914670.png" xlink:type="simple" xlink:show="embed" xlink:actuate="onLoad"/>
    <draw:fill-image draw:name="a877" xlink:href="Pictures/100002010000000500000005D8914670.png" xlink:type="simple" xlink:show="embed" xlink:actuate="onLoad"/>
    <draw:fill-image draw:name="a908" xlink:href="Pictures/100002010000000500000005D8914670.png" xlink:type="simple" xlink:show="embed" xlink:actuate="onLoad"/>
    <draw:fill-image draw:name="a917" xlink:href="Pictures/100002010000000500000005D8914670.png" xlink:type="simple" xlink:show="embed" xlink:actuate="onLoad"/>
    <draw:fill-image draw:name="a966" xlink:href="Pictures/100002010000000500000005D8914670.png" xlink:type="simple" xlink:show="embed" xlink:actuate="onLoad"/>
    <draw:marker draw:name="Arrow" svg:viewBox="0 0 20 30" svg:d="m10 0-10 30h20z"/>
    <draw:stroke-dash draw:name="Dash" draw:style="rect" draw:dots1="1" draw:dots1-length="0.09cm" draw:distance="0.09cm"/>
    <style:default-style style:family="graphic">
      <style:graphic-properties draw:stroke="solid" svg:stroke-width="0.071cm" svg:stroke-color="#26697a" draw:fill-color="#3891a7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TakaoPGothic" style:font-family-generic="roman" style:font-pitch="variable" fo:font-size="18pt" style:letter-kerning="true" style:font-family-asian="TakaoPGothic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table:table-template text:style-name="earth">
      <table:first-row text:style-name="earth3"/>
      <table:last-row text:style-name="earth3"/>
      <table:first-column text:style-name="earth3"/>
      <table:last-column text:style-name="earth3"/>
      <table:odd-rows text:style-name="earth2"/>
      <table:odd-columns text:style-name="earth2"/>
      <table:body text:style-name="earth1"/>
    </table:table-template>
    <style:style style:name="Master1-フレッシュ-background" style:family="presentation">
      <style:graphic-properties draw:stroke="none" draw:fill="solid" draw:fill-color="#ffffff" draw:fill-image-name="a0" draw:fill-image-width="0.159cm" draw:fill-image-height="0.159cm" style:repeat="repeat" draw:fill-image-ref-point="top-left"/>
      <style:text-properties style:letter-kerning="true"/>
    </style:style>
    <style:style style:name="Master1-フレッシュ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フレッシュ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フレッシュ-outline1" style:family="presentation">
      <style:graphic-properties draw:stroke="none" draw:fill="none" draw:auto-grow-height="false" draw:fit-to-size="shrink-to-fit">
        <text:list-style style:name="Master1-フレッシュ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フレッシュ-outline2" style:family="presentation" style:parent-style-name="Master1-フレッシュ-outline1">
      <style:paragraph-properties fo:margin-top="0cm" fo:margin-bottom="0.4cm"/>
      <style:text-properties fo:font-size="28pt" style:font-size-asian="28pt" style:font-size-complex="28pt"/>
    </style:style>
    <style:style style:name="Master1-フレッシュ-outline3" style:family="presentation" style:parent-style-name="Master1-フレッシュ-outline2">
      <style:paragraph-properties fo:margin-top="0cm" fo:margin-bottom="0.3cm"/>
      <style:text-properties fo:font-size="24pt" style:font-size-asian="24pt" style:font-size-complex="24pt"/>
    </style:style>
    <style:style style:name="Master1-フレッシュ-outline4" style:family="presentation" style:parent-style-name="Master1-フレッシュ-outline3">
      <style:paragraph-properties fo:margin-top="0cm" fo:margin-bottom="0.2cm"/>
      <style:text-properties fo:font-size="20pt" style:font-size-asian="20pt" style:font-size-complex="20pt"/>
    </style:style>
    <style:style style:name="Master1-フレッシュ-outline5" style:family="presentation" style:parent-style-name="Master1-フレッシュ-outline4">
      <style:paragraph-properties fo:margin-top="0cm" fo:margin-bottom="0.1cm"/>
      <style:text-properties fo:font-size="20pt" style:font-size-asian="20pt" style:font-size-complex="20pt"/>
    </style:style>
    <style:style style:name="Master1-フレッシュ-outline6" style:family="presentation" style:parent-style-name="Master1-フレッシュ-outline5">
      <style:paragraph-properties fo:margin-top="0cm" fo:margin-bottom="0.1cm"/>
      <style:text-properties fo:font-size="20pt" style:font-size-asian="20pt" style:font-size-complex="20pt"/>
    </style:style>
    <style:style style:name="Master1-フレッシュ-outline7" style:family="presentation" style:parent-style-name="Master1-フレッシュ-outline6">
      <style:paragraph-properties fo:margin-top="0cm" fo:margin-bottom="0.1cm"/>
      <style:text-properties fo:font-size="20pt" style:font-size-asian="20pt" style:font-size-complex="20pt"/>
    </style:style>
    <style:style style:name="Master1-フレッシュ-outline8" style:family="presentation" style:parent-style-name="Master1-フレッシュ-outline7">
      <style:paragraph-properties fo:margin-top="0cm" fo:margin-bottom="0.1cm"/>
      <style:text-properties fo:font-size="20pt" style:font-size-asian="20pt" style:font-size-complex="20pt"/>
    </style:style>
    <style:style style:name="Master1-フレッシュ-outline9" style:family="presentation" style:parent-style-name="Master1-フレッシュ-outline8">
      <style:paragraph-properties fo:margin-top="0cm" fo:margin-bottom="0.1cm"/>
      <style:text-properties fo:font-size="20pt" style:font-size-asian="20pt" style:font-size-complex="20pt"/>
    </style:style>
    <style:style style:name="Master1-フレッシュ-subtitle" style:family="presentation">
      <style:graphic-properties draw:stroke="none" draw:fill="none" draw:textarea-vertical-align="middle">
        <text:list-style style:name="Master1-フレッシュ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フレッシュ-title" style:family="presentation">
      <style:graphic-properties draw:stroke="none" draw:fill="none" draw:textarea-vertical-align="middle">
        <text:list-style style:name="Master1-フレッシュ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background" style:family="presentation">
      <style:graphic-properties draw:stroke="none" draw:fill="solid" draw:fill-color="#ffffff" draw:fill-image-name="a74" draw:fill-image-width="0.159cm" draw:fill-image-height="0.159cm" style:repeat="repeat" draw:fill-image-ref-point="top-left"/>
      <style:text-properties style:letter-kerning="true"/>
    </style:style>
    <style:style style:name="Master1-Layout1-title-タイトル-スライド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タイトル-スライド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outline1" style:family="presentation">
      <style:graphic-properties draw:stroke="none" draw:fill="none" draw:auto-grow-height="false" draw:fit-to-size="shrink-to-fit">
        <text:list-style style:name="Master1-Layout1-title-タイトル-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outline2" style:family="presentation" style:parent-style-name="Master1-Layout1-title-タイトル-スライド-outline1">
      <style:paragraph-properties fo:margin-top="0cm" fo:margin-bottom="0.4cm"/>
      <style:text-properties fo:font-size="28pt" style:font-size-asian="28pt" style:font-size-complex="28pt"/>
    </style:style>
    <style:style style:name="Master1-Layout1-title-タイトル-スライド-outline3" style:family="presentation" style:parent-style-name="Master1-Layout1-title-タイトル-スライド-outline2">
      <style:paragraph-properties fo:margin-top="0cm" fo:margin-bottom="0.3cm"/>
      <style:text-properties fo:font-size="24pt" style:font-size-asian="24pt" style:font-size-complex="24pt"/>
    </style:style>
    <style:style style:name="Master1-Layout1-title-タイトル-スライド-outline4" style:family="presentation" style:parent-style-name="Master1-Layout1-title-タイトル-スライド-outline3">
      <style:paragraph-properties fo:margin-top="0cm" fo:margin-bottom="0.2cm"/>
      <style:text-properties fo:font-size="20pt" style:font-size-asian="20pt" style:font-size-complex="20pt"/>
    </style:style>
    <style:style style:name="Master1-Layout1-title-タイトル-スライド-outline5" style:family="presentation" style:parent-style-name="Master1-Layout1-title-タイトル-スライド-outline4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6" style:family="presentation" style:parent-style-name="Master1-Layout1-title-タイトル-スライド-outline5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7" style:family="presentation" style:parent-style-name="Master1-Layout1-title-タイトル-スライド-outline6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8" style:family="presentation" style:parent-style-name="Master1-Layout1-title-タイトル-スライド-outline7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9" style:family="presentation" style:parent-style-name="Master1-Layout1-title-タイトル-スライド-outline8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subtitle" style:family="presentation">
      <style:graphic-properties draw:stroke="none" draw:fill="none" draw:textarea-vertical-align="middle">
        <text:list-style style:name="Master1-Layout1-title-タイトル-スライド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title" style:family="presentation">
      <style:graphic-properties draw:stroke="none" draw:fill="none" draw:textarea-vertical-align="middle">
        <text:list-style style:name="Master1-Layout1-title-タイトル-スライド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background" style:family="presentation">
      <style:graphic-properties draw:stroke="none" draw:fill="solid" draw:fill-color="#ffffff" draw:fill-image-name="a134" draw:fill-image-width="0.159cm" draw:fill-image-height="0.159cm" style:repeat="repeat" draw:fill-image-ref-point="top-left"/>
      <style:text-properties style:letter-kerning="true"/>
    </style:style>
    <style:style style:name="Master1-Layout2-obj-タイトルとコンテンツ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タイトルと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outline1" style:family="presentation">
      <style:graphic-properties draw:stroke="none" draw:fill="none" draw:auto-grow-height="false" draw:fit-to-size="shrink-to-fit">
        <text:list-style style:name="Master1-Layout2-obj-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outline2" style:family="presentation" style:parent-style-name="Master1-Layout2-obj-タイトルと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2-obj-タイトルとコンテンツ-outline3" style:family="presentation" style:parent-style-name="Master1-Layout2-obj-タイトルと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2-obj-タイトルとコンテンツ-outline4" style:family="presentation" style:parent-style-name="Master1-Layout2-obj-タイトルと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2-obj-タイトルとコンテンツ-outline5" style:family="presentation" style:parent-style-name="Master1-Layout2-obj-タイトルと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6" style:family="presentation" style:parent-style-name="Master1-Layout2-obj-タイトルと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7" style:family="presentation" style:parent-style-name="Master1-Layout2-obj-タイトルと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8" style:family="presentation" style:parent-style-name="Master1-Layout2-obj-タイトルと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9" style:family="presentation" style:parent-style-name="Master1-Layout2-obj-タイトルと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subtitle" style:family="presentation">
      <style:graphic-properties draw:stroke="none" draw:fill="none" draw:textarea-vertical-align="middle">
        <text:list-style style:name="Master1-Layout2-obj-タイトルと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title" style:family="presentation">
      <style:graphic-properties draw:stroke="none" draw:fill="none" draw:textarea-vertical-align="middle">
        <text:list-style style:name="Master1-Layout2-obj-タイトルと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background" style:family="presentation">
      <style:graphic-properties draw:stroke="none" draw:fill="solid" draw:fill-color="#ffffff" draw:fill-image-name="a208" draw:fill-image-width="0.159cm" draw:fill-image-height="0.159cm" style:repeat="repeat" draw:fill-image-ref-point="top-left"/>
      <style:text-properties style:letter-kerning="true"/>
    </style:style>
    <style:style style:name="Master1-Layout3-secHead-セクション見出し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セクション見出し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outline1" style:family="presentation">
      <style:graphic-properties draw:stroke="none" draw:fill="none" draw:auto-grow-height="false" draw:fit-to-size="shrink-to-fit">
        <text:list-style style:name="Master1-Layout3-secHead-セクション見出し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outline2" style:family="presentation" style:parent-style-name="Master1-Layout3-secHead-セクション見出し-outline1">
      <style:paragraph-properties fo:margin-top="0cm" fo:margin-bottom="0.4cm"/>
      <style:text-properties fo:font-size="28pt" style:font-size-asian="28pt" style:font-size-complex="28pt"/>
    </style:style>
    <style:style style:name="Master1-Layout3-secHead-セクション見出し-outline3" style:family="presentation" style:parent-style-name="Master1-Layout3-secHead-セクション見出し-outline2">
      <style:paragraph-properties fo:margin-top="0cm" fo:margin-bottom="0.3cm"/>
      <style:text-properties fo:font-size="24pt" style:font-size-asian="24pt" style:font-size-complex="24pt"/>
    </style:style>
    <style:style style:name="Master1-Layout3-secHead-セクション見出し-outline4" style:family="presentation" style:parent-style-name="Master1-Layout3-secHead-セクション見出し-outline3">
      <style:paragraph-properties fo:margin-top="0cm" fo:margin-bottom="0.2cm"/>
      <style:text-properties fo:font-size="20pt" style:font-size-asian="20pt" style:font-size-complex="20pt"/>
    </style:style>
    <style:style style:name="Master1-Layout3-secHead-セクション見出し-outline5" style:family="presentation" style:parent-style-name="Master1-Layout3-secHead-セクション見出し-outline4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6" style:family="presentation" style:parent-style-name="Master1-Layout3-secHead-セクション見出し-outline5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7" style:family="presentation" style:parent-style-name="Master1-Layout3-secHead-セクション見出し-outline6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8" style:family="presentation" style:parent-style-name="Master1-Layout3-secHead-セクション見出し-outline7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9" style:family="presentation" style:parent-style-name="Master1-Layout3-secHead-セクション見出し-outline8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subtitle" style:family="presentation">
      <style:graphic-properties draw:stroke="none" draw:fill="none" draw:textarea-vertical-align="middle">
        <text:list-style style:name="Master1-Layout3-secHead-セクション見出し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title" style:family="presentation">
      <style:graphic-properties draw:stroke="none" draw:fill="none" draw:textarea-vertical-align="middle">
        <text:list-style style:name="Master1-Layout3-secHead-セクション見出し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background" style:family="presentation">
      <style:graphic-properties draw:stroke="none" draw:fill="solid" draw:fill-color="#ffffff" draw:fill-image-name="a258" draw:fill-image-width="0.159cm" draw:fill-image-height="0.159cm" style:repeat="repeat" draw:fill-image-ref-point="top-left"/>
      <style:text-properties style:letter-kerning="true"/>
    </style:style>
    <style:style style:name="Master1-Layout4-twoObj-2-つのコンテンツ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2-つの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outline1" style:family="presentation">
      <style:graphic-properties draw:stroke="none" draw:fill="none" draw:auto-grow-height="false" draw:fit-to-size="shrink-to-fit">
        <text:list-style style:name="Master1-Layout4-twoObj-2-つの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outline2" style:family="presentation" style:parent-style-name="Master1-Layout4-twoObj-2-つの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4-twoObj-2-つのコンテンツ-outline3" style:family="presentation" style:parent-style-name="Master1-Layout4-twoObj-2-つの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4-twoObj-2-つのコンテンツ-outline4" style:family="presentation" style:parent-style-name="Master1-Layout4-twoObj-2-つの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4-twoObj-2-つのコンテンツ-outline5" style:family="presentation" style:parent-style-name="Master1-Layout4-twoObj-2-つの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6" style:family="presentation" style:parent-style-name="Master1-Layout4-twoObj-2-つの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7" style:family="presentation" style:parent-style-name="Master1-Layout4-twoObj-2-つの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8" style:family="presentation" style:parent-style-name="Master1-Layout4-twoObj-2-つの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9" style:family="presentation" style:parent-style-name="Master1-Layout4-twoObj-2-つの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subtitle" style:family="presentation">
      <style:graphic-properties draw:stroke="none" draw:fill="none" draw:textarea-vertical-align="middle">
        <text:list-style style:name="Master1-Layout4-twoObj-2-つの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title" style:family="presentation">
      <style:graphic-properties draw:stroke="none" draw:fill="none" draw:textarea-vertical-align="middle">
        <text:list-style style:name="Master1-Layout4-twoObj-2-つの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background" style:family="presentation">
      <style:graphic-properties draw:stroke="none" draw:fill="solid" draw:fill-color="#ffffff" draw:fill-image-name="a357" draw:fill-image-width="0.159cm" draw:fill-image-height="0.159cm" style:repeat="repeat" draw:fill-image-ref-point="top-left"/>
      <style:text-properties style:letter-kerning="true"/>
    </style:style>
    <style:style style:name="Master1-Layout5-twoTxTwoObj-比較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比較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outline1" style:family="presentation">
      <style:graphic-properties draw:stroke="none" draw:fill="none" draw:auto-grow-height="false" draw:fit-to-size="shrink-to-fit">
        <text:list-style style:name="Master1-Layout5-twoTxTwoObj-比較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outline2" style:family="presentation" style:parent-style-name="Master1-Layout5-twoTxTwoObj-比較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比較-outline3" style:family="presentation" style:parent-style-name="Master1-Layout5-twoTxTwoObj-比較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比較-outline4" style:family="presentation" style:parent-style-name="Master1-Layout5-twoTxTwoObj-比較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比較-outline5" style:family="presentation" style:parent-style-name="Master1-Layout5-twoTxTwoObj-比較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6" style:family="presentation" style:parent-style-name="Master1-Layout5-twoTxTwoObj-比較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7" style:family="presentation" style:parent-style-name="Master1-Layout5-twoTxTwoObj-比較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8" style:family="presentation" style:parent-style-name="Master1-Layout5-twoTxTwoObj-比較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9" style:family="presentation" style:parent-style-name="Master1-Layout5-twoTxTwoObj-比較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比較-subtitle" style:family="presentation">
      <style:graphic-properties draw:stroke="none" draw:fill="none" draw:textarea-vertical-align="middle">
        <text:list-style style:name="Master1-Layout5-twoTxTwoObj-比較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title" style:family="presentation">
      <style:graphic-properties draw:stroke="none" draw:fill="none" draw:textarea-vertical-align="middle">
        <text:list-style style:name="Master1-Layout5-twoTxTwoObj-比較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background" style:family="presentation">
      <style:graphic-properties draw:stroke="none" draw:fill="solid" draw:fill-color="#ffffff" draw:fill-image-name="a450" draw:fill-image-width="0.159cm" draw:fill-image-height="0.159cm" style:repeat="repeat" draw:fill-image-ref-point="top-left"/>
      <style:text-properties style:letter-kerning="true"/>
    </style:style>
    <style:style style:name="Master1-Layout6-titleOnly-タイトルのみ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タイトルのみ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outline1" style:family="presentation">
      <style:graphic-properties draw:stroke="none" draw:fill="none" draw:auto-grow-height="false" draw:fit-to-size="shrink-to-fit">
        <text:list-style style:name="Master1-Layout6-titleOnly-タイトルのみ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outline2" style:family="presentation" style:parent-style-name="Master1-Layout6-titleOnly-タイトルのみ-outline1">
      <style:paragraph-properties fo:margin-top="0cm" fo:margin-bottom="0.4cm"/>
      <style:text-properties fo:font-size="28pt" style:font-size-asian="28pt" style:font-size-complex="28pt"/>
    </style:style>
    <style:style style:name="Master1-Layout6-titleOnly-タイトルのみ-outline3" style:family="presentation" style:parent-style-name="Master1-Layout6-titleOnly-タイトルのみ-outline2">
      <style:paragraph-properties fo:margin-top="0cm" fo:margin-bottom="0.3cm"/>
      <style:text-properties fo:font-size="24pt" style:font-size-asian="24pt" style:font-size-complex="24pt"/>
    </style:style>
    <style:style style:name="Master1-Layout6-titleOnly-タイトルのみ-outline4" style:family="presentation" style:parent-style-name="Master1-Layout6-titleOnly-タイトルのみ-outline3">
      <style:paragraph-properties fo:margin-top="0cm" fo:margin-bottom="0.2cm"/>
      <style:text-properties fo:font-size="20pt" style:font-size-asian="20pt" style:font-size-complex="20pt"/>
    </style:style>
    <style:style style:name="Master1-Layout6-titleOnly-タイトルのみ-outline5" style:family="presentation" style:parent-style-name="Master1-Layout6-titleOnly-タイトルのみ-outline4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6" style:family="presentation" style:parent-style-name="Master1-Layout6-titleOnly-タイトルのみ-outline5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7" style:family="presentation" style:parent-style-name="Master1-Layout6-titleOnly-タイトルのみ-outline6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8" style:family="presentation" style:parent-style-name="Master1-Layout6-titleOnly-タイトルのみ-outline7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9" style:family="presentation" style:parent-style-name="Master1-Layout6-titleOnly-タイトルのみ-outline8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subtitle" style:family="presentation">
      <style:graphic-properties draw:stroke="none" draw:fill="none" draw:textarea-vertical-align="middle">
        <text:list-style style:name="Master1-Layout6-titleOnly-タイトルのみ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title" style:family="presentation">
      <style:graphic-properties draw:stroke="none" draw:fill="none" draw:textarea-vertical-align="middle">
        <text:list-style style:name="Master1-Layout6-titleOnly-タイトルのみ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白紙-background" style:family="presentation">
      <style:graphic-properties draw:stroke="none" draw:fill="solid" draw:fill-color="#ffffff" draw:fill-image-name="a499" draw:fill-image-width="0.159cm" draw:fill-image-height="0.159cm" style:repeat="repeat" draw:fill-image-ref-point="top-left"/>
      <style:text-properties style:letter-kerning="true"/>
    </style:style>
    <style:style style:name="Master1-Layout7-blank-白紙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白紙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白紙-outline1" style:family="presentation">
      <style:graphic-properties draw:stroke="none" draw:fill="none" draw:auto-grow-height="false" draw:fit-to-size="shrink-to-fit">
        <text:list-style style:name="Master1-Layout7-blank-白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白紙-outline2" style:family="presentation" style:parent-style-name="Master1-Layout7-blank-白紙-outline1">
      <style:paragraph-properties fo:margin-top="0cm" fo:margin-bottom="0.4cm"/>
      <style:text-properties fo:font-size="28pt" style:font-size-asian="28pt" style:font-size-complex="28pt"/>
    </style:style>
    <style:style style:name="Master1-Layout7-blank-白紙-outline3" style:family="presentation" style:parent-style-name="Master1-Layout7-blank-白紙-outline2">
      <style:paragraph-properties fo:margin-top="0cm" fo:margin-bottom="0.3cm"/>
      <style:text-properties fo:font-size="24pt" style:font-size-asian="24pt" style:font-size-complex="24pt"/>
    </style:style>
    <style:style style:name="Master1-Layout7-blank-白紙-outline4" style:family="presentation" style:parent-style-name="Master1-Layout7-blank-白紙-outline3">
      <style:paragraph-properties fo:margin-top="0cm" fo:margin-bottom="0.2cm"/>
      <style:text-properties fo:font-size="20pt" style:font-size-asian="20pt" style:font-size-complex="20pt"/>
    </style:style>
    <style:style style:name="Master1-Layout7-blank-白紙-outline5" style:family="presentation" style:parent-style-name="Master1-Layout7-blank-白紙-outline4">
      <style:paragraph-properties fo:margin-top="0cm" fo:margin-bottom="0.1cm"/>
      <style:text-properties fo:font-size="20pt" style:font-size-asian="20pt" style:font-size-complex="20pt"/>
    </style:style>
    <style:style style:name="Master1-Layout7-blank-白紙-outline6" style:family="presentation" style:parent-style-name="Master1-Layout7-blank-白紙-outline5">
      <style:paragraph-properties fo:margin-top="0cm" fo:margin-bottom="0.1cm"/>
      <style:text-properties fo:font-size="20pt" style:font-size-asian="20pt" style:font-size-complex="20pt"/>
    </style:style>
    <style:style style:name="Master1-Layout7-blank-白紙-outline7" style:family="presentation" style:parent-style-name="Master1-Layout7-blank-白紙-outline6">
      <style:paragraph-properties fo:margin-top="0cm" fo:margin-bottom="0.1cm"/>
      <style:text-properties fo:font-size="20pt" style:font-size-asian="20pt" style:font-size-complex="20pt"/>
    </style:style>
    <style:style style:name="Master1-Layout7-blank-白紙-outline8" style:family="presentation" style:parent-style-name="Master1-Layout7-blank-白紙-outline7">
      <style:paragraph-properties fo:margin-top="0cm" fo:margin-bottom="0.1cm"/>
      <style:text-properties fo:font-size="20pt" style:font-size-asian="20pt" style:font-size-complex="20pt"/>
    </style:style>
    <style:style style:name="Master1-Layout7-blank-白紙-outline9" style:family="presentation" style:parent-style-name="Master1-Layout7-blank-白紙-outline8">
      <style:paragraph-properties fo:margin-top="0cm" fo:margin-bottom="0.1cm"/>
      <style:text-properties fo:font-size="20pt" style:font-size-asian="20pt" style:font-size-complex="20pt"/>
    </style:style>
    <style:style style:name="Master1-Layout7-blank-白紙-subtitle" style:family="presentation">
      <style:graphic-properties draw:stroke="none" draw:fill="none" draw:textarea-vertical-align="middle">
        <text:list-style style:name="Master1-Layout7-blank-白紙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白紙-title" style:family="presentation">
      <style:graphic-properties draw:stroke="none" draw:fill="none" draw:textarea-vertical-align="middle">
        <text:list-style style:name="Master1-Layout7-blank-白紙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background" style:family="presentation">
      <style:graphic-properties draw:stroke="none" draw:fill="solid" draw:fill-color="#ffffff" draw:fill-image-name="a534" draw:fill-image-width="0.159cm" draw:fill-image-height="0.159cm" style:repeat="repeat" draw:fill-image-ref-point="top-left"/>
      <style:text-properties style:letter-kerning="true"/>
    </style:style>
    <style:style style:name="Master1-Layout8-objTx-タイトル付きのコンテンツ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タイトル付きの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outline1" style:family="presentation">
      <style:graphic-properties draw:stroke="none" draw:fill="none" draw:auto-grow-height="false" draw:fit-to-size="shrink-to-fit">
        <text:list-style style:name="Master1-Layout8-objTx-タイトル付きの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outline2" style:family="presentation" style:parent-style-name="Master1-Layout8-objTx-タイトル付きの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8-objTx-タイトル付きのコンテンツ-outline3" style:family="presentation" style:parent-style-name="Master1-Layout8-objTx-タイトル付きの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8-objTx-タイトル付きのコンテンツ-outline4" style:family="presentation" style:parent-style-name="Master1-Layout8-objTx-タイトル付きの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8-objTx-タイトル付きのコンテンツ-outline5" style:family="presentation" style:parent-style-name="Master1-Layout8-objTx-タイトル付きの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6" style:family="presentation" style:parent-style-name="Master1-Layout8-objTx-タイトル付きの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7" style:family="presentation" style:parent-style-name="Master1-Layout8-objTx-タイトル付きの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8" style:family="presentation" style:parent-style-name="Master1-Layout8-objTx-タイトル付きの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9" style:family="presentation" style:parent-style-name="Master1-Layout8-objTx-タイトル付きの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subtitle" style:family="presentation">
      <style:graphic-properties draw:stroke="none" draw:fill="none" draw:textarea-vertical-align="middle">
        <text:list-style style:name="Master1-Layout8-objTx-タイトル付きの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title" style:family="presentation">
      <style:graphic-properties draw:stroke="none" draw:fill="none" draw:textarea-vertical-align="middle">
        <text:list-style style:name="Master1-Layout8-objTx-タイトル付きの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background" style:family="presentation">
      <style:graphic-properties draw:stroke="none" draw:fill="solid" draw:fill-color="#ffffff" draw:fill-image-name="a596" draw:fill-image-width="0.159cm" draw:fill-image-height="0.159cm" style:repeat="repeat" draw:fill-image-ref-point="top-left"/>
      <style:text-properties style:letter-kerning="true"/>
    </style:style>
    <style:style style:name="Master1-Layout9-picTx-タイトル付きの図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タイトル付きの図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outline1" style:family="presentation">
      <style:graphic-properties draw:stroke="none" draw:fill="none" draw:auto-grow-height="false" draw:fit-to-size="shrink-to-fit">
        <text:list-style style:name="Master1-Layout9-picTx-タイトル付きの図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outline2" style:family="presentation" style:parent-style-name="Master1-Layout9-picTx-タイトル付きの図-outline1">
      <style:paragraph-properties fo:margin-top="0cm" fo:margin-bottom="0.4cm"/>
      <style:text-properties fo:font-size="28pt" style:font-size-asian="28pt" style:font-size-complex="28pt"/>
    </style:style>
    <style:style style:name="Master1-Layout9-picTx-タイトル付きの図-outline3" style:family="presentation" style:parent-style-name="Master1-Layout9-picTx-タイトル付きの図-outline2">
      <style:paragraph-properties fo:margin-top="0cm" fo:margin-bottom="0.3cm"/>
      <style:text-properties fo:font-size="24pt" style:font-size-asian="24pt" style:font-size-complex="24pt"/>
    </style:style>
    <style:style style:name="Master1-Layout9-picTx-タイトル付きの図-outline4" style:family="presentation" style:parent-style-name="Master1-Layout9-picTx-タイトル付きの図-outline3">
      <style:paragraph-properties fo:margin-top="0cm" fo:margin-bottom="0.2cm"/>
      <style:text-properties fo:font-size="20pt" style:font-size-asian="20pt" style:font-size-complex="20pt"/>
    </style:style>
    <style:style style:name="Master1-Layout9-picTx-タイトル付きの図-outline5" style:family="presentation" style:parent-style-name="Master1-Layout9-picTx-タイトル付きの図-outline4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6" style:family="presentation" style:parent-style-name="Master1-Layout9-picTx-タイトル付きの図-outline5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7" style:family="presentation" style:parent-style-name="Master1-Layout9-picTx-タイトル付きの図-outline6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8" style:family="presentation" style:parent-style-name="Master1-Layout9-picTx-タイトル付きの図-outline7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9" style:family="presentation" style:parent-style-name="Master1-Layout9-picTx-タイトル付きの図-outline8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subtitle" style:family="presentation">
      <style:graphic-properties draw:stroke="none" draw:fill="none" draw:textarea-vertical-align="middle">
        <text:list-style style:name="Master1-Layout9-picTx-タイトル付きの図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title" style:family="presentation">
      <style:graphic-properties draw:stroke="none" draw:fill="none" draw:textarea-vertical-align="middle">
        <text:list-style style:name="Master1-Layout9-picTx-タイトル付きの図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background" style:family="presentation">
      <style:graphic-properties draw:stroke="none" draw:fill="solid" draw:fill-color="#ffffff" draw:fill-image-name="a646" draw:fill-image-width="0.159cm" draw:fill-image-height="0.159cm" style:repeat="repeat" draw:fill-image-ref-point="top-left"/>
      <style:text-properties style:letter-kerning="true"/>
    </style:style>
    <style:style style:name="Master1-Layout10-vertTx-タイトルと縦書きテキスト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タイトルと縦書きテキス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outline1" style:family="presentation">
      <style:graphic-properties draw:stroke="none" draw:fill="none" draw:auto-grow-height="false" draw:fit-to-size="shrink-to-fit">
        <text:list-style style:name="Master1-Layout10-vertTx-タイトルと縦書きテキス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outline2" style:family="presentation" style:parent-style-name="Master1-Layout10-vertTx-タイトルと縦書きテキスト-outline1">
      <style:paragraph-properties fo:margin-top="0cm" fo:margin-bottom="0.4cm"/>
      <style:text-properties fo:font-size="28pt" style:font-size-asian="28pt" style:font-size-complex="28pt"/>
    </style:style>
    <style:style style:name="Master1-Layout10-vertTx-タイトルと縦書きテキスト-outline3" style:family="presentation" style:parent-style-name="Master1-Layout10-vertTx-タイトルと縦書きテキスト-outline2">
      <style:paragraph-properties fo:margin-top="0cm" fo:margin-bottom="0.3cm"/>
      <style:text-properties fo:font-size="24pt" style:font-size-asian="24pt" style:font-size-complex="24pt"/>
    </style:style>
    <style:style style:name="Master1-Layout10-vertTx-タイトルと縦書きテキスト-outline4" style:family="presentation" style:parent-style-name="Master1-Layout10-vertTx-タイトルと縦書きテキスト-outline3">
      <style:paragraph-properties fo:margin-top="0cm" fo:margin-bottom="0.2cm"/>
      <style:text-properties fo:font-size="20pt" style:font-size-asian="20pt" style:font-size-complex="20pt"/>
    </style:style>
    <style:style style:name="Master1-Layout10-vertTx-タイトルと縦書きテキスト-outline5" style:family="presentation" style:parent-style-name="Master1-Layout10-vertTx-タイトルと縦書きテキスト-outline4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6" style:family="presentation" style:parent-style-name="Master1-Layout10-vertTx-タイトルと縦書きテキスト-outline5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7" style:family="presentation" style:parent-style-name="Master1-Layout10-vertTx-タイトルと縦書きテキスト-outline6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8" style:family="presentation" style:parent-style-name="Master1-Layout10-vertTx-タイトルと縦書きテキスト-outline7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9" style:family="presentation" style:parent-style-name="Master1-Layout10-vertTx-タイトルと縦書きテキスト-outline8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subtitle" style:family="presentation">
      <style:graphic-properties draw:stroke="none" draw:fill="none" draw:textarea-vertical-align="middle">
        <text:list-style style:name="Master1-Layout10-vertTx-タイトルと縦書きテキスト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title" style:family="presentation">
      <style:graphic-properties draw:stroke="none" draw:fill="none" draw:textarea-vertical-align="middle">
        <text:list-style style:name="Master1-Layout10-vertTx-タイトルと縦書きテキスト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background" style:family="presentation">
      <style:graphic-properties draw:stroke="none" draw:fill="solid" draw:fill-color="#ffffff" draw:fill-image-name="a720" draw:fill-image-width="0.159cm" draw:fill-image-height="0.159cm" style:repeat="repeat" draw:fill-image-ref-point="top-left"/>
      <style:text-properties style:letter-kerning="true"/>
    </style:style>
    <style:style style:name="Master1-Layout11-vertTitleAndTx-縦書きタイトルと縦書きテキスト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縦書きタイトルと縦書きテキス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outline1" style:family="presentation">
      <style:graphic-properties draw:stroke="none" draw:fill="none" draw:auto-grow-height="false" draw:fit-to-size="shrink-to-fit">
        <text:list-style style:name="Master1-Layout11-vertTitleAndTx-縦書きタイトルと縦書きテキス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outline2" style:family="presentation" style:parent-style-name="Master1-Layout11-vertTitleAndTx-縦書きタイトルと縦書きテキスト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縦書きタイトルと縦書きテキスト-outline3" style:family="presentation" style:parent-style-name="Master1-Layout11-vertTitleAndTx-縦書きタイトルと縦書きテキスト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縦書きタイトルと縦書きテキスト-outline4" style:family="presentation" style:parent-style-name="Master1-Layout11-vertTitleAndTx-縦書きタイトルと縦書きテキスト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縦書きタイトルと縦書きテキスト-outline5" style:family="presentation" style:parent-style-name="Master1-Layout11-vertTitleAndTx-縦書きタイトルと縦書きテキスト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6" style:family="presentation" style:parent-style-name="Master1-Layout11-vertTitleAndTx-縦書きタイトルと縦書きテキスト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7" style:family="presentation" style:parent-style-name="Master1-Layout11-vertTitleAndTx-縦書きタイトルと縦書きテキスト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8" style:family="presentation" style:parent-style-name="Master1-Layout11-vertTitleAndTx-縦書きタイトルと縦書きテキスト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9" style:family="presentation" style:parent-style-name="Master1-Layout11-vertTitleAndTx-縦書きタイトルと縦書きテキスト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subtitle" style:family="presentation">
      <style:graphic-properties draw:stroke="none" draw:fill="none" draw:textarea-vertical-align="middle">
        <text:list-style style:name="Master1-Layout11-vertTitleAndTx-縦書きタイトルと縦書きテキスト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title" style:family="presentation">
      <style:graphic-properties draw:stroke="none" draw:fill="none" draw:textarea-vertical-align="middle">
        <text:list-style style:name="Master1-Layout11-vertTitleAndTx-縦書きタイトルと縦書きテキスト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fill-image-name="a0" draw:fill-image-width="0.159cm" draw:fill-image-height="0.159cm" style:repeat="repeat" draw:fill-image-ref-point="top-left"/>
    </style:style>
    <style:style style:name="Mdp2" style:family="drawing-page">
      <style:drawing-page-properties draw:background-size="border" draw:fill="solid" draw:fill-color="#ffffff" draw:fill-image-name="a74" draw:fill-image-width="0.159cm" draw:fill-image-height="0.159cm" style:repeat="repeat" draw:fill-image-ref-point="top-left"/>
    </style:style>
    <style:style style:name="Mdp3" style:family="drawing-page">
      <style:drawing-page-properties draw:background-size="border" draw:fill="solid" draw:fill-color="#ffffff" draw:fill-image-name="a134" draw:fill-image-width="0.159cm" draw:fill-image-height="0.159cm" style:repeat="repeat" draw:fill-image-ref-point="top-left"/>
    </style:style>
    <style:style style:name="Mdp4" style:family="drawing-page">
      <style:drawing-page-properties draw:background-size="border" draw:fill="solid" draw:fill-color="#ffffff" draw:fill-image-name="a208" draw:fill-image-width="0.159cm" draw:fill-image-height="0.159cm" style:repeat="repeat" draw:fill-image-ref-point="top-left"/>
    </style:style>
    <style:style style:name="Mdp5" style:family="drawing-page">
      <style:drawing-page-properties draw:background-size="border" draw:fill="solid" draw:fill-color="#ffffff" draw:fill-image-name="a258" draw:fill-image-width="0.159cm" draw:fill-image-height="0.159cm" style:repeat="repeat" draw:fill-image-ref-point="top-left"/>
    </style:style>
    <style:style style:name="Mdp6" style:family="drawing-page">
      <style:drawing-page-properties draw:background-size="border" draw:fill="solid" draw:fill-color="#ffffff" draw:fill-image-name="a357" draw:fill-image-width="0.159cm" draw:fill-image-height="0.159cm" style:repeat="repeat" draw:fill-image-ref-point="top-left"/>
    </style:style>
    <style:style style:name="Mdp7" style:family="drawing-page">
      <style:drawing-page-properties draw:background-size="border" draw:fill="solid" draw:fill-color="#ffffff" draw:fill-image-name="a450" draw:fill-image-width="0.159cm" draw:fill-image-height="0.159cm" style:repeat="repeat" draw:fill-image-ref-point="top-left"/>
    </style:style>
    <style:style style:name="Mdp8" style:family="drawing-page">
      <style:drawing-page-properties draw:background-size="border" draw:fill="solid" draw:fill-color="#ffffff" draw:fill-image-name="a499" draw:fill-image-width="0.159cm" draw:fill-image-height="0.159cm" style:repeat="repeat" draw:fill-image-ref-point="top-left"/>
    </style:style>
    <style:style style:name="Mdp9" style:family="drawing-page">
      <style:drawing-page-properties draw:background-size="border" draw:fill="solid" draw:fill-color="#ffffff" draw:fill-image-name="a534" draw:fill-image-width="0.159cm" draw:fill-image-height="0.159cm" style:repeat="repeat" draw:fill-image-ref-point="top-left"/>
    </style:style>
    <style:style style:name="Mdp10" style:family="drawing-page">
      <style:drawing-page-properties draw:background-size="border" draw:fill="solid" draw:fill-color="#ffffff" draw:fill-image-name="a596" draw:fill-image-width="0.159cm" draw:fill-image-height="0.159cm" style:repeat="repeat" draw:fill-image-ref-point="top-left"/>
    </style:style>
    <style:style style:name="Mdp11" style:family="drawing-page">
      <style:drawing-page-properties draw:background-size="border" draw:fill="solid" draw:fill-color="#ffffff" draw:fill-image-name="a646" draw:fill-image-width="0.159cm" draw:fill-image-height="0.159cm" style:repeat="repeat" draw:fill-image-ref-point="top-left"/>
    </style:style>
    <style:style style:name="Mdp12" style:family="drawing-page">
      <style:drawing-page-properties draw:background-size="border" draw:fill="solid" draw:fill-color="#ffffff" draw:fill-image-name="a720" draw:fill-image-width="0.159cm" draw:fill-image-height="0.159cm" style:repeat="repeat" draw:fill-image-ref-point="top-left"/>
    </style:style>
    <style:style style:name="Mdp1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gr3" style:family="graphic" style:parent-style-name="standard">
      <style:graphic-properties draw:stroke="solid" svg:stroke-width="0.009cm" svg:stroke-color="#d2c39e" svg:stroke-opacity="100%" draw:fill="solid" draw:fill-color="#fefaf4" draw:opacity="33%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gr4" style:family="graphic" style:parent-style-name="standard">
      <style:graphic-properties draw:stroke="solid" svg:stroke-width="0.076cm" svg:stroke-color="#fff6db" svg:stroke-opacity="100%" draw:fill="none" draw:textarea-horizontal-align="center" draw:textarea-vertical-align="middle" draw:auto-grow-height="false" draw:auto-grow-width="false" fo:padding-top="0.14cm" fo:padding-bottom="0.14cm" fo:padding-left="0.28cm" fo:padding-right="0.28cm" fo:wrap-option="wrap" draw:shadow="visible" draw:shadow-offset-x="0cm" draw:shadow-offset-y="0.071cm" draw:shadow-color="#afa58d" draw:shadow-opacity="85%"/>
    </style:style>
    <style:style style:name="Mgr5" style:family="graphic" style:parent-style-name="standard">
      <style:graphic-properties draw:stroke="solid" svg:stroke-width="0.02cm" svg:stroke-color="#c7b791" svg:stroke-opacity="100%" draw:fill="gradient" draw:fill-gradient-name="a10" draw:textarea-horizontal-align="center" draw:textarea-vertical-align="middle" draw:auto-grow-height="false" draw:auto-grow-width="false" fo:padding-top="0.14cm" fo:padding-bottom="0.14cm" fo:padding-left="0.28cm" fo:padding-right="0.28cm" fo:wrap-option="wrap" draw:shadow="visible" draw:shadow-offset-x="0.011cm" draw:shadow-offset-y="0.04cm" draw:shadow-color="#564f3f" draw:shadow-opacity="35%"/>
    </style:style>
    <style:style style:name="Mgr6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gr7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4cm" fo:padding-bottom="0.14cm" fo:padding-left="0.28cm" fo:padding-right="0.28cm" fo:wrap-option="wrap" draw:shadow="visible" draw:shadow-offset-x="-0.106cm" draw:shadow-offset-y="0cm" draw:shadow-color="#706b5f" draw:shadow-opacity="25%"/>
    </style:style>
    <style:style style:name="Mgr8" style:family="graphic" style:parent-style-name="standard">
      <style:graphic-properties draw:stroke="solid" svg:stroke-width="0.02cm" svg:stroke-color="#c7b791" svg:stroke-opacity="100%" draw:fill="gradient" draw:fill-gradient-name="a84" draw:textarea-horizontal-align="center" draw:textarea-vertical-align="middle" draw:auto-grow-height="false" draw:auto-grow-width="false" fo:padding-top="0.14cm" fo:padding-bottom="0.14cm" fo:padding-left="0.28cm" fo:padding-right="0.28cm" fo:wrap-option="wrap" draw:shadow="visible" draw:shadow-offset-x="0.011cm" draw:shadow-offset-y="0.04cm" draw:shadow-color="#564f3f" draw:shadow-opacity="35%"/>
    </style:style>
    <style:style style:name="Mgr9" style:family="graphic" style:parent-style-name="standard">
      <style:graphic-properties draw:stroke="solid" svg:stroke-width="0.006cm" svg:stroke-color="#308da5" svg:stroke-opacity="60%" draw:fill="gradient" draw:fill-gradient-name="a112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gr10" style:family="graphic" style:parent-style-name="standard">
      <style:graphic-properties draw:stroke="solid" svg:stroke-width="0.035cm" svg:stroke-color="#307f93" svg:stroke-opacity="60%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gr11" style:family="graphic" style:parent-style-name="standard">
      <style:graphic-properties draw:stroke="solid" svg:stroke-width="0.02cm" svg:stroke-color="#c7b791" svg:stroke-opacity="100%" draw:fill="gradient" draw:fill-gradient-name="a144" draw:textarea-horizontal-align="center" draw:textarea-vertical-align="middle" draw:auto-grow-height="false" draw:auto-grow-width="false" fo:padding-top="0.14cm" fo:padding-bottom="0.14cm" fo:padding-left="0.28cm" fo:padding-right="0.28cm" fo:wrap-option="wrap" draw:shadow="visible" draw:shadow-offset-x="0.011cm" draw:shadow-offset-y="0.04cm" draw:shadow-color="#564f3f" draw:shadow-opacity="35%"/>
    </style:style>
    <style:style style:name="Mgr12" style:family="graphic" style:parent-style-name="standard">
      <style:graphic-properties draw:stroke="solid" svg:stroke-width="0.006cm" svg:stroke-color="#308da5" svg:stroke-opacity="60%" draw:fill="gradient" draw:fill-gradient-name="a236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gr13" style:family="graphic" style:parent-style-name="standard">
      <style:graphic-properties draw:stroke="solid" svg:stroke-width="0.02cm" svg:stroke-color="#c7b791" svg:stroke-opacity="100%" draw:fill="gradient" draw:fill-gradient-name="a268" draw:textarea-horizontal-align="center" draw:textarea-vertical-align="middle" draw:auto-grow-height="false" draw:auto-grow-width="false" fo:padding-top="0.14cm" fo:padding-bottom="0.14cm" fo:padding-left="0.28cm" fo:padding-right="0.28cm" fo:wrap-option="wrap" draw:shadow="visible" draw:shadow-offset-x="0.011cm" draw:shadow-offset-y="0.04cm" draw:shadow-color="#564f3f" draw:shadow-opacity="35%"/>
    </style:style>
    <style:style style:name="Mgr14" style:family="graphic" style:parent-style-name="standard">
      <style:graphic-properties draw:stroke="solid" svg:stroke-width="0.02cm" svg:stroke-color="#c7b791" svg:stroke-opacity="100%" draw:fill="gradient" draw:fill-gradient-name="a460" draw:textarea-horizontal-align="center" draw:textarea-vertical-align="middle" draw:auto-grow-height="false" draw:auto-grow-width="false" fo:padding-top="0.14cm" fo:padding-bottom="0.14cm" fo:padding-left="0.28cm" fo:padding-right="0.28cm" fo:wrap-option="wrap" draw:shadow="visible" draw:shadow-offset-x="0.011cm" draw:shadow-offset-y="0.04cm" draw:shadow-color="#564f3f" draw:shadow-opacity="35%"/>
    </style:style>
    <style:style style:name="Mgr15" style:family="graphic" style:parent-style-name="standard">
      <style:graphic-properties draw:stroke="solid" svg:stroke-width="0.247cm" svg:stroke-color="#ffffff" svg:stroke-opacity="100%" draw:stroke-linejoin="miter" draw:fill="solid" draw:fill-color="#ffffff" draw:opacity="100%" draw:textarea-horizontal-align="left" draw:textarea-vertical-align="top" draw:auto-grow-height="false" draw:auto-grow-width="false" fo:padding-top="0.84cm" fo:padding-bottom="0.14cm" fo:padding-left="0.28cm" fo:padding-right="0.28cm" fo:wrap-option="wrap" draw:shadow="visible" draw:shadow-offset-x="0cm" draw:shadow-offset-y="0.051cm" draw:shadow-color="#000000" draw:shadow-opacity="35%"/>
    </style:style>
    <style:style style:name="Mgr16" style:family="graphic" style:parent-style-name="standard">
      <style:graphic-properties draw:stroke="solid" svg:stroke-width="0.018cm" svg:stroke-color="#ffffff" svg:stroke-opacity="100%" draw:fill="solid" draw:fill-color="#fbfbfb" draw:opacity="45%" draw:textarea-horizontal-align="center" draw:textarea-vertical-align="middle" draw:auto-grow-height="false" draw:auto-grow-width="false" fo:padding-top="0.14cm" fo:padding-bottom="0.14cm" fo:padding-left="0.28cm" fo:padding-right="0.28cm" fo:wrap-option="wrap" draw:shadow="visible" draw:shadow-offset-x="0.04cm" draw:shadow-offset-y="0.058cm" draw:shadow-color="#ebdab1" draw:shadow-opacity="40%"/>
    </style:style>
    <style:style style:name="Mgr17" style:family="graphic" style:parent-style-name="standard">
      <style:graphic-properties draw:stroke="solid" svg:stroke-width="0.018cm" svg:stroke-color="#ffffff" svg:stroke-opacity="100%" draw:fill="solid" draw:fill-color="#fbfbfb" draw:opacity="45%" draw:textarea-horizontal-align="center" draw:textarea-vertical-align="middle" draw:auto-grow-height="false" draw:auto-grow-width="false" fo:padding-top="0.14cm" fo:padding-bottom="0.14cm" fo:padding-left="0.28cm" fo:padding-right="0.28cm" fo:wrap-option="wrap" draw:shadow="visible" draw:shadow-offset-x="0.04cm" draw:shadow-offset-y="0.058cm" draw:shadow-color="#e7dec9" draw:shadow-opacity="20%"/>
    </style:style>
    <style:style style:name="Mgr18" style:family="graphic" style:parent-style-name="standard">
      <style:graphic-properties draw:stroke="solid" svg:stroke-width="0.02cm" svg:stroke-color="#c7b791" svg:stroke-opacity="100%" draw:fill="gradient" draw:fill-gradient-name="a656" draw:textarea-horizontal-align="center" draw:textarea-vertical-align="middle" draw:auto-grow-height="false" draw:auto-grow-width="false" fo:padding-top="0.14cm" fo:padding-bottom="0.14cm" fo:padding-left="0.28cm" fo:padding-right="0.28cm" fo:wrap-option="wrap" draw:shadow="visible" draw:shadow-offset-x="0.011cm" draw:shadow-offset-y="0.04cm" draw:shadow-color="#564f3f" draw:shadow-opacity="35%"/>
    </style:style>
    <style:style style:name="Mgr19" style:family="graphic" style:parent-style-name="standard">
      <style:graphic-properties draw:stroke="solid" svg:stroke-width="0.02cm" svg:stroke-color="#c7b791" svg:stroke-opacity="100%" draw:fill="gradient" draw:fill-gradient-name="a730" draw:textarea-horizontal-align="center" draw:textarea-vertical-align="middle" draw:auto-grow-height="false" draw:auto-grow-width="false" fo:padding-top="0.14cm" fo:padding-bottom="0.14cm" fo:padding-left="0.28cm" fo:padding-right="0.28cm" fo:wrap-option="wrap" draw:shadow="visible" draw:shadow-offset-x="0.011cm" draw:shadow-offset-y="0.04cm" draw:shadow-color="#564f3f" draw:shadow-opacity="35%"/>
    </style:style>
    <style:style style:name="Mpr1" style:family="presentation" style:parent-style-name="Master1-フレッシュ-title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2" style:family="presentation" style:parent-style-name="Master1-フレッシュ-outline1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3" style:family="presentation" style:parent-style-name="Master1-フレッシュ-backgroundobjects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4" style:family="presentation" style:parent-style-name="Master1-フレッシュ-backgroundobjects">
      <style:graphic-properties draw:stroke="none" draw:fill="none" draw:textarea-horizontal-align="center" draw:textarea-vertical-align="bottom" draw:auto-grow-height="false" draw:auto-grow-width="false" fo:padding-top="0.14cm" fo:padding-bottom="0.14cm" fo:padding-left="0.28cm" fo:padding-right="0.28cm" fo:wrap-option="wrap"/>
    </style:style>
    <style:style style:name="Mpr5" style:family="presentation" style:parent-style-name="Master1-フレッシュ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フレッシュ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フレッシュ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タイトル-スライド-title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9" style:family="presentation" style:parent-style-name="Master1-Layout1-title-タイトル-スライド-subtitle">
      <style:graphic-properties draw:stroke="none" draw:fill="none" draw:textarea-horizontal-align="left" draw:textarea-vertical-align="top" draw:auto-grow-height="false" draw:auto-grow-width="false" fo:padding-top="0cm" fo:padding-bottom="0.14cm" fo:padding-left="0.28cm" fo:padding-right="0.28cm" fo:wrap-option="wrap"/>
    </style:style>
    <style:style style:name="Mpr10" style:family="presentation" style:parent-style-name="Master1-Layout1-title-タイトル-スライド-backgroundobjects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11" style:family="presentation" style:parent-style-name="Master1-Layout1-title-タイトル-スライド-backgroundobjects">
      <style:graphic-properties draw:stroke="none" draw:fill="none" draw:textarea-horizontal-align="center" draw:textarea-vertical-align="bottom" draw:auto-grow-height="false" draw:auto-grow-width="false" fo:padding-top="0.14cm" fo:padding-bottom="0.14cm" fo:padding-left="0.28cm" fo:padding-right="0.28cm" fo:wrap-option="wrap"/>
    </style:style>
    <style:style style:name="Mpr12" style:family="presentation" style:parent-style-name="Master1-Layout1-title-タイトル-スライド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1-title-タイトル-スライド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1-title-タイトル-スライド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タイトルとコンテンツ-title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16" style:family="presentation" style:parent-style-name="Master1-Layout2-obj-タイトルとコンテンツ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17" style:family="presentation" style:parent-style-name="Master1-Layout2-obj-タイトルとコンテンツ-backgroundobjects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18" style:family="presentation" style:parent-style-name="Master1-Layout2-obj-タイトルとコンテンツ-backgroundobjects">
      <style:graphic-properties draw:stroke="none" draw:fill="none" draw:textarea-horizontal-align="center" draw:textarea-vertical-align="bottom" draw:auto-grow-height="false" draw:auto-grow-width="false" fo:padding-top="0.14cm" fo:padding-bottom="0.14cm" fo:padding-left="0.28cm" fo:padding-right="0.28cm" fo:wrap-option="wrap"/>
    </style:style>
    <style:style style:name="Mpr19" style:family="presentation" style:parent-style-name="Master1-Layout2-obj-タイトルとコンテンツ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2-obj-タイトルとコンテンツ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2-obj-タイトルとコンテンツ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セクション見出し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23" style:family="presentation" style:parent-style-name="Master1-Layout3-secHead-セクション見出し-outline1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24" style:family="presentation" style:parent-style-name="Master1-Layout3-secHead-セクション見出し-backgroundobjects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25" style:family="presentation" style:parent-style-name="Master1-Layout3-secHead-セクション見出し-backgroundobjects">
      <style:graphic-properties draw:stroke="none" draw:fill="none" draw:textarea-horizontal-align="center" draw:textarea-vertical-align="bottom" draw:auto-grow-height="false" draw:auto-grow-width="false" fo:padding-top="0.14cm" fo:padding-bottom="0.14cm" fo:padding-left="0.28cm" fo:padding-right="0.28cm" fo:wrap-option="wrap"/>
    </style:style>
    <style:style style:name="Mpr26" style:family="presentation" style:parent-style-name="Master1-Layout3-secHead-セクション見出し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3-secHead-セクション見出し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3-secHead-セクション見出し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2-つのコンテンツ-title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30" style:family="presentation" style:parent-style-name="Master1-Layout4-twoObj-2-つのコンテンツ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31" style:family="presentation" style:parent-style-name="Master1-Layout4-twoObj-2-つのコンテンツ-backgroundobjects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32" style:family="presentation" style:parent-style-name="Master1-Layout4-twoObj-2-つのコンテンツ-backgroundobjects">
      <style:graphic-properties draw:stroke="none" draw:fill="none" draw:textarea-horizontal-align="center" draw:textarea-vertical-align="bottom" draw:auto-grow-height="false" draw:auto-grow-width="false" fo:padding-top="0.14cm" fo:padding-bottom="0.14cm" fo:padding-left="0.28cm" fo:padding-right="0.28cm" fo:wrap-option="wrap"/>
    </style:style>
    <style:style style:name="Mpr33" style:family="presentation" style:parent-style-name="Master1-Layout4-twoObj-2-つのコンテンツ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4-twoObj-2-つのコンテンツ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4-twoObj-2-つのコンテンツ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比較-title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pr37" style:family="presentation" style:parent-style-name="Master1-Layout5-twoTxTwoObj-比較-outline1">
      <style:graphic-properties draw:stroke="solid" svg:stroke-width="0.03cm" svg:stroke-color="#ffffff" svg:stroke-opacity="100%" draw:stroke-linejoin="miter" draw:fill="solid" draw:fill-color="#ffffff" draw:opacity="100%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38" style:family="presentation" style:parent-style-name="Master1-Layout5-twoTxTwoObj-比較-title">
      <style:graphic-properties draw:stroke="dash" draw:stroke-dash="Dash" svg:stroke-width="0.03cm" svg:stroke-color="#ffffff" svg:stroke-opacity="100%" draw:stroke-linejoin="miter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39" style:family="presentation" style:parent-style-name="Master1-Layout5-twoTxTwoObj-比較-backgroundobjects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40" style:family="presentation" style:parent-style-name="Master1-Layout5-twoTxTwoObj-比較-backgroundobjects">
      <style:graphic-properties draw:stroke="none" draw:fill="none" draw:textarea-horizontal-align="center" draw:textarea-vertical-align="bottom" draw:auto-grow-height="false" draw:auto-grow-width="false" fo:padding-top="0.14cm" fo:padding-bottom="0.14cm" fo:padding-left="0.28cm" fo:padding-right="0.28cm" fo:wrap-option="wrap"/>
    </style:style>
    <style:style style:name="Mpr41" style:family="presentation" style:parent-style-name="Master1-Layout5-twoTxTwoObj-比較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5-twoTxTwoObj-比較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5-twoTxTwoObj-比較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6-titleOnly-タイトルのみ-title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45" style:family="presentation" style:parent-style-name="Master1-Layout6-titleOnly-タイトルのみ-backgroundobjects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46" style:family="presentation" style:parent-style-name="Master1-Layout6-titleOnly-タイトルのみ-backgroundobjects">
      <style:graphic-properties draw:stroke="none" draw:fill="none" draw:textarea-horizontal-align="center" draw:textarea-vertical-align="bottom" draw:auto-grow-height="false" draw:auto-grow-width="false" fo:padding-top="0.14cm" fo:padding-bottom="0.14cm" fo:padding-left="0.28cm" fo:padding-right="0.28cm" fo:wrap-option="wrap"/>
    </style:style>
    <style:style style:name="Mpr47" style:family="presentation" style:parent-style-name="Master1-Layout6-titleOnly-タイトルのみ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6-titleOnly-タイトルのみ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6-titleOnly-タイトルのみ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7-blank-白紙-backgroundobjects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51" style:family="presentation" style:parent-style-name="Master1-Layout7-blank-白紙-backgroundobjects">
      <style:graphic-properties draw:stroke="none" draw:fill="none" draw:textarea-horizontal-align="center" draw:textarea-vertical-align="bottom" draw:auto-grow-height="false" draw:auto-grow-width="false" fo:padding-top="0.14cm" fo:padding-bottom="0.14cm" fo:padding-left="0.28cm" fo:padding-right="0.28cm" fo:wrap-option="wrap"/>
    </style:style>
    <style:style style:name="Mpr52" style:family="presentation" style:parent-style-name="Master1-Layout7-blank-白紙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7-blank-白紙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7-blank-白紙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8-objTx-タイトル付きのコンテンツ-title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56" style:family="presentation" style:parent-style-name="Master1-Layout8-objTx-タイトル付きのコンテンツ-outline1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57" style:family="presentation" style:parent-style-name="Master1-Layout8-objTx-タイトル付きのコンテンツ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58" style:family="presentation" style:parent-style-name="Master1-Layout8-objTx-タイトル付きのコンテンツ-backgroundobjects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59" style:family="presentation" style:parent-style-name="Master1-Layout8-objTx-タイトル付きのコンテンツ-backgroundobjects">
      <style:graphic-properties draw:stroke="none" draw:fill="none" draw:textarea-horizontal-align="center" draw:textarea-vertical-align="bottom" draw:auto-grow-height="false" draw:auto-grow-width="false" fo:padding-top="0.14cm" fo:padding-bottom="0.14cm" fo:padding-left="0.28cm" fo:padding-right="0.28cm" fo:wrap-option="wrap"/>
    </style:style>
    <style:style style:name="Mpr60" style:family="presentation" style:parent-style-name="Master1-Layout8-objTx-タイトル付きのコンテンツ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8-objTx-タイトル付きのコンテンツ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8-objTx-タイトル付きのコンテンツ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9-picTx-タイトル付きの図-title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64" style:family="presentation" style:parent-style-name="Master1-Layout9-picTx-タイトル付きの図-backgroundobjects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65" style:family="presentation" style:parent-style-name="Master1-Layout9-picTx-タイトル付きの図-backgroundobjects">
      <style:graphic-properties draw:stroke="none" draw:fill="none" draw:textarea-horizontal-align="center" draw:textarea-vertical-align="bottom" draw:auto-grow-height="false" draw:auto-grow-width="false" fo:padding-top="0.14cm" fo:padding-bottom="0.14cm" fo:padding-left="0.28cm" fo:padding-right="0.28cm" fo:wrap-option="wrap"/>
    </style:style>
    <style:style style:name="Mpr66" style:family="presentation" style:parent-style-name="Master1-Layout9-picTx-タイトル付きの図-title">
      <style:graphic-properties draw:stroke="none" draw:fill="solid" draw:fill-color="#e7dec9" draw:opacity="100%" draw:textarea-horizontal-align="left" draw:textarea-vertical-align="top" draw:auto-grow-height="false" draw:auto-grow-width="false" fo:padding-top="0.84cm" fo:padding-bottom="0.14cm" fo:padding-left="0.28cm" fo:padding-right="0.28cm" fo:wrap-option="wrap"/>
    </style:style>
    <style:style style:name="Mpr67" style:family="presentation" style:parent-style-name="Master1-Layout9-picTx-タイトル付きの図-outline1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68" style:family="presentation" style:parent-style-name="Master1-Layout9-picTx-タイトル付きの図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9-picTx-タイトル付きの図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9-picTx-タイトル付きの図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0-vertTx-タイトルと縦書きテキスト-title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72" style:family="presentation" style:parent-style-name="Master1-Layout10-vertTx-タイトルと縦書きテキスト-outline1">
      <style:graphic-properties draw:stroke="none" draw:fill="none" draw:textarea-horizontal-align="right" draw:textarea-vertical-align="top" draw:auto-grow-height="false" draw:auto-grow-width="false" fo:padding-top="0.14cm" fo:padding-bottom="0.14cm" fo:padding-left="0.28cm" fo:padding-right="0.28cm" fo:wrap-option="wrap"/>
      <style:paragraph-properties style:writing-mode="tb-rl"/>
    </style:style>
    <style:style style:name="Mpr73" style:family="presentation" style:parent-style-name="Master1-Layout10-vertTx-タイトルと縦書きテキスト-backgroundobjects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74" style:family="presentation" style:parent-style-name="Master1-Layout10-vertTx-タイトルと縦書きテキスト-backgroundobjects">
      <style:graphic-properties draw:stroke="none" draw:fill="none" draw:textarea-horizontal-align="center" draw:textarea-vertical-align="bottom" draw:auto-grow-height="false" draw:auto-grow-width="false" fo:padding-top="0.14cm" fo:padding-bottom="0.14cm" fo:padding-left="0.28cm" fo:padding-right="0.28cm" fo:wrap-option="wrap"/>
    </style:style>
    <style:style style:name="Mpr75" style:family="presentation" style:parent-style-name="Master1-Layout10-vertTx-タイトルと縦書きテキスト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10-vertTx-タイトルと縦書きテキスト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1-Layout10-vertTx-タイトルと縦書きテキスト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1-Layout11-vertTitleAndTx-縦書きタイトルと縦書きテキスト-title">
      <style:graphic-properties draw:stroke="none" draw:fill="none" draw:textarea-horizontal-align="center" draw:textarea-vertical-align="top" draw:auto-grow-height="false" draw:auto-grow-width="false" fo:padding-top="0.14cm" fo:padding-bottom="0.14cm" fo:padding-left="0.28cm" fo:padding-right="0.28cm" fo:wrap-option="wrap"/>
      <style:paragraph-properties style:writing-mode="tb-rl"/>
    </style:style>
    <style:style style:name="Mpr79" style:family="presentation" style:parent-style-name="Master1-Layout11-vertTitleAndTx-縦書きタイトルと縦書きテキスト-outline1">
      <style:graphic-properties draw:stroke="none" draw:fill="none" draw:textarea-horizontal-align="right" draw:textarea-vertical-align="top" draw:auto-grow-height="false" draw:auto-grow-width="false" fo:padding-top="0.14cm" fo:padding-bottom="0.14cm" fo:padding-left="0.28cm" fo:padding-right="0.28cm" fo:wrap-option="wrap"/>
      <style:paragraph-properties style:writing-mode="tb-rl"/>
    </style:style>
    <style:style style:name="Mpr80" style:family="presentation" style:parent-style-name="Master1-Layout11-vertTitleAndTx-縦書きタイトルと縦書きテキスト-backgroundobjects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81" style:family="presentation" style:parent-style-name="Master1-Layout11-vertTitleAndTx-縦書きタイトルと縦書きテキスト-backgroundobjects">
      <style:graphic-properties draw:stroke="none" draw:fill="none" draw:textarea-horizontal-align="center" draw:textarea-vertical-align="bottom" draw:auto-grow-height="false" draw:auto-grow-width="false" fo:padding-top="0.14cm" fo:padding-bottom="0.14cm" fo:padding-left="0.28cm" fo:padding-right="0.28cm" fo:wrap-option="wrap"/>
    </style:style>
    <style:style style:name="Mpr82" style:family="presentation" style:parent-style-name="Master1-Layout11-vertTitleAndTx-縦書きタイトルと縦書きテキスト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1-Layout11-vertTitleAndTx-縦書きタイトルと縦書きテキスト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1-Layout11-vertTitleAndTx-縦書きタイトルと縦書きテキスト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5" style:family="paragraph">
      <style:paragraph-properties fo:margin-left="1.12cm" fo:margin-right="0cm" fo:margin-top="0.233cm" fo:margin-bottom="0cm" fo:line-height="100%" fo:text-align="start" fo:text-indent="-0.868cm" style:punctuation-wrap="hanging" style:writing-mode="lr-tb">
        <style:tab-stops/>
      </style:paragraph-properties>
    </style:style>
    <style:style style:name="MP6" style:family="paragraph">
      <style:paragraph-properties fo:margin-left="1.96cm" fo:margin-right="0cm" fo:margin-top="0.213cm" fo:margin-bottom="0cm" fo:line-height="100%" fo:text-align="start" fo:text-indent="-0.728cm" style:punctuation-wrap="hanging" style:writing-mode="lr-tb">
        <style:tab-stops/>
      </style:paragraph-properties>
    </style:style>
    <style:style style:name="MP7" style:family="paragraph">
      <style:paragraph-properties fo:margin-left="2.716cm" fo:margin-right="0cm" fo:margin-top="0.212cm" fo:margin-bottom="0cm" fo:line-height="100%" fo:text-align="start" fo:text-indent="-0.7cm" style:punctuation-wrap="hanging" style:writing-mode="lr-tb">
        <style:tab-stops/>
      </style:paragraph-properties>
    </style:style>
    <style:style style:name="MP8" style:family="paragraph">
      <style:paragraph-properties fo:margin-left="3.36cm" fo:margin-right="0cm" fo:margin-top="0.176cm" fo:margin-bottom="0cm" fo:line-height="100%" fo:text-align="start" fo:text-indent="-0.532cm" style:punctuation-wrap="hanging" style:writing-mode="lr-tb">
        <style:tab-stops/>
      </style:paragraph-properties>
    </style:style>
    <style:style style:name="MP9" style:family="paragraph">
      <style:paragraph-properties fo:margin-left="3.976cm" fo:margin-right="0cm" fo:margin-top="0.176cm" fo:margin-bottom="0cm" fo:line-height="100%" fo:text-align="start" fo:text-indent="-0.56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1" style:family="paragraph">
      <style:paragraph-properties fo:margin-left="0.084cm" fo:margin-right="0cm" fo:margin-top="0.233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.75cm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.056cm" fo:margin-right="0cm" fo:margin-top="0cm" fo:margin-bottom="0cm" fo:line-height="0.894cm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196cm" fo:margin-right="0cm" fo:margin-top="0.039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1.204cm" fo:margin-right="0cm" fo:margin-top="0.272cm" fo:margin-bottom="0cm" fo:line-height="100%" fo:text-align="start" fo:text-indent="-0.84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0.778cm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.1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233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cm" fo:margin-bottom="0cm" fo:line-height="0.623cm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TakaoPGothic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TakaoPGothic" style:font-pitch-asian="variable" style:font-size-asian="14pt" style:font-style-asian="normal" style:font-weight-asian="normal" style:font-family-complex="'Lohit Hindi'" style:font-pitch-complex="variable" style:font-size-complex="14pt" style:font-style-complex="normal" style:font-weight-complex="normal"/>
    </style:style>
    <style:style style:name="MT2" style:family="text">
      <style:text-properties fo:color="#572314" style:text-line-through-style="none" style:text-position="0% 100%" fo:font-family="'Gill Sans MT'" fo:font-size="47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style:font-family-asian="HGｺﾞｼｯｸE" style:font-size-asian="47pt" style:language-asian="ja" style:country-asian="JP" style:font-style-asian="normal" style:font-weight-asian="normal" style:font-size-complex="47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Gill Sans MT'" fo:font-size="3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35pt" style:language-asian="ja" style:country-asian="JP" style:font-style-asian="normal" style:font-weight-asian="normal" style:font-size-complex="35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'Gill Sans MT'" fo:font-size="3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31pt" style:language-asian="ja" style:country-asian="JP" style:font-style-asian="normal" style:font-weight-asian="normal" style:font-size-complex="31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'Gill Sans MT'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26pt" style:language-asian="ja" style:country-asian="JP" style:font-style-asian="normal" style:font-weight-asian="normal" style:font-size-complex="26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Gill Sans MT'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22pt" style:language-asian="ja" style:country-asian="JP" style:font-style-asian="normal" style:font-weight-asian="normal" style:font-size-complex="22pt" style:font-style-complex="normal" style:font-weight-complex="normal"/>
    </style:style>
    <style:style style:name="MT7" style:family="text">
      <style:text-properties fo:color="#b5a788" style:text-line-through-style="none" style:text-position="0% 100%" fo:font-family="'Gill Sans MT'" fo:font-size="1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TakaoPMincho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TakaoPGothic" style:font-pitch-asian="variable" style:font-size-asian="14pt" style:font-style-asian="normal" style:font-weight-asian="normal" style:font-family-complex="TakaoPGothic" style:font-pitch-complex="variable" style:font-size-complex="14pt" style:font-style-complex="normal" style:font-weight-complex="normal"/>
    </style:style>
    <style:style style:name="MT9" style:family="text">
      <style:text-properties fo:color="#320e04" style:text-line-through-style="none" style:text-position="0% 100%" fo:font-family="'Gill Sans MT'" fo:font-size="2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29pt" style:language-asian="ja" style:country-asian="JP" style:font-style-asian="normal" style:font-weight-asian="normal" style:font-size-complex="29pt" style:font-style-complex="normal" style:font-weight-complex="normal"/>
    </style:style>
    <style:style style:name="MT10" style:family="text">
      <style:text-properties fo:color="#572314" style:text-line-through-style="none" style:text-position="0% 100%" fo:font-family="'Gill Sans MT'" fo:font-size="44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true" style:font-family-asian="HGｺﾞｼｯｸE" style:font-size-asian="44pt" style:language-asian="ja" style:country-asian="JP" style:font-style-asian="normal" style:font-weight-asian="bold" style:font-size-complex="44pt" style:font-style-complex="normal" style:font-weight-complex="bold"/>
    </style:style>
    <style:style style:name="MT11" style:family="text">
      <style:text-properties fo:color="#320e04" style:text-line-through-style="none" style:text-position="0% 100%" fo:font-family="'Gill Sans MT'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22pt" style:language-asian="ja" style:country-asian="JP" style:font-style-asian="normal" style:font-weight-asian="normal" style:font-size-complex="22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'Gill Sans MT'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20pt" style:language-asian="ja" style:country-asian="JP" style:font-style-asian="normal" style:font-weight-asian="normal" style:font-size-complex="20pt" style:font-style-complex="normal" style:font-weight-complex="normal"/>
    </style:style>
    <style:style style:name="MT13" style:family="text">
      <style:text-properties fo:color="#572314" style:text-line-through-style="none" style:text-position="0% 100%" fo:font-family="'Gill Sans MT'" fo:font-size="50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true" style:font-family-asian="HGｺﾞｼｯｸE" style:font-size-asian="50pt" style:language-asian="ja" style:country-asian="JP" style:font-style-asian="normal" style:font-weight-asian="bold" style:font-size-complex="50pt" style:font-style-complex="normal" style:font-weight-complex="bold"/>
    </style:style>
    <style:style style:name="MT14" style:family="text">
      <style:text-properties fo:color="#000000" style:text-line-through-style="none" style:text-position="0% 100%" fo:font-family="'Gill Sans MT'" fo:font-size="2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21pt" style:language-asian="ja" style:country-asian="JP" style:font-style-asian="normal" style:font-weight-asian="normal" style:font-size-complex="21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'Gill Sans MT'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18pt" style:language-asian="ja" style:country-asian="JP" style:font-style-asian="normal" style:font-weight-asian="normal" style:font-size-complex="18pt" style:font-style-complex="normal" style:font-weight-complex="normal"/>
    </style:style>
    <style:style style:name="MT16" style:family="text">
      <style:text-properties fo:color="#572314" style:text-line-through-style="none" style:text-position="0% 100%" fo:font-family="'Gill Sans MT'" fo:font-size="24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true" style:font-family-asian="HGｺﾞｼｯｸE" style:font-size-asian="24pt" style:language-asian="ja" style:country-asian="JP" style:font-style-asian="normal" style:font-weight-asian="bold" style:font-size-complex="24pt" style:font-style-complex="normal" style:font-weight-complex="bold"/>
    </style:style>
    <style:style style:name="MT17" style:family="text">
      <style:text-properties fo:color="#000000" style:text-line-through-style="none" style:text-position="0% 100%" fo:font-family="'Gill Sans MT'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15pt" style:language-asian="ja" style:country-asian="JP" style:font-style-asian="normal" style:font-weight-asian="normal" style:font-size-complex="15pt" style:font-style-complex="normal" style:font-weight-complex="normal"/>
    </style:style>
    <style:style style:name="MT18" style:family="text">
      <style:text-properties fo:color="#572314" style:text-line-through-style="none" style:text-position="0% 100%" fo:font-family="'Gill Sans MT'" fo:font-size="23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HGｺﾞｼｯｸE" style:font-size-asian="23pt" style:language-asian="ja" style:country-asian="JP" style:font-style-asian="normal" style:font-weight-asian="bold" style:font-size-complex="23pt" style:font-style-complex="normal" style:font-weight-complex="bold"/>
    </style:style>
    <style:style style:name="MT19" style:family="text">
      <style:text-properties fo:color="#777777" style:text-line-through-style="none" style:text-position="0% 100%" fo:font-family="'Gill Sans MT'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15pt" style:language-asian="ja" style:country-asian="JP" style:font-style-asian="normal" style:font-weight-asian="normal" style:font-size-complex="15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">
        <style:list-level-properties text:space-before="0.252cm" text:min-label-width="0.868cm"/>
        <style:text-properties fo:font-family="'Wingdings 2'" style:font-charset="x-symbol" fo:color="#3891a7" fo:font-size="80%"/>
      </text:list-level-style-bullet>
      <text:list-level-style-bullet text:level="2" text:bullet-char="">
        <style:list-level-properties text:space-before="1.092cm" text:min-label-width="0.868cm"/>
        <style:text-properties fo:font-family="'Wingdings 2'" style:font-charset="x-symbol" fo:color="#3891a7" fo:font-size="80%"/>
      </text:list-level-style-bullet>
      <text:list-level-style-bullet text:level="3" text:bullet-char="">
        <style:list-level-properties text:space-before="1.848cm" text:min-label-width="0.868cm"/>
        <style:text-properties fo:font-family="'Wingdings 2'" style:font-charset="x-symbol" fo:color="#3891a7" fo:font-size="80%"/>
      </text:list-level-style-bullet>
      <text:list-level-style-bullet text:level="4" text:bullet-char="">
        <style:list-level-properties text:space-before="2.492cm" text:min-label-width="0.868cm"/>
        <style:text-properties fo:font-family="'Wingdings 2'" style:font-charset="x-symbol" fo:color="#3891a7" fo:font-size="80%"/>
      </text:list-level-style-bullet>
      <text:list-level-style-bullet text:level="5" text:bullet-char="">
        <style:list-level-properties text:space-before="3.108cm" text:min-label-width="0.868cm"/>
        <style:text-properties fo:font-family="'Wingdings 2'" style:font-charset="x-symbol" fo:color="#3891a7" fo:font-size="80%"/>
      </text:list-level-style-bullet>
      <text:list-level-style-bullet text:level="6" text:bullet-char="">
        <style:list-level-properties text:space-before="3.752cm" text:min-label-width="0.868cm"/>
        <style:text-properties fo:font-family="'Wingdings 2'" style:font-charset="x-symbol" fo:color="#3891a7" fo:font-size="80%"/>
      </text:list-level-style-bullet>
      <text:list-level-style-bullet text:level="7" text:bullet-char="">
        <style:list-level-properties text:space-before="4.396cm" text:min-label-width="0.868cm"/>
        <style:text-properties fo:font-family="'Wingdings 2'" style:font-charset="x-symbol" fo:color="#3891a7" fo:font-size="80%"/>
      </text:list-level-style-bullet>
      <text:list-level-style-bullet text:level="8" text:bullet-char="">
        <style:list-level-properties text:space-before="5.012cm" text:min-label-width="0.868cm"/>
        <style:text-properties fo:font-family="'Wingdings 2'" style:font-charset="x-symbol" fo:color="#3891a7" fo:font-size="80%"/>
      </text:list-level-style-bullet>
      <text:list-level-style-bullet text:level="9" text:bullet-char="">
        <style:list-level-properties text:space-before="5.656cm" text:min-label-width="0.868cm"/>
        <style:text-properties fo:font-family="'Wingdings 2'" style:font-charset="x-symbol" fo:color="#3891a7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◦">
        <style:list-level-properties text:space-before="0.392cm" text:min-label-width="0.728cm"/>
        <style:text-properties fo:font-family="Verdana" style:font-family-generic="swiss" fo:color="#3891a7" fo:font-size="100%"/>
      </text:list-level-style-bullet>
      <text:list-level-style-bullet text:level="2" text:bullet-char="◦">
        <style:list-level-properties text:space-before="1.232cm" text:min-label-width="0.728cm"/>
        <style:text-properties fo:font-family="Verdana" style:font-family-generic="swiss" fo:color="#3891a7" fo:font-size="100%"/>
      </text:list-level-style-bullet>
      <text:list-level-style-bullet text:level="3" text:bullet-char="◦">
        <style:list-level-properties text:space-before="1.988cm" text:min-label-width="0.728cm"/>
        <style:text-properties fo:font-family="Verdana" style:font-family-generic="swiss" fo:color="#3891a7" fo:font-size="100%"/>
      </text:list-level-style-bullet>
      <text:list-level-style-bullet text:level="4" text:bullet-char="◦">
        <style:list-level-properties text:space-before="2.632cm" text:min-label-width="0.728cm"/>
        <style:text-properties fo:font-family="Verdana" style:font-family-generic="swiss" fo:color="#3891a7" fo:font-size="100%"/>
      </text:list-level-style-bullet>
      <text:list-level-style-bullet text:level="5" text:bullet-char="◦">
        <style:list-level-properties text:space-before="3.248cm" text:min-label-width="0.728cm"/>
        <style:text-properties fo:font-family="Verdana" style:font-family-generic="swiss" fo:color="#3891a7" fo:font-size="100%"/>
      </text:list-level-style-bullet>
      <text:list-level-style-bullet text:level="6" text:bullet-char="◦">
        <style:list-level-properties text:space-before="3.892cm" text:min-label-width="0.728cm"/>
        <style:text-properties fo:font-family="Verdana" style:font-family-generic="swiss" fo:color="#3891a7" fo:font-size="100%"/>
      </text:list-level-style-bullet>
      <text:list-level-style-bullet text:level="7" text:bullet-char="◦">
        <style:list-level-properties text:space-before="4.536cm" text:min-label-width="0.728cm"/>
        <style:text-properties fo:font-family="Verdana" style:font-family-generic="swiss" fo:color="#3891a7" fo:font-size="100%"/>
      </text:list-level-style-bullet>
      <text:list-level-style-bullet text:level="8" text:bullet-char="◦">
        <style:list-level-properties text:space-before="5.152cm" text:min-label-width="0.728cm"/>
        <style:text-properties fo:font-family="Verdana" style:font-family-generic="swiss" fo:color="#3891a7" fo:font-size="100%"/>
      </text:list-level-style-bullet>
      <text:list-level-style-bullet text:level="9" text:bullet-char="◦">
        <style:list-level-properties text:space-before="5.796cm" text:min-label-width="0.728cm"/>
        <style:text-properties fo:font-family="Verdana" style:font-family-generic="swiss" fo:color="#3891a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">
        <style:list-level-properties text:space-before="0.42cm" text:min-label-width="0.7cm"/>
        <style:text-properties fo:font-family="'Wingdings 2'" style:font-charset="x-symbol" fo:color="#feb80a" fo:font-size="100%"/>
      </text:list-level-style-bullet>
      <text:list-level-style-bullet text:level="2" text:bullet-char="">
        <style:list-level-properties text:space-before="1.26cm" text:min-label-width="0.7cm"/>
        <style:text-properties fo:font-family="'Wingdings 2'" style:font-charset="x-symbol" fo:color="#feb80a" fo:font-size="100%"/>
      </text:list-level-style-bullet>
      <text:list-level-style-bullet text:level="3" text:bullet-char="">
        <style:list-level-properties text:space-before="2.016cm" text:min-label-width="0.7cm"/>
        <style:text-properties fo:font-family="'Wingdings 2'" style:font-charset="x-symbol" fo:color="#feb80a" fo:font-size="100%"/>
      </text:list-level-style-bullet>
      <text:list-level-style-bullet text:level="4" text:bullet-char="">
        <style:list-level-properties text:space-before="2.66cm" text:min-label-width="0.7cm"/>
        <style:text-properties fo:font-family="'Wingdings 2'" style:font-charset="x-symbol" fo:color="#feb80a" fo:font-size="100%"/>
      </text:list-level-style-bullet>
      <text:list-level-style-bullet text:level="5" text:bullet-char="">
        <style:list-level-properties text:space-before="3.276cm" text:min-label-width="0.7cm"/>
        <style:text-properties fo:font-family="'Wingdings 2'" style:font-charset="x-symbol" fo:color="#feb80a" fo:font-size="100%"/>
      </text:list-level-style-bullet>
      <text:list-level-style-bullet text:level="6" text:bullet-char="">
        <style:list-level-properties text:space-before="3.92cm" text:min-label-width="0.7cm"/>
        <style:text-properties fo:font-family="'Wingdings 2'" style:font-charset="x-symbol" fo:color="#feb80a" fo:font-size="100%"/>
      </text:list-level-style-bullet>
      <text:list-level-style-bullet text:level="7" text:bullet-char="">
        <style:list-level-properties text:space-before="4.564cm" text:min-label-width="0.7cm"/>
        <style:text-properties fo:font-family="'Wingdings 2'" style:font-charset="x-symbol" fo:color="#feb80a" fo:font-size="100%"/>
      </text:list-level-style-bullet>
      <text:list-level-style-bullet text:level="8" text:bullet-char="">
        <style:list-level-properties text:space-before="5.18cm" text:min-label-width="0.7cm"/>
        <style:text-properties fo:font-family="'Wingdings 2'" style:font-charset="x-symbol" fo:color="#feb80a" fo:font-size="100%"/>
      </text:list-level-style-bullet>
      <text:list-level-style-bullet text:level="9" text:bullet-char="">
        <style:list-level-properties text:space-before="5.824cm" text:min-label-width="0.7cm"/>
        <style:text-properties fo:font-family="'Wingdings 2'" style:font-charset="x-symbol" fo:color="#feb80a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">
        <style:list-level-properties text:space-before="0.588cm" text:min-label-width="0.532cm"/>
        <style:text-properties fo:font-family="'Wingdings 2'" style:font-charset="x-symbol" fo:color="#c32d2e" fo:font-size="100%"/>
      </text:list-level-style-bullet>
      <text:list-level-style-bullet text:level="2" text:bullet-char="">
        <style:list-level-properties text:space-before="1.428cm" text:min-label-width="0.532cm"/>
        <style:text-properties fo:font-family="'Wingdings 2'" style:font-charset="x-symbol" fo:color="#c32d2e" fo:font-size="100%"/>
      </text:list-level-style-bullet>
      <text:list-level-style-bullet text:level="3" text:bullet-char="">
        <style:list-level-properties text:space-before="2.184cm" text:min-label-width="0.532cm"/>
        <style:text-properties fo:font-family="'Wingdings 2'" style:font-charset="x-symbol" fo:color="#c32d2e" fo:font-size="100%"/>
      </text:list-level-style-bullet>
      <text:list-level-style-bullet text:level="4" text:bullet-char="">
        <style:list-level-properties text:space-before="2.828cm" text:min-label-width="0.532cm"/>
        <style:text-properties fo:font-family="'Wingdings 2'" style:font-charset="x-symbol" fo:color="#c32d2e" fo:font-size="100%"/>
      </text:list-level-style-bullet>
      <text:list-level-style-bullet text:level="5" text:bullet-char="">
        <style:list-level-properties text:space-before="3.444cm" text:min-label-width="0.532cm"/>
        <style:text-properties fo:font-family="'Wingdings 2'" style:font-charset="x-symbol" fo:color="#c32d2e" fo:font-size="100%"/>
      </text:list-level-style-bullet>
      <text:list-level-style-bullet text:level="6" text:bullet-char="">
        <style:list-level-properties text:space-before="4.088cm" text:min-label-width="0.532cm"/>
        <style:text-properties fo:font-family="'Wingdings 2'" style:font-charset="x-symbol" fo:color="#c32d2e" fo:font-size="100%"/>
      </text:list-level-style-bullet>
      <text:list-level-style-bullet text:level="7" text:bullet-char="">
        <style:list-level-properties text:space-before="4.732cm" text:min-label-width="0.532cm"/>
        <style:text-properties fo:font-family="'Wingdings 2'" style:font-charset="x-symbol" fo:color="#c32d2e" fo:font-size="100%"/>
      </text:list-level-style-bullet>
      <text:list-level-style-bullet text:level="8" text:bullet-char="">
        <style:list-level-properties text:space-before="5.348cm" text:min-label-width="0.532cm"/>
        <style:text-properties fo:font-family="'Wingdings 2'" style:font-charset="x-symbol" fo:color="#c32d2e" fo:font-size="100%"/>
      </text:list-level-style-bullet>
      <text:list-level-style-bullet text:level="9" text:bullet-char="">
        <style:list-level-properties text:space-before="5.992cm" text:min-label-width="0.532cm"/>
        <style:text-properties fo:font-family="'Wingdings 2'" style:font-charset="x-symbol" fo:color="#c32d2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">
        <style:list-level-properties text:space-before="0.56cm" text:min-label-width="0.56cm"/>
        <style:text-properties fo:font-family="'Wingdings 2'" style:font-charset="x-symbol" fo:color="#84aa33" fo:font-size="100%"/>
      </text:list-level-style-bullet>
      <text:list-level-style-bullet text:level="2" text:bullet-char="">
        <style:list-level-properties text:space-before="1.4cm" text:min-label-width="0.56cm"/>
        <style:text-properties fo:font-family="'Wingdings 2'" style:font-charset="x-symbol" fo:color="#84aa33" fo:font-size="100%"/>
      </text:list-level-style-bullet>
      <text:list-level-style-bullet text:level="3" text:bullet-char="">
        <style:list-level-properties text:space-before="2.156cm" text:min-label-width="0.56cm"/>
        <style:text-properties fo:font-family="'Wingdings 2'" style:font-charset="x-symbol" fo:color="#84aa33" fo:font-size="100%"/>
      </text:list-level-style-bullet>
      <text:list-level-style-bullet text:level="4" text:bullet-char="">
        <style:list-level-properties text:space-before="2.8cm" text:min-label-width="0.56cm"/>
        <style:text-properties fo:font-family="'Wingdings 2'" style:font-charset="x-symbol" fo:color="#84aa33" fo:font-size="100%"/>
      </text:list-level-style-bullet>
      <text:list-level-style-bullet text:level="5" text:bullet-char="">
        <style:list-level-properties text:space-before="3.416cm" text:min-label-width="0.56cm"/>
        <style:text-properties fo:font-family="'Wingdings 2'" style:font-charset="x-symbol" fo:color="#84aa33" fo:font-size="100%"/>
      </text:list-level-style-bullet>
      <text:list-level-style-bullet text:level="6" text:bullet-char="">
        <style:list-level-properties text:space-before="4.06cm" text:min-label-width="0.56cm"/>
        <style:text-properties fo:font-family="'Wingdings 2'" style:font-charset="x-symbol" fo:color="#84aa33" fo:font-size="100%"/>
      </text:list-level-style-bullet>
      <text:list-level-style-bullet text:level="7" text:bullet-char="">
        <style:list-level-properties text:space-before="4.704cm" text:min-label-width="0.56cm"/>
        <style:text-properties fo:font-family="'Wingdings 2'" style:font-charset="x-symbol" fo:color="#84aa33" fo:font-size="100%"/>
      </text:list-level-style-bullet>
      <text:list-level-style-bullet text:level="8" text:bullet-char="">
        <style:list-level-properties text:space-before="5.32cm" text:min-label-width="0.56cm"/>
        <style:text-properties fo:font-family="'Wingdings 2'" style:font-charset="x-symbol" fo:color="#84aa33" fo:font-size="100%"/>
      </text:list-level-style-bullet>
      <text:list-level-style-bullet text:level="9" text:bullet-char="">
        <style:list-level-properties text:space-before="5.964cm" text:min-label-width="0.56cm"/>
        <style:text-properties fo:font-family="'Wingdings 2'" style:font-charset="x-symbol" fo:color="#84aa33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056cm"/>
        <style:text-properties style:use-window-font-color="true" fo:font-size="45%"/>
      </text:list-level-style-number>
      <text:list-level-style-number text:level="2" style:num-format="">
        <style:list-level-properties text:space-before="1.96cm"/>
        <style:text-properties style:use-window-font-color="true" fo:font-size="45%"/>
      </text:list-level-style-number>
      <text:list-level-style-number text:level="3" style:num-format="">
        <style:list-level-properties text:space-before="2.716cm"/>
        <style:text-properties style:use-window-font-color="true" fo:font-size="45%"/>
      </text:list-level-style-number>
      <text:list-level-style-number text:level="4" style:num-format="">
        <style:list-level-properties text:space-before="3.36cm"/>
        <style:text-properties style:use-window-font-color="true" fo:font-size="45%"/>
      </text:list-level-style-number>
      <text:list-level-style-number text:level="5" style:num-format="">
        <style:list-level-properties text:space-before="3.976cm"/>
        <style:text-properties style:use-window-font-color="true" fo:font-size="45%"/>
      </text:list-level-style-number>
      <text:list-level-style-number text:level="6" style:num-format="">
        <style:list-level-properties text:space-before="4.62cm"/>
        <style:text-properties style:use-window-font-color="true" fo:font-size="45%"/>
      </text:list-level-style-number>
      <text:list-level-style-number text:level="7" style:num-format="">
        <style:list-level-properties text:space-before="5.264cm"/>
        <style:text-properties style:use-window-font-color="true" fo:font-size="45%"/>
      </text:list-level-style-number>
      <text:list-level-style-number text:level="8" style:num-format="">
        <style:list-level-properties text:space-before="5.88cm"/>
        <style:text-properties style:use-window-font-color="true" fo:font-size="45%"/>
      </text:list-level-style-number>
      <text:list-level-style-number text:level="9" style:num-format="">
        <style:list-level-properties text:space-before="6.52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196cm"/>
        <style:text-properties style:use-window-font-color="true" fo:font-size="45%"/>
      </text:list-level-style-number>
      <text:list-level-style-number text:level="2" style:num-format="">
        <style:list-level-properties text:space-before="1.96cm"/>
        <style:text-properties style:use-window-font-color="true" fo:font-size="45%"/>
      </text:list-level-style-number>
      <text:list-level-style-number text:level="3" style:num-format="">
        <style:list-level-properties text:space-before="2.716cm"/>
        <style:text-properties style:use-window-font-color="true" fo:font-size="45%"/>
      </text:list-level-style-number>
      <text:list-level-style-number text:level="4" style:num-format="">
        <style:list-level-properties text:space-before="3.36cm"/>
        <style:text-properties style:use-window-font-color="true" fo:font-size="45%"/>
      </text:list-level-style-number>
      <text:list-level-style-number text:level="5" style:num-format="">
        <style:list-level-properties text:space-before="3.976cm"/>
        <style:text-properties style:use-window-font-color="true" fo:font-size="45%"/>
      </text:list-level-style-number>
      <text:list-level-style-number text:level="6" style:num-format="">
        <style:list-level-properties text:space-before="4.62cm"/>
        <style:text-properties style:use-window-font-color="true" fo:font-size="45%"/>
      </text:list-level-style-number>
      <text:list-level-style-number text:level="7" style:num-format="">
        <style:list-level-properties text:space-before="5.264cm"/>
        <style:text-properties style:use-window-font-color="true" fo:font-size="45%"/>
      </text:list-level-style-number>
      <text:list-level-style-number text:level="8" style:num-format="">
        <style:list-level-properties text:space-before="5.88cm"/>
        <style:text-properties style:use-window-font-color="true" fo:font-size="45%"/>
      </text:list-level-style-number>
      <text:list-level-style-number text:level="9" style:num-format="">
        <style:list-level-properties text:space-before="6.52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">
        <style:list-level-properties text:space-before="0.364cm" text:min-label-width="0.84cm"/>
        <style:text-properties fo:font-family="'Wingdings 2'" style:font-charset="x-symbol" fo:color="#3891a7" fo:font-size="80%"/>
      </text:list-level-style-bullet>
      <text:list-level-style-bullet text:level="2" text:bullet-char="">
        <style:list-level-properties text:space-before="1.12cm" text:min-label-width="0.84cm"/>
        <style:text-properties fo:font-family="'Wingdings 2'" style:font-charset="x-symbol" fo:color="#3891a7" fo:font-size="80%"/>
      </text:list-level-style-bullet>
      <text:list-level-style-bullet text:level="3" text:bullet-char="">
        <style:list-level-properties text:space-before="1.876cm" text:min-label-width="0.84cm"/>
        <style:text-properties fo:font-family="'Wingdings 2'" style:font-charset="x-symbol" fo:color="#3891a7" fo:font-size="80%"/>
      </text:list-level-style-bullet>
      <text:list-level-style-bullet text:level="4" text:bullet-char="">
        <style:list-level-properties text:space-before="2.52cm" text:min-label-width="0.84cm"/>
        <style:text-properties fo:font-family="'Wingdings 2'" style:font-charset="x-symbol" fo:color="#3891a7" fo:font-size="80%"/>
      </text:list-level-style-bullet>
      <text:list-level-style-bullet text:level="5" text:bullet-char="">
        <style:list-level-properties text:space-before="3.136cm" text:min-label-width="0.84cm"/>
        <style:text-properties fo:font-family="'Wingdings 2'" style:font-charset="x-symbol" fo:color="#3891a7" fo:font-size="80%"/>
      </text:list-level-style-bullet>
      <text:list-level-style-bullet text:level="6" text:bullet-char="">
        <style:list-level-properties text:space-before="3.78cm" text:min-label-width="0.84cm"/>
        <style:text-properties fo:font-family="'Wingdings 2'" style:font-charset="x-symbol" fo:color="#3891a7" fo:font-size="80%"/>
      </text:list-level-style-bullet>
      <text:list-level-style-bullet text:level="7" text:bullet-char="">
        <style:list-level-properties text:space-before="4.424cm" text:min-label-width="0.84cm"/>
        <style:text-properties fo:font-family="'Wingdings 2'" style:font-charset="x-symbol" fo:color="#3891a7" fo:font-size="80%"/>
      </text:list-level-style-bullet>
      <text:list-level-style-bullet text:level="8" text:bullet-char="">
        <style:list-level-properties text:space-before="5.04cm" text:min-label-width="0.84cm"/>
        <style:text-properties fo:font-family="'Wingdings 2'" style:font-charset="x-symbol" fo:color="#3891a7" fo:font-size="80%"/>
      </text:list-level-style-bullet>
      <text:list-level-style-bullet text:level="9" text:bullet-char="">
        <style:list-level-properties text:space-before="5.684cm" text:min-label-width="0.84cm"/>
        <style:text-properties fo:font-family="'Wingdings 2'" style:font-charset="x-symbol" fo:color="#3891a7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14cm"/>
        <style:text-properties style:use-window-font-color="true" fo:font-size="45%"/>
      </text:list-level-style-number>
      <text:list-level-style-number text:level="2" style:num-format="">
        <style:list-level-properties text:space-before="1.96cm"/>
        <style:text-properties style:use-window-font-color="true" fo:font-size="45%"/>
      </text:list-level-style-number>
      <text:list-level-style-number text:level="3" style:num-format="">
        <style:list-level-properties text:space-before="2.716cm"/>
        <style:text-properties style:use-window-font-color="true" fo:font-size="45%"/>
      </text:list-level-style-number>
      <text:list-level-style-number text:level="4" style:num-format="">
        <style:list-level-properties text:space-before="3.36cm"/>
        <style:text-properties style:use-window-font-color="true" fo:font-size="45%"/>
      </text:list-level-style-number>
      <text:list-level-style-number text:level="5" style:num-format="">
        <style:list-level-properties text:space-before="3.976cm"/>
        <style:text-properties style:use-window-font-color="true" fo:font-size="45%"/>
      </text:list-level-style-number>
      <text:list-level-style-number text:level="6" style:num-format="">
        <style:list-level-properties text:space-before="4.62cm"/>
        <style:text-properties style:use-window-font-color="true" fo:font-size="45%"/>
      </text:list-level-style-number>
      <text:list-level-style-number text:level="7" style:num-format="">
        <style:list-level-properties text:space-before="5.264cm"/>
        <style:text-properties style:use-window-font-color="true" fo:font-size="45%"/>
      </text:list-level-style-number>
      <text:list-level-style-number text:level="8" style:num-format="">
        <style:list-level-properties text:space-before="5.88cm"/>
        <style:text-properties style:use-window-font-color="true" fo:font-size="45%"/>
      </text:list-level-style-number>
      <text:list-level-style-number text:level="9" style:num-format="">
        <style:list-level-properties text:space-before="6.52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6cm"/>
        <style:text-properties style:use-window-font-color="true" fo:font-size="45%"/>
      </text:list-level-style-number>
      <text:list-level-style-number text:level="3" style:num-format="">
        <style:list-level-properties text:space-before="2.716cm"/>
        <style:text-properties style:use-window-font-color="true" fo:font-size="45%"/>
      </text:list-level-style-number>
      <text:list-level-style-number text:level="4" style:num-format="">
        <style:list-level-properties text:space-before="3.36cm"/>
        <style:text-properties style:use-window-font-color="true" fo:font-size="45%"/>
      </text:list-level-style-number>
      <text:list-level-style-number text:level="5" style:num-format="">
        <style:list-level-properties text:space-before="3.976cm"/>
        <style:text-properties style:use-window-font-color="true" fo:font-size="45%"/>
      </text:list-level-style-number>
      <text:list-level-style-number text:level="6" style:num-format="">
        <style:list-level-properties text:space-before="4.62cm"/>
        <style:text-properties style:use-window-font-color="true" fo:font-size="45%"/>
      </text:list-level-style-number>
      <text:list-level-style-number text:level="7" style:num-format="">
        <style:list-level-properties text:space-before="5.264cm"/>
        <style:text-properties style:use-window-font-color="true" fo:font-size="45%"/>
      </text:list-level-style-number>
      <text:list-level-style-number text:level="8" style:num-format="">
        <style:list-level-properties text:space-before="5.88cm"/>
        <style:text-properties style:use-window-font-color="true" fo:font-size="45%"/>
      </text:list-level-style-number>
      <text:list-level-style-number text:level="9" style:num-format="">
        <style:list-level-properties text:space-before="6.52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frame draw:name="ヘッダー プレースホルダ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日付プレースホルダ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フッター プレースホルダ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スライド番号プレースホルダ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193cm" svg:height="6.147cm" svg:x="1.839cm" svg:y="2.791cm" draw:page-number="1"/>
      <draw:page-thumbnail draw:layer="backgroundobjects" svg:width="8.193cm" svg:height="6.147cm" svg:x="11.553cm" svg:y="2.791cm"/>
      <draw:page-thumbnail draw:layer="backgroundobjects" svg:width="8.193cm" svg:height="6.147cm" svg:x="1.839cm" svg:y="10.892cm"/>
      <draw:page-thumbnail draw:layer="backgroundobjects" svg:width="8.193cm" svg:height="6.147cm" svg:x="11.553cm" svg:y="10.892cm"/>
      <draw:page-thumbnail draw:layer="backgroundobjects" svg:width="8.193cm" svg:height="6.147cm" svg:x="1.839cm" svg:y="18.993cm"/>
      <draw:page-thumbnail draw:layer="backgroundobjects" svg:width="8.193cm" svg:height="6.147cm" svg:x="11.553cm" svg:y="18.993cm"/>
    </style:handout-master>
    <style:master-page style:name="Master1-フレッシュ" style:page-layout-name="PM1" draw:style-name="Mdp1">
      <draw:custom-shape draw:name="パイ 6" draw:style-name="Mgr3" draw:text-style-name="MP3" draw:layer="backgroundobjects" svg:width="5.019cm" svg:height="5.018cm" svg:x="-2.499cm" svg:y="-2.498cm">
        <text:p/>
        <draw:enhanced-geometry svg:viewBox="0 0 21600 21600" draw:path-stretchpoint-x="21600" draw:path-stretchpoint-y="21600" draw:text-areas="?f64 ?f66 ?f65 ?f67" draw:type="non-primitive" draw:modifiers="270 0.0353" draw:enhanced-path="M ?f35 ?f36 A ?f120 ?f121 ?f122 ?f123 ?f35 ?f36 ?f117 ?f119 W ?f124 ?f125 ?f126 ?f127 ?f35 ?f36 ?f117 ?f119 L ?f11 ?f8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draw:name="円/楕円 7" draw:style-name="Mgr4" draw:text-style-name="MP3" draw:layer="backgroundobjects" svg:width="5.213cm" svg:height="5.212cm" svg:x="0.517cm" svg:y="0.065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ドーナツ 10" draw:style-name="Mgr5" draw:text-style-name="MP3" draw:layer="backgroundobjects" svg:width="3.447cm" svg:height="3.376cm" draw:transform="rotate (-0.673522558345671) translate (1.99cm 2.524cm)">
        <text:p/>
        <draw:enhanced-geometry svg:viewBox="0 0 21600 21600" draw:path-stretchpoint-x="21600" draw:path-stretchpoint-y="21600" draw:text-areas="?f29 ?f31 ?f30 ?f32" draw:glue-points="?f29 ?f31 ?f29 ?f32 ?f30 ?f32 ?f30 ?f31" draw:type="non-primitive" draw:modifiers="11833" draw:enhanced-path="M ?f3 ?f9 A ?f79 ?f80 ?f81 ?f82 ?f3 ?f9 ?f76 ?f78 W ?f83 ?f84 ?f85 ?f86 ?f3 ?f9 ?f76 ?f78 A ?f122 ?f123 ?f124 ?f125 ?f76 ?f78 ?f119 ?f121 W ?f126 ?f127 ?f128 ?f129 ?f76 ?f78 ?f119 ?f121 A ?f165 ?f166 ?f167 ?f168 ?f119 ?f121 ?f162 ?f164 W ?f169 ?f170 ?f171 ?f172 ?f119 ?f121 ?f162 ?f164 A ?f208 ?f209 ?f210 ?f211 ?f162 ?f164 ?f205 ?f207 W ?f212 ?f213 ?f214 ?f215 ?f162 ?f164 ?f205 ?f207 Z M ?f17 ?f9 A ?f248 ?f249 ?f250 ?f251 ?f17 ?f9 ?f245 ?f247 W ?f252 ?f253 ?f254 ?f255 ?f17 ?f9 ?f245 ?f247 A ?f284 ?f285 ?f286 ?f287 ?f245 ?f247 ?f281 ?f283 W ?f288 ?f289 ?f290 ?f291 ?f245 ?f247 ?f281 ?f283 A ?f320 ?f321 ?f322 ?f323 ?f281 ?f283 ?f317 ?f319 W ?f324 ?f325 ?f326 ?f327 ?f281 ?f283 ?f317 ?f319 A ?f356 ?f357 ?f358 ?f359 ?f317 ?f319 ?f353 ?f355 W ?f360 ?f361 ?f362 ?f363 ?f317 ?f319 ?f353 ?f355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min(?f10, ?f7)"/>
          <draw:equation draw:name="f14" draw:formula="5419351 / 1725033"/>
          <draw:equation draw:name="f15" draw:formula="180"/>
          <draw:equation draw:name="f16" draw:formula="$0"/>
          <draw:equation draw:name="f17" draw:formula="?f13 * ?f16 / 100000"/>
          <draw:equation draw:name="f18" draw:formula="?f11 - ?f17"/>
          <draw:equation draw:name="f19" draw:formula="?f8 - ?f17"/>
          <draw:equation draw:name="f20" draw:formula="2700000 + ?f2"/>
          <draw:equation draw:name="f21" draw:formula="?f20 * ?f14 / ?f1"/>
          <draw:equation draw:name="f22" draw:formula="0 - ?f21"/>
          <draw:equation draw:name="f23" draw:formula="sin(?f22)"/>
          <draw:equation draw:name="f24" draw:formula="0 - ?f23"/>
          <draw:equation draw:name="f25" draw:formula="?f24 * ?f11"/>
          <draw:equation draw:name="f26" draw:formula="cos(?f22)"/>
          <draw:equation draw:name="f27" draw:formula="0 - ?f26"/>
          <draw:equation draw:name="f28" draw:formula="?f27 * ?f8"/>
          <draw:equation draw:name="f29" draw:formula="?f12 - ?f25"/>
          <draw:equation draw:name="f30" draw:formula="?f12 + ?f25"/>
          <draw:equation draw:name="f31" draw:formula="?f9 - ?f28"/>
          <draw:equation draw:name="f32" draw:formula="?f9 + ?f28"/>
          <draw:equation draw:name="f33" draw:formula="?f17 - 10800"/>
          <draw:equation draw:name="f34" draw:formula="?f9 - 10800"/>
          <draw:equation draw:name="f35" draw:formula="sqrt(?f33 * ?f33 + ?f34 * ?f34 + 0 * 0)"/>
          <draw:equation draw:name="f36" draw:formula="atan2(?f33, ?f34)"/>
          <draw:equation draw:name="f37" draw:formula="?f36 + ?f2"/>
          <draw:equation draw:name="f38" draw:formula="?f37 * ?f15 / ?f1"/>
          <draw:equation draw:name="f39" draw:formula="0 - ?f38"/>
          <draw:equation draw:name="f40" draw:formula="21550000 - ?f2"/>
          <draw:equation draw:name="f41" draw:formula="if(?f40, ?f2, 21550000)"/>
          <draw:equation draw:name="f42" draw:formula="-21550000 - ?f41"/>
          <draw:equation draw:name="f43" draw:formula="if(?f42, -21550000, ?f41)"/>
          <draw:equation draw:name="f44" draw:formula="?f1 + ?f43"/>
          <draw:equation draw:name="f45" draw:formula="?f1 + ?f2"/>
          <draw:equation draw:name="f46" draw:formula="?f45 * ?f14 / ?f1"/>
          <draw:equation draw:name="f47" draw:formula="0 - ?f46"/>
          <draw:equation draw:name="f48" draw:formula="cos(?f47)"/>
          <draw:equation draw:name="f49" draw:formula="0 - ?f48"/>
          <draw:equation draw:name="f50" draw:formula="?f49 * ?f11"/>
          <draw:equation draw:name="f51" draw:formula="sin(?f47)"/>
          <draw:equation draw:name="f52" draw:formula="0 - ?f51"/>
          <draw:equation draw:name="f53" draw:formula="?f52 * ?f8"/>
          <draw:equation draw:name="f54" draw:formula="sqrt(?f50 * ?f50 + ?f53 * ?f53 + 0 * 0)"/>
          <draw:equation draw:name="f55" draw:formula="?f11 * ?f8 / ?f54"/>
          <draw:equation draw:name="f56" draw:formula="?f52 * ?f55"/>
          <draw:equation draw:name="f57" draw:formula="?f3 - ?f56"/>
          <draw:equation draw:name="f58" draw:formula="?f49 * ?f55"/>
          <draw:equation draw:name="f59" draw:formula="?f9 - ?f58"/>
          <draw:equation draw:name="f60" draw:formula="?f57 - ?f11"/>
          <draw:equation draw:name="f61" draw:formula="?f59 - ?f8"/>
          <draw:equation draw:name="f62" draw:formula="?f57 + ?f11"/>
          <draw:equation draw:name="f63" draw:formula="?f59 + ?f8"/>
          <draw:equation draw:name="f64" draw:formula="?f44 + ?f2"/>
          <draw:equation draw:name="f65" draw:formula="?f64 * ?f14 / ?f1"/>
          <draw:equation draw:name="f66" draw:formula="0 - ?f65"/>
          <draw:equation draw:name="f67" draw:formula="cos(?f66)"/>
          <draw:equation draw:name="f68" draw:formula="0 - ?f67"/>
          <draw:equation draw:name="f69" draw:formula="?f68 * ?f11"/>
          <draw:equation draw:name="f70" draw:formula="sin(?f66)"/>
          <draw:equation draw:name="f71" draw:formula="0 - ?f70"/>
          <draw:equation draw:name="f72" draw:formula="?f71 * ?f8"/>
          <draw:equation draw:name="f73" draw:formula="sqrt(?f69 * ?f69 + ?f72 * ?f72 + 0 * 0)"/>
          <draw:equation draw:name="f74" draw:formula="?f11 * ?f8 / ?f73"/>
          <draw:equation draw:name="f75" draw:formula="?f71 * ?f74"/>
          <draw:equation draw:name="f76" draw:formula="?f57 + ?f75"/>
          <draw:equation draw:name="f77" draw:formula="?f68 * ?f74"/>
          <draw:equation draw:name="f78" draw:formula="?f59 + ?f77"/>
          <draw:equation draw:name="f79" draw:formula="if(?f43, ?f3, ?f60)"/>
          <draw:equation draw:name="f80" draw:formula="if(?f43, ?f9, ?f61)"/>
          <draw:equation draw:name="f81" draw:formula="if(?f43, ?f3, ?f62)"/>
          <draw:equation draw:name="f82" draw:formula="if(?f43, ?f9, ?f63)"/>
          <draw:equation draw:name="f83" draw:formula="if(?f43, ?f60, ?f76)"/>
          <draw:equation draw:name="f84" draw:formula="if(?f43, ?f61, ?f78)"/>
          <draw:equation draw:name="f85" draw:formula="if(?f43, ?f62, ?f76)"/>
          <draw:equation draw:name="f86" draw:formula="if(?f43, ?f63, ?f78)"/>
          <draw:equation draw:name="f87" draw:formula="?f0 + ?f43"/>
          <draw:equation draw:name="f88" draw:formula="?f0 + ?f2"/>
          <draw:equation draw:name="f89" draw:formula="?f88 * ?f14 / ?f1"/>
          <draw:equation draw:name="f90" draw:formula="0 - ?f89"/>
          <draw:equation draw:name="f91" draw:formula="cos(?f90)"/>
          <draw:equation draw:name="f92" draw:formula="0 - ?f91"/>
          <draw:equation draw:name="f93" draw:formula="?f92 * ?f11"/>
          <draw:equation draw:name="f94" draw:formula="sin(?f90)"/>
          <draw:equation draw:name="f95" draw:formula="0 - ?f94"/>
          <draw:equation draw:name="f96" draw:formula="?f95 * ?f8"/>
          <draw:equation draw:name="f97" draw:formula="sqrt(?f93 * ?f93 + ?f96 * ?f96 + 0 * 0)"/>
          <draw:equation draw:name="f98" draw:formula="?f11 * ?f8 / ?f97"/>
          <draw:equation draw:name="f99" draw:formula="?f95 * ?f98"/>
          <draw:equation draw:name="f100" draw:formula="?f76 - ?f99"/>
          <draw:equation draw:name="f101" draw:formula="?f92 * ?f98"/>
          <draw:equation draw:name="f102" draw:formula="?f78 - ?f101"/>
          <draw:equation draw:name="f103" draw:formula="?f100 - ?f11"/>
          <draw:equation draw:name="f104" draw:formula="?f102 - ?f8"/>
          <draw:equation draw:name="f105" draw:formula="?f100 + ?f11"/>
          <draw:equation draw:name="f106" draw:formula="?f102 + ?f8"/>
          <draw:equation draw:name="f107" draw:formula="?f87 + ?f2"/>
          <draw:equation draw:name="f108" draw:formula="?f107 * ?f14 / ?f1"/>
          <draw:equation draw:name="f109" draw:formula="0 - ?f108"/>
          <draw:equation draw:name="f110" draw:formula="cos(?f109)"/>
          <draw:equation draw:name="f111" draw:formula="0 - ?f110"/>
          <draw:equation draw:name="f112" draw:formula="?f111 * ?f11"/>
          <draw:equation draw:name="f113" draw:formula="sin(?f109)"/>
          <draw:equation draw:name="f114" draw:formula="0 - ?f113"/>
          <draw:equation draw:name="f115" draw:formula="?f114 * ?f8"/>
          <draw:equation draw:name="f116" draw:formula="sqrt(?f112 * ?f112 + ?f115 * ?f115 + 0 * 0)"/>
          <draw:equation draw:name="f117" draw:formula="?f11 * ?f8 / ?f116"/>
          <draw:equation draw:name="f118" draw:formula="?f114 * ?f117"/>
          <draw:equation draw:name="f119" draw:formula="?f100 + ?f118"/>
          <draw:equation draw:name="f120" draw:formula="?f111 * ?f117"/>
          <draw:equation draw:name="f121" draw:formula="?f102 + ?f120"/>
          <draw:equation draw:name="f122" draw:formula="if(?f43, ?f76, ?f103)"/>
          <draw:equation draw:name="f123" draw:formula="if(?f43, ?f78, ?f104)"/>
          <draw:equation draw:name="f124" draw:formula="if(?f43, ?f76, ?f105)"/>
          <draw:equation draw:name="f125" draw:formula="if(?f43, ?f78, ?f106)"/>
          <draw:equation draw:name="f126" draw:formula="if(?f43, ?f103, ?f119)"/>
          <draw:equation draw:name="f127" draw:formula="if(?f43, ?f104, ?f121)"/>
          <draw:equation draw:name="f128" draw:formula="if(?f43, ?f105, ?f119)"/>
          <draw:equation draw:name="f129" draw:formula="if(?f43, ?f106, ?f121)"/>
          <draw:equation draw:name="f130" draw:formula="0 + ?f43"/>
          <draw:equation draw:name="f131" draw:formula="0 + ?f2"/>
          <draw:equation draw:name="f132" draw:formula="?f131 * ?f14 / ?f1"/>
          <draw:equation draw:name="f133" draw:formula="0 - ?f132"/>
          <draw:equation draw:name="f134" draw:formula="cos(?f133)"/>
          <draw:equation draw:name="f135" draw:formula="0 - ?f134"/>
          <draw:equation draw:name="f136" draw:formula="?f135 * ?f11"/>
          <draw:equation draw:name="f137" draw:formula="sin(?f133)"/>
          <draw:equation draw:name="f138" draw:formula="0 - ?f137"/>
          <draw:equation draw:name="f139" draw:formula="?f138 * ?f8"/>
          <draw:equation draw:name="f140" draw:formula="sqrt(?f136 * ?f136 + ?f139 * ?f139 + 0 * 0)"/>
          <draw:equation draw:name="f141" draw:formula="?f11 * ?f8 / ?f140"/>
          <draw:equation draw:name="f142" draw:formula="?f138 * ?f141"/>
          <draw:equation draw:name="f143" draw:formula="?f119 - ?f142"/>
          <draw:equation draw:name="f144" draw:formula="?f135 * ?f141"/>
          <draw:equation draw:name="f145" draw:formula="?f121 - ?f144"/>
          <draw:equation draw:name="f146" draw:formula="?f143 - ?f11"/>
          <draw:equation draw:name="f147" draw:formula="?f145 - ?f8"/>
          <draw:equation draw:name="f148" draw:formula="?f143 + ?f11"/>
          <draw:equation draw:name="f149" draw:formula="?f145 + ?f8"/>
          <draw:equation draw:name="f150" draw:formula="?f130 + ?f2"/>
          <draw:equation draw:name="f151" draw:formula="?f150 * ?f14 / ?f1"/>
          <draw:equation draw:name="f152" draw:formula="0 - ?f151"/>
          <draw:equation draw:name="f153" draw:formula="cos(?f152)"/>
          <draw:equation draw:name="f154" draw:formula="0 - ?f153"/>
          <draw:equation draw:name="f155" draw:formula="?f154 * ?f11"/>
          <draw:equation draw:name="f156" draw:formula="sin(?f152)"/>
          <draw:equation draw:name="f157" draw:formula="0 - ?f156"/>
          <draw:equation draw:name="f158" draw:formula="?f157 * ?f8"/>
          <draw:equation draw:name="f159" draw:formula="sqrt(?f155 * ?f155 + ?f158 * ?f158 + 0 * 0)"/>
          <draw:equation draw:name="f160" draw:formula="?f11 * ?f8 / ?f159"/>
          <draw:equation draw:name="f161" draw:formula="?f157 * ?f160"/>
          <draw:equation draw:name="f162" draw:formula="?f143 + ?f161"/>
          <draw:equation draw:name="f163" draw:formula="?f154 * ?f160"/>
          <draw:equation draw:name="f164" draw:formula="?f145 + ?f163"/>
          <draw:equation draw:name="f165" draw:formula="if(?f43, ?f119, ?f146)"/>
          <draw:equation draw:name="f166" draw:formula="if(?f43, ?f121, ?f147)"/>
          <draw:equation draw:name="f167" draw:formula="if(?f43, ?f119, ?f148)"/>
          <draw:equation draw:name="f168" draw:formula="if(?f43, ?f121, ?f149)"/>
          <draw:equation draw:name="f169" draw:formula="if(?f43, ?f146, ?f162)"/>
          <draw:equation draw:name="f170" draw:formula="if(?f43, ?f147, ?f164)"/>
          <draw:equation draw:name="f171" draw:formula="if(?f43, ?f148, ?f162)"/>
          <draw:equation draw:name="f172" draw:formula="if(?f43, ?f149, ?f164)"/>
          <draw:equation draw:name="f173" draw:formula="?f2 + ?f43"/>
          <draw:equation draw:name="f174" draw:formula="?f2 + ?f2"/>
          <draw:equation draw:name="f175" draw:formula="?f174 * ?f14 / ?f1"/>
          <draw:equation draw:name="f176" draw:formula="0 - ?f175"/>
          <draw:equation draw:name="f177" draw:formula="cos(?f176)"/>
          <draw:equation draw:name="f178" draw:formula="0 - ?f177"/>
          <draw:equation draw:name="f179" draw:formula="?f178 * ?f11"/>
          <draw:equation draw:name="f180" draw:formula="sin(?f176)"/>
          <draw:equation draw:name="f181" draw:formula="0 - ?f180"/>
          <draw:equation draw:name="f182" draw:formula="?f181 * ?f8"/>
          <draw:equation draw:name="f183" draw:formula="sqrt(?f179 * ?f179 + ?f182 * ?f182 + 0 * 0)"/>
          <draw:equation draw:name="f184" draw:formula="?f11 * ?f8 / ?f183"/>
          <draw:equation draw:name="f185" draw:formula="?f181 * ?f184"/>
          <draw:equation draw:name="f186" draw:formula="?f162 - ?f185"/>
          <draw:equation draw:name="f187" draw:formula="?f178 * ?f184"/>
          <draw:equation draw:name="f188" draw:formula="?f164 - ?f187"/>
          <draw:equation draw:name="f189" draw:formula="?f186 - ?f11"/>
          <draw:equation draw:name="f190" draw:formula="?f188 - ?f8"/>
          <draw:equation draw:name="f191" draw:formula="?f186 + ?f11"/>
          <draw:equation draw:name="f192" draw:formula="?f188 + ?f8"/>
          <draw:equation draw:name="f193" draw:formula="?f173 + ?f2"/>
          <draw:equation draw:name="f194" draw:formula="?f193 * ?f14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11"/>
          <draw:equation draw:name="f199" draw:formula="sin(?f195)"/>
          <draw:equation draw:name="f200" draw:formula="0 - ?f199"/>
          <draw:equation draw:name="f201" draw:formula="?f200 * ?f8"/>
          <draw:equation draw:name="f202" draw:formula="sqrt(?f198 * ?f198 + ?f201 * ?f201 + 0 * 0)"/>
          <draw:equation draw:name="f203" draw:formula="?f11 * ?f8 / ?f202"/>
          <draw:equation draw:name="f204" draw:formula="?f200 * ?f203"/>
          <draw:equation draw:name="f205" draw:formula="?f186 + ?f204"/>
          <draw:equation draw:name="f206" draw:formula="?f197 * ?f203"/>
          <draw:equation draw:name="f207" draw:formula="?f188 + ?f206"/>
          <draw:equation draw:name="f208" draw:formula="if(?f43, ?f162, ?f189)"/>
          <draw:equation draw:name="f209" draw:formula="if(?f43, ?f164, ?f190)"/>
          <draw:equation draw:name="f210" draw:formula="if(?f43, ?f162, ?f191)"/>
          <draw:equation draw:name="f211" draw:formula="if(?f43, ?f164, ?f192)"/>
          <draw:equation draw:name="f212" draw:formula="if(?f43, ?f189, ?f205)"/>
          <draw:equation draw:name="f213" draw:formula="if(?f43, ?f190, ?f207)"/>
          <draw:equation draw:name="f214" draw:formula="if(?f43, ?f191, ?f205)"/>
          <draw:equation draw:name="f215" draw:formula="if(?f43, ?f192, ?f207)"/>
          <draw:equation draw:name="f216" draw:formula="21550000 - -5400000"/>
          <draw:equation draw:name="f217" draw:formula="if(?f216, -5400000, 21550000)"/>
          <draw:equation draw:name="f218" draw:formula="-21550000 - ?f217"/>
          <draw:equation draw:name="f219" draw:formula="if(?f218, -21550000, ?f217)"/>
          <draw:equation draw:name="f220" draw:formula="?f1 + ?f219"/>
          <draw:equation draw:name="f221" draw:formula="?f49 * ?f18"/>
          <draw:equation draw:name="f222" draw:formula="?f52 * ?f19"/>
          <draw:equation draw:name="f223" draw:formula="sqrt(?f221 * ?f221 + ?f222 * ?f222 + 0 * 0)"/>
          <draw:equation draw:name="f224" draw:formula="?f18 * ?f19 / ?f223"/>
          <draw:equation draw:name="f225" draw:formula="?f52 * ?f224"/>
          <draw:equation draw:name="f226" draw:formula="?f17 - ?f225"/>
          <draw:equation draw:name="f227" draw:formula="?f49 * ?f224"/>
          <draw:equation draw:name="f228" draw:formula="?f9 - ?f227"/>
          <draw:equation draw:name="f229" draw:formula="?f226 - ?f18"/>
          <draw:equation draw:name="f230" draw:formula="?f228 - ?f19"/>
          <draw:equation draw:name="f231" draw:formula="?f226 + ?f18"/>
          <draw:equation draw:name="f232" draw:formula="?f228 + ?f19"/>
          <draw:equation draw:name="f233" draw:formula="?f220 + ?f2"/>
          <draw:equation draw:name="f234" draw:formula="?f233 * ?f14 / ?f1"/>
          <draw:equation draw:name="f235" draw:formula="0 - ?f234"/>
          <draw:equation draw:name="f236" draw:formula="cos(?f235)"/>
          <draw:equation draw:name="f237" draw:formula="0 - ?f236"/>
          <draw:equation draw:name="f238" draw:formula="?f237 * ?f18"/>
          <draw:equation draw:name="f239" draw:formula="sin(?f235)"/>
          <draw:equation draw:name="f240" draw:formula="0 - ?f239"/>
          <draw:equation draw:name="f241" draw:formula="?f240 * ?f19"/>
          <draw:equation draw:name="f242" draw:formula="sqrt(?f238 * ?f238 + ?f241 * ?f241 + 0 * 0)"/>
          <draw:equation draw:name="f243" draw:formula="?f18 * ?f19 / ?f242"/>
          <draw:equation draw:name="f244" draw:formula="?f240 * ?f243"/>
          <draw:equation draw:name="f245" draw:formula="?f226 + ?f244"/>
          <draw:equation draw:name="f246" draw:formula="?f237 * ?f243"/>
          <draw:equation draw:name="f247" draw:formula="?f228 + ?f246"/>
          <draw:equation draw:name="f248" draw:formula="if(?f219, ?f17, ?f229)"/>
          <draw:equation draw:name="f249" draw:formula="if(?f219, ?f9, ?f230)"/>
          <draw:equation draw:name="f250" draw:formula="if(?f219, ?f17, ?f231)"/>
          <draw:equation draw:name="f251" draw:formula="if(?f219, ?f9, ?f232)"/>
          <draw:equation draw:name="f252" draw:formula="if(?f219, ?f229, ?f245)"/>
          <draw:equation draw:name="f253" draw:formula="if(?f219, ?f230, ?f247)"/>
          <draw:equation draw:name="f254" draw:formula="if(?f219, ?f231, ?f245)"/>
          <draw:equation draw:name="f255" draw:formula="if(?f219, ?f232, ?f247)"/>
          <draw:equation draw:name="f256" draw:formula="?f2 + ?f219"/>
          <draw:equation draw:name="f257" draw:formula="?f178 * ?f18"/>
          <draw:equation draw:name="f258" draw:formula="?f181 * ?f19"/>
          <draw:equation draw:name="f259" draw:formula="sqrt(?f257 * ?f257 + ?f258 * ?f258 + 0 * 0)"/>
          <draw:equation draw:name="f260" draw:formula="?f18 * ?f19 / ?f259"/>
          <draw:equation draw:name="f261" draw:formula="?f181 * ?f260"/>
          <draw:equation draw:name="f262" draw:formula="?f245 - ?f261"/>
          <draw:equation draw:name="f263" draw:formula="?f178 * ?f260"/>
          <draw:equation draw:name="f264" draw:formula="?f247 - ?f263"/>
          <draw:equation draw:name="f265" draw:formula="?f262 - ?f18"/>
          <draw:equation draw:name="f266" draw:formula="?f264 - ?f19"/>
          <draw:equation draw:name="f267" draw:formula="?f262 + ?f18"/>
          <draw:equation draw:name="f268" draw:formula="?f264 + ?f19"/>
          <draw:equation draw:name="f269" draw:formula="?f256 + ?f2"/>
          <draw:equation draw:name="f270" draw:formula="?f269 * ?f14 / ?f1"/>
          <draw:equation draw:name="f271" draw:formula="0 - ?f270"/>
          <draw:equation draw:name="f272" draw:formula="cos(?f271)"/>
          <draw:equation draw:name="f273" draw:formula="0 - ?f272"/>
          <draw:equation draw:name="f274" draw:formula="?f273 * ?f18"/>
          <draw:equation draw:name="f275" draw:formula="sin(?f271)"/>
          <draw:equation draw:name="f276" draw:formula="0 - ?f275"/>
          <draw:equation draw:name="f277" draw:formula="?f276 * ?f19"/>
          <draw:equation draw:name="f278" draw:formula="sqrt(?f274 * ?f274 + ?f277 * ?f277 + 0 * 0)"/>
          <draw:equation draw:name="f279" draw:formula="?f18 * ?f19 / ?f278"/>
          <draw:equation draw:name="f280" draw:formula="?f276 * ?f279"/>
          <draw:equation draw:name="f281" draw:formula="?f262 + ?f280"/>
          <draw:equation draw:name="f282" draw:formula="?f273 * ?f279"/>
          <draw:equation draw:name="f283" draw:formula="?f264 + ?f282"/>
          <draw:equation draw:name="f284" draw:formula="if(?f219, ?f245, ?f265)"/>
          <draw:equation draw:name="f285" draw:formula="if(?f219, ?f247, ?f266)"/>
          <draw:equation draw:name="f286" draw:formula="if(?f219, ?f245, ?f267)"/>
          <draw:equation draw:name="f287" draw:formula="if(?f219, ?f247, ?f268)"/>
          <draw:equation draw:name="f288" draw:formula="if(?f219, ?f265, ?f281)"/>
          <draw:equation draw:name="f289" draw:formula="if(?f219, ?f266, ?f283)"/>
          <draw:equation draw:name="f290" draw:formula="if(?f219, ?f267, ?f281)"/>
          <draw:equation draw:name="f291" draw:formula="if(?f219, ?f268, ?f283)"/>
          <draw:equation draw:name="f292" draw:formula="0 + ?f219"/>
          <draw:equation draw:name="f293" draw:formula="?f135 * ?f18"/>
          <draw:equation draw:name="f294" draw:formula="?f138 * ?f19"/>
          <draw:equation draw:name="f295" draw:formula="sqrt(?f293 * ?f293 + ?f294 * ?f294 + 0 * 0)"/>
          <draw:equation draw:name="f296" draw:formula="?f18 * ?f19 / ?f295"/>
          <draw:equation draw:name="f297" draw:formula="?f138 * ?f296"/>
          <draw:equation draw:name="f298" draw:formula="?f281 - ?f297"/>
          <draw:equation draw:name="f299" draw:formula="?f135 * ?f296"/>
          <draw:equation draw:name="f300" draw:formula="?f283 - ?f299"/>
          <draw:equation draw:name="f301" draw:formula="?f298 - ?f18"/>
          <draw:equation draw:name="f302" draw:formula="?f300 - ?f19"/>
          <draw:equation draw:name="f303" draw:formula="?f298 + ?f18"/>
          <draw:equation draw:name="f304" draw:formula="?f300 + ?f19"/>
          <draw:equation draw:name="f305" draw:formula="?f292 + ?f2"/>
          <draw:equation draw:name="f306" draw:formula="?f305 * ?f14 / ?f1"/>
          <draw:equation draw:name="f307" draw:formula="0 - ?f306"/>
          <draw:equation draw:name="f308" draw:formula="cos(?f307)"/>
          <draw:equation draw:name="f309" draw:formula="0 - ?f308"/>
          <draw:equation draw:name="f310" draw:formula="?f309 * ?f18"/>
          <draw:equation draw:name="f311" draw:formula="sin(?f307)"/>
          <draw:equation draw:name="f312" draw:formula="0 - ?f311"/>
          <draw:equation draw:name="f313" draw:formula="?f312 * ?f19"/>
          <draw:equation draw:name="f314" draw:formula="sqrt(?f310 * ?f310 + ?f313 * ?f313 + 0 * 0)"/>
          <draw:equation draw:name="f315" draw:formula="?f18 * ?f19 / ?f314"/>
          <draw:equation draw:name="f316" draw:formula="?f312 * ?f315"/>
          <draw:equation draw:name="f317" draw:formula="?f298 + ?f316"/>
          <draw:equation draw:name="f318" draw:formula="?f309 * ?f315"/>
          <draw:equation draw:name="f319" draw:formula="?f300 + ?f318"/>
          <draw:equation draw:name="f320" draw:formula="if(?f219, ?f281, ?f301)"/>
          <draw:equation draw:name="f321" draw:formula="if(?f219, ?f283, ?f302)"/>
          <draw:equation draw:name="f322" draw:formula="if(?f219, ?f281, ?f303)"/>
          <draw:equation draw:name="f323" draw:formula="if(?f219, ?f283, ?f304)"/>
          <draw:equation draw:name="f324" draw:formula="if(?f219, ?f301, ?f317)"/>
          <draw:equation draw:name="f325" draw:formula="if(?f219, ?f302, ?f319)"/>
          <draw:equation draw:name="f326" draw:formula="if(?f219, ?f303, ?f317)"/>
          <draw:equation draw:name="f327" draw:formula="if(?f219, ?f304, ?f319)"/>
          <draw:equation draw:name="f328" draw:formula="?f0 + ?f219"/>
          <draw:equation draw:name="f329" draw:formula="?f92 * ?f18"/>
          <draw:equation draw:name="f330" draw:formula="?f95 * ?f19"/>
          <draw:equation draw:name="f331" draw:formula="sqrt(?f329 * ?f329 + ?f330 * ?f330 + 0 * 0)"/>
          <draw:equation draw:name="f332" draw:formula="?f18 * ?f19 / ?f331"/>
          <draw:equation draw:name="f333" draw:formula="?f95 * ?f332"/>
          <draw:equation draw:name="f334" draw:formula="?f317 - ?f333"/>
          <draw:equation draw:name="f335" draw:formula="?f92 * ?f332"/>
          <draw:equation draw:name="f336" draw:formula="?f319 - ?f335"/>
          <draw:equation draw:name="f337" draw:formula="?f334 - ?f18"/>
          <draw:equation draw:name="f338" draw:formula="?f336 - ?f19"/>
          <draw:equation draw:name="f339" draw:formula="?f334 + ?f18"/>
          <draw:equation draw:name="f340" draw:formula="?f336 + ?f19"/>
          <draw:equation draw:name="f341" draw:formula="?f328 + ?f2"/>
          <draw:equation draw:name="f342" draw:formula="?f341 * ?f14 / ?f1"/>
          <draw:equation draw:name="f343" draw:formula="0 - ?f342"/>
          <draw:equation draw:name="f344" draw:formula="cos(?f343)"/>
          <draw:equation draw:name="f345" draw:formula="0 - ?f344"/>
          <draw:equation draw:name="f346" draw:formula="?f345 * ?f18"/>
          <draw:equation draw:name="f347" draw:formula="sin(?f343)"/>
          <draw:equation draw:name="f348" draw:formula="0 - ?f347"/>
          <draw:equation draw:name="f349" draw:formula="?f348 * ?f19"/>
          <draw:equation draw:name="f350" draw:formula="sqrt(?f346 * ?f346 + ?f349 * ?f349 + 0 * 0)"/>
          <draw:equation draw:name="f351" draw:formula="?f18 * ?f19 / ?f350"/>
          <draw:equation draw:name="f352" draw:formula="?f348 * ?f351"/>
          <draw:equation draw:name="f353" draw:formula="?f334 + ?f352"/>
          <draw:equation draw:name="f354" draw:formula="?f345 * ?f351"/>
          <draw:equation draw:name="f355" draw:formula="?f336 + ?f354"/>
          <draw:equation draw:name="f356" draw:formula="if(?f219, ?f317, ?f337)"/>
          <draw:equation draw:name="f357" draw:formula="if(?f219, ?f319, ?f338)"/>
          <draw:equation draw:name="f358" draw:formula="if(?f219, ?f317, ?f339)"/>
          <draw:equation draw:name="f359" draw:formula="if(?f219, ?f319, ?f340)"/>
          <draw:equation draw:name="f360" draw:formula="if(?f219, ?f337, ?f353)"/>
          <draw:equation draw:name="f361" draw:formula="if(?f219, ?f338, ?f355)"/>
          <draw:equation draw:name="f362" draw:formula="if(?f219, ?f339, ?f353)"/>
          <draw:equation draw:name="f363" draw:formula="if(?f219, ?f340, ?f355)"/>
        </draw:enhanced-geometry>
      </draw:custom-shape>
      <draw:custom-shape draw:name="正方形/長方形 11" draw:style-name="Mgr6" draw:text-style-name="MP3" draw:layer="backgroundobjects" svg:width="24.9cm" svg:height="20.999cm" svg:x="3.102cm" svg:y="0cm">
        <text:p/>
        <draw:enhanced-geometry svg:viewBox="0 0 21600 21600" draw:type="non-primitive" draw:enhanced-path="M 0 0 L 21600 0 21600 21600 0 21600 Z N"/>
      </draw:custom-shape>
      <draw:frame draw:name="タイトル プレースホルダ 4" presentation:style-name="Mpr1" draw:text-style-name="MP3" draw:layer="backgroundobjects" svg:width="22.961cm" svg:height="3.5cm" svg:x="4.396cm" svg:y="0.841cm" presentation:class="title">
        <draw:text-box>
          <text:p text:style-name="MP4"><text:span text:style-name="MT2">マスタ タイトルの書式設定</text:span></text:p>
        </draw:text-box>
      </draw:frame>
      <draw:frame draw:name="テキスト プレースホルダ 8" presentation:style-name="Mpr2" draw:text-style-name="MP3" draw:layer="backgroundobjects" svg:width="22.961cm" svg:height="14.699cm" svg:x="4.396cm" svg:y="4.433cm" presentation:class="outline">
        <draw:text-box>
          <text:list text:style-name="ML2">
            <text:list-item>
              <text:p text:style-name="MP5"><text:span text:style-name="MT3">マスタ テキストの書式設定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第 </text:span><text:span text:style-name="MT4">2 </text:span><text:span text:style-name="MT4">レベル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第 </text:span><text:span text:style-name="MT5">3 </text:span><text:span text:style-name="MT5">レベル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第 </text:span><text:span text:style-name="MT6">4 </text:span><text:span text:style-name="MT6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第 </text:span><text:span text:style-name="MT6">5 </text:span><text:span text:style-name="MT6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23" presentation:style-name="Mpr3" draw:text-style-name="MP3" draw:layer="backgroundobjects" svg:width="6.534cm" svg:height="1.458cm" svg:x="10.967cm" svg:y="19.308cm" presentation:class="date-time">
        <draw:text-box>
          <text:p/>
        </draw:text-box>
      </draw:frame>
      <draw:frame draw:name="フッター プレースホルダ 9" presentation:style-name="Mpr3" draw:text-style-name="MP3" draw:layer="backgroundobjects" svg:width="8.867cm" svg:height="1.458cm" svg:x="17.501cm" svg:y="19.308cm" presentation:class="footer">
        <draw:text-box>
          <text:p/>
        </draw:text-box>
      </draw:frame>
      <draw:frame draw:name="スライド番号プレースホルダ 21" presentation:style-name="Mpr4" draw:text-style-name="MP3" draw:layer="backgroundobjects" svg:width="1.4cm" svg:height="1.458cm" svg:x="26.378cm" svg:y="19.308cm" presentation:class="page-number">
        <draw:text-box>
          <text:p text:style-name="MP10"><text:span text:style-name="MT7"><text:page-number>&lt;番号&gt;</text:page-number></text:span></text:p>
        </draw:text-box>
      </draw:frame>
      <draw:custom-shape draw:name="正方形/長方形 14" draw:style-name="Mgr7" draw:text-style-name="MP3" draw:layer="backgroundobjects" svg:width="0.224cm" svg:height="20.999cm" svg:x="3.108cm" svg:y="0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スライド イメージ プレースホルダ 1" presentation:style-name="Master1-フレッシュ-title" draw:layer="backgroundobjects" svg:width="13.968cm" svg:height="10.476cm" svg:x="3.81cm" svg:y="2.123cm" presentation:class="page"/>
        <draw:frame draw:name="ノート プレースホルダ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 3" presentation:style-name="Mpr6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 4" presentation:style-name="Mpr6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 5" presentation:style-name="Mpr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 6" presentation:style-name="Mpr7" draw:text-style-name="MP3" draw:layer="backgroundobjects" svg:width="9.369cm" svg:height="1.396cm" svg:x="12.22cm" svg:y="26.543cm" presentation:class="page-number">
          <draw:text-box>
            <text:p text:style-name="MP2"><text:span text:style-name="MT8"><text:page-number>&lt;番号&gt;</text:page-number></text:span></text:p>
          </draw:text-box>
        </draw:frame>
      </presentation:notes>
    </style:master-page>
    <style:master-page style:name="Master1-Layout1-title-タイトル-スライド" style:page-layout-name="PM1" draw:style-name="Mdp2">
      <draw:custom-shape draw:name="パイ 10" draw:style-name="Mgr3" draw:text-style-name="MP3" draw:layer="Master1-bg" svg:width="5.019cm" svg:height="5.018cm" svg:x="-2.499cm" svg:y="-2.498cm">
        <text:p/>
        <draw:enhanced-geometry svg:viewBox="0 0 21600 21600" draw:path-stretchpoint-x="21600" draw:path-stretchpoint-y="21600" draw:text-areas="?f64 ?f66 ?f65 ?f67" draw:type="non-primitive" draw:modifiers="270 0.0353" draw:enhanced-path="M ?f35 ?f36 A ?f120 ?f121 ?f122 ?f123 ?f35 ?f36 ?f117 ?f119 W ?f124 ?f125 ?f126 ?f127 ?f35 ?f36 ?f117 ?f119 L ?f11 ?f8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draw:name="円/楕円 11" draw:style-name="Mgr4" draw:text-style-name="MP3" draw:layer="Master1-bg" svg:width="5.213cm" svg:height="5.212cm" svg:x="0.517cm" svg:y="0.065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ドーナツ 12" draw:style-name="Mgr8" draw:text-style-name="MP3" draw:layer="Master1-bg" svg:width="3.447cm" svg:height="3.376cm" draw:transform="rotate (-0.673522558345671) translate (1.99cm 2.524cm)">
        <text:p/>
        <draw:enhanced-geometry svg:viewBox="0 0 21600 21600" draw:path-stretchpoint-x="21600" draw:path-stretchpoint-y="21600" draw:text-areas="?f29 ?f31 ?f30 ?f32" draw:glue-points="?f29 ?f31 ?f29 ?f32 ?f30 ?f32 ?f30 ?f31" draw:type="non-primitive" draw:modifiers="11833" draw:enhanced-path="M ?f3 ?f9 A ?f79 ?f80 ?f81 ?f82 ?f3 ?f9 ?f76 ?f78 W ?f83 ?f84 ?f85 ?f86 ?f3 ?f9 ?f76 ?f78 A ?f122 ?f123 ?f124 ?f125 ?f76 ?f78 ?f119 ?f121 W ?f126 ?f127 ?f128 ?f129 ?f76 ?f78 ?f119 ?f121 A ?f165 ?f166 ?f167 ?f168 ?f119 ?f121 ?f162 ?f164 W ?f169 ?f170 ?f171 ?f172 ?f119 ?f121 ?f162 ?f164 A ?f208 ?f209 ?f210 ?f211 ?f162 ?f164 ?f205 ?f207 W ?f212 ?f213 ?f214 ?f215 ?f162 ?f164 ?f205 ?f207 Z M ?f17 ?f9 A ?f248 ?f249 ?f250 ?f251 ?f17 ?f9 ?f245 ?f247 W ?f252 ?f253 ?f254 ?f255 ?f17 ?f9 ?f245 ?f247 A ?f284 ?f285 ?f286 ?f287 ?f245 ?f247 ?f281 ?f283 W ?f288 ?f289 ?f290 ?f291 ?f245 ?f247 ?f281 ?f283 A ?f320 ?f321 ?f322 ?f323 ?f281 ?f283 ?f317 ?f319 W ?f324 ?f325 ?f326 ?f327 ?f281 ?f283 ?f317 ?f319 A ?f356 ?f357 ?f358 ?f359 ?f317 ?f319 ?f353 ?f355 W ?f360 ?f361 ?f362 ?f363 ?f317 ?f319 ?f353 ?f355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min(?f10, ?f7)"/>
          <draw:equation draw:name="f14" draw:formula="5419351 / 1725033"/>
          <draw:equation draw:name="f15" draw:formula="180"/>
          <draw:equation draw:name="f16" draw:formula="$0"/>
          <draw:equation draw:name="f17" draw:formula="?f13 * ?f16 / 100000"/>
          <draw:equation draw:name="f18" draw:formula="?f11 - ?f17"/>
          <draw:equation draw:name="f19" draw:formula="?f8 - ?f17"/>
          <draw:equation draw:name="f20" draw:formula="2700000 + ?f2"/>
          <draw:equation draw:name="f21" draw:formula="?f20 * ?f14 / ?f1"/>
          <draw:equation draw:name="f22" draw:formula="0 - ?f21"/>
          <draw:equation draw:name="f23" draw:formula="sin(?f22)"/>
          <draw:equation draw:name="f24" draw:formula="0 - ?f23"/>
          <draw:equation draw:name="f25" draw:formula="?f24 * ?f11"/>
          <draw:equation draw:name="f26" draw:formula="cos(?f22)"/>
          <draw:equation draw:name="f27" draw:formula="0 - ?f26"/>
          <draw:equation draw:name="f28" draw:formula="?f27 * ?f8"/>
          <draw:equation draw:name="f29" draw:formula="?f12 - ?f25"/>
          <draw:equation draw:name="f30" draw:formula="?f12 + ?f25"/>
          <draw:equation draw:name="f31" draw:formula="?f9 - ?f28"/>
          <draw:equation draw:name="f32" draw:formula="?f9 + ?f28"/>
          <draw:equation draw:name="f33" draw:formula="?f17 - 10800"/>
          <draw:equation draw:name="f34" draw:formula="?f9 - 10800"/>
          <draw:equation draw:name="f35" draw:formula="sqrt(?f33 * ?f33 + ?f34 * ?f34 + 0 * 0)"/>
          <draw:equation draw:name="f36" draw:formula="atan2(?f33, ?f34)"/>
          <draw:equation draw:name="f37" draw:formula="?f36 + ?f2"/>
          <draw:equation draw:name="f38" draw:formula="?f37 * ?f15 / ?f1"/>
          <draw:equation draw:name="f39" draw:formula="0 - ?f38"/>
          <draw:equation draw:name="f40" draw:formula="21550000 - ?f2"/>
          <draw:equation draw:name="f41" draw:formula="if(?f40, ?f2, 21550000)"/>
          <draw:equation draw:name="f42" draw:formula="-21550000 - ?f41"/>
          <draw:equation draw:name="f43" draw:formula="if(?f42, -21550000, ?f41)"/>
          <draw:equation draw:name="f44" draw:formula="?f1 + ?f43"/>
          <draw:equation draw:name="f45" draw:formula="?f1 + ?f2"/>
          <draw:equation draw:name="f46" draw:formula="?f45 * ?f14 / ?f1"/>
          <draw:equation draw:name="f47" draw:formula="0 - ?f46"/>
          <draw:equation draw:name="f48" draw:formula="cos(?f47)"/>
          <draw:equation draw:name="f49" draw:formula="0 - ?f48"/>
          <draw:equation draw:name="f50" draw:formula="?f49 * ?f11"/>
          <draw:equation draw:name="f51" draw:formula="sin(?f47)"/>
          <draw:equation draw:name="f52" draw:formula="0 - ?f51"/>
          <draw:equation draw:name="f53" draw:formula="?f52 * ?f8"/>
          <draw:equation draw:name="f54" draw:formula="sqrt(?f50 * ?f50 + ?f53 * ?f53 + 0 * 0)"/>
          <draw:equation draw:name="f55" draw:formula="?f11 * ?f8 / ?f54"/>
          <draw:equation draw:name="f56" draw:formula="?f52 * ?f55"/>
          <draw:equation draw:name="f57" draw:formula="?f3 - ?f56"/>
          <draw:equation draw:name="f58" draw:formula="?f49 * ?f55"/>
          <draw:equation draw:name="f59" draw:formula="?f9 - ?f58"/>
          <draw:equation draw:name="f60" draw:formula="?f57 - ?f11"/>
          <draw:equation draw:name="f61" draw:formula="?f59 - ?f8"/>
          <draw:equation draw:name="f62" draw:formula="?f57 + ?f11"/>
          <draw:equation draw:name="f63" draw:formula="?f59 + ?f8"/>
          <draw:equation draw:name="f64" draw:formula="?f44 + ?f2"/>
          <draw:equation draw:name="f65" draw:formula="?f64 * ?f14 / ?f1"/>
          <draw:equation draw:name="f66" draw:formula="0 - ?f65"/>
          <draw:equation draw:name="f67" draw:formula="cos(?f66)"/>
          <draw:equation draw:name="f68" draw:formula="0 - ?f67"/>
          <draw:equation draw:name="f69" draw:formula="?f68 * ?f11"/>
          <draw:equation draw:name="f70" draw:formula="sin(?f66)"/>
          <draw:equation draw:name="f71" draw:formula="0 - ?f70"/>
          <draw:equation draw:name="f72" draw:formula="?f71 * ?f8"/>
          <draw:equation draw:name="f73" draw:formula="sqrt(?f69 * ?f69 + ?f72 * ?f72 + 0 * 0)"/>
          <draw:equation draw:name="f74" draw:formula="?f11 * ?f8 / ?f73"/>
          <draw:equation draw:name="f75" draw:formula="?f71 * ?f74"/>
          <draw:equation draw:name="f76" draw:formula="?f57 + ?f75"/>
          <draw:equation draw:name="f77" draw:formula="?f68 * ?f74"/>
          <draw:equation draw:name="f78" draw:formula="?f59 + ?f77"/>
          <draw:equation draw:name="f79" draw:formula="if(?f43, ?f3, ?f60)"/>
          <draw:equation draw:name="f80" draw:formula="if(?f43, ?f9, ?f61)"/>
          <draw:equation draw:name="f81" draw:formula="if(?f43, ?f3, ?f62)"/>
          <draw:equation draw:name="f82" draw:formula="if(?f43, ?f9, ?f63)"/>
          <draw:equation draw:name="f83" draw:formula="if(?f43, ?f60, ?f76)"/>
          <draw:equation draw:name="f84" draw:formula="if(?f43, ?f61, ?f78)"/>
          <draw:equation draw:name="f85" draw:formula="if(?f43, ?f62, ?f76)"/>
          <draw:equation draw:name="f86" draw:formula="if(?f43, ?f63, ?f78)"/>
          <draw:equation draw:name="f87" draw:formula="?f0 + ?f43"/>
          <draw:equation draw:name="f88" draw:formula="?f0 + ?f2"/>
          <draw:equation draw:name="f89" draw:formula="?f88 * ?f14 / ?f1"/>
          <draw:equation draw:name="f90" draw:formula="0 - ?f89"/>
          <draw:equation draw:name="f91" draw:formula="cos(?f90)"/>
          <draw:equation draw:name="f92" draw:formula="0 - ?f91"/>
          <draw:equation draw:name="f93" draw:formula="?f92 * ?f11"/>
          <draw:equation draw:name="f94" draw:formula="sin(?f90)"/>
          <draw:equation draw:name="f95" draw:formula="0 - ?f94"/>
          <draw:equation draw:name="f96" draw:formula="?f95 * ?f8"/>
          <draw:equation draw:name="f97" draw:formula="sqrt(?f93 * ?f93 + ?f96 * ?f96 + 0 * 0)"/>
          <draw:equation draw:name="f98" draw:formula="?f11 * ?f8 / ?f97"/>
          <draw:equation draw:name="f99" draw:formula="?f95 * ?f98"/>
          <draw:equation draw:name="f100" draw:formula="?f76 - ?f99"/>
          <draw:equation draw:name="f101" draw:formula="?f92 * ?f98"/>
          <draw:equation draw:name="f102" draw:formula="?f78 - ?f101"/>
          <draw:equation draw:name="f103" draw:formula="?f100 - ?f11"/>
          <draw:equation draw:name="f104" draw:formula="?f102 - ?f8"/>
          <draw:equation draw:name="f105" draw:formula="?f100 + ?f11"/>
          <draw:equation draw:name="f106" draw:formula="?f102 + ?f8"/>
          <draw:equation draw:name="f107" draw:formula="?f87 + ?f2"/>
          <draw:equation draw:name="f108" draw:formula="?f107 * ?f14 / ?f1"/>
          <draw:equation draw:name="f109" draw:formula="0 - ?f108"/>
          <draw:equation draw:name="f110" draw:formula="cos(?f109)"/>
          <draw:equation draw:name="f111" draw:formula="0 - ?f110"/>
          <draw:equation draw:name="f112" draw:formula="?f111 * ?f11"/>
          <draw:equation draw:name="f113" draw:formula="sin(?f109)"/>
          <draw:equation draw:name="f114" draw:formula="0 - ?f113"/>
          <draw:equation draw:name="f115" draw:formula="?f114 * ?f8"/>
          <draw:equation draw:name="f116" draw:formula="sqrt(?f112 * ?f112 + ?f115 * ?f115 + 0 * 0)"/>
          <draw:equation draw:name="f117" draw:formula="?f11 * ?f8 / ?f116"/>
          <draw:equation draw:name="f118" draw:formula="?f114 * ?f117"/>
          <draw:equation draw:name="f119" draw:formula="?f100 + ?f118"/>
          <draw:equation draw:name="f120" draw:formula="?f111 * ?f117"/>
          <draw:equation draw:name="f121" draw:formula="?f102 + ?f120"/>
          <draw:equation draw:name="f122" draw:formula="if(?f43, ?f76, ?f103)"/>
          <draw:equation draw:name="f123" draw:formula="if(?f43, ?f78, ?f104)"/>
          <draw:equation draw:name="f124" draw:formula="if(?f43, ?f76, ?f105)"/>
          <draw:equation draw:name="f125" draw:formula="if(?f43, ?f78, ?f106)"/>
          <draw:equation draw:name="f126" draw:formula="if(?f43, ?f103, ?f119)"/>
          <draw:equation draw:name="f127" draw:formula="if(?f43, ?f104, ?f121)"/>
          <draw:equation draw:name="f128" draw:formula="if(?f43, ?f105, ?f119)"/>
          <draw:equation draw:name="f129" draw:formula="if(?f43, ?f106, ?f121)"/>
          <draw:equation draw:name="f130" draw:formula="0 + ?f43"/>
          <draw:equation draw:name="f131" draw:formula="0 + ?f2"/>
          <draw:equation draw:name="f132" draw:formula="?f131 * ?f14 / ?f1"/>
          <draw:equation draw:name="f133" draw:formula="0 - ?f132"/>
          <draw:equation draw:name="f134" draw:formula="cos(?f133)"/>
          <draw:equation draw:name="f135" draw:formula="0 - ?f134"/>
          <draw:equation draw:name="f136" draw:formula="?f135 * ?f11"/>
          <draw:equation draw:name="f137" draw:formula="sin(?f133)"/>
          <draw:equation draw:name="f138" draw:formula="0 - ?f137"/>
          <draw:equation draw:name="f139" draw:formula="?f138 * ?f8"/>
          <draw:equation draw:name="f140" draw:formula="sqrt(?f136 * ?f136 + ?f139 * ?f139 + 0 * 0)"/>
          <draw:equation draw:name="f141" draw:formula="?f11 * ?f8 / ?f140"/>
          <draw:equation draw:name="f142" draw:formula="?f138 * ?f141"/>
          <draw:equation draw:name="f143" draw:formula="?f119 - ?f142"/>
          <draw:equation draw:name="f144" draw:formula="?f135 * ?f141"/>
          <draw:equation draw:name="f145" draw:formula="?f121 - ?f144"/>
          <draw:equation draw:name="f146" draw:formula="?f143 - ?f11"/>
          <draw:equation draw:name="f147" draw:formula="?f145 - ?f8"/>
          <draw:equation draw:name="f148" draw:formula="?f143 + ?f11"/>
          <draw:equation draw:name="f149" draw:formula="?f145 + ?f8"/>
          <draw:equation draw:name="f150" draw:formula="?f130 + ?f2"/>
          <draw:equation draw:name="f151" draw:formula="?f150 * ?f14 / ?f1"/>
          <draw:equation draw:name="f152" draw:formula="0 - ?f151"/>
          <draw:equation draw:name="f153" draw:formula="cos(?f152)"/>
          <draw:equation draw:name="f154" draw:formula="0 - ?f153"/>
          <draw:equation draw:name="f155" draw:formula="?f154 * ?f11"/>
          <draw:equation draw:name="f156" draw:formula="sin(?f152)"/>
          <draw:equation draw:name="f157" draw:formula="0 - ?f156"/>
          <draw:equation draw:name="f158" draw:formula="?f157 * ?f8"/>
          <draw:equation draw:name="f159" draw:formula="sqrt(?f155 * ?f155 + ?f158 * ?f158 + 0 * 0)"/>
          <draw:equation draw:name="f160" draw:formula="?f11 * ?f8 / ?f159"/>
          <draw:equation draw:name="f161" draw:formula="?f157 * ?f160"/>
          <draw:equation draw:name="f162" draw:formula="?f143 + ?f161"/>
          <draw:equation draw:name="f163" draw:formula="?f154 * ?f160"/>
          <draw:equation draw:name="f164" draw:formula="?f145 + ?f163"/>
          <draw:equation draw:name="f165" draw:formula="if(?f43, ?f119, ?f146)"/>
          <draw:equation draw:name="f166" draw:formula="if(?f43, ?f121, ?f147)"/>
          <draw:equation draw:name="f167" draw:formula="if(?f43, ?f119, ?f148)"/>
          <draw:equation draw:name="f168" draw:formula="if(?f43, ?f121, ?f149)"/>
          <draw:equation draw:name="f169" draw:formula="if(?f43, ?f146, ?f162)"/>
          <draw:equation draw:name="f170" draw:formula="if(?f43, ?f147, ?f164)"/>
          <draw:equation draw:name="f171" draw:formula="if(?f43, ?f148, ?f162)"/>
          <draw:equation draw:name="f172" draw:formula="if(?f43, ?f149, ?f164)"/>
          <draw:equation draw:name="f173" draw:formula="?f2 + ?f43"/>
          <draw:equation draw:name="f174" draw:formula="?f2 + ?f2"/>
          <draw:equation draw:name="f175" draw:formula="?f174 * ?f14 / ?f1"/>
          <draw:equation draw:name="f176" draw:formula="0 - ?f175"/>
          <draw:equation draw:name="f177" draw:formula="cos(?f176)"/>
          <draw:equation draw:name="f178" draw:formula="0 - ?f177"/>
          <draw:equation draw:name="f179" draw:formula="?f178 * ?f11"/>
          <draw:equation draw:name="f180" draw:formula="sin(?f176)"/>
          <draw:equation draw:name="f181" draw:formula="0 - ?f180"/>
          <draw:equation draw:name="f182" draw:formula="?f181 * ?f8"/>
          <draw:equation draw:name="f183" draw:formula="sqrt(?f179 * ?f179 + ?f182 * ?f182 + 0 * 0)"/>
          <draw:equation draw:name="f184" draw:formula="?f11 * ?f8 / ?f183"/>
          <draw:equation draw:name="f185" draw:formula="?f181 * ?f184"/>
          <draw:equation draw:name="f186" draw:formula="?f162 - ?f185"/>
          <draw:equation draw:name="f187" draw:formula="?f178 * ?f184"/>
          <draw:equation draw:name="f188" draw:formula="?f164 - ?f187"/>
          <draw:equation draw:name="f189" draw:formula="?f186 - ?f11"/>
          <draw:equation draw:name="f190" draw:formula="?f188 - ?f8"/>
          <draw:equation draw:name="f191" draw:formula="?f186 + ?f11"/>
          <draw:equation draw:name="f192" draw:formula="?f188 + ?f8"/>
          <draw:equation draw:name="f193" draw:formula="?f173 + ?f2"/>
          <draw:equation draw:name="f194" draw:formula="?f193 * ?f14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11"/>
          <draw:equation draw:name="f199" draw:formula="sin(?f195)"/>
          <draw:equation draw:name="f200" draw:formula="0 - ?f199"/>
          <draw:equation draw:name="f201" draw:formula="?f200 * ?f8"/>
          <draw:equation draw:name="f202" draw:formula="sqrt(?f198 * ?f198 + ?f201 * ?f201 + 0 * 0)"/>
          <draw:equation draw:name="f203" draw:formula="?f11 * ?f8 / ?f202"/>
          <draw:equation draw:name="f204" draw:formula="?f200 * ?f203"/>
          <draw:equation draw:name="f205" draw:formula="?f186 + ?f204"/>
          <draw:equation draw:name="f206" draw:formula="?f197 * ?f203"/>
          <draw:equation draw:name="f207" draw:formula="?f188 + ?f206"/>
          <draw:equation draw:name="f208" draw:formula="if(?f43, ?f162, ?f189)"/>
          <draw:equation draw:name="f209" draw:formula="if(?f43, ?f164, ?f190)"/>
          <draw:equation draw:name="f210" draw:formula="if(?f43, ?f162, ?f191)"/>
          <draw:equation draw:name="f211" draw:formula="if(?f43, ?f164, ?f192)"/>
          <draw:equation draw:name="f212" draw:formula="if(?f43, ?f189, ?f205)"/>
          <draw:equation draw:name="f213" draw:formula="if(?f43, ?f190, ?f207)"/>
          <draw:equation draw:name="f214" draw:formula="if(?f43, ?f191, ?f205)"/>
          <draw:equation draw:name="f215" draw:formula="if(?f43, ?f192, ?f207)"/>
          <draw:equation draw:name="f216" draw:formula="21550000 - -5400000"/>
          <draw:equation draw:name="f217" draw:formula="if(?f216, -5400000, 21550000)"/>
          <draw:equation draw:name="f218" draw:formula="-21550000 - ?f217"/>
          <draw:equation draw:name="f219" draw:formula="if(?f218, -21550000, ?f217)"/>
          <draw:equation draw:name="f220" draw:formula="?f1 + ?f219"/>
          <draw:equation draw:name="f221" draw:formula="?f49 * ?f18"/>
          <draw:equation draw:name="f222" draw:formula="?f52 * ?f19"/>
          <draw:equation draw:name="f223" draw:formula="sqrt(?f221 * ?f221 + ?f222 * ?f222 + 0 * 0)"/>
          <draw:equation draw:name="f224" draw:formula="?f18 * ?f19 / ?f223"/>
          <draw:equation draw:name="f225" draw:formula="?f52 * ?f224"/>
          <draw:equation draw:name="f226" draw:formula="?f17 - ?f225"/>
          <draw:equation draw:name="f227" draw:formula="?f49 * ?f224"/>
          <draw:equation draw:name="f228" draw:formula="?f9 - ?f227"/>
          <draw:equation draw:name="f229" draw:formula="?f226 - ?f18"/>
          <draw:equation draw:name="f230" draw:formula="?f228 - ?f19"/>
          <draw:equation draw:name="f231" draw:formula="?f226 + ?f18"/>
          <draw:equation draw:name="f232" draw:formula="?f228 + ?f19"/>
          <draw:equation draw:name="f233" draw:formula="?f220 + ?f2"/>
          <draw:equation draw:name="f234" draw:formula="?f233 * ?f14 / ?f1"/>
          <draw:equation draw:name="f235" draw:formula="0 - ?f234"/>
          <draw:equation draw:name="f236" draw:formula="cos(?f235)"/>
          <draw:equation draw:name="f237" draw:formula="0 - ?f236"/>
          <draw:equation draw:name="f238" draw:formula="?f237 * ?f18"/>
          <draw:equation draw:name="f239" draw:formula="sin(?f235)"/>
          <draw:equation draw:name="f240" draw:formula="0 - ?f239"/>
          <draw:equation draw:name="f241" draw:formula="?f240 * ?f19"/>
          <draw:equation draw:name="f242" draw:formula="sqrt(?f238 * ?f238 + ?f241 * ?f241 + 0 * 0)"/>
          <draw:equation draw:name="f243" draw:formula="?f18 * ?f19 / ?f242"/>
          <draw:equation draw:name="f244" draw:formula="?f240 * ?f243"/>
          <draw:equation draw:name="f245" draw:formula="?f226 + ?f244"/>
          <draw:equation draw:name="f246" draw:formula="?f237 * ?f243"/>
          <draw:equation draw:name="f247" draw:formula="?f228 + ?f246"/>
          <draw:equation draw:name="f248" draw:formula="if(?f219, ?f17, ?f229)"/>
          <draw:equation draw:name="f249" draw:formula="if(?f219, ?f9, ?f230)"/>
          <draw:equation draw:name="f250" draw:formula="if(?f219, ?f17, ?f231)"/>
          <draw:equation draw:name="f251" draw:formula="if(?f219, ?f9, ?f232)"/>
          <draw:equation draw:name="f252" draw:formula="if(?f219, ?f229, ?f245)"/>
          <draw:equation draw:name="f253" draw:formula="if(?f219, ?f230, ?f247)"/>
          <draw:equation draw:name="f254" draw:formula="if(?f219, ?f231, ?f245)"/>
          <draw:equation draw:name="f255" draw:formula="if(?f219, ?f232, ?f247)"/>
          <draw:equation draw:name="f256" draw:formula="?f2 + ?f219"/>
          <draw:equation draw:name="f257" draw:formula="?f178 * ?f18"/>
          <draw:equation draw:name="f258" draw:formula="?f181 * ?f19"/>
          <draw:equation draw:name="f259" draw:formula="sqrt(?f257 * ?f257 + ?f258 * ?f258 + 0 * 0)"/>
          <draw:equation draw:name="f260" draw:formula="?f18 * ?f19 / ?f259"/>
          <draw:equation draw:name="f261" draw:formula="?f181 * ?f260"/>
          <draw:equation draw:name="f262" draw:formula="?f245 - ?f261"/>
          <draw:equation draw:name="f263" draw:formula="?f178 * ?f260"/>
          <draw:equation draw:name="f264" draw:formula="?f247 - ?f263"/>
          <draw:equation draw:name="f265" draw:formula="?f262 - ?f18"/>
          <draw:equation draw:name="f266" draw:formula="?f264 - ?f19"/>
          <draw:equation draw:name="f267" draw:formula="?f262 + ?f18"/>
          <draw:equation draw:name="f268" draw:formula="?f264 + ?f19"/>
          <draw:equation draw:name="f269" draw:formula="?f256 + ?f2"/>
          <draw:equation draw:name="f270" draw:formula="?f269 * ?f14 / ?f1"/>
          <draw:equation draw:name="f271" draw:formula="0 - ?f270"/>
          <draw:equation draw:name="f272" draw:formula="cos(?f271)"/>
          <draw:equation draw:name="f273" draw:formula="0 - ?f272"/>
          <draw:equation draw:name="f274" draw:formula="?f273 * ?f18"/>
          <draw:equation draw:name="f275" draw:formula="sin(?f271)"/>
          <draw:equation draw:name="f276" draw:formula="0 - ?f275"/>
          <draw:equation draw:name="f277" draw:formula="?f276 * ?f19"/>
          <draw:equation draw:name="f278" draw:formula="sqrt(?f274 * ?f274 + ?f277 * ?f277 + 0 * 0)"/>
          <draw:equation draw:name="f279" draw:formula="?f18 * ?f19 / ?f278"/>
          <draw:equation draw:name="f280" draw:formula="?f276 * ?f279"/>
          <draw:equation draw:name="f281" draw:formula="?f262 + ?f280"/>
          <draw:equation draw:name="f282" draw:formula="?f273 * ?f279"/>
          <draw:equation draw:name="f283" draw:formula="?f264 + ?f282"/>
          <draw:equation draw:name="f284" draw:formula="if(?f219, ?f245, ?f265)"/>
          <draw:equation draw:name="f285" draw:formula="if(?f219, ?f247, ?f266)"/>
          <draw:equation draw:name="f286" draw:formula="if(?f219, ?f245, ?f267)"/>
          <draw:equation draw:name="f287" draw:formula="if(?f219, ?f247, ?f268)"/>
          <draw:equation draw:name="f288" draw:formula="if(?f219, ?f265, ?f281)"/>
          <draw:equation draw:name="f289" draw:formula="if(?f219, ?f266, ?f283)"/>
          <draw:equation draw:name="f290" draw:formula="if(?f219, ?f267, ?f281)"/>
          <draw:equation draw:name="f291" draw:formula="if(?f219, ?f268, ?f283)"/>
          <draw:equation draw:name="f292" draw:formula="0 + ?f219"/>
          <draw:equation draw:name="f293" draw:formula="?f135 * ?f18"/>
          <draw:equation draw:name="f294" draw:formula="?f138 * ?f19"/>
          <draw:equation draw:name="f295" draw:formula="sqrt(?f293 * ?f293 + ?f294 * ?f294 + 0 * 0)"/>
          <draw:equation draw:name="f296" draw:formula="?f18 * ?f19 / ?f295"/>
          <draw:equation draw:name="f297" draw:formula="?f138 * ?f296"/>
          <draw:equation draw:name="f298" draw:formula="?f281 - ?f297"/>
          <draw:equation draw:name="f299" draw:formula="?f135 * ?f296"/>
          <draw:equation draw:name="f300" draw:formula="?f283 - ?f299"/>
          <draw:equation draw:name="f301" draw:formula="?f298 - ?f18"/>
          <draw:equation draw:name="f302" draw:formula="?f300 - ?f19"/>
          <draw:equation draw:name="f303" draw:formula="?f298 + ?f18"/>
          <draw:equation draw:name="f304" draw:formula="?f300 + ?f19"/>
          <draw:equation draw:name="f305" draw:formula="?f292 + ?f2"/>
          <draw:equation draw:name="f306" draw:formula="?f305 * ?f14 / ?f1"/>
          <draw:equation draw:name="f307" draw:formula="0 - ?f306"/>
          <draw:equation draw:name="f308" draw:formula="cos(?f307)"/>
          <draw:equation draw:name="f309" draw:formula="0 - ?f308"/>
          <draw:equation draw:name="f310" draw:formula="?f309 * ?f18"/>
          <draw:equation draw:name="f311" draw:formula="sin(?f307)"/>
          <draw:equation draw:name="f312" draw:formula="0 - ?f311"/>
          <draw:equation draw:name="f313" draw:formula="?f312 * ?f19"/>
          <draw:equation draw:name="f314" draw:formula="sqrt(?f310 * ?f310 + ?f313 * ?f313 + 0 * 0)"/>
          <draw:equation draw:name="f315" draw:formula="?f18 * ?f19 / ?f314"/>
          <draw:equation draw:name="f316" draw:formula="?f312 * ?f315"/>
          <draw:equation draw:name="f317" draw:formula="?f298 + ?f316"/>
          <draw:equation draw:name="f318" draw:formula="?f309 * ?f315"/>
          <draw:equation draw:name="f319" draw:formula="?f300 + ?f318"/>
          <draw:equation draw:name="f320" draw:formula="if(?f219, ?f281, ?f301)"/>
          <draw:equation draw:name="f321" draw:formula="if(?f219, ?f283, ?f302)"/>
          <draw:equation draw:name="f322" draw:formula="if(?f219, ?f281, ?f303)"/>
          <draw:equation draw:name="f323" draw:formula="if(?f219, ?f283, ?f304)"/>
          <draw:equation draw:name="f324" draw:formula="if(?f219, ?f301, ?f317)"/>
          <draw:equation draw:name="f325" draw:formula="if(?f219, ?f302, ?f319)"/>
          <draw:equation draw:name="f326" draw:formula="if(?f219, ?f303, ?f317)"/>
          <draw:equation draw:name="f327" draw:formula="if(?f219, ?f304, ?f319)"/>
          <draw:equation draw:name="f328" draw:formula="?f0 + ?f219"/>
          <draw:equation draw:name="f329" draw:formula="?f92 * ?f18"/>
          <draw:equation draw:name="f330" draw:formula="?f95 * ?f19"/>
          <draw:equation draw:name="f331" draw:formula="sqrt(?f329 * ?f329 + ?f330 * ?f330 + 0 * 0)"/>
          <draw:equation draw:name="f332" draw:formula="?f18 * ?f19 / ?f331"/>
          <draw:equation draw:name="f333" draw:formula="?f95 * ?f332"/>
          <draw:equation draw:name="f334" draw:formula="?f317 - ?f333"/>
          <draw:equation draw:name="f335" draw:formula="?f92 * ?f332"/>
          <draw:equation draw:name="f336" draw:formula="?f319 - ?f335"/>
          <draw:equation draw:name="f337" draw:formula="?f334 - ?f18"/>
          <draw:equation draw:name="f338" draw:formula="?f336 - ?f19"/>
          <draw:equation draw:name="f339" draw:formula="?f334 + ?f18"/>
          <draw:equation draw:name="f340" draw:formula="?f336 + ?f19"/>
          <draw:equation draw:name="f341" draw:formula="?f328 + ?f2"/>
          <draw:equation draw:name="f342" draw:formula="?f341 * ?f14 / ?f1"/>
          <draw:equation draw:name="f343" draw:formula="0 - ?f342"/>
          <draw:equation draw:name="f344" draw:formula="cos(?f343)"/>
          <draw:equation draw:name="f345" draw:formula="0 - ?f344"/>
          <draw:equation draw:name="f346" draw:formula="?f345 * ?f18"/>
          <draw:equation draw:name="f347" draw:formula="sin(?f343)"/>
          <draw:equation draw:name="f348" draw:formula="0 - ?f347"/>
          <draw:equation draw:name="f349" draw:formula="?f348 * ?f19"/>
          <draw:equation draw:name="f350" draw:formula="sqrt(?f346 * ?f346 + ?f349 * ?f349 + 0 * 0)"/>
          <draw:equation draw:name="f351" draw:formula="?f18 * ?f19 / ?f350"/>
          <draw:equation draw:name="f352" draw:formula="?f348 * ?f351"/>
          <draw:equation draw:name="f353" draw:formula="?f334 + ?f352"/>
          <draw:equation draw:name="f354" draw:formula="?f345 * ?f351"/>
          <draw:equation draw:name="f355" draw:formula="?f336 + ?f354"/>
          <draw:equation draw:name="f356" draw:formula="if(?f219, ?f317, ?f337)"/>
          <draw:equation draw:name="f357" draw:formula="if(?f219, ?f319, ?f338)"/>
          <draw:equation draw:name="f358" draw:formula="if(?f219, ?f317, ?f339)"/>
          <draw:equation draw:name="f359" draw:formula="if(?f219, ?f319, ?f340)"/>
          <draw:equation draw:name="f360" draw:formula="if(?f219, ?f337, ?f353)"/>
          <draw:equation draw:name="f361" draw:formula="if(?f219, ?f338, ?f355)"/>
          <draw:equation draw:name="f362" draw:formula="if(?f219, ?f339, ?f353)"/>
          <draw:equation draw:name="f363" draw:formula="if(?f219, ?f340, ?f355)"/>
        </draw:enhanced-geometry>
      </draw:custom-shape>
      <draw:custom-shape draw:name="正方形/長方形 14" draw:style-name="Mgr6" draw:text-style-name="MP3" draw:layer="Master1-bg" svg:width="24.9cm" svg:height="20.999cm" svg:x="3.102cm" svg:y="0cm">
        <text:p/>
        <draw:enhanced-geometry svg:viewBox="0 0 21600 21600" draw:type="non-primitive" draw:enhanced-path="M 0 0 L 21600 0 21600 21600 0 21600 Z N"/>
      </draw:custom-shape>
      <draw:custom-shape draw:name="正方形/長方形 15" draw:style-name="Mgr7" draw:text-style-name="MP3" draw:layer="Master1-bg" svg:width="0.224cm" svg:height="20.999cm" svg:x="3.108cm" svg:y="0cm">
        <text:p/>
        <draw:enhanced-geometry svg:viewBox="0 0 21600 21600" draw:type="non-primitive" draw:enhanced-path="M 0 0 L 21600 0 21600 21600 0 21600 Z N"/>
      </draw:custom-shape>
      <draw:frame draw:name="タイトル 13" presentation:style-name="Mpr8" draw:text-style-name="MP3" draw:layer="backgroundobjects" svg:width="22.681cm" svg:height="4.508cm" svg:x="4.387cm" svg:y="1.102cm" presentation:class="title">
        <draw:text-box>
          <text:p text:style-name="MP4"><text:span text:style-name="MT2">マスタ タイトルの書式設定</text:span></text:p>
        </draw:text-box>
      </draw:frame>
      <draw:frame draw:name="サブタイトル 21" presentation:style-name="Mpr9" draw:text-style-name="MP3" draw:layer="backgroundobjects" svg:width="22.681cm" svg:height="5.366cm" svg:x="4.387cm" svg:y="5.665cm" presentation:class="subtitle">
        <draw:text-box>
          <text:p text:style-name="MP11"><text:span text:style-name="MT9">マスタ サブタイトルの書式設定</text:span></text:p>
        </draw:text-box>
      </draw:frame>
      <draw:frame draw:name="日付プレースホルダ 6" presentation:style-name="Mpr10" draw:text-style-name="MP3" draw:layer="backgroundobjects" svg:width="6.534cm" svg:height="1.458cm" svg:x="10.967cm" svg:y="19.308cm" presentation:class="date-time">
        <draw:text-box>
          <text:p/>
        </draw:text-box>
      </draw:frame>
      <draw:frame draw:name="フッター プレースホルダ 19" presentation:style-name="Mpr10" draw:text-style-name="MP3" draw:layer="backgroundobjects" svg:width="8.867cm" svg:height="1.458cm" svg:x="17.501cm" svg:y="19.308cm" presentation:class="footer">
        <draw:text-box>
          <text:p/>
        </draw:text-box>
      </draw:frame>
      <draw:frame draw:name="スライド番号プレースホルダ 9" presentation:style-name="Mpr11" draw:text-style-name="MP3" draw:layer="backgroundobjects" svg:width="1.4cm" svg:height="1.458cm" svg:x="26.378cm" svg:y="19.308cm" presentation:class="page-number">
        <draw:text-box>
          <text:p text:style-name="MP10"><text:span text:style-name="MT7"><text:page-number>&lt;番号&gt;</text:page-number></text:span></text:p>
        </draw:text-box>
      </draw:frame>
      <draw:custom-shape draw:name="円/楕円 7" draw:style-name="Mgr9" draw:text-style-name="MP3" draw:layer="backgroundobjects" svg:width="0.644cm" svg:height="0.644cm" svg:x="2.822cm" svg:y="4.329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円/楕円 8" draw:style-name="Mgr10" draw:text-style-name="MP3" draw:layer="backgroundobjects" svg:width="0.196cm" svg:height="0.196cm" svg:x="3.544cm" svg:y="4.118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presentation:notes style:page-layout-name="PM0">
        <draw:page-thumbnail draw:name="スライド イメージ プレースホルダ 1" presentation:style-name="Master1-Layout1-title-タイトル-スライド-title" draw:layer="backgroundobjects" svg:width="13.968cm" svg:height="10.476cm" svg:x="3.81cm" svg:y="2.123cm" presentation:class="page"/>
        <draw:frame draw:name="ノート プレースホルダ 2" presentation:style-name="Mpr1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 3" presentation:style-name="Mpr1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 4" presentation:style-name="Mpr1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 5" presentation:style-name="Mpr1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 6" presentation:style-name="Mpr14" draw:text-style-name="MP3" draw:layer="backgroundobjects" svg:width="9.369cm" svg:height="1.396cm" svg:x="12.22cm" svg:y="26.543cm" presentation:class="page-number">
          <draw:text-box>
            <text:p text:style-name="MP2"><text:span text:style-name="MT8"><text:page-number>&lt;番号&gt;</text:page-number></text:span></text:p>
          </draw:text-box>
        </draw:frame>
      </presentation:notes>
    </style:master-page>
    <style:master-page style:name="Master1-Layout2-obj-タイトルとコンテンツ" style:page-layout-name="PM1" draw:style-name="Mdp3">
      <draw:custom-shape draw:name="パイ 6" draw:style-name="Mgr3" draw:text-style-name="MP3" draw:layer="Master1-bg" svg:width="5.019cm" svg:height="5.018cm" svg:x="-2.499cm" svg:y="-2.498cm">
        <text:p/>
        <draw:enhanced-geometry svg:viewBox="0 0 21600 21600" draw:path-stretchpoint-x="21600" draw:path-stretchpoint-y="21600" draw:text-areas="?f64 ?f66 ?f65 ?f67" draw:type="non-primitive" draw:modifiers="270 0.0353" draw:enhanced-path="M ?f35 ?f36 A ?f120 ?f121 ?f122 ?f123 ?f35 ?f36 ?f117 ?f119 W ?f124 ?f125 ?f126 ?f127 ?f35 ?f36 ?f117 ?f119 L ?f11 ?f8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draw:name="円/楕円 7" draw:style-name="Mgr4" draw:text-style-name="MP3" draw:layer="Master1-bg" svg:width="5.213cm" svg:height="5.212cm" svg:x="0.517cm" svg:y="0.065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ドーナツ 8" draw:style-name="Mgr11" draw:text-style-name="MP3" draw:layer="Master1-bg" svg:width="3.447cm" svg:height="3.376cm" draw:transform="rotate (-0.673522558345671) translate (1.99cm 2.524cm)">
        <text:p/>
        <draw:enhanced-geometry svg:viewBox="0 0 21600 21600" draw:path-stretchpoint-x="21600" draw:path-stretchpoint-y="21600" draw:text-areas="?f29 ?f31 ?f30 ?f32" draw:glue-points="?f29 ?f31 ?f29 ?f32 ?f30 ?f32 ?f30 ?f31" draw:type="non-primitive" draw:modifiers="11833" draw:enhanced-path="M ?f3 ?f9 A ?f79 ?f80 ?f81 ?f82 ?f3 ?f9 ?f76 ?f78 W ?f83 ?f84 ?f85 ?f86 ?f3 ?f9 ?f76 ?f78 A ?f122 ?f123 ?f124 ?f125 ?f76 ?f78 ?f119 ?f121 W ?f126 ?f127 ?f128 ?f129 ?f76 ?f78 ?f119 ?f121 A ?f165 ?f166 ?f167 ?f168 ?f119 ?f121 ?f162 ?f164 W ?f169 ?f170 ?f171 ?f172 ?f119 ?f121 ?f162 ?f164 A ?f208 ?f209 ?f210 ?f211 ?f162 ?f164 ?f205 ?f207 W ?f212 ?f213 ?f214 ?f215 ?f162 ?f164 ?f205 ?f207 Z M ?f17 ?f9 A ?f248 ?f249 ?f250 ?f251 ?f17 ?f9 ?f245 ?f247 W ?f252 ?f253 ?f254 ?f255 ?f17 ?f9 ?f245 ?f247 A ?f284 ?f285 ?f286 ?f287 ?f245 ?f247 ?f281 ?f283 W ?f288 ?f289 ?f290 ?f291 ?f245 ?f247 ?f281 ?f283 A ?f320 ?f321 ?f322 ?f323 ?f281 ?f283 ?f317 ?f319 W ?f324 ?f325 ?f326 ?f327 ?f281 ?f283 ?f317 ?f319 A ?f356 ?f357 ?f358 ?f359 ?f317 ?f319 ?f353 ?f355 W ?f360 ?f361 ?f362 ?f363 ?f317 ?f319 ?f353 ?f355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min(?f10, ?f7)"/>
          <draw:equation draw:name="f14" draw:formula="5419351 / 1725033"/>
          <draw:equation draw:name="f15" draw:formula="180"/>
          <draw:equation draw:name="f16" draw:formula="$0"/>
          <draw:equation draw:name="f17" draw:formula="?f13 * ?f16 / 100000"/>
          <draw:equation draw:name="f18" draw:formula="?f11 - ?f17"/>
          <draw:equation draw:name="f19" draw:formula="?f8 - ?f17"/>
          <draw:equation draw:name="f20" draw:formula="2700000 + ?f2"/>
          <draw:equation draw:name="f21" draw:formula="?f20 * ?f14 / ?f1"/>
          <draw:equation draw:name="f22" draw:formula="0 - ?f21"/>
          <draw:equation draw:name="f23" draw:formula="sin(?f22)"/>
          <draw:equation draw:name="f24" draw:formula="0 - ?f23"/>
          <draw:equation draw:name="f25" draw:formula="?f24 * ?f11"/>
          <draw:equation draw:name="f26" draw:formula="cos(?f22)"/>
          <draw:equation draw:name="f27" draw:formula="0 - ?f26"/>
          <draw:equation draw:name="f28" draw:formula="?f27 * ?f8"/>
          <draw:equation draw:name="f29" draw:formula="?f12 - ?f25"/>
          <draw:equation draw:name="f30" draw:formula="?f12 + ?f25"/>
          <draw:equation draw:name="f31" draw:formula="?f9 - ?f28"/>
          <draw:equation draw:name="f32" draw:formula="?f9 + ?f28"/>
          <draw:equation draw:name="f33" draw:formula="?f17 - 10800"/>
          <draw:equation draw:name="f34" draw:formula="?f9 - 10800"/>
          <draw:equation draw:name="f35" draw:formula="sqrt(?f33 * ?f33 + ?f34 * ?f34 + 0 * 0)"/>
          <draw:equation draw:name="f36" draw:formula="atan2(?f33, ?f34)"/>
          <draw:equation draw:name="f37" draw:formula="?f36 + ?f2"/>
          <draw:equation draw:name="f38" draw:formula="?f37 * ?f15 / ?f1"/>
          <draw:equation draw:name="f39" draw:formula="0 - ?f38"/>
          <draw:equation draw:name="f40" draw:formula="21550000 - ?f2"/>
          <draw:equation draw:name="f41" draw:formula="if(?f40, ?f2, 21550000)"/>
          <draw:equation draw:name="f42" draw:formula="-21550000 - ?f41"/>
          <draw:equation draw:name="f43" draw:formula="if(?f42, -21550000, ?f41)"/>
          <draw:equation draw:name="f44" draw:formula="?f1 + ?f43"/>
          <draw:equation draw:name="f45" draw:formula="?f1 + ?f2"/>
          <draw:equation draw:name="f46" draw:formula="?f45 * ?f14 / ?f1"/>
          <draw:equation draw:name="f47" draw:formula="0 - ?f46"/>
          <draw:equation draw:name="f48" draw:formula="cos(?f47)"/>
          <draw:equation draw:name="f49" draw:formula="0 - ?f48"/>
          <draw:equation draw:name="f50" draw:formula="?f49 * ?f11"/>
          <draw:equation draw:name="f51" draw:formula="sin(?f47)"/>
          <draw:equation draw:name="f52" draw:formula="0 - ?f51"/>
          <draw:equation draw:name="f53" draw:formula="?f52 * ?f8"/>
          <draw:equation draw:name="f54" draw:formula="sqrt(?f50 * ?f50 + ?f53 * ?f53 + 0 * 0)"/>
          <draw:equation draw:name="f55" draw:formula="?f11 * ?f8 / ?f54"/>
          <draw:equation draw:name="f56" draw:formula="?f52 * ?f55"/>
          <draw:equation draw:name="f57" draw:formula="?f3 - ?f56"/>
          <draw:equation draw:name="f58" draw:formula="?f49 * ?f55"/>
          <draw:equation draw:name="f59" draw:formula="?f9 - ?f58"/>
          <draw:equation draw:name="f60" draw:formula="?f57 - ?f11"/>
          <draw:equation draw:name="f61" draw:formula="?f59 - ?f8"/>
          <draw:equation draw:name="f62" draw:formula="?f57 + ?f11"/>
          <draw:equation draw:name="f63" draw:formula="?f59 + ?f8"/>
          <draw:equation draw:name="f64" draw:formula="?f44 + ?f2"/>
          <draw:equation draw:name="f65" draw:formula="?f64 * ?f14 / ?f1"/>
          <draw:equation draw:name="f66" draw:formula="0 - ?f65"/>
          <draw:equation draw:name="f67" draw:formula="cos(?f66)"/>
          <draw:equation draw:name="f68" draw:formula="0 - ?f67"/>
          <draw:equation draw:name="f69" draw:formula="?f68 * ?f11"/>
          <draw:equation draw:name="f70" draw:formula="sin(?f66)"/>
          <draw:equation draw:name="f71" draw:formula="0 - ?f70"/>
          <draw:equation draw:name="f72" draw:formula="?f71 * ?f8"/>
          <draw:equation draw:name="f73" draw:formula="sqrt(?f69 * ?f69 + ?f72 * ?f72 + 0 * 0)"/>
          <draw:equation draw:name="f74" draw:formula="?f11 * ?f8 / ?f73"/>
          <draw:equation draw:name="f75" draw:formula="?f71 * ?f74"/>
          <draw:equation draw:name="f76" draw:formula="?f57 + ?f75"/>
          <draw:equation draw:name="f77" draw:formula="?f68 * ?f74"/>
          <draw:equation draw:name="f78" draw:formula="?f59 + ?f77"/>
          <draw:equation draw:name="f79" draw:formula="if(?f43, ?f3, ?f60)"/>
          <draw:equation draw:name="f80" draw:formula="if(?f43, ?f9, ?f61)"/>
          <draw:equation draw:name="f81" draw:formula="if(?f43, ?f3, ?f62)"/>
          <draw:equation draw:name="f82" draw:formula="if(?f43, ?f9, ?f63)"/>
          <draw:equation draw:name="f83" draw:formula="if(?f43, ?f60, ?f76)"/>
          <draw:equation draw:name="f84" draw:formula="if(?f43, ?f61, ?f78)"/>
          <draw:equation draw:name="f85" draw:formula="if(?f43, ?f62, ?f76)"/>
          <draw:equation draw:name="f86" draw:formula="if(?f43, ?f63, ?f78)"/>
          <draw:equation draw:name="f87" draw:formula="?f0 + ?f43"/>
          <draw:equation draw:name="f88" draw:formula="?f0 + ?f2"/>
          <draw:equation draw:name="f89" draw:formula="?f88 * ?f14 / ?f1"/>
          <draw:equation draw:name="f90" draw:formula="0 - ?f89"/>
          <draw:equation draw:name="f91" draw:formula="cos(?f90)"/>
          <draw:equation draw:name="f92" draw:formula="0 - ?f91"/>
          <draw:equation draw:name="f93" draw:formula="?f92 * ?f11"/>
          <draw:equation draw:name="f94" draw:formula="sin(?f90)"/>
          <draw:equation draw:name="f95" draw:formula="0 - ?f94"/>
          <draw:equation draw:name="f96" draw:formula="?f95 * ?f8"/>
          <draw:equation draw:name="f97" draw:formula="sqrt(?f93 * ?f93 + ?f96 * ?f96 + 0 * 0)"/>
          <draw:equation draw:name="f98" draw:formula="?f11 * ?f8 / ?f97"/>
          <draw:equation draw:name="f99" draw:formula="?f95 * ?f98"/>
          <draw:equation draw:name="f100" draw:formula="?f76 - ?f99"/>
          <draw:equation draw:name="f101" draw:formula="?f92 * ?f98"/>
          <draw:equation draw:name="f102" draw:formula="?f78 - ?f101"/>
          <draw:equation draw:name="f103" draw:formula="?f100 - ?f11"/>
          <draw:equation draw:name="f104" draw:formula="?f102 - ?f8"/>
          <draw:equation draw:name="f105" draw:formula="?f100 + ?f11"/>
          <draw:equation draw:name="f106" draw:formula="?f102 + ?f8"/>
          <draw:equation draw:name="f107" draw:formula="?f87 + ?f2"/>
          <draw:equation draw:name="f108" draw:formula="?f107 * ?f14 / ?f1"/>
          <draw:equation draw:name="f109" draw:formula="0 - ?f108"/>
          <draw:equation draw:name="f110" draw:formula="cos(?f109)"/>
          <draw:equation draw:name="f111" draw:formula="0 - ?f110"/>
          <draw:equation draw:name="f112" draw:formula="?f111 * ?f11"/>
          <draw:equation draw:name="f113" draw:formula="sin(?f109)"/>
          <draw:equation draw:name="f114" draw:formula="0 - ?f113"/>
          <draw:equation draw:name="f115" draw:formula="?f114 * ?f8"/>
          <draw:equation draw:name="f116" draw:formula="sqrt(?f112 * ?f112 + ?f115 * ?f115 + 0 * 0)"/>
          <draw:equation draw:name="f117" draw:formula="?f11 * ?f8 / ?f116"/>
          <draw:equation draw:name="f118" draw:formula="?f114 * ?f117"/>
          <draw:equation draw:name="f119" draw:formula="?f100 + ?f118"/>
          <draw:equation draw:name="f120" draw:formula="?f111 * ?f117"/>
          <draw:equation draw:name="f121" draw:formula="?f102 + ?f120"/>
          <draw:equation draw:name="f122" draw:formula="if(?f43, ?f76, ?f103)"/>
          <draw:equation draw:name="f123" draw:formula="if(?f43, ?f78, ?f104)"/>
          <draw:equation draw:name="f124" draw:formula="if(?f43, ?f76, ?f105)"/>
          <draw:equation draw:name="f125" draw:formula="if(?f43, ?f78, ?f106)"/>
          <draw:equation draw:name="f126" draw:formula="if(?f43, ?f103, ?f119)"/>
          <draw:equation draw:name="f127" draw:formula="if(?f43, ?f104, ?f121)"/>
          <draw:equation draw:name="f128" draw:formula="if(?f43, ?f105, ?f119)"/>
          <draw:equation draw:name="f129" draw:formula="if(?f43, ?f106, ?f121)"/>
          <draw:equation draw:name="f130" draw:formula="0 + ?f43"/>
          <draw:equation draw:name="f131" draw:formula="0 + ?f2"/>
          <draw:equation draw:name="f132" draw:formula="?f131 * ?f14 / ?f1"/>
          <draw:equation draw:name="f133" draw:formula="0 - ?f132"/>
          <draw:equation draw:name="f134" draw:formula="cos(?f133)"/>
          <draw:equation draw:name="f135" draw:formula="0 - ?f134"/>
          <draw:equation draw:name="f136" draw:formula="?f135 * ?f11"/>
          <draw:equation draw:name="f137" draw:formula="sin(?f133)"/>
          <draw:equation draw:name="f138" draw:formula="0 - ?f137"/>
          <draw:equation draw:name="f139" draw:formula="?f138 * ?f8"/>
          <draw:equation draw:name="f140" draw:formula="sqrt(?f136 * ?f136 + ?f139 * ?f139 + 0 * 0)"/>
          <draw:equation draw:name="f141" draw:formula="?f11 * ?f8 / ?f140"/>
          <draw:equation draw:name="f142" draw:formula="?f138 * ?f141"/>
          <draw:equation draw:name="f143" draw:formula="?f119 - ?f142"/>
          <draw:equation draw:name="f144" draw:formula="?f135 * ?f141"/>
          <draw:equation draw:name="f145" draw:formula="?f121 - ?f144"/>
          <draw:equation draw:name="f146" draw:formula="?f143 - ?f11"/>
          <draw:equation draw:name="f147" draw:formula="?f145 - ?f8"/>
          <draw:equation draw:name="f148" draw:formula="?f143 + ?f11"/>
          <draw:equation draw:name="f149" draw:formula="?f145 + ?f8"/>
          <draw:equation draw:name="f150" draw:formula="?f130 + ?f2"/>
          <draw:equation draw:name="f151" draw:formula="?f150 * ?f14 / ?f1"/>
          <draw:equation draw:name="f152" draw:formula="0 - ?f151"/>
          <draw:equation draw:name="f153" draw:formula="cos(?f152)"/>
          <draw:equation draw:name="f154" draw:formula="0 - ?f153"/>
          <draw:equation draw:name="f155" draw:formula="?f154 * ?f11"/>
          <draw:equation draw:name="f156" draw:formula="sin(?f152)"/>
          <draw:equation draw:name="f157" draw:formula="0 - ?f156"/>
          <draw:equation draw:name="f158" draw:formula="?f157 * ?f8"/>
          <draw:equation draw:name="f159" draw:formula="sqrt(?f155 * ?f155 + ?f158 * ?f158 + 0 * 0)"/>
          <draw:equation draw:name="f160" draw:formula="?f11 * ?f8 / ?f159"/>
          <draw:equation draw:name="f161" draw:formula="?f157 * ?f160"/>
          <draw:equation draw:name="f162" draw:formula="?f143 + ?f161"/>
          <draw:equation draw:name="f163" draw:formula="?f154 * ?f160"/>
          <draw:equation draw:name="f164" draw:formula="?f145 + ?f163"/>
          <draw:equation draw:name="f165" draw:formula="if(?f43, ?f119, ?f146)"/>
          <draw:equation draw:name="f166" draw:formula="if(?f43, ?f121, ?f147)"/>
          <draw:equation draw:name="f167" draw:formula="if(?f43, ?f119, ?f148)"/>
          <draw:equation draw:name="f168" draw:formula="if(?f43, ?f121, ?f149)"/>
          <draw:equation draw:name="f169" draw:formula="if(?f43, ?f146, ?f162)"/>
          <draw:equation draw:name="f170" draw:formula="if(?f43, ?f147, ?f164)"/>
          <draw:equation draw:name="f171" draw:formula="if(?f43, ?f148, ?f162)"/>
          <draw:equation draw:name="f172" draw:formula="if(?f43, ?f149, ?f164)"/>
          <draw:equation draw:name="f173" draw:formula="?f2 + ?f43"/>
          <draw:equation draw:name="f174" draw:formula="?f2 + ?f2"/>
          <draw:equation draw:name="f175" draw:formula="?f174 * ?f14 / ?f1"/>
          <draw:equation draw:name="f176" draw:formula="0 - ?f175"/>
          <draw:equation draw:name="f177" draw:formula="cos(?f176)"/>
          <draw:equation draw:name="f178" draw:formula="0 - ?f177"/>
          <draw:equation draw:name="f179" draw:formula="?f178 * ?f11"/>
          <draw:equation draw:name="f180" draw:formula="sin(?f176)"/>
          <draw:equation draw:name="f181" draw:formula="0 - ?f180"/>
          <draw:equation draw:name="f182" draw:formula="?f181 * ?f8"/>
          <draw:equation draw:name="f183" draw:formula="sqrt(?f179 * ?f179 + ?f182 * ?f182 + 0 * 0)"/>
          <draw:equation draw:name="f184" draw:formula="?f11 * ?f8 / ?f183"/>
          <draw:equation draw:name="f185" draw:formula="?f181 * ?f184"/>
          <draw:equation draw:name="f186" draw:formula="?f162 - ?f185"/>
          <draw:equation draw:name="f187" draw:formula="?f178 * ?f184"/>
          <draw:equation draw:name="f188" draw:formula="?f164 - ?f187"/>
          <draw:equation draw:name="f189" draw:formula="?f186 - ?f11"/>
          <draw:equation draw:name="f190" draw:formula="?f188 - ?f8"/>
          <draw:equation draw:name="f191" draw:formula="?f186 + ?f11"/>
          <draw:equation draw:name="f192" draw:formula="?f188 + ?f8"/>
          <draw:equation draw:name="f193" draw:formula="?f173 + ?f2"/>
          <draw:equation draw:name="f194" draw:formula="?f193 * ?f14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11"/>
          <draw:equation draw:name="f199" draw:formula="sin(?f195)"/>
          <draw:equation draw:name="f200" draw:formula="0 - ?f199"/>
          <draw:equation draw:name="f201" draw:formula="?f200 * ?f8"/>
          <draw:equation draw:name="f202" draw:formula="sqrt(?f198 * ?f198 + ?f201 * ?f201 + 0 * 0)"/>
          <draw:equation draw:name="f203" draw:formula="?f11 * ?f8 / ?f202"/>
          <draw:equation draw:name="f204" draw:formula="?f200 * ?f203"/>
          <draw:equation draw:name="f205" draw:formula="?f186 + ?f204"/>
          <draw:equation draw:name="f206" draw:formula="?f197 * ?f203"/>
          <draw:equation draw:name="f207" draw:formula="?f188 + ?f206"/>
          <draw:equation draw:name="f208" draw:formula="if(?f43, ?f162, ?f189)"/>
          <draw:equation draw:name="f209" draw:formula="if(?f43, ?f164, ?f190)"/>
          <draw:equation draw:name="f210" draw:formula="if(?f43, ?f162, ?f191)"/>
          <draw:equation draw:name="f211" draw:formula="if(?f43, ?f164, ?f192)"/>
          <draw:equation draw:name="f212" draw:formula="if(?f43, ?f189, ?f205)"/>
          <draw:equation draw:name="f213" draw:formula="if(?f43, ?f190, ?f207)"/>
          <draw:equation draw:name="f214" draw:formula="if(?f43, ?f191, ?f205)"/>
          <draw:equation draw:name="f215" draw:formula="if(?f43, ?f192, ?f207)"/>
          <draw:equation draw:name="f216" draw:formula="21550000 - -5400000"/>
          <draw:equation draw:name="f217" draw:formula="if(?f216, -5400000, 21550000)"/>
          <draw:equation draw:name="f218" draw:formula="-21550000 - ?f217"/>
          <draw:equation draw:name="f219" draw:formula="if(?f218, -21550000, ?f217)"/>
          <draw:equation draw:name="f220" draw:formula="?f1 + ?f219"/>
          <draw:equation draw:name="f221" draw:formula="?f49 * ?f18"/>
          <draw:equation draw:name="f222" draw:formula="?f52 * ?f19"/>
          <draw:equation draw:name="f223" draw:formula="sqrt(?f221 * ?f221 + ?f222 * ?f222 + 0 * 0)"/>
          <draw:equation draw:name="f224" draw:formula="?f18 * ?f19 / ?f223"/>
          <draw:equation draw:name="f225" draw:formula="?f52 * ?f224"/>
          <draw:equation draw:name="f226" draw:formula="?f17 - ?f225"/>
          <draw:equation draw:name="f227" draw:formula="?f49 * ?f224"/>
          <draw:equation draw:name="f228" draw:formula="?f9 - ?f227"/>
          <draw:equation draw:name="f229" draw:formula="?f226 - ?f18"/>
          <draw:equation draw:name="f230" draw:formula="?f228 - ?f19"/>
          <draw:equation draw:name="f231" draw:formula="?f226 + ?f18"/>
          <draw:equation draw:name="f232" draw:formula="?f228 + ?f19"/>
          <draw:equation draw:name="f233" draw:formula="?f220 + ?f2"/>
          <draw:equation draw:name="f234" draw:formula="?f233 * ?f14 / ?f1"/>
          <draw:equation draw:name="f235" draw:formula="0 - ?f234"/>
          <draw:equation draw:name="f236" draw:formula="cos(?f235)"/>
          <draw:equation draw:name="f237" draw:formula="0 - ?f236"/>
          <draw:equation draw:name="f238" draw:formula="?f237 * ?f18"/>
          <draw:equation draw:name="f239" draw:formula="sin(?f235)"/>
          <draw:equation draw:name="f240" draw:formula="0 - ?f239"/>
          <draw:equation draw:name="f241" draw:formula="?f240 * ?f19"/>
          <draw:equation draw:name="f242" draw:formula="sqrt(?f238 * ?f238 + ?f241 * ?f241 + 0 * 0)"/>
          <draw:equation draw:name="f243" draw:formula="?f18 * ?f19 / ?f242"/>
          <draw:equation draw:name="f244" draw:formula="?f240 * ?f243"/>
          <draw:equation draw:name="f245" draw:formula="?f226 + ?f244"/>
          <draw:equation draw:name="f246" draw:formula="?f237 * ?f243"/>
          <draw:equation draw:name="f247" draw:formula="?f228 + ?f246"/>
          <draw:equation draw:name="f248" draw:formula="if(?f219, ?f17, ?f229)"/>
          <draw:equation draw:name="f249" draw:formula="if(?f219, ?f9, ?f230)"/>
          <draw:equation draw:name="f250" draw:formula="if(?f219, ?f17, ?f231)"/>
          <draw:equation draw:name="f251" draw:formula="if(?f219, ?f9, ?f232)"/>
          <draw:equation draw:name="f252" draw:formula="if(?f219, ?f229, ?f245)"/>
          <draw:equation draw:name="f253" draw:formula="if(?f219, ?f230, ?f247)"/>
          <draw:equation draw:name="f254" draw:formula="if(?f219, ?f231, ?f245)"/>
          <draw:equation draw:name="f255" draw:formula="if(?f219, ?f232, ?f247)"/>
          <draw:equation draw:name="f256" draw:formula="?f2 + ?f219"/>
          <draw:equation draw:name="f257" draw:formula="?f178 * ?f18"/>
          <draw:equation draw:name="f258" draw:formula="?f181 * ?f19"/>
          <draw:equation draw:name="f259" draw:formula="sqrt(?f257 * ?f257 + ?f258 * ?f258 + 0 * 0)"/>
          <draw:equation draw:name="f260" draw:formula="?f18 * ?f19 / ?f259"/>
          <draw:equation draw:name="f261" draw:formula="?f181 * ?f260"/>
          <draw:equation draw:name="f262" draw:formula="?f245 - ?f261"/>
          <draw:equation draw:name="f263" draw:formula="?f178 * ?f260"/>
          <draw:equation draw:name="f264" draw:formula="?f247 - ?f263"/>
          <draw:equation draw:name="f265" draw:formula="?f262 - ?f18"/>
          <draw:equation draw:name="f266" draw:formula="?f264 - ?f19"/>
          <draw:equation draw:name="f267" draw:formula="?f262 + ?f18"/>
          <draw:equation draw:name="f268" draw:formula="?f264 + ?f19"/>
          <draw:equation draw:name="f269" draw:formula="?f256 + ?f2"/>
          <draw:equation draw:name="f270" draw:formula="?f269 * ?f14 / ?f1"/>
          <draw:equation draw:name="f271" draw:formula="0 - ?f270"/>
          <draw:equation draw:name="f272" draw:formula="cos(?f271)"/>
          <draw:equation draw:name="f273" draw:formula="0 - ?f272"/>
          <draw:equation draw:name="f274" draw:formula="?f273 * ?f18"/>
          <draw:equation draw:name="f275" draw:formula="sin(?f271)"/>
          <draw:equation draw:name="f276" draw:formula="0 - ?f275"/>
          <draw:equation draw:name="f277" draw:formula="?f276 * ?f19"/>
          <draw:equation draw:name="f278" draw:formula="sqrt(?f274 * ?f274 + ?f277 * ?f277 + 0 * 0)"/>
          <draw:equation draw:name="f279" draw:formula="?f18 * ?f19 / ?f278"/>
          <draw:equation draw:name="f280" draw:formula="?f276 * ?f279"/>
          <draw:equation draw:name="f281" draw:formula="?f262 + ?f280"/>
          <draw:equation draw:name="f282" draw:formula="?f273 * ?f279"/>
          <draw:equation draw:name="f283" draw:formula="?f264 + ?f282"/>
          <draw:equation draw:name="f284" draw:formula="if(?f219, ?f245, ?f265)"/>
          <draw:equation draw:name="f285" draw:formula="if(?f219, ?f247, ?f266)"/>
          <draw:equation draw:name="f286" draw:formula="if(?f219, ?f245, ?f267)"/>
          <draw:equation draw:name="f287" draw:formula="if(?f219, ?f247, ?f268)"/>
          <draw:equation draw:name="f288" draw:formula="if(?f219, ?f265, ?f281)"/>
          <draw:equation draw:name="f289" draw:formula="if(?f219, ?f266, ?f283)"/>
          <draw:equation draw:name="f290" draw:formula="if(?f219, ?f267, ?f281)"/>
          <draw:equation draw:name="f291" draw:formula="if(?f219, ?f268, ?f283)"/>
          <draw:equation draw:name="f292" draw:formula="0 + ?f219"/>
          <draw:equation draw:name="f293" draw:formula="?f135 * ?f18"/>
          <draw:equation draw:name="f294" draw:formula="?f138 * ?f19"/>
          <draw:equation draw:name="f295" draw:formula="sqrt(?f293 * ?f293 + ?f294 * ?f294 + 0 * 0)"/>
          <draw:equation draw:name="f296" draw:formula="?f18 * ?f19 / ?f295"/>
          <draw:equation draw:name="f297" draw:formula="?f138 * ?f296"/>
          <draw:equation draw:name="f298" draw:formula="?f281 - ?f297"/>
          <draw:equation draw:name="f299" draw:formula="?f135 * ?f296"/>
          <draw:equation draw:name="f300" draw:formula="?f283 - ?f299"/>
          <draw:equation draw:name="f301" draw:formula="?f298 - ?f18"/>
          <draw:equation draw:name="f302" draw:formula="?f300 - ?f19"/>
          <draw:equation draw:name="f303" draw:formula="?f298 + ?f18"/>
          <draw:equation draw:name="f304" draw:formula="?f300 + ?f19"/>
          <draw:equation draw:name="f305" draw:formula="?f292 + ?f2"/>
          <draw:equation draw:name="f306" draw:formula="?f305 * ?f14 / ?f1"/>
          <draw:equation draw:name="f307" draw:formula="0 - ?f306"/>
          <draw:equation draw:name="f308" draw:formula="cos(?f307)"/>
          <draw:equation draw:name="f309" draw:formula="0 - ?f308"/>
          <draw:equation draw:name="f310" draw:formula="?f309 * ?f18"/>
          <draw:equation draw:name="f311" draw:formula="sin(?f307)"/>
          <draw:equation draw:name="f312" draw:formula="0 - ?f311"/>
          <draw:equation draw:name="f313" draw:formula="?f312 * ?f19"/>
          <draw:equation draw:name="f314" draw:formula="sqrt(?f310 * ?f310 + ?f313 * ?f313 + 0 * 0)"/>
          <draw:equation draw:name="f315" draw:formula="?f18 * ?f19 / ?f314"/>
          <draw:equation draw:name="f316" draw:formula="?f312 * ?f315"/>
          <draw:equation draw:name="f317" draw:formula="?f298 + ?f316"/>
          <draw:equation draw:name="f318" draw:formula="?f309 * ?f315"/>
          <draw:equation draw:name="f319" draw:formula="?f300 + ?f318"/>
          <draw:equation draw:name="f320" draw:formula="if(?f219, ?f281, ?f301)"/>
          <draw:equation draw:name="f321" draw:formula="if(?f219, ?f283, ?f302)"/>
          <draw:equation draw:name="f322" draw:formula="if(?f219, ?f281, ?f303)"/>
          <draw:equation draw:name="f323" draw:formula="if(?f219, ?f283, ?f304)"/>
          <draw:equation draw:name="f324" draw:formula="if(?f219, ?f301, ?f317)"/>
          <draw:equation draw:name="f325" draw:formula="if(?f219, ?f302, ?f319)"/>
          <draw:equation draw:name="f326" draw:formula="if(?f219, ?f303, ?f317)"/>
          <draw:equation draw:name="f327" draw:formula="if(?f219, ?f304, ?f319)"/>
          <draw:equation draw:name="f328" draw:formula="?f0 + ?f219"/>
          <draw:equation draw:name="f329" draw:formula="?f92 * ?f18"/>
          <draw:equation draw:name="f330" draw:formula="?f95 * ?f19"/>
          <draw:equation draw:name="f331" draw:formula="sqrt(?f329 * ?f329 + ?f330 * ?f330 + 0 * 0)"/>
          <draw:equation draw:name="f332" draw:formula="?f18 * ?f19 / ?f331"/>
          <draw:equation draw:name="f333" draw:formula="?f95 * ?f332"/>
          <draw:equation draw:name="f334" draw:formula="?f317 - ?f333"/>
          <draw:equation draw:name="f335" draw:formula="?f92 * ?f332"/>
          <draw:equation draw:name="f336" draw:formula="?f319 - ?f335"/>
          <draw:equation draw:name="f337" draw:formula="?f334 - ?f18"/>
          <draw:equation draw:name="f338" draw:formula="?f336 - ?f19"/>
          <draw:equation draw:name="f339" draw:formula="?f334 + ?f18"/>
          <draw:equation draw:name="f340" draw:formula="?f336 + ?f19"/>
          <draw:equation draw:name="f341" draw:formula="?f328 + ?f2"/>
          <draw:equation draw:name="f342" draw:formula="?f341 * ?f14 / ?f1"/>
          <draw:equation draw:name="f343" draw:formula="0 - ?f342"/>
          <draw:equation draw:name="f344" draw:formula="cos(?f343)"/>
          <draw:equation draw:name="f345" draw:formula="0 - ?f344"/>
          <draw:equation draw:name="f346" draw:formula="?f345 * ?f18"/>
          <draw:equation draw:name="f347" draw:formula="sin(?f343)"/>
          <draw:equation draw:name="f348" draw:formula="0 - ?f347"/>
          <draw:equation draw:name="f349" draw:formula="?f348 * ?f19"/>
          <draw:equation draw:name="f350" draw:formula="sqrt(?f346 * ?f346 + ?f349 * ?f349 + 0 * 0)"/>
          <draw:equation draw:name="f351" draw:formula="?f18 * ?f19 / ?f350"/>
          <draw:equation draw:name="f352" draw:formula="?f348 * ?f351"/>
          <draw:equation draw:name="f353" draw:formula="?f334 + ?f352"/>
          <draw:equation draw:name="f354" draw:formula="?f345 * ?f351"/>
          <draw:equation draw:name="f355" draw:formula="?f336 + ?f354"/>
          <draw:equation draw:name="f356" draw:formula="if(?f219, ?f317, ?f337)"/>
          <draw:equation draw:name="f357" draw:formula="if(?f219, ?f319, ?f338)"/>
          <draw:equation draw:name="f358" draw:formula="if(?f219, ?f317, ?f339)"/>
          <draw:equation draw:name="f359" draw:formula="if(?f219, ?f319, ?f340)"/>
          <draw:equation draw:name="f360" draw:formula="if(?f219, ?f337, ?f353)"/>
          <draw:equation draw:name="f361" draw:formula="if(?f219, ?f338, ?f355)"/>
          <draw:equation draw:name="f362" draw:formula="if(?f219, ?f339, ?f353)"/>
          <draw:equation draw:name="f363" draw:formula="if(?f219, ?f340, ?f355)"/>
        </draw:enhanced-geometry>
      </draw:custom-shape>
      <draw:custom-shape draw:name="正方形/長方形 9" draw:style-name="Mgr6" draw:text-style-name="MP3" draw:layer="Master1-bg" svg:width="24.9cm" svg:height="20.999cm" svg:x="3.102cm" svg:y="0cm">
        <text:p/>
        <draw:enhanced-geometry svg:viewBox="0 0 21600 21600" draw:type="non-primitive" draw:enhanced-path="M 0 0 L 21600 0 21600 21600 0 21600 Z N"/>
      </draw:custom-shape>
      <draw:custom-shape draw:name="正方形/長方形 10" draw:style-name="Mgr7" draw:text-style-name="MP3" draw:layer="Master1-bg" svg:width="0.224cm" svg:height="20.999cm" svg:x="3.108cm" svg:y="0cm">
        <text:p/>
        <draw:enhanced-geometry svg:viewBox="0 0 21600 21600" draw:type="non-primitive" draw:enhanced-path="M 0 0 L 21600 0 21600 21600 0 21600 Z N"/>
      </draw:custom-shape>
      <draw:frame draw:name="タイトル 1" presentation:style-name="Mpr15" draw:text-style-name="MP3" draw:layer="backgroundobjects" svg:width="22.961cm" svg:height="3.5cm" svg:x="4.396cm" svg:y="0.841cm" presentation:class="title">
        <draw:text-box>
          <text:p text:style-name="MP4"><text:span text:style-name="MT2">マスタ タイトルの書式設定</text:span></text:p>
        </draw:text-box>
      </draw:frame>
      <draw:frame draw:name="コンテンツ プレースホルダ 2" presentation:style-name="Mpr16" draw:text-style-name="MP3" draw:layer="backgroundobjects" svg:width="22.961cm" svg:height="14.699cm" svg:x="4.396cm" svg:y="4.433cm" presentation:class="title">
        <draw:text-box>
          <text:list text:style-name="ML2">
            <text:list-item>
              <text:p text:style-name="MP5"><text:span text:style-name="MT3">マスタ テキストの書式設定</text:span><text:span text:style-name="MT3"><text:line-break/></text:span><text:span text:style-name="MT4">第 </text:span><text:span text:style-name="MT4">2 </text:span><text:span text:style-name="MT4">レベル</text:span><text:span text:style-name="MT4"><text:line-break/></text:span><text:span text:style-name="MT5">第 </text:span><text:span text:style-name="MT5">3 </text:span><text:span text:style-name="MT5">レベル</text:span><text:span text:style-name="MT5"><text:line-break/></text:span><text:span text:style-name="MT6">第 </text:span><text:span text:style-name="MT6">4 </text:span><text:span text:style-name="MT6">レベル</text:span><text:span text:style-name="MT6"><text:line-break/></text:span><text:span text:style-name="MT6">第 </text:span><text:span text:style-name="MT6">5 </text:span><text:span text:style-name="MT6">レベル</text:span></text:p>
            </text:list-item>
          </text:list>
        </draw:text-box>
      </draw:frame>
      <draw:frame draw:name="日付プレースホルダ 3" presentation:style-name="Mpr17" draw:text-style-name="MP3" draw:layer="backgroundobjects" svg:width="6.534cm" svg:height="1.458cm" svg:x="10.967cm" svg:y="19.308cm" presentation:class="date-time">
        <draw:text-box>
          <text:p/>
        </draw:text-box>
      </draw:frame>
      <draw:frame draw:name="フッター プレースホルダ 4" presentation:style-name="Mpr17" draw:text-style-name="MP3" draw:layer="backgroundobjects" svg:width="8.867cm" svg:height="1.458cm" svg:x="17.501cm" svg:y="19.308cm" presentation:class="footer">
        <draw:text-box>
          <text:p/>
        </draw:text-box>
      </draw:frame>
      <draw:frame draw:name="スライド番号プレースホルダ 5" presentation:style-name="Mpr18" draw:text-style-name="MP3" draw:layer="backgroundobjects" svg:width="1.4cm" svg:height="1.458cm" svg:x="26.378cm" svg:y="19.308cm" presentation:class="page-number">
        <draw:text-box>
          <text:p text:style-name="MP10"><text:span text:style-name="MT7"><text:page-number>&lt;番号&gt;</text:page-number></text:span></text:p>
        </draw:text-box>
      </draw:frame>
      <presentation:notes style:page-layout-name="PM0">
        <draw:page-thumbnail draw:name="スライド イメージ プレースホルダ 1" presentation:style-name="Master1-Layout2-obj-タイトルとコンテンツ-title" draw:layer="backgroundobjects" svg:width="13.968cm" svg:height="10.476cm" svg:x="3.81cm" svg:y="2.123cm" presentation:class="page"/>
        <draw:frame draw:name="ノート プレースホルダ 2" presentation:style-name="Mpr1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 3" presentation:style-name="Mpr2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 4" presentation:style-name="Mpr2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 5" presentation:style-name="Mpr21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 6" presentation:style-name="Mpr21" draw:text-style-name="MP3" draw:layer="backgroundobjects" svg:width="9.369cm" svg:height="1.396cm" svg:x="12.22cm" svg:y="26.543cm" presentation:class="page-number">
          <draw:text-box>
            <text:p text:style-name="MP2"><text:span text:style-name="MT8"><text:page-number>&lt;番号&gt;</text:page-number></text:span></text:p>
          </draw:text-box>
        </draw:frame>
      </presentation:notes>
    </style:master-page>
    <style:master-page style:name="Master1-Layout3-secHead-セクション見出し" style:page-layout-name="PM1" draw:style-name="Mdp4">
      <draw:custom-shape draw:name="正方形/長方形 6" draw:style-name="Mgr6" draw:text-style-name="MP3" draw:layer="backgroundobjects" svg:width="21.001cm" svg:height="20.999cm" svg:x="6.991cm" svg:y="0cm">
        <text:p/>
        <draw:enhanced-geometry svg:viewBox="0 0 21600 21600" draw:type="non-primitive" draw:enhanced-path="M 0 0 L 21600 0 21600 21600 0 21600 Z N"/>
      </draw:custom-shape>
      <draw:frame draw:name="タイトル 1" presentation:style-name="Mpr22" draw:text-style-name="MP3" draw:layer="backgroundobjects" svg:width="19.601cm" svg:height="7cm" svg:x="7.896cm" svg:y="7.962cm" presentation:class="title">
        <draw:text-box>
          <text:p text:style-name="MP12"><text:span text:style-name="MT10">マスタ タイトルの書式設定</text:span></text:p>
        </draw:text-box>
      </draw:frame>
      <draw:frame draw:name="テキスト プレースホルダ 2" presentation:style-name="Mpr23" draw:text-style-name="MP3" draw:layer="backgroundobjects" svg:width="19.601cm" svg:height="4.623cm" svg:x="7.896cm" svg:y="3.267cm" presentation:class="outline">
        <draw:text-box>
          <text:list text:style-name="ML8">
            <text:list-item>
              <text:p text:style-name="MP13"><text:span text:style-name="MT11">マスタ テキストの書式設定</text:span></text:p>
            </text:list-item>
          </text:list>
        </draw:text-box>
      </draw:frame>
      <draw:frame draw:name="日付プレースホルダ 3" presentation:style-name="Mpr24" draw:text-style-name="MP3" draw:layer="backgroundobjects" svg:width="6.534cm" svg:height="1.458cm" svg:x="10.967cm" svg:y="19.308cm" presentation:class="date-time">
        <draw:text-box>
          <text:p/>
        </draw:text-box>
      </draw:frame>
      <draw:frame draw:name="フッター プレースホルダ 4" presentation:style-name="Mpr24" draw:text-style-name="MP3" draw:layer="backgroundobjects" svg:width="8.867cm" svg:height="1.458cm" svg:x="17.501cm" svg:y="19.308cm" presentation:class="footer">
        <draw:text-box>
          <text:p/>
        </draw:text-box>
      </draw:frame>
      <draw:frame draw:name="スライド番号プレースホルダ 5" presentation:style-name="Mpr25" draw:text-style-name="MP3" draw:layer="backgroundobjects" svg:width="1.4cm" svg:height="1.458cm" svg:x="26.378cm" svg:y="19.308cm" presentation:class="page-number">
        <draw:text-box>
          <text:p text:style-name="MP10"><text:span text:style-name="MT7"><text:page-number>&lt;番号&gt;</text:page-number></text:span></text:p>
        </draw:text-box>
      </draw:frame>
      <draw:custom-shape draw:name="正方形/長方形 9" draw:style-name="Mgr7" draw:text-style-name="MP3" draw:layer="backgroundobjects" svg:width="0.233cm" svg:height="20.999cm" svg:x="7cm" svg:y="0cm">
        <text:p/>
        <draw:enhanced-geometry svg:viewBox="0 0 21600 21600" draw:type="non-primitive" draw:enhanced-path="M 0 0 L 21600 0 21600 21600 0 21600 Z N"/>
      </draw:custom-shape>
      <draw:custom-shape draw:name="円/楕円 7" draw:style-name="Mgr12" draw:text-style-name="MP3" draw:layer="backgroundobjects" svg:width="0.644cm" svg:height="0.644cm" svg:x="6.652cm" svg:y="8.618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円/楕円 8" draw:style-name="Mgr10" draw:text-style-name="MP3" draw:layer="backgroundobjects" svg:width="0.196cm" svg:height="0.196cm" svg:x="7.374cm" svg:y="8.408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presentation:notes style:page-layout-name="PM0">
        <draw:page-thumbnail draw:name="スライド イメージ プレースホルダ 1" presentation:style-name="Master1-Layout3-secHead-セクション見出し-title" draw:layer="backgroundobjects" svg:width="13.968cm" svg:height="10.476cm" svg:x="3.81cm" svg:y="2.123cm" presentation:class="page"/>
        <draw:frame draw:name="ノート プレースホルダ 2" presentation:style-name="Mpr2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 5" presentation:style-name="Mpr2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 6" presentation:style-name="Mpr28" draw:text-style-name="MP3" draw:layer="backgroundobjects" svg:width="9.369cm" svg:height="1.396cm" svg:x="12.22cm" svg:y="26.543cm" presentation:class="page-number">
          <draw:text-box>
            <text:p text:style-name="MP2"><text:span text:style-name="MT8"><text:page-number>&lt;番号&gt;</text:page-number></text:span></text:p>
          </draw:text-box>
        </draw:frame>
      </presentation:notes>
    </style:master-page>
    <style:master-page style:name="Master1-Layout4-twoObj-2-つのコンテンツ" style:page-layout-name="PM1" draw:style-name="Mdp5">
      <draw:custom-shape draw:name="パイ 7" draw:style-name="Mgr3" draw:text-style-name="MP3" draw:layer="Master1-bg" svg:width="5.019cm" svg:height="5.018cm" svg:x="-2.499cm" svg:y="-2.498cm">
        <text:p/>
        <draw:enhanced-geometry svg:viewBox="0 0 21600 21600" draw:path-stretchpoint-x="21600" draw:path-stretchpoint-y="21600" draw:text-areas="?f64 ?f66 ?f65 ?f67" draw:type="non-primitive" draw:modifiers="270 0.0353" draw:enhanced-path="M ?f35 ?f36 A ?f120 ?f121 ?f122 ?f123 ?f35 ?f36 ?f117 ?f119 W ?f124 ?f125 ?f126 ?f127 ?f35 ?f36 ?f117 ?f119 L ?f11 ?f8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draw:name="円/楕円 8" draw:style-name="Mgr4" draw:text-style-name="MP3" draw:layer="Master1-bg" svg:width="5.213cm" svg:height="5.212cm" svg:x="0.517cm" svg:y="0.065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ドーナツ 9" draw:style-name="Mgr13" draw:text-style-name="MP3" draw:layer="Master1-bg" svg:width="3.447cm" svg:height="3.376cm" draw:transform="rotate (-0.673522558345671) translate (1.99cm 2.524cm)">
        <text:p/>
        <draw:enhanced-geometry svg:viewBox="0 0 21600 21600" draw:path-stretchpoint-x="21600" draw:path-stretchpoint-y="21600" draw:text-areas="?f29 ?f31 ?f30 ?f32" draw:glue-points="?f29 ?f31 ?f29 ?f32 ?f30 ?f32 ?f30 ?f31" draw:type="non-primitive" draw:modifiers="11833" draw:enhanced-path="M ?f3 ?f9 A ?f79 ?f80 ?f81 ?f82 ?f3 ?f9 ?f76 ?f78 W ?f83 ?f84 ?f85 ?f86 ?f3 ?f9 ?f76 ?f78 A ?f122 ?f123 ?f124 ?f125 ?f76 ?f78 ?f119 ?f121 W ?f126 ?f127 ?f128 ?f129 ?f76 ?f78 ?f119 ?f121 A ?f165 ?f166 ?f167 ?f168 ?f119 ?f121 ?f162 ?f164 W ?f169 ?f170 ?f171 ?f172 ?f119 ?f121 ?f162 ?f164 A ?f208 ?f209 ?f210 ?f211 ?f162 ?f164 ?f205 ?f207 W ?f212 ?f213 ?f214 ?f215 ?f162 ?f164 ?f205 ?f207 Z M ?f17 ?f9 A ?f248 ?f249 ?f250 ?f251 ?f17 ?f9 ?f245 ?f247 W ?f252 ?f253 ?f254 ?f255 ?f17 ?f9 ?f245 ?f247 A ?f284 ?f285 ?f286 ?f287 ?f245 ?f247 ?f281 ?f283 W ?f288 ?f289 ?f290 ?f291 ?f245 ?f247 ?f281 ?f283 A ?f320 ?f321 ?f322 ?f323 ?f281 ?f283 ?f317 ?f319 W ?f324 ?f325 ?f326 ?f327 ?f281 ?f283 ?f317 ?f319 A ?f356 ?f357 ?f358 ?f359 ?f317 ?f319 ?f353 ?f355 W ?f360 ?f361 ?f362 ?f363 ?f317 ?f319 ?f353 ?f355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min(?f10, ?f7)"/>
          <draw:equation draw:name="f14" draw:formula="5419351 / 1725033"/>
          <draw:equation draw:name="f15" draw:formula="180"/>
          <draw:equation draw:name="f16" draw:formula="$0"/>
          <draw:equation draw:name="f17" draw:formula="?f13 * ?f16 / 100000"/>
          <draw:equation draw:name="f18" draw:formula="?f11 - ?f17"/>
          <draw:equation draw:name="f19" draw:formula="?f8 - ?f17"/>
          <draw:equation draw:name="f20" draw:formula="2700000 + ?f2"/>
          <draw:equation draw:name="f21" draw:formula="?f20 * ?f14 / ?f1"/>
          <draw:equation draw:name="f22" draw:formula="0 - ?f21"/>
          <draw:equation draw:name="f23" draw:formula="sin(?f22)"/>
          <draw:equation draw:name="f24" draw:formula="0 - ?f23"/>
          <draw:equation draw:name="f25" draw:formula="?f24 * ?f11"/>
          <draw:equation draw:name="f26" draw:formula="cos(?f22)"/>
          <draw:equation draw:name="f27" draw:formula="0 - ?f26"/>
          <draw:equation draw:name="f28" draw:formula="?f27 * ?f8"/>
          <draw:equation draw:name="f29" draw:formula="?f12 - ?f25"/>
          <draw:equation draw:name="f30" draw:formula="?f12 + ?f25"/>
          <draw:equation draw:name="f31" draw:formula="?f9 - ?f28"/>
          <draw:equation draw:name="f32" draw:formula="?f9 + ?f28"/>
          <draw:equation draw:name="f33" draw:formula="?f17 - 10800"/>
          <draw:equation draw:name="f34" draw:formula="?f9 - 10800"/>
          <draw:equation draw:name="f35" draw:formula="sqrt(?f33 * ?f33 + ?f34 * ?f34 + 0 * 0)"/>
          <draw:equation draw:name="f36" draw:formula="atan2(?f33, ?f34)"/>
          <draw:equation draw:name="f37" draw:formula="?f36 + ?f2"/>
          <draw:equation draw:name="f38" draw:formula="?f37 * ?f15 / ?f1"/>
          <draw:equation draw:name="f39" draw:formula="0 - ?f38"/>
          <draw:equation draw:name="f40" draw:formula="21550000 - ?f2"/>
          <draw:equation draw:name="f41" draw:formula="if(?f40, ?f2, 21550000)"/>
          <draw:equation draw:name="f42" draw:formula="-21550000 - ?f41"/>
          <draw:equation draw:name="f43" draw:formula="if(?f42, -21550000, ?f41)"/>
          <draw:equation draw:name="f44" draw:formula="?f1 + ?f43"/>
          <draw:equation draw:name="f45" draw:formula="?f1 + ?f2"/>
          <draw:equation draw:name="f46" draw:formula="?f45 * ?f14 / ?f1"/>
          <draw:equation draw:name="f47" draw:formula="0 - ?f46"/>
          <draw:equation draw:name="f48" draw:formula="cos(?f47)"/>
          <draw:equation draw:name="f49" draw:formula="0 - ?f48"/>
          <draw:equation draw:name="f50" draw:formula="?f49 * ?f11"/>
          <draw:equation draw:name="f51" draw:formula="sin(?f47)"/>
          <draw:equation draw:name="f52" draw:formula="0 - ?f51"/>
          <draw:equation draw:name="f53" draw:formula="?f52 * ?f8"/>
          <draw:equation draw:name="f54" draw:formula="sqrt(?f50 * ?f50 + ?f53 * ?f53 + 0 * 0)"/>
          <draw:equation draw:name="f55" draw:formula="?f11 * ?f8 / ?f54"/>
          <draw:equation draw:name="f56" draw:formula="?f52 * ?f55"/>
          <draw:equation draw:name="f57" draw:formula="?f3 - ?f56"/>
          <draw:equation draw:name="f58" draw:formula="?f49 * ?f55"/>
          <draw:equation draw:name="f59" draw:formula="?f9 - ?f58"/>
          <draw:equation draw:name="f60" draw:formula="?f57 - ?f11"/>
          <draw:equation draw:name="f61" draw:formula="?f59 - ?f8"/>
          <draw:equation draw:name="f62" draw:formula="?f57 + ?f11"/>
          <draw:equation draw:name="f63" draw:formula="?f59 + ?f8"/>
          <draw:equation draw:name="f64" draw:formula="?f44 + ?f2"/>
          <draw:equation draw:name="f65" draw:formula="?f64 * ?f14 / ?f1"/>
          <draw:equation draw:name="f66" draw:formula="0 - ?f65"/>
          <draw:equation draw:name="f67" draw:formula="cos(?f66)"/>
          <draw:equation draw:name="f68" draw:formula="0 - ?f67"/>
          <draw:equation draw:name="f69" draw:formula="?f68 * ?f11"/>
          <draw:equation draw:name="f70" draw:formula="sin(?f66)"/>
          <draw:equation draw:name="f71" draw:formula="0 - ?f70"/>
          <draw:equation draw:name="f72" draw:formula="?f71 * ?f8"/>
          <draw:equation draw:name="f73" draw:formula="sqrt(?f69 * ?f69 + ?f72 * ?f72 + 0 * 0)"/>
          <draw:equation draw:name="f74" draw:formula="?f11 * ?f8 / ?f73"/>
          <draw:equation draw:name="f75" draw:formula="?f71 * ?f74"/>
          <draw:equation draw:name="f76" draw:formula="?f57 + ?f75"/>
          <draw:equation draw:name="f77" draw:formula="?f68 * ?f74"/>
          <draw:equation draw:name="f78" draw:formula="?f59 + ?f77"/>
          <draw:equation draw:name="f79" draw:formula="if(?f43, ?f3, ?f60)"/>
          <draw:equation draw:name="f80" draw:formula="if(?f43, ?f9, ?f61)"/>
          <draw:equation draw:name="f81" draw:formula="if(?f43, ?f3, ?f62)"/>
          <draw:equation draw:name="f82" draw:formula="if(?f43, ?f9, ?f63)"/>
          <draw:equation draw:name="f83" draw:formula="if(?f43, ?f60, ?f76)"/>
          <draw:equation draw:name="f84" draw:formula="if(?f43, ?f61, ?f78)"/>
          <draw:equation draw:name="f85" draw:formula="if(?f43, ?f62, ?f76)"/>
          <draw:equation draw:name="f86" draw:formula="if(?f43, ?f63, ?f78)"/>
          <draw:equation draw:name="f87" draw:formula="?f0 + ?f43"/>
          <draw:equation draw:name="f88" draw:formula="?f0 + ?f2"/>
          <draw:equation draw:name="f89" draw:formula="?f88 * ?f14 / ?f1"/>
          <draw:equation draw:name="f90" draw:formula="0 - ?f89"/>
          <draw:equation draw:name="f91" draw:formula="cos(?f90)"/>
          <draw:equation draw:name="f92" draw:formula="0 - ?f91"/>
          <draw:equation draw:name="f93" draw:formula="?f92 * ?f11"/>
          <draw:equation draw:name="f94" draw:formula="sin(?f90)"/>
          <draw:equation draw:name="f95" draw:formula="0 - ?f94"/>
          <draw:equation draw:name="f96" draw:formula="?f95 * ?f8"/>
          <draw:equation draw:name="f97" draw:formula="sqrt(?f93 * ?f93 + ?f96 * ?f96 + 0 * 0)"/>
          <draw:equation draw:name="f98" draw:formula="?f11 * ?f8 / ?f97"/>
          <draw:equation draw:name="f99" draw:formula="?f95 * ?f98"/>
          <draw:equation draw:name="f100" draw:formula="?f76 - ?f99"/>
          <draw:equation draw:name="f101" draw:formula="?f92 * ?f98"/>
          <draw:equation draw:name="f102" draw:formula="?f78 - ?f101"/>
          <draw:equation draw:name="f103" draw:formula="?f100 - ?f11"/>
          <draw:equation draw:name="f104" draw:formula="?f102 - ?f8"/>
          <draw:equation draw:name="f105" draw:formula="?f100 + ?f11"/>
          <draw:equation draw:name="f106" draw:formula="?f102 + ?f8"/>
          <draw:equation draw:name="f107" draw:formula="?f87 + ?f2"/>
          <draw:equation draw:name="f108" draw:formula="?f107 * ?f14 / ?f1"/>
          <draw:equation draw:name="f109" draw:formula="0 - ?f108"/>
          <draw:equation draw:name="f110" draw:formula="cos(?f109)"/>
          <draw:equation draw:name="f111" draw:formula="0 - ?f110"/>
          <draw:equation draw:name="f112" draw:formula="?f111 * ?f11"/>
          <draw:equation draw:name="f113" draw:formula="sin(?f109)"/>
          <draw:equation draw:name="f114" draw:formula="0 - ?f113"/>
          <draw:equation draw:name="f115" draw:formula="?f114 * ?f8"/>
          <draw:equation draw:name="f116" draw:formula="sqrt(?f112 * ?f112 + ?f115 * ?f115 + 0 * 0)"/>
          <draw:equation draw:name="f117" draw:formula="?f11 * ?f8 / ?f116"/>
          <draw:equation draw:name="f118" draw:formula="?f114 * ?f117"/>
          <draw:equation draw:name="f119" draw:formula="?f100 + ?f118"/>
          <draw:equation draw:name="f120" draw:formula="?f111 * ?f117"/>
          <draw:equation draw:name="f121" draw:formula="?f102 + ?f120"/>
          <draw:equation draw:name="f122" draw:formula="if(?f43, ?f76, ?f103)"/>
          <draw:equation draw:name="f123" draw:formula="if(?f43, ?f78, ?f104)"/>
          <draw:equation draw:name="f124" draw:formula="if(?f43, ?f76, ?f105)"/>
          <draw:equation draw:name="f125" draw:formula="if(?f43, ?f78, ?f106)"/>
          <draw:equation draw:name="f126" draw:formula="if(?f43, ?f103, ?f119)"/>
          <draw:equation draw:name="f127" draw:formula="if(?f43, ?f104, ?f121)"/>
          <draw:equation draw:name="f128" draw:formula="if(?f43, ?f105, ?f119)"/>
          <draw:equation draw:name="f129" draw:formula="if(?f43, ?f106, ?f121)"/>
          <draw:equation draw:name="f130" draw:formula="0 + ?f43"/>
          <draw:equation draw:name="f131" draw:formula="0 + ?f2"/>
          <draw:equation draw:name="f132" draw:formula="?f131 * ?f14 / ?f1"/>
          <draw:equation draw:name="f133" draw:formula="0 - ?f132"/>
          <draw:equation draw:name="f134" draw:formula="cos(?f133)"/>
          <draw:equation draw:name="f135" draw:formula="0 - ?f134"/>
          <draw:equation draw:name="f136" draw:formula="?f135 * ?f11"/>
          <draw:equation draw:name="f137" draw:formula="sin(?f133)"/>
          <draw:equation draw:name="f138" draw:formula="0 - ?f137"/>
          <draw:equation draw:name="f139" draw:formula="?f138 * ?f8"/>
          <draw:equation draw:name="f140" draw:formula="sqrt(?f136 * ?f136 + ?f139 * ?f139 + 0 * 0)"/>
          <draw:equation draw:name="f141" draw:formula="?f11 * ?f8 / ?f140"/>
          <draw:equation draw:name="f142" draw:formula="?f138 * ?f141"/>
          <draw:equation draw:name="f143" draw:formula="?f119 - ?f142"/>
          <draw:equation draw:name="f144" draw:formula="?f135 * ?f141"/>
          <draw:equation draw:name="f145" draw:formula="?f121 - ?f144"/>
          <draw:equation draw:name="f146" draw:formula="?f143 - ?f11"/>
          <draw:equation draw:name="f147" draw:formula="?f145 - ?f8"/>
          <draw:equation draw:name="f148" draw:formula="?f143 + ?f11"/>
          <draw:equation draw:name="f149" draw:formula="?f145 + ?f8"/>
          <draw:equation draw:name="f150" draw:formula="?f130 + ?f2"/>
          <draw:equation draw:name="f151" draw:formula="?f150 * ?f14 / ?f1"/>
          <draw:equation draw:name="f152" draw:formula="0 - ?f151"/>
          <draw:equation draw:name="f153" draw:formula="cos(?f152)"/>
          <draw:equation draw:name="f154" draw:formula="0 - ?f153"/>
          <draw:equation draw:name="f155" draw:formula="?f154 * ?f11"/>
          <draw:equation draw:name="f156" draw:formula="sin(?f152)"/>
          <draw:equation draw:name="f157" draw:formula="0 - ?f156"/>
          <draw:equation draw:name="f158" draw:formula="?f157 * ?f8"/>
          <draw:equation draw:name="f159" draw:formula="sqrt(?f155 * ?f155 + ?f158 * ?f158 + 0 * 0)"/>
          <draw:equation draw:name="f160" draw:formula="?f11 * ?f8 / ?f159"/>
          <draw:equation draw:name="f161" draw:formula="?f157 * ?f160"/>
          <draw:equation draw:name="f162" draw:formula="?f143 + ?f161"/>
          <draw:equation draw:name="f163" draw:formula="?f154 * ?f160"/>
          <draw:equation draw:name="f164" draw:formula="?f145 + ?f163"/>
          <draw:equation draw:name="f165" draw:formula="if(?f43, ?f119, ?f146)"/>
          <draw:equation draw:name="f166" draw:formula="if(?f43, ?f121, ?f147)"/>
          <draw:equation draw:name="f167" draw:formula="if(?f43, ?f119, ?f148)"/>
          <draw:equation draw:name="f168" draw:formula="if(?f43, ?f121, ?f149)"/>
          <draw:equation draw:name="f169" draw:formula="if(?f43, ?f146, ?f162)"/>
          <draw:equation draw:name="f170" draw:formula="if(?f43, ?f147, ?f164)"/>
          <draw:equation draw:name="f171" draw:formula="if(?f43, ?f148, ?f162)"/>
          <draw:equation draw:name="f172" draw:formula="if(?f43, ?f149, ?f164)"/>
          <draw:equation draw:name="f173" draw:formula="?f2 + ?f43"/>
          <draw:equation draw:name="f174" draw:formula="?f2 + ?f2"/>
          <draw:equation draw:name="f175" draw:formula="?f174 * ?f14 / ?f1"/>
          <draw:equation draw:name="f176" draw:formula="0 - ?f175"/>
          <draw:equation draw:name="f177" draw:formula="cos(?f176)"/>
          <draw:equation draw:name="f178" draw:formula="0 - ?f177"/>
          <draw:equation draw:name="f179" draw:formula="?f178 * ?f11"/>
          <draw:equation draw:name="f180" draw:formula="sin(?f176)"/>
          <draw:equation draw:name="f181" draw:formula="0 - ?f180"/>
          <draw:equation draw:name="f182" draw:formula="?f181 * ?f8"/>
          <draw:equation draw:name="f183" draw:formula="sqrt(?f179 * ?f179 + ?f182 * ?f182 + 0 * 0)"/>
          <draw:equation draw:name="f184" draw:formula="?f11 * ?f8 / ?f183"/>
          <draw:equation draw:name="f185" draw:formula="?f181 * ?f184"/>
          <draw:equation draw:name="f186" draw:formula="?f162 - ?f185"/>
          <draw:equation draw:name="f187" draw:formula="?f178 * ?f184"/>
          <draw:equation draw:name="f188" draw:formula="?f164 - ?f187"/>
          <draw:equation draw:name="f189" draw:formula="?f186 - ?f11"/>
          <draw:equation draw:name="f190" draw:formula="?f188 - ?f8"/>
          <draw:equation draw:name="f191" draw:formula="?f186 + ?f11"/>
          <draw:equation draw:name="f192" draw:formula="?f188 + ?f8"/>
          <draw:equation draw:name="f193" draw:formula="?f173 + ?f2"/>
          <draw:equation draw:name="f194" draw:formula="?f193 * ?f14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11"/>
          <draw:equation draw:name="f199" draw:formula="sin(?f195)"/>
          <draw:equation draw:name="f200" draw:formula="0 - ?f199"/>
          <draw:equation draw:name="f201" draw:formula="?f200 * ?f8"/>
          <draw:equation draw:name="f202" draw:formula="sqrt(?f198 * ?f198 + ?f201 * ?f201 + 0 * 0)"/>
          <draw:equation draw:name="f203" draw:formula="?f11 * ?f8 / ?f202"/>
          <draw:equation draw:name="f204" draw:formula="?f200 * ?f203"/>
          <draw:equation draw:name="f205" draw:formula="?f186 + ?f204"/>
          <draw:equation draw:name="f206" draw:formula="?f197 * ?f203"/>
          <draw:equation draw:name="f207" draw:formula="?f188 + ?f206"/>
          <draw:equation draw:name="f208" draw:formula="if(?f43, ?f162, ?f189)"/>
          <draw:equation draw:name="f209" draw:formula="if(?f43, ?f164, ?f190)"/>
          <draw:equation draw:name="f210" draw:formula="if(?f43, ?f162, ?f191)"/>
          <draw:equation draw:name="f211" draw:formula="if(?f43, ?f164, ?f192)"/>
          <draw:equation draw:name="f212" draw:formula="if(?f43, ?f189, ?f205)"/>
          <draw:equation draw:name="f213" draw:formula="if(?f43, ?f190, ?f207)"/>
          <draw:equation draw:name="f214" draw:formula="if(?f43, ?f191, ?f205)"/>
          <draw:equation draw:name="f215" draw:formula="if(?f43, ?f192, ?f207)"/>
          <draw:equation draw:name="f216" draw:formula="21550000 - -5400000"/>
          <draw:equation draw:name="f217" draw:formula="if(?f216, -5400000, 21550000)"/>
          <draw:equation draw:name="f218" draw:formula="-21550000 - ?f217"/>
          <draw:equation draw:name="f219" draw:formula="if(?f218, -21550000, ?f217)"/>
          <draw:equation draw:name="f220" draw:formula="?f1 + ?f219"/>
          <draw:equation draw:name="f221" draw:formula="?f49 * ?f18"/>
          <draw:equation draw:name="f222" draw:formula="?f52 * ?f19"/>
          <draw:equation draw:name="f223" draw:formula="sqrt(?f221 * ?f221 + ?f222 * ?f222 + 0 * 0)"/>
          <draw:equation draw:name="f224" draw:formula="?f18 * ?f19 / ?f223"/>
          <draw:equation draw:name="f225" draw:formula="?f52 * ?f224"/>
          <draw:equation draw:name="f226" draw:formula="?f17 - ?f225"/>
          <draw:equation draw:name="f227" draw:formula="?f49 * ?f224"/>
          <draw:equation draw:name="f228" draw:formula="?f9 - ?f227"/>
          <draw:equation draw:name="f229" draw:formula="?f226 - ?f18"/>
          <draw:equation draw:name="f230" draw:formula="?f228 - ?f19"/>
          <draw:equation draw:name="f231" draw:formula="?f226 + ?f18"/>
          <draw:equation draw:name="f232" draw:formula="?f228 + ?f19"/>
          <draw:equation draw:name="f233" draw:formula="?f220 + ?f2"/>
          <draw:equation draw:name="f234" draw:formula="?f233 * ?f14 / ?f1"/>
          <draw:equation draw:name="f235" draw:formula="0 - ?f234"/>
          <draw:equation draw:name="f236" draw:formula="cos(?f235)"/>
          <draw:equation draw:name="f237" draw:formula="0 - ?f236"/>
          <draw:equation draw:name="f238" draw:formula="?f237 * ?f18"/>
          <draw:equation draw:name="f239" draw:formula="sin(?f235)"/>
          <draw:equation draw:name="f240" draw:formula="0 - ?f239"/>
          <draw:equation draw:name="f241" draw:formula="?f240 * ?f19"/>
          <draw:equation draw:name="f242" draw:formula="sqrt(?f238 * ?f238 + ?f241 * ?f241 + 0 * 0)"/>
          <draw:equation draw:name="f243" draw:formula="?f18 * ?f19 / ?f242"/>
          <draw:equation draw:name="f244" draw:formula="?f240 * ?f243"/>
          <draw:equation draw:name="f245" draw:formula="?f226 + ?f244"/>
          <draw:equation draw:name="f246" draw:formula="?f237 * ?f243"/>
          <draw:equation draw:name="f247" draw:formula="?f228 + ?f246"/>
          <draw:equation draw:name="f248" draw:formula="if(?f219, ?f17, ?f229)"/>
          <draw:equation draw:name="f249" draw:formula="if(?f219, ?f9, ?f230)"/>
          <draw:equation draw:name="f250" draw:formula="if(?f219, ?f17, ?f231)"/>
          <draw:equation draw:name="f251" draw:formula="if(?f219, ?f9, ?f232)"/>
          <draw:equation draw:name="f252" draw:formula="if(?f219, ?f229, ?f245)"/>
          <draw:equation draw:name="f253" draw:formula="if(?f219, ?f230, ?f247)"/>
          <draw:equation draw:name="f254" draw:formula="if(?f219, ?f231, ?f245)"/>
          <draw:equation draw:name="f255" draw:formula="if(?f219, ?f232, ?f247)"/>
          <draw:equation draw:name="f256" draw:formula="?f2 + ?f219"/>
          <draw:equation draw:name="f257" draw:formula="?f178 * ?f18"/>
          <draw:equation draw:name="f258" draw:formula="?f181 * ?f19"/>
          <draw:equation draw:name="f259" draw:formula="sqrt(?f257 * ?f257 + ?f258 * ?f258 + 0 * 0)"/>
          <draw:equation draw:name="f260" draw:formula="?f18 * ?f19 / ?f259"/>
          <draw:equation draw:name="f261" draw:formula="?f181 * ?f260"/>
          <draw:equation draw:name="f262" draw:formula="?f245 - ?f261"/>
          <draw:equation draw:name="f263" draw:formula="?f178 * ?f260"/>
          <draw:equation draw:name="f264" draw:formula="?f247 - ?f263"/>
          <draw:equation draw:name="f265" draw:formula="?f262 - ?f18"/>
          <draw:equation draw:name="f266" draw:formula="?f264 - ?f19"/>
          <draw:equation draw:name="f267" draw:formula="?f262 + ?f18"/>
          <draw:equation draw:name="f268" draw:formula="?f264 + ?f19"/>
          <draw:equation draw:name="f269" draw:formula="?f256 + ?f2"/>
          <draw:equation draw:name="f270" draw:formula="?f269 * ?f14 / ?f1"/>
          <draw:equation draw:name="f271" draw:formula="0 - ?f270"/>
          <draw:equation draw:name="f272" draw:formula="cos(?f271)"/>
          <draw:equation draw:name="f273" draw:formula="0 - ?f272"/>
          <draw:equation draw:name="f274" draw:formula="?f273 * ?f18"/>
          <draw:equation draw:name="f275" draw:formula="sin(?f271)"/>
          <draw:equation draw:name="f276" draw:formula="0 - ?f275"/>
          <draw:equation draw:name="f277" draw:formula="?f276 * ?f19"/>
          <draw:equation draw:name="f278" draw:formula="sqrt(?f274 * ?f274 + ?f277 * ?f277 + 0 * 0)"/>
          <draw:equation draw:name="f279" draw:formula="?f18 * ?f19 / ?f278"/>
          <draw:equation draw:name="f280" draw:formula="?f276 * ?f279"/>
          <draw:equation draw:name="f281" draw:formula="?f262 + ?f280"/>
          <draw:equation draw:name="f282" draw:formula="?f273 * ?f279"/>
          <draw:equation draw:name="f283" draw:formula="?f264 + ?f282"/>
          <draw:equation draw:name="f284" draw:formula="if(?f219, ?f245, ?f265)"/>
          <draw:equation draw:name="f285" draw:formula="if(?f219, ?f247, ?f266)"/>
          <draw:equation draw:name="f286" draw:formula="if(?f219, ?f245, ?f267)"/>
          <draw:equation draw:name="f287" draw:formula="if(?f219, ?f247, ?f268)"/>
          <draw:equation draw:name="f288" draw:formula="if(?f219, ?f265, ?f281)"/>
          <draw:equation draw:name="f289" draw:formula="if(?f219, ?f266, ?f283)"/>
          <draw:equation draw:name="f290" draw:formula="if(?f219, ?f267, ?f281)"/>
          <draw:equation draw:name="f291" draw:formula="if(?f219, ?f268, ?f283)"/>
          <draw:equation draw:name="f292" draw:formula="0 + ?f219"/>
          <draw:equation draw:name="f293" draw:formula="?f135 * ?f18"/>
          <draw:equation draw:name="f294" draw:formula="?f138 * ?f19"/>
          <draw:equation draw:name="f295" draw:formula="sqrt(?f293 * ?f293 + ?f294 * ?f294 + 0 * 0)"/>
          <draw:equation draw:name="f296" draw:formula="?f18 * ?f19 / ?f295"/>
          <draw:equation draw:name="f297" draw:formula="?f138 * ?f296"/>
          <draw:equation draw:name="f298" draw:formula="?f281 - ?f297"/>
          <draw:equation draw:name="f299" draw:formula="?f135 * ?f296"/>
          <draw:equation draw:name="f300" draw:formula="?f283 - ?f299"/>
          <draw:equation draw:name="f301" draw:formula="?f298 - ?f18"/>
          <draw:equation draw:name="f302" draw:formula="?f300 - ?f19"/>
          <draw:equation draw:name="f303" draw:formula="?f298 + ?f18"/>
          <draw:equation draw:name="f304" draw:formula="?f300 + ?f19"/>
          <draw:equation draw:name="f305" draw:formula="?f292 + ?f2"/>
          <draw:equation draw:name="f306" draw:formula="?f305 * ?f14 / ?f1"/>
          <draw:equation draw:name="f307" draw:formula="0 - ?f306"/>
          <draw:equation draw:name="f308" draw:formula="cos(?f307)"/>
          <draw:equation draw:name="f309" draw:formula="0 - ?f308"/>
          <draw:equation draw:name="f310" draw:formula="?f309 * ?f18"/>
          <draw:equation draw:name="f311" draw:formula="sin(?f307)"/>
          <draw:equation draw:name="f312" draw:formula="0 - ?f311"/>
          <draw:equation draw:name="f313" draw:formula="?f312 * ?f19"/>
          <draw:equation draw:name="f314" draw:formula="sqrt(?f310 * ?f310 + ?f313 * ?f313 + 0 * 0)"/>
          <draw:equation draw:name="f315" draw:formula="?f18 * ?f19 / ?f314"/>
          <draw:equation draw:name="f316" draw:formula="?f312 * ?f315"/>
          <draw:equation draw:name="f317" draw:formula="?f298 + ?f316"/>
          <draw:equation draw:name="f318" draw:formula="?f309 * ?f315"/>
          <draw:equation draw:name="f319" draw:formula="?f300 + ?f318"/>
          <draw:equation draw:name="f320" draw:formula="if(?f219, ?f281, ?f301)"/>
          <draw:equation draw:name="f321" draw:formula="if(?f219, ?f283, ?f302)"/>
          <draw:equation draw:name="f322" draw:formula="if(?f219, ?f281, ?f303)"/>
          <draw:equation draw:name="f323" draw:formula="if(?f219, ?f283, ?f304)"/>
          <draw:equation draw:name="f324" draw:formula="if(?f219, ?f301, ?f317)"/>
          <draw:equation draw:name="f325" draw:formula="if(?f219, ?f302, ?f319)"/>
          <draw:equation draw:name="f326" draw:formula="if(?f219, ?f303, ?f317)"/>
          <draw:equation draw:name="f327" draw:formula="if(?f219, ?f304, ?f319)"/>
          <draw:equation draw:name="f328" draw:formula="?f0 + ?f219"/>
          <draw:equation draw:name="f329" draw:formula="?f92 * ?f18"/>
          <draw:equation draw:name="f330" draw:formula="?f95 * ?f19"/>
          <draw:equation draw:name="f331" draw:formula="sqrt(?f329 * ?f329 + ?f330 * ?f330 + 0 * 0)"/>
          <draw:equation draw:name="f332" draw:formula="?f18 * ?f19 / ?f331"/>
          <draw:equation draw:name="f333" draw:formula="?f95 * ?f332"/>
          <draw:equation draw:name="f334" draw:formula="?f317 - ?f333"/>
          <draw:equation draw:name="f335" draw:formula="?f92 * ?f332"/>
          <draw:equation draw:name="f336" draw:formula="?f319 - ?f335"/>
          <draw:equation draw:name="f337" draw:formula="?f334 - ?f18"/>
          <draw:equation draw:name="f338" draw:formula="?f336 - ?f19"/>
          <draw:equation draw:name="f339" draw:formula="?f334 + ?f18"/>
          <draw:equation draw:name="f340" draw:formula="?f336 + ?f19"/>
          <draw:equation draw:name="f341" draw:formula="?f328 + ?f2"/>
          <draw:equation draw:name="f342" draw:formula="?f341 * ?f14 / ?f1"/>
          <draw:equation draw:name="f343" draw:formula="0 - ?f342"/>
          <draw:equation draw:name="f344" draw:formula="cos(?f343)"/>
          <draw:equation draw:name="f345" draw:formula="0 - ?f344"/>
          <draw:equation draw:name="f346" draw:formula="?f345 * ?f18"/>
          <draw:equation draw:name="f347" draw:formula="sin(?f343)"/>
          <draw:equation draw:name="f348" draw:formula="0 - ?f347"/>
          <draw:equation draw:name="f349" draw:formula="?f348 * ?f19"/>
          <draw:equation draw:name="f350" draw:formula="sqrt(?f346 * ?f346 + ?f349 * ?f349 + 0 * 0)"/>
          <draw:equation draw:name="f351" draw:formula="?f18 * ?f19 / ?f350"/>
          <draw:equation draw:name="f352" draw:formula="?f348 * ?f351"/>
          <draw:equation draw:name="f353" draw:formula="?f334 + ?f352"/>
          <draw:equation draw:name="f354" draw:formula="?f345 * ?f351"/>
          <draw:equation draw:name="f355" draw:formula="?f336 + ?f354"/>
          <draw:equation draw:name="f356" draw:formula="if(?f219, ?f317, ?f337)"/>
          <draw:equation draw:name="f357" draw:formula="if(?f219, ?f319, ?f338)"/>
          <draw:equation draw:name="f358" draw:formula="if(?f219, ?f317, ?f339)"/>
          <draw:equation draw:name="f359" draw:formula="if(?f219, ?f319, ?f340)"/>
          <draw:equation draw:name="f360" draw:formula="if(?f219, ?f337, ?f353)"/>
          <draw:equation draw:name="f361" draw:formula="if(?f219, ?f338, ?f355)"/>
          <draw:equation draw:name="f362" draw:formula="if(?f219, ?f339, ?f353)"/>
          <draw:equation draw:name="f363" draw:formula="if(?f219, ?f340, ?f355)"/>
        </draw:enhanced-geometry>
      </draw:custom-shape>
      <draw:custom-shape draw:name="正方形/長方形 10" draw:style-name="Mgr6" draw:text-style-name="MP3" draw:layer="Master1-bg" svg:width="24.9cm" svg:height="20.999cm" svg:x="3.102cm" svg:y="0cm">
        <text:p/>
        <draw:enhanced-geometry svg:viewBox="0 0 21600 21600" draw:type="non-primitive" draw:enhanced-path="M 0 0 L 21600 0 21600 21600 0 21600 Z N"/>
      </draw:custom-shape>
      <draw:custom-shape draw:name="正方形/長方形 11" draw:style-name="Mgr7" draw:text-style-name="MP3" draw:layer="Master1-bg" svg:width="0.224cm" svg:height="20.999cm" svg:x="3.108cm" svg:y="0cm">
        <text:p/>
        <draw:enhanced-geometry svg:viewBox="0 0 21600 21600" draw:type="non-primitive" draw:enhanced-path="M 0 0 L 21600 0 21600 21600 0 21600 Z N"/>
      </draw:custom-shape>
      <draw:frame draw:name="タイトル 1" presentation:style-name="Mpr29" draw:text-style-name="MP3" draw:layer="backgroundobjects" svg:width="22.961cm" svg:height="3.5cm" svg:x="4.396cm" svg:y="0.84cm" presentation:class="title">
        <draw:text-box>
          <text:p text:style-name="MP4"><text:span text:style-name="MT2">マスタ タイトルの書式設定</text:span></text:p>
        </draw:text-box>
      </draw:frame>
      <draw:frame draw:name="コンテンツ プレースホルダ 2" presentation:style-name="Mpr30" draw:text-style-name="MP3" draw:layer="backgroundobjects" svg:width="11.201cm" svg:height="14.279cm" svg:x="4.396cm" svg:y="4.666cm" presentation:class="title">
        <draw:text-box>
          <text:list text:style-name="ML2">
            <text:list-item>
              <text:p text:style-name="MP5"><text:span text:style-name="MT4">マスタ テキストの書式設定</text:span><text:span text:style-name="MT4"><text:line-break/></text:span><text:span text:style-name="MT5">第 </text:span><text:span text:style-name="MT5">2 </text:span><text:span text:style-name="MT5">レベル</text:span><text:span text:style-name="MT5"><text:line-break/></text:span><text:span text:style-name="MT6">第 </text:span><text:span text:style-name="MT6">3 </text:span><text:span text:style-name="MT6">レベル</text:span><text:span text:style-name="MT6"><text:line-break/></text:span><text:span text:style-name="MT12">第 </text:span><text:span text:style-name="MT12">4 </text:span><text:span text:style-name="MT12">レベル</text:span><text:span text:style-name="MT12"><text:line-break/></text:span><text:span text:style-name="MT12">第 </text:span><text:span text:style-name="MT12">5 </text:span><text:span text:style-name="MT12">レベル</text:span></text:p>
            </text:list-item>
          </text:list>
        </draw:text-box>
      </draw:frame>
      <draw:frame draw:name="コンテンツ プレースホルダ 3" presentation:style-name="Mpr30" draw:text-style-name="MP3" draw:layer="backgroundobjects" svg:width="11.201cm" svg:height="14.279cm" svg:x="16.157cm" svg:y="4.666cm" presentation:class="title">
        <draw:text-box>
          <text:list text:style-name="ML2">
            <text:list-item>
              <text:p text:style-name="MP5"><text:span text:style-name="MT4">マスタ テキストの書式設定</text:span><text:span text:style-name="MT4"><text:line-break/></text:span><text:span text:style-name="MT5">第 </text:span><text:span text:style-name="MT5">2 </text:span><text:span text:style-name="MT5">レベル</text:span><text:span text:style-name="MT5"><text:line-break/></text:span><text:span text:style-name="MT6">第 </text:span><text:span text:style-name="MT6">3 </text:span><text:span text:style-name="MT6">レベル</text:span><text:span text:style-name="MT6"><text:line-break/></text:span><text:span text:style-name="MT12">第 </text:span><text:span text:style-name="MT12">4 </text:span><text:span text:style-name="MT12">レベル</text:span><text:span text:style-name="MT12"><text:line-break/></text:span><text:span text:style-name="MT12">第 </text:span><text:span text:style-name="MT12">5 </text:span><text:span text:style-name="MT12">レベル</text:span></text:p>
            </text:list-item>
          </text:list>
        </draw:text-box>
      </draw:frame>
      <draw:frame draw:name="日付プレースホルダ 4" presentation:style-name="Mpr31" draw:text-style-name="MP3" draw:layer="backgroundobjects" svg:width="6.534cm" svg:height="1.458cm" svg:x="10.967cm" svg:y="19.308cm" presentation:class="date-time">
        <draw:text-box>
          <text:p/>
        </draw:text-box>
      </draw:frame>
      <draw:frame draw:name="フッター プレースホルダ 5" presentation:style-name="Mpr31" draw:text-style-name="MP3" draw:layer="backgroundobjects" svg:width="8.867cm" svg:height="1.458cm" svg:x="17.501cm" svg:y="19.308cm" presentation:class="footer">
        <draw:text-box>
          <text:p/>
        </draw:text-box>
      </draw:frame>
      <draw:frame draw:name="スライド番号プレースホルダ 6" presentation:style-name="Mpr32" draw:text-style-name="MP3" draw:layer="backgroundobjects" svg:width="1.4cm" svg:height="1.458cm" svg:x="26.378cm" svg:y="19.308cm" presentation:class="page-number">
        <draw:text-box>
          <text:p text:style-name="MP10"><text:span text:style-name="MT7"><text:page-number>&lt;番号&gt;</text:page-number></text:span></text:p>
        </draw:text-box>
      </draw:frame>
      <presentation:notes style:page-layout-name="PM0">
        <draw:page-thumbnail draw:name="スライド イメージ プレースホルダ 1" presentation:style-name="Master1-Layout4-twoObj-2-つのコンテンツ-title" draw:layer="backgroundobjects" svg:width="13.968cm" svg:height="10.476cm" svg:x="3.81cm" svg:y="2.123cm" presentation:class="page"/>
        <draw:frame draw:name="ノート プレースホルダ 2" presentation:style-name="Mpr3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 5" presentation:style-name="Mpr35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 6" presentation:style-name="Mpr35" draw:text-style-name="MP3" draw:layer="backgroundobjects" svg:width="9.369cm" svg:height="1.396cm" svg:x="12.22cm" svg:y="26.543cm" presentation:class="page-number">
          <draw:text-box>
            <text:p text:style-name="MP2"><text:span text:style-name="MT8"><text:page-number>&lt;番号&gt;</text:page-number></text:span></text:p>
          </draw:text-box>
        </draw:frame>
      </presentation:notes>
    </style:master-page>
    <style:master-page style:name="Master1-Layout5-twoTxTwoObj-比較" style:page-layout-name="PM1" draw:style-name="Mdp6">
      <draw:frame draw:name="タイトル 1" presentation:style-name="Mpr36" draw:text-style-name="MP3" draw:layer="backgroundobjects" svg:width="25.202cm" svg:height="3.5cm" svg:x="1.4cm" svg:y="15.801cm" presentation:class="title">
        <draw:text-box>
          <text:p text:style-name="MP10"><text:span text:style-name="MT13">マスタ タイトルの書式設定</text:span></text:p>
        </draw:text-box>
      </draw:frame>
      <draw:frame draw:name="テキスト プレースホルダ 2" presentation:style-name="Mpr37" draw:text-style-name="MP3" draw:layer="backgroundobjects" svg:width="12.321cm" svg:height="1.96cm" svg:x="1.4cm" svg:y="1.005cm" presentation:class="outline">
        <draw:text-box>
          <text:list text:style-name="ML9">
            <text:list-item>
              <text:p text:style-name="MP14"><text:span text:style-name="MT14">マスタ テキストの書式設定</text:span></text:p>
            </text:list-item>
          </text:list>
        </draw:text-box>
      </draw:frame>
      <draw:frame draw:name="テキスト プレースホルダ 3" presentation:style-name="Mpr37" draw:text-style-name="MP3" draw:layer="backgroundobjects" svg:width="12.321cm" svg:height="1.96cm" svg:x="14.281cm" svg:y="1.005cm" presentation:class="outline">
        <draw:text-box>
          <text:list text:style-name="ML9">
            <text:list-item>
              <text:p text:style-name="MP14"><text:span text:style-name="MT14">マスタ テキストの書式設定</text:span></text:p>
            </text:list-item>
          </text:list>
        </draw:text-box>
      </draw:frame>
      <draw:frame draw:name="コンテンツ プレースホルダ 4" presentation:style-name="Mpr38" draw:text-style-name="MP3" draw:layer="backgroundobjects" svg:width="12.321cm" svg:height="12.599cm" svg:x="1.4cm" svg:y="2.968cm" presentation:class="title">
        <draw:text-box>
          <text:list text:style-name="ML10">
            <text:list-item>
              <text:p text:style-name="MP15"><text:span text:style-name="MT5">マスタ テキストの書式設定</text:span><text:span text:style-name="MT5"><text:line-break/></text:span><text:span text:style-name="MT6">第 </text:span><text:span text:style-name="MT6">2 </text:span><text:span text:style-name="MT6">レベル</text:span><text:span text:style-name="MT6"><text:line-break/></text:span><text:span text:style-name="MT12">第 </text:span><text:span text:style-name="MT12">3 </text:span><text:span text:style-name="MT12">レベル</text:span><text:span text:style-name="MT12"><text:line-break/></text:span><text:span text:style-name="MT15">第 </text:span><text:span text:style-name="MT15">4 </text:span><text:span text:style-name="MT15">レベル</text:span><text:span text:style-name="MT15"><text:line-break/></text:span><text:span text:style-name="MT15">第 </text:span><text:span text:style-name="MT15">5 </text:span><text:span text:style-name="MT15">レベル</text:span></text:p>
            </text:list-item>
          </text:list>
        </draw:text-box>
      </draw:frame>
      <draw:frame draw:name="コンテンツ プレースホルダ 5" presentation:style-name="Mpr38" draw:text-style-name="MP3" draw:layer="backgroundobjects" svg:width="12.321cm" svg:height="12.599cm" svg:x="14.281cm" svg:y="2.968cm" presentation:class="title">
        <draw:text-box>
          <text:list text:style-name="ML10">
            <text:list-item>
              <text:p text:style-name="MP15"><text:span text:style-name="MT5">マスタ テキストの書式設定</text:span><text:span text:style-name="MT5"><text:line-break/></text:span><text:span text:style-name="MT6">第 </text:span><text:span text:style-name="MT6">2 </text:span><text:span text:style-name="MT6">レベル</text:span><text:span text:style-name="MT6"><text:line-break/></text:span><text:span text:style-name="MT12">第 </text:span><text:span text:style-name="MT12">3 </text:span><text:span text:style-name="MT12">レベル</text:span><text:span text:style-name="MT12"><text:line-break/></text:span><text:span text:style-name="MT15">第 </text:span><text:span text:style-name="MT15">4 </text:span><text:span text:style-name="MT15">レベル</text:span><text:span text:style-name="MT15"><text:line-break/></text:span><text:span text:style-name="MT15">第 </text:span><text:span text:style-name="MT15">5 </text:span><text:span text:style-name="MT15">レベル</text:span></text:p>
            </text:list-item>
          </text:list>
        </draw:text-box>
      </draw:frame>
      <draw:frame draw:name="日付プレースホルダ 6" presentation:style-name="Mpr39" draw:text-style-name="MP3" draw:layer="backgroundobjects" svg:width="6.534cm" svg:height="1.458cm" svg:x="10.967cm" svg:y="19.308cm" presentation:class="date-time">
        <draw:text-box>
          <text:p/>
        </draw:text-box>
      </draw:frame>
      <draw:frame draw:name="フッター プレースホルダ 7" presentation:style-name="Mpr39" draw:text-style-name="MP3" draw:layer="backgroundobjects" svg:width="8.867cm" svg:height="1.458cm" svg:x="17.501cm" svg:y="19.308cm" presentation:class="footer">
        <draw:text-box>
          <text:p/>
        </draw:text-box>
      </draw:frame>
      <draw:frame draw:name="スライド番号プレースホルダ 8" presentation:style-name="Mpr40" draw:text-style-name="MP3" draw:layer="backgroundobjects" svg:width="1.4cm" svg:height="1.458cm" svg:x="26.378cm" svg:y="19.308cm" presentation:class="page-number">
        <draw:text-box>
          <text:p text:style-name="MP10"><text:span text:style-name="MT7"><text:page-number>&lt;番号&gt;</text:page-number></text:span></text:p>
        </draw:text-box>
      </draw:frame>
      <presentation:notes style:page-layout-name="PM0">
        <draw:page-thumbnail draw:name="スライド イメージ プレースホルダ 1" presentation:style-name="Master1-Layout5-twoTxTwoObj-比較-title" draw:layer="backgroundobjects" svg:width="13.968cm" svg:height="10.476cm" svg:x="3.81cm" svg:y="2.123cm" presentation:class="page"/>
        <draw:frame draw:name="ノート プレースホルダ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 3" presentation:style-name="Mpr42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 4" presentation:style-name="Mpr42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 5" presentation:style-name="Mpr4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 6" presentation:style-name="Mpr43" draw:text-style-name="MP3" draw:layer="backgroundobjects" svg:width="9.369cm" svg:height="1.396cm" svg:x="12.22cm" svg:y="26.543cm" presentation:class="page-number">
          <draw:text-box>
            <text:p text:style-name="MP2"><text:span text:style-name="MT8"><text:page-number>&lt;番号&gt;</text:page-number></text:span></text:p>
          </draw:text-box>
        </draw:frame>
      </presentation:notes>
    </style:master-page>
    <style:master-page style:name="Master1-Layout6-titleOnly-タイトルのみ" style:page-layout-name="PM1" draw:style-name="Mdp7">
      <draw:custom-shape draw:name="パイ 5" draw:style-name="Mgr3" draw:text-style-name="MP3" draw:layer="Master1-bg" svg:width="5.019cm" svg:height="5.018cm" svg:x="-2.499cm" svg:y="-2.498cm">
        <text:p/>
        <draw:enhanced-geometry svg:viewBox="0 0 21600 21600" draw:path-stretchpoint-x="21600" draw:path-stretchpoint-y="21600" draw:text-areas="?f64 ?f66 ?f65 ?f67" draw:type="non-primitive" draw:modifiers="270 0.0353" draw:enhanced-path="M ?f35 ?f36 A ?f120 ?f121 ?f122 ?f123 ?f35 ?f36 ?f117 ?f119 W ?f124 ?f125 ?f126 ?f127 ?f35 ?f36 ?f117 ?f119 L ?f11 ?f8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draw:name="円/楕円 6" draw:style-name="Mgr4" draw:text-style-name="MP3" draw:layer="Master1-bg" svg:width="5.213cm" svg:height="5.212cm" svg:x="0.517cm" svg:y="0.065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ドーナツ 7" draw:style-name="Mgr14" draw:text-style-name="MP3" draw:layer="Master1-bg" svg:width="3.447cm" svg:height="3.376cm" draw:transform="rotate (-0.673522558345671) translate (1.99cm 2.524cm)">
        <text:p/>
        <draw:enhanced-geometry svg:viewBox="0 0 21600 21600" draw:path-stretchpoint-x="21600" draw:path-stretchpoint-y="21600" draw:text-areas="?f29 ?f31 ?f30 ?f32" draw:glue-points="?f29 ?f31 ?f29 ?f32 ?f30 ?f32 ?f30 ?f31" draw:type="non-primitive" draw:modifiers="11833" draw:enhanced-path="M ?f3 ?f9 A ?f79 ?f80 ?f81 ?f82 ?f3 ?f9 ?f76 ?f78 W ?f83 ?f84 ?f85 ?f86 ?f3 ?f9 ?f76 ?f78 A ?f122 ?f123 ?f124 ?f125 ?f76 ?f78 ?f119 ?f121 W ?f126 ?f127 ?f128 ?f129 ?f76 ?f78 ?f119 ?f121 A ?f165 ?f166 ?f167 ?f168 ?f119 ?f121 ?f162 ?f164 W ?f169 ?f170 ?f171 ?f172 ?f119 ?f121 ?f162 ?f164 A ?f208 ?f209 ?f210 ?f211 ?f162 ?f164 ?f205 ?f207 W ?f212 ?f213 ?f214 ?f215 ?f162 ?f164 ?f205 ?f207 Z M ?f17 ?f9 A ?f248 ?f249 ?f250 ?f251 ?f17 ?f9 ?f245 ?f247 W ?f252 ?f253 ?f254 ?f255 ?f17 ?f9 ?f245 ?f247 A ?f284 ?f285 ?f286 ?f287 ?f245 ?f247 ?f281 ?f283 W ?f288 ?f289 ?f290 ?f291 ?f245 ?f247 ?f281 ?f283 A ?f320 ?f321 ?f322 ?f323 ?f281 ?f283 ?f317 ?f319 W ?f324 ?f325 ?f326 ?f327 ?f281 ?f283 ?f317 ?f319 A ?f356 ?f357 ?f358 ?f359 ?f317 ?f319 ?f353 ?f355 W ?f360 ?f361 ?f362 ?f363 ?f317 ?f319 ?f353 ?f355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min(?f10, ?f7)"/>
          <draw:equation draw:name="f14" draw:formula="5419351 / 1725033"/>
          <draw:equation draw:name="f15" draw:formula="180"/>
          <draw:equation draw:name="f16" draw:formula="$0"/>
          <draw:equation draw:name="f17" draw:formula="?f13 * ?f16 / 100000"/>
          <draw:equation draw:name="f18" draw:formula="?f11 - ?f17"/>
          <draw:equation draw:name="f19" draw:formula="?f8 - ?f17"/>
          <draw:equation draw:name="f20" draw:formula="2700000 + ?f2"/>
          <draw:equation draw:name="f21" draw:formula="?f20 * ?f14 / ?f1"/>
          <draw:equation draw:name="f22" draw:formula="0 - ?f21"/>
          <draw:equation draw:name="f23" draw:formula="sin(?f22)"/>
          <draw:equation draw:name="f24" draw:formula="0 - ?f23"/>
          <draw:equation draw:name="f25" draw:formula="?f24 * ?f11"/>
          <draw:equation draw:name="f26" draw:formula="cos(?f22)"/>
          <draw:equation draw:name="f27" draw:formula="0 - ?f26"/>
          <draw:equation draw:name="f28" draw:formula="?f27 * ?f8"/>
          <draw:equation draw:name="f29" draw:formula="?f12 - ?f25"/>
          <draw:equation draw:name="f30" draw:formula="?f12 + ?f25"/>
          <draw:equation draw:name="f31" draw:formula="?f9 - ?f28"/>
          <draw:equation draw:name="f32" draw:formula="?f9 + ?f28"/>
          <draw:equation draw:name="f33" draw:formula="?f17 - 10800"/>
          <draw:equation draw:name="f34" draw:formula="?f9 - 10800"/>
          <draw:equation draw:name="f35" draw:formula="sqrt(?f33 * ?f33 + ?f34 * ?f34 + 0 * 0)"/>
          <draw:equation draw:name="f36" draw:formula="atan2(?f33, ?f34)"/>
          <draw:equation draw:name="f37" draw:formula="?f36 + ?f2"/>
          <draw:equation draw:name="f38" draw:formula="?f37 * ?f15 / ?f1"/>
          <draw:equation draw:name="f39" draw:formula="0 - ?f38"/>
          <draw:equation draw:name="f40" draw:formula="21550000 - ?f2"/>
          <draw:equation draw:name="f41" draw:formula="if(?f40, ?f2, 21550000)"/>
          <draw:equation draw:name="f42" draw:formula="-21550000 - ?f41"/>
          <draw:equation draw:name="f43" draw:formula="if(?f42, -21550000, ?f41)"/>
          <draw:equation draw:name="f44" draw:formula="?f1 + ?f43"/>
          <draw:equation draw:name="f45" draw:formula="?f1 + ?f2"/>
          <draw:equation draw:name="f46" draw:formula="?f45 * ?f14 / ?f1"/>
          <draw:equation draw:name="f47" draw:formula="0 - ?f46"/>
          <draw:equation draw:name="f48" draw:formula="cos(?f47)"/>
          <draw:equation draw:name="f49" draw:formula="0 - ?f48"/>
          <draw:equation draw:name="f50" draw:formula="?f49 * ?f11"/>
          <draw:equation draw:name="f51" draw:formula="sin(?f47)"/>
          <draw:equation draw:name="f52" draw:formula="0 - ?f51"/>
          <draw:equation draw:name="f53" draw:formula="?f52 * ?f8"/>
          <draw:equation draw:name="f54" draw:formula="sqrt(?f50 * ?f50 + ?f53 * ?f53 + 0 * 0)"/>
          <draw:equation draw:name="f55" draw:formula="?f11 * ?f8 / ?f54"/>
          <draw:equation draw:name="f56" draw:formula="?f52 * ?f55"/>
          <draw:equation draw:name="f57" draw:formula="?f3 - ?f56"/>
          <draw:equation draw:name="f58" draw:formula="?f49 * ?f55"/>
          <draw:equation draw:name="f59" draw:formula="?f9 - ?f58"/>
          <draw:equation draw:name="f60" draw:formula="?f57 - ?f11"/>
          <draw:equation draw:name="f61" draw:formula="?f59 - ?f8"/>
          <draw:equation draw:name="f62" draw:formula="?f57 + ?f11"/>
          <draw:equation draw:name="f63" draw:formula="?f59 + ?f8"/>
          <draw:equation draw:name="f64" draw:formula="?f44 + ?f2"/>
          <draw:equation draw:name="f65" draw:formula="?f64 * ?f14 / ?f1"/>
          <draw:equation draw:name="f66" draw:formula="0 - ?f65"/>
          <draw:equation draw:name="f67" draw:formula="cos(?f66)"/>
          <draw:equation draw:name="f68" draw:formula="0 - ?f67"/>
          <draw:equation draw:name="f69" draw:formula="?f68 * ?f11"/>
          <draw:equation draw:name="f70" draw:formula="sin(?f66)"/>
          <draw:equation draw:name="f71" draw:formula="0 - ?f70"/>
          <draw:equation draw:name="f72" draw:formula="?f71 * ?f8"/>
          <draw:equation draw:name="f73" draw:formula="sqrt(?f69 * ?f69 + ?f72 * ?f72 + 0 * 0)"/>
          <draw:equation draw:name="f74" draw:formula="?f11 * ?f8 / ?f73"/>
          <draw:equation draw:name="f75" draw:formula="?f71 * ?f74"/>
          <draw:equation draw:name="f76" draw:formula="?f57 + ?f75"/>
          <draw:equation draw:name="f77" draw:formula="?f68 * ?f74"/>
          <draw:equation draw:name="f78" draw:formula="?f59 + ?f77"/>
          <draw:equation draw:name="f79" draw:formula="if(?f43, ?f3, ?f60)"/>
          <draw:equation draw:name="f80" draw:formula="if(?f43, ?f9, ?f61)"/>
          <draw:equation draw:name="f81" draw:formula="if(?f43, ?f3, ?f62)"/>
          <draw:equation draw:name="f82" draw:formula="if(?f43, ?f9, ?f63)"/>
          <draw:equation draw:name="f83" draw:formula="if(?f43, ?f60, ?f76)"/>
          <draw:equation draw:name="f84" draw:formula="if(?f43, ?f61, ?f78)"/>
          <draw:equation draw:name="f85" draw:formula="if(?f43, ?f62, ?f76)"/>
          <draw:equation draw:name="f86" draw:formula="if(?f43, ?f63, ?f78)"/>
          <draw:equation draw:name="f87" draw:formula="?f0 + ?f43"/>
          <draw:equation draw:name="f88" draw:formula="?f0 + ?f2"/>
          <draw:equation draw:name="f89" draw:formula="?f88 * ?f14 / ?f1"/>
          <draw:equation draw:name="f90" draw:formula="0 - ?f89"/>
          <draw:equation draw:name="f91" draw:formula="cos(?f90)"/>
          <draw:equation draw:name="f92" draw:formula="0 - ?f91"/>
          <draw:equation draw:name="f93" draw:formula="?f92 * ?f11"/>
          <draw:equation draw:name="f94" draw:formula="sin(?f90)"/>
          <draw:equation draw:name="f95" draw:formula="0 - ?f94"/>
          <draw:equation draw:name="f96" draw:formula="?f95 * ?f8"/>
          <draw:equation draw:name="f97" draw:formula="sqrt(?f93 * ?f93 + ?f96 * ?f96 + 0 * 0)"/>
          <draw:equation draw:name="f98" draw:formula="?f11 * ?f8 / ?f97"/>
          <draw:equation draw:name="f99" draw:formula="?f95 * ?f98"/>
          <draw:equation draw:name="f100" draw:formula="?f76 - ?f99"/>
          <draw:equation draw:name="f101" draw:formula="?f92 * ?f98"/>
          <draw:equation draw:name="f102" draw:formula="?f78 - ?f101"/>
          <draw:equation draw:name="f103" draw:formula="?f100 - ?f11"/>
          <draw:equation draw:name="f104" draw:formula="?f102 - ?f8"/>
          <draw:equation draw:name="f105" draw:formula="?f100 + ?f11"/>
          <draw:equation draw:name="f106" draw:formula="?f102 + ?f8"/>
          <draw:equation draw:name="f107" draw:formula="?f87 + ?f2"/>
          <draw:equation draw:name="f108" draw:formula="?f107 * ?f14 / ?f1"/>
          <draw:equation draw:name="f109" draw:formula="0 - ?f108"/>
          <draw:equation draw:name="f110" draw:formula="cos(?f109)"/>
          <draw:equation draw:name="f111" draw:formula="0 - ?f110"/>
          <draw:equation draw:name="f112" draw:formula="?f111 * ?f11"/>
          <draw:equation draw:name="f113" draw:formula="sin(?f109)"/>
          <draw:equation draw:name="f114" draw:formula="0 - ?f113"/>
          <draw:equation draw:name="f115" draw:formula="?f114 * ?f8"/>
          <draw:equation draw:name="f116" draw:formula="sqrt(?f112 * ?f112 + ?f115 * ?f115 + 0 * 0)"/>
          <draw:equation draw:name="f117" draw:formula="?f11 * ?f8 / ?f116"/>
          <draw:equation draw:name="f118" draw:formula="?f114 * ?f117"/>
          <draw:equation draw:name="f119" draw:formula="?f100 + ?f118"/>
          <draw:equation draw:name="f120" draw:formula="?f111 * ?f117"/>
          <draw:equation draw:name="f121" draw:formula="?f102 + ?f120"/>
          <draw:equation draw:name="f122" draw:formula="if(?f43, ?f76, ?f103)"/>
          <draw:equation draw:name="f123" draw:formula="if(?f43, ?f78, ?f104)"/>
          <draw:equation draw:name="f124" draw:formula="if(?f43, ?f76, ?f105)"/>
          <draw:equation draw:name="f125" draw:formula="if(?f43, ?f78, ?f106)"/>
          <draw:equation draw:name="f126" draw:formula="if(?f43, ?f103, ?f119)"/>
          <draw:equation draw:name="f127" draw:formula="if(?f43, ?f104, ?f121)"/>
          <draw:equation draw:name="f128" draw:formula="if(?f43, ?f105, ?f119)"/>
          <draw:equation draw:name="f129" draw:formula="if(?f43, ?f106, ?f121)"/>
          <draw:equation draw:name="f130" draw:formula="0 + ?f43"/>
          <draw:equation draw:name="f131" draw:formula="0 + ?f2"/>
          <draw:equation draw:name="f132" draw:formula="?f131 * ?f14 / ?f1"/>
          <draw:equation draw:name="f133" draw:formula="0 - ?f132"/>
          <draw:equation draw:name="f134" draw:formula="cos(?f133)"/>
          <draw:equation draw:name="f135" draw:formula="0 - ?f134"/>
          <draw:equation draw:name="f136" draw:formula="?f135 * ?f11"/>
          <draw:equation draw:name="f137" draw:formula="sin(?f133)"/>
          <draw:equation draw:name="f138" draw:formula="0 - ?f137"/>
          <draw:equation draw:name="f139" draw:formula="?f138 * ?f8"/>
          <draw:equation draw:name="f140" draw:formula="sqrt(?f136 * ?f136 + ?f139 * ?f139 + 0 * 0)"/>
          <draw:equation draw:name="f141" draw:formula="?f11 * ?f8 / ?f140"/>
          <draw:equation draw:name="f142" draw:formula="?f138 * ?f141"/>
          <draw:equation draw:name="f143" draw:formula="?f119 - ?f142"/>
          <draw:equation draw:name="f144" draw:formula="?f135 * ?f141"/>
          <draw:equation draw:name="f145" draw:formula="?f121 - ?f144"/>
          <draw:equation draw:name="f146" draw:formula="?f143 - ?f11"/>
          <draw:equation draw:name="f147" draw:formula="?f145 - ?f8"/>
          <draw:equation draw:name="f148" draw:formula="?f143 + ?f11"/>
          <draw:equation draw:name="f149" draw:formula="?f145 + ?f8"/>
          <draw:equation draw:name="f150" draw:formula="?f130 + ?f2"/>
          <draw:equation draw:name="f151" draw:formula="?f150 * ?f14 / ?f1"/>
          <draw:equation draw:name="f152" draw:formula="0 - ?f151"/>
          <draw:equation draw:name="f153" draw:formula="cos(?f152)"/>
          <draw:equation draw:name="f154" draw:formula="0 - ?f153"/>
          <draw:equation draw:name="f155" draw:formula="?f154 * ?f11"/>
          <draw:equation draw:name="f156" draw:formula="sin(?f152)"/>
          <draw:equation draw:name="f157" draw:formula="0 - ?f156"/>
          <draw:equation draw:name="f158" draw:formula="?f157 * ?f8"/>
          <draw:equation draw:name="f159" draw:formula="sqrt(?f155 * ?f155 + ?f158 * ?f158 + 0 * 0)"/>
          <draw:equation draw:name="f160" draw:formula="?f11 * ?f8 / ?f159"/>
          <draw:equation draw:name="f161" draw:formula="?f157 * ?f160"/>
          <draw:equation draw:name="f162" draw:formula="?f143 + ?f161"/>
          <draw:equation draw:name="f163" draw:formula="?f154 * ?f160"/>
          <draw:equation draw:name="f164" draw:formula="?f145 + ?f163"/>
          <draw:equation draw:name="f165" draw:formula="if(?f43, ?f119, ?f146)"/>
          <draw:equation draw:name="f166" draw:formula="if(?f43, ?f121, ?f147)"/>
          <draw:equation draw:name="f167" draw:formula="if(?f43, ?f119, ?f148)"/>
          <draw:equation draw:name="f168" draw:formula="if(?f43, ?f121, ?f149)"/>
          <draw:equation draw:name="f169" draw:formula="if(?f43, ?f146, ?f162)"/>
          <draw:equation draw:name="f170" draw:formula="if(?f43, ?f147, ?f164)"/>
          <draw:equation draw:name="f171" draw:formula="if(?f43, ?f148, ?f162)"/>
          <draw:equation draw:name="f172" draw:formula="if(?f43, ?f149, ?f164)"/>
          <draw:equation draw:name="f173" draw:formula="?f2 + ?f43"/>
          <draw:equation draw:name="f174" draw:formula="?f2 + ?f2"/>
          <draw:equation draw:name="f175" draw:formula="?f174 * ?f14 / ?f1"/>
          <draw:equation draw:name="f176" draw:formula="0 - ?f175"/>
          <draw:equation draw:name="f177" draw:formula="cos(?f176)"/>
          <draw:equation draw:name="f178" draw:formula="0 - ?f177"/>
          <draw:equation draw:name="f179" draw:formula="?f178 * ?f11"/>
          <draw:equation draw:name="f180" draw:formula="sin(?f176)"/>
          <draw:equation draw:name="f181" draw:formula="0 - ?f180"/>
          <draw:equation draw:name="f182" draw:formula="?f181 * ?f8"/>
          <draw:equation draw:name="f183" draw:formula="sqrt(?f179 * ?f179 + ?f182 * ?f182 + 0 * 0)"/>
          <draw:equation draw:name="f184" draw:formula="?f11 * ?f8 / ?f183"/>
          <draw:equation draw:name="f185" draw:formula="?f181 * ?f184"/>
          <draw:equation draw:name="f186" draw:formula="?f162 - ?f185"/>
          <draw:equation draw:name="f187" draw:formula="?f178 * ?f184"/>
          <draw:equation draw:name="f188" draw:formula="?f164 - ?f187"/>
          <draw:equation draw:name="f189" draw:formula="?f186 - ?f11"/>
          <draw:equation draw:name="f190" draw:formula="?f188 - ?f8"/>
          <draw:equation draw:name="f191" draw:formula="?f186 + ?f11"/>
          <draw:equation draw:name="f192" draw:formula="?f188 + ?f8"/>
          <draw:equation draw:name="f193" draw:formula="?f173 + ?f2"/>
          <draw:equation draw:name="f194" draw:formula="?f193 * ?f14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11"/>
          <draw:equation draw:name="f199" draw:formula="sin(?f195)"/>
          <draw:equation draw:name="f200" draw:formula="0 - ?f199"/>
          <draw:equation draw:name="f201" draw:formula="?f200 * ?f8"/>
          <draw:equation draw:name="f202" draw:formula="sqrt(?f198 * ?f198 + ?f201 * ?f201 + 0 * 0)"/>
          <draw:equation draw:name="f203" draw:formula="?f11 * ?f8 / ?f202"/>
          <draw:equation draw:name="f204" draw:formula="?f200 * ?f203"/>
          <draw:equation draw:name="f205" draw:formula="?f186 + ?f204"/>
          <draw:equation draw:name="f206" draw:formula="?f197 * ?f203"/>
          <draw:equation draw:name="f207" draw:formula="?f188 + ?f206"/>
          <draw:equation draw:name="f208" draw:formula="if(?f43, ?f162, ?f189)"/>
          <draw:equation draw:name="f209" draw:formula="if(?f43, ?f164, ?f190)"/>
          <draw:equation draw:name="f210" draw:formula="if(?f43, ?f162, ?f191)"/>
          <draw:equation draw:name="f211" draw:formula="if(?f43, ?f164, ?f192)"/>
          <draw:equation draw:name="f212" draw:formula="if(?f43, ?f189, ?f205)"/>
          <draw:equation draw:name="f213" draw:formula="if(?f43, ?f190, ?f207)"/>
          <draw:equation draw:name="f214" draw:formula="if(?f43, ?f191, ?f205)"/>
          <draw:equation draw:name="f215" draw:formula="if(?f43, ?f192, ?f207)"/>
          <draw:equation draw:name="f216" draw:formula="21550000 - -5400000"/>
          <draw:equation draw:name="f217" draw:formula="if(?f216, -5400000, 21550000)"/>
          <draw:equation draw:name="f218" draw:formula="-21550000 - ?f217"/>
          <draw:equation draw:name="f219" draw:formula="if(?f218, -21550000, ?f217)"/>
          <draw:equation draw:name="f220" draw:formula="?f1 + ?f219"/>
          <draw:equation draw:name="f221" draw:formula="?f49 * ?f18"/>
          <draw:equation draw:name="f222" draw:formula="?f52 * ?f19"/>
          <draw:equation draw:name="f223" draw:formula="sqrt(?f221 * ?f221 + ?f222 * ?f222 + 0 * 0)"/>
          <draw:equation draw:name="f224" draw:formula="?f18 * ?f19 / ?f223"/>
          <draw:equation draw:name="f225" draw:formula="?f52 * ?f224"/>
          <draw:equation draw:name="f226" draw:formula="?f17 - ?f225"/>
          <draw:equation draw:name="f227" draw:formula="?f49 * ?f224"/>
          <draw:equation draw:name="f228" draw:formula="?f9 - ?f227"/>
          <draw:equation draw:name="f229" draw:formula="?f226 - ?f18"/>
          <draw:equation draw:name="f230" draw:formula="?f228 - ?f19"/>
          <draw:equation draw:name="f231" draw:formula="?f226 + ?f18"/>
          <draw:equation draw:name="f232" draw:formula="?f228 + ?f19"/>
          <draw:equation draw:name="f233" draw:formula="?f220 + ?f2"/>
          <draw:equation draw:name="f234" draw:formula="?f233 * ?f14 / ?f1"/>
          <draw:equation draw:name="f235" draw:formula="0 - ?f234"/>
          <draw:equation draw:name="f236" draw:formula="cos(?f235)"/>
          <draw:equation draw:name="f237" draw:formula="0 - ?f236"/>
          <draw:equation draw:name="f238" draw:formula="?f237 * ?f18"/>
          <draw:equation draw:name="f239" draw:formula="sin(?f235)"/>
          <draw:equation draw:name="f240" draw:formula="0 - ?f239"/>
          <draw:equation draw:name="f241" draw:formula="?f240 * ?f19"/>
          <draw:equation draw:name="f242" draw:formula="sqrt(?f238 * ?f238 + ?f241 * ?f241 + 0 * 0)"/>
          <draw:equation draw:name="f243" draw:formula="?f18 * ?f19 / ?f242"/>
          <draw:equation draw:name="f244" draw:formula="?f240 * ?f243"/>
          <draw:equation draw:name="f245" draw:formula="?f226 + ?f244"/>
          <draw:equation draw:name="f246" draw:formula="?f237 * ?f243"/>
          <draw:equation draw:name="f247" draw:formula="?f228 + ?f246"/>
          <draw:equation draw:name="f248" draw:formula="if(?f219, ?f17, ?f229)"/>
          <draw:equation draw:name="f249" draw:formula="if(?f219, ?f9, ?f230)"/>
          <draw:equation draw:name="f250" draw:formula="if(?f219, ?f17, ?f231)"/>
          <draw:equation draw:name="f251" draw:formula="if(?f219, ?f9, ?f232)"/>
          <draw:equation draw:name="f252" draw:formula="if(?f219, ?f229, ?f245)"/>
          <draw:equation draw:name="f253" draw:formula="if(?f219, ?f230, ?f247)"/>
          <draw:equation draw:name="f254" draw:formula="if(?f219, ?f231, ?f245)"/>
          <draw:equation draw:name="f255" draw:formula="if(?f219, ?f232, ?f247)"/>
          <draw:equation draw:name="f256" draw:formula="?f2 + ?f219"/>
          <draw:equation draw:name="f257" draw:formula="?f178 * ?f18"/>
          <draw:equation draw:name="f258" draw:formula="?f181 * ?f19"/>
          <draw:equation draw:name="f259" draw:formula="sqrt(?f257 * ?f257 + ?f258 * ?f258 + 0 * 0)"/>
          <draw:equation draw:name="f260" draw:formula="?f18 * ?f19 / ?f259"/>
          <draw:equation draw:name="f261" draw:formula="?f181 * ?f260"/>
          <draw:equation draw:name="f262" draw:formula="?f245 - ?f261"/>
          <draw:equation draw:name="f263" draw:formula="?f178 * ?f260"/>
          <draw:equation draw:name="f264" draw:formula="?f247 - ?f263"/>
          <draw:equation draw:name="f265" draw:formula="?f262 - ?f18"/>
          <draw:equation draw:name="f266" draw:formula="?f264 - ?f19"/>
          <draw:equation draw:name="f267" draw:formula="?f262 + ?f18"/>
          <draw:equation draw:name="f268" draw:formula="?f264 + ?f19"/>
          <draw:equation draw:name="f269" draw:formula="?f256 + ?f2"/>
          <draw:equation draw:name="f270" draw:formula="?f269 * ?f14 / ?f1"/>
          <draw:equation draw:name="f271" draw:formula="0 - ?f270"/>
          <draw:equation draw:name="f272" draw:formula="cos(?f271)"/>
          <draw:equation draw:name="f273" draw:formula="0 - ?f272"/>
          <draw:equation draw:name="f274" draw:formula="?f273 * ?f18"/>
          <draw:equation draw:name="f275" draw:formula="sin(?f271)"/>
          <draw:equation draw:name="f276" draw:formula="0 - ?f275"/>
          <draw:equation draw:name="f277" draw:formula="?f276 * ?f19"/>
          <draw:equation draw:name="f278" draw:formula="sqrt(?f274 * ?f274 + ?f277 * ?f277 + 0 * 0)"/>
          <draw:equation draw:name="f279" draw:formula="?f18 * ?f19 / ?f278"/>
          <draw:equation draw:name="f280" draw:formula="?f276 * ?f279"/>
          <draw:equation draw:name="f281" draw:formula="?f262 + ?f280"/>
          <draw:equation draw:name="f282" draw:formula="?f273 * ?f279"/>
          <draw:equation draw:name="f283" draw:formula="?f264 + ?f282"/>
          <draw:equation draw:name="f284" draw:formula="if(?f219, ?f245, ?f265)"/>
          <draw:equation draw:name="f285" draw:formula="if(?f219, ?f247, ?f266)"/>
          <draw:equation draw:name="f286" draw:formula="if(?f219, ?f245, ?f267)"/>
          <draw:equation draw:name="f287" draw:formula="if(?f219, ?f247, ?f268)"/>
          <draw:equation draw:name="f288" draw:formula="if(?f219, ?f265, ?f281)"/>
          <draw:equation draw:name="f289" draw:formula="if(?f219, ?f266, ?f283)"/>
          <draw:equation draw:name="f290" draw:formula="if(?f219, ?f267, ?f281)"/>
          <draw:equation draw:name="f291" draw:formula="if(?f219, ?f268, ?f283)"/>
          <draw:equation draw:name="f292" draw:formula="0 + ?f219"/>
          <draw:equation draw:name="f293" draw:formula="?f135 * ?f18"/>
          <draw:equation draw:name="f294" draw:formula="?f138 * ?f19"/>
          <draw:equation draw:name="f295" draw:formula="sqrt(?f293 * ?f293 + ?f294 * ?f294 + 0 * 0)"/>
          <draw:equation draw:name="f296" draw:formula="?f18 * ?f19 / ?f295"/>
          <draw:equation draw:name="f297" draw:formula="?f138 * ?f296"/>
          <draw:equation draw:name="f298" draw:formula="?f281 - ?f297"/>
          <draw:equation draw:name="f299" draw:formula="?f135 * ?f296"/>
          <draw:equation draw:name="f300" draw:formula="?f283 - ?f299"/>
          <draw:equation draw:name="f301" draw:formula="?f298 - ?f18"/>
          <draw:equation draw:name="f302" draw:formula="?f300 - ?f19"/>
          <draw:equation draw:name="f303" draw:formula="?f298 + ?f18"/>
          <draw:equation draw:name="f304" draw:formula="?f300 + ?f19"/>
          <draw:equation draw:name="f305" draw:formula="?f292 + ?f2"/>
          <draw:equation draw:name="f306" draw:formula="?f305 * ?f14 / ?f1"/>
          <draw:equation draw:name="f307" draw:formula="0 - ?f306"/>
          <draw:equation draw:name="f308" draw:formula="cos(?f307)"/>
          <draw:equation draw:name="f309" draw:formula="0 - ?f308"/>
          <draw:equation draw:name="f310" draw:formula="?f309 * ?f18"/>
          <draw:equation draw:name="f311" draw:formula="sin(?f307)"/>
          <draw:equation draw:name="f312" draw:formula="0 - ?f311"/>
          <draw:equation draw:name="f313" draw:formula="?f312 * ?f19"/>
          <draw:equation draw:name="f314" draw:formula="sqrt(?f310 * ?f310 + ?f313 * ?f313 + 0 * 0)"/>
          <draw:equation draw:name="f315" draw:formula="?f18 * ?f19 / ?f314"/>
          <draw:equation draw:name="f316" draw:formula="?f312 * ?f315"/>
          <draw:equation draw:name="f317" draw:formula="?f298 + ?f316"/>
          <draw:equation draw:name="f318" draw:formula="?f309 * ?f315"/>
          <draw:equation draw:name="f319" draw:formula="?f300 + ?f318"/>
          <draw:equation draw:name="f320" draw:formula="if(?f219, ?f281, ?f301)"/>
          <draw:equation draw:name="f321" draw:formula="if(?f219, ?f283, ?f302)"/>
          <draw:equation draw:name="f322" draw:formula="if(?f219, ?f281, ?f303)"/>
          <draw:equation draw:name="f323" draw:formula="if(?f219, ?f283, ?f304)"/>
          <draw:equation draw:name="f324" draw:formula="if(?f219, ?f301, ?f317)"/>
          <draw:equation draw:name="f325" draw:formula="if(?f219, ?f302, ?f319)"/>
          <draw:equation draw:name="f326" draw:formula="if(?f219, ?f303, ?f317)"/>
          <draw:equation draw:name="f327" draw:formula="if(?f219, ?f304, ?f319)"/>
          <draw:equation draw:name="f328" draw:formula="?f0 + ?f219"/>
          <draw:equation draw:name="f329" draw:formula="?f92 * ?f18"/>
          <draw:equation draw:name="f330" draw:formula="?f95 * ?f19"/>
          <draw:equation draw:name="f331" draw:formula="sqrt(?f329 * ?f329 + ?f330 * ?f330 + 0 * 0)"/>
          <draw:equation draw:name="f332" draw:formula="?f18 * ?f19 / ?f331"/>
          <draw:equation draw:name="f333" draw:formula="?f95 * ?f332"/>
          <draw:equation draw:name="f334" draw:formula="?f317 - ?f333"/>
          <draw:equation draw:name="f335" draw:formula="?f92 * ?f332"/>
          <draw:equation draw:name="f336" draw:formula="?f319 - ?f335"/>
          <draw:equation draw:name="f337" draw:formula="?f334 - ?f18"/>
          <draw:equation draw:name="f338" draw:formula="?f336 - ?f19"/>
          <draw:equation draw:name="f339" draw:formula="?f334 + ?f18"/>
          <draw:equation draw:name="f340" draw:formula="?f336 + ?f19"/>
          <draw:equation draw:name="f341" draw:formula="?f328 + ?f2"/>
          <draw:equation draw:name="f342" draw:formula="?f341 * ?f14 / ?f1"/>
          <draw:equation draw:name="f343" draw:formula="0 - ?f342"/>
          <draw:equation draw:name="f344" draw:formula="cos(?f343)"/>
          <draw:equation draw:name="f345" draw:formula="0 - ?f344"/>
          <draw:equation draw:name="f346" draw:formula="?f345 * ?f18"/>
          <draw:equation draw:name="f347" draw:formula="sin(?f343)"/>
          <draw:equation draw:name="f348" draw:formula="0 - ?f347"/>
          <draw:equation draw:name="f349" draw:formula="?f348 * ?f19"/>
          <draw:equation draw:name="f350" draw:formula="sqrt(?f346 * ?f346 + ?f349 * ?f349 + 0 * 0)"/>
          <draw:equation draw:name="f351" draw:formula="?f18 * ?f19 / ?f350"/>
          <draw:equation draw:name="f352" draw:formula="?f348 * ?f351"/>
          <draw:equation draw:name="f353" draw:formula="?f334 + ?f352"/>
          <draw:equation draw:name="f354" draw:formula="?f345 * ?f351"/>
          <draw:equation draw:name="f355" draw:formula="?f336 + ?f354"/>
          <draw:equation draw:name="f356" draw:formula="if(?f219, ?f317, ?f337)"/>
          <draw:equation draw:name="f357" draw:formula="if(?f219, ?f319, ?f338)"/>
          <draw:equation draw:name="f358" draw:formula="if(?f219, ?f317, ?f339)"/>
          <draw:equation draw:name="f359" draw:formula="if(?f219, ?f319, ?f340)"/>
          <draw:equation draw:name="f360" draw:formula="if(?f219, ?f337, ?f353)"/>
          <draw:equation draw:name="f361" draw:formula="if(?f219, ?f338, ?f355)"/>
          <draw:equation draw:name="f362" draw:formula="if(?f219, ?f339, ?f353)"/>
          <draw:equation draw:name="f363" draw:formula="if(?f219, ?f340, ?f355)"/>
        </draw:enhanced-geometry>
      </draw:custom-shape>
      <draw:custom-shape draw:name="正方形/長方形 8" draw:style-name="Mgr6" draw:text-style-name="MP3" draw:layer="Master1-bg" svg:width="24.9cm" svg:height="20.999cm" svg:x="3.102cm" svg:y="0cm">
        <text:p/>
        <draw:enhanced-geometry svg:viewBox="0 0 21600 21600" draw:type="non-primitive" draw:enhanced-path="M 0 0 L 21600 0 21600 21600 0 21600 Z N"/>
      </draw:custom-shape>
      <draw:custom-shape draw:name="正方形/長方形 9" draw:style-name="Mgr7" draw:text-style-name="MP3" draw:layer="Master1-bg" svg:width="0.224cm" svg:height="20.999cm" svg:x="3.108cm" svg:y="0cm">
        <text:p/>
        <draw:enhanced-geometry svg:viewBox="0 0 21600 21600" draw:type="non-primitive" draw:enhanced-path="M 0 0 L 21600 0 21600 21600 0 21600 Z N"/>
      </draw:custom-shape>
      <draw:frame draw:name="タイトル 1" presentation:style-name="Mpr44" draw:text-style-name="MP3" draw:layer="backgroundobjects" svg:width="22.961cm" svg:height="3.5cm" svg:x="4.396cm" svg:y="0.84cm" presentation:class="title">
        <draw:text-box>
          <text:p text:style-name="MP4"><text:span text:style-name="MT2">マスタ タイトルの書式設定</text:span></text:p>
        </draw:text-box>
      </draw:frame>
      <draw:frame draw:name="日付プレースホルダ 2" presentation:style-name="Mpr45" draw:text-style-name="MP3" draw:layer="backgroundobjects" svg:width="6.534cm" svg:height="1.458cm" svg:x="10.967cm" svg:y="19.308cm" presentation:class="date-time">
        <draw:text-box>
          <text:p/>
        </draw:text-box>
      </draw:frame>
      <draw:frame draw:name="フッター プレースホルダ 3" presentation:style-name="Mpr45" draw:text-style-name="MP3" draw:layer="backgroundobjects" svg:width="8.867cm" svg:height="1.458cm" svg:x="17.501cm" svg:y="19.308cm" presentation:class="footer">
        <draw:text-box>
          <text:p/>
        </draw:text-box>
      </draw:frame>
      <draw:frame draw:name="スライド番号プレースホルダ 4" presentation:style-name="Mpr46" draw:text-style-name="MP3" draw:layer="backgroundobjects" svg:width="1.4cm" svg:height="1.458cm" svg:x="26.378cm" svg:y="19.308cm" presentation:class="page-number">
        <draw:text-box>
          <text:p text:style-name="MP10"><text:span text:style-name="MT7"><text:page-number>&lt;番号&gt;</text:page-number></text:span></text:p>
        </draw:text-box>
      </draw:frame>
      <presentation:notes style:page-layout-name="PM0">
        <draw:page-thumbnail draw:name="スライド イメージ プレースホルダ 1" presentation:style-name="Master1-Layout6-titleOnly-タイトルのみ-title" draw:layer="backgroundobjects" svg:width="13.968cm" svg:height="10.476cm" svg:x="3.81cm" svg:y="2.123cm" presentation:class="page"/>
        <draw:frame draw:name="ノート プレースホルダ 2" presentation:style-name="Mpr4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 3" presentation:style-name="Mpr48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 4" presentation:style-name="Mpr48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 5" presentation:style-name="Mpr49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 6" presentation:style-name="Mpr49" draw:text-style-name="MP3" draw:layer="backgroundobjects" svg:width="9.369cm" svg:height="1.396cm" svg:x="12.22cm" svg:y="26.543cm" presentation:class="page-number">
          <draw:text-box>
            <text:p text:style-name="MP2"><text:span text:style-name="MT8"><text:page-number>&lt;番号&gt;</text:page-number></text:span></text:p>
          </draw:text-box>
        </draw:frame>
      </presentation:notes>
    </style:master-page>
    <style:master-page style:name="Master1-Layout7-blank-白紙" style:page-layout-name="PM1" draw:style-name="Mdp8">
      <draw:custom-shape draw:name="正方形/長方形 4" draw:style-name="Mgr6" draw:text-style-name="MP3" draw:layer="backgroundobjects" svg:width="24.894cm" svg:height="20.999cm" svg:x="3.108cm" svg:y="0cm">
        <text:p/>
        <draw:enhanced-geometry svg:viewBox="0 0 21600 21600" draw:type="non-primitive" draw:enhanced-path="M 0 0 L 21600 0 21600 21600 0 21600 Z N"/>
      </draw:custom-shape>
      <draw:frame draw:name="日付プレースホルダ 1" presentation:style-name="Mpr50" draw:text-style-name="MP3" draw:layer="backgroundobjects" svg:width="6.534cm" svg:height="1.458cm" svg:x="10.967cm" svg:y="19.308cm" presentation:class="date-time">
        <draw:text-box>
          <text:p/>
        </draw:text-box>
      </draw:frame>
      <draw:frame draw:name="フッター プレースホルダ 2" presentation:style-name="Mpr50" draw:text-style-name="MP3" draw:layer="backgroundobjects" svg:width="8.867cm" svg:height="1.458cm" svg:x="17.501cm" svg:y="19.308cm" presentation:class="footer">
        <draw:text-box>
          <text:p/>
        </draw:text-box>
      </draw:frame>
      <draw:frame draw:name="スライド番号プレースホルダ 3" presentation:style-name="Mpr51" draw:text-style-name="MP3" draw:layer="backgroundobjects" svg:width="1.4cm" svg:height="1.458cm" svg:x="26.378cm" svg:y="19.308cm" presentation:class="page-number">
        <draw:text-box>
          <text:p text:style-name="MP10"><text:span text:style-name="MT7"><text:page-number>&lt;番号&gt;</text:page-number></text:span></text:p>
        </draw:text-box>
      </draw:frame>
      <draw:custom-shape draw:name="正方形/長方形 5" draw:style-name="Mgr7" draw:text-style-name="MP3" draw:layer="backgroundobjects" svg:width="0.224cm" svg:height="20.999cm" svg:x="3.108cm" svg:y="0cm">
        <text:p/>
        <draw:enhanced-geometry svg:viewBox="0 0 21600 21600" draw:type="non-primitive" draw:enhanced-path="M 0 0 L 21600 0 21600 21600 0 21600 Z N"/>
      </draw:custom-shape>
      <draw:frame presentation:style-name="Master1-Layout7-blank-白紙-title" draw:layer="backgroundobjects" svg:width="25.2cm" svg:height="3.505cm" svg:x="1.4cm" svg:y="0.837cm" presentation:class="title" presentation:placeholder="true">
        <draw:text-box/>
      </draw:frame>
      <draw:frame presentation:style-name="Master1-Layout7-blank-白紙-outline1" draw:layer="backgroundobjects" svg:width="25.2cm" svg:height="13.859cm" svg:x="1.4cm" svg:y="4.913cm" presentation:class="outline" presentation:placeholder="true">
        <draw:text-box/>
      </draw:frame>
      <presentation:notes style:page-layout-name="PM0">
        <draw:page-thumbnail draw:name="スライド イメージ プレースホルダ 1" presentation:style-name="Master1-Layout7-blank-白紙-title" draw:layer="backgroundobjects" svg:width="13.968cm" svg:height="10.476cm" svg:x="3.81cm" svg:y="2.123cm" presentation:class="page"/>
        <draw:frame draw:name="ノート プレースホルダ 2" presentation:style-name="Mpr5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 3" presentation:style-name="Mpr5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 4" presentation:style-name="Mpr5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 5" presentation:style-name="Mpr5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 6" presentation:style-name="Mpr54" draw:text-style-name="MP3" draw:layer="backgroundobjects" svg:width="9.369cm" svg:height="1.396cm" svg:x="12.22cm" svg:y="26.543cm" presentation:class="page-number">
          <draw:text-box>
            <text:p text:style-name="MP2"><text:span text:style-name="MT8"><text:page-number>&lt;番号&gt;</text:page-number></text:span></text:p>
          </draw:text-box>
        </draw:frame>
      </presentation:notes>
    </style:master-page>
    <style:master-page style:name="Master1-Layout8-objTx-タイトル付きのコンテンツ" style:page-layout-name="PM1" draw:style-name="Mdp9">
      <draw:frame draw:name="タイトル 1" presentation:style-name="Mpr55" draw:text-style-name="MP3" draw:layer="backgroundobjects" svg:width="11.667cm" svg:height="3.558cm" svg:x="1.4cm" svg:y="0.664cm" presentation:class="title">
        <draw:text-box>
          <text:p text:style-name="MP16"><text:span text:style-name="MT16">マスタ タイトルの書式設定</text:span></text:p>
        </draw:text-box>
      </draw:frame>
      <draw:frame draw:name="テキスト プレースホルダ 2" presentation:style-name="Mpr56" draw:text-style-name="MP3" draw:layer="backgroundobjects" svg:width="11.667cm" svg:height="2.139cm" svg:x="1.4cm" svg:y="4.308cm" presentation:class="outline">
        <draw:text-box>
          <text:list text:style-name="ML11">
            <text:list-item>
              <text:p text:style-name="MP17"><text:span text:style-name="MT17">マスタ テキストの書式設定</text:span></text:p>
            </text:list-item>
          </text:list>
        </draw:text-box>
      </draw:frame>
      <draw:frame draw:name="コンテンツ プレースホルダ 3" presentation:style-name="Mpr57" draw:text-style-name="MP3" draw:layer="backgroundobjects" svg:width="24.968cm" svg:height="12.225cm" svg:x="1.4cm" svg:y="6.533cm" presentation:class="title">
        <draw:text-box>
          <text:list text:style-name="ML2">
            <text:list-item>
              <text:p text:style-name="MP5"><text:span text:style-name="MT3">マスタ テキストの書式設定</text:span><text:span text:style-name="MT3"><text:line-break/></text:span><text:span text:style-name="MT4">第 </text:span><text:span text:style-name="MT4">2 </text:span><text:span text:style-name="MT4">レベル</text:span><text:span text:style-name="MT4"><text:line-break/></text:span><text:span text:style-name="MT5">第 </text:span><text:span text:style-name="MT5">3 </text:span><text:span text:style-name="MT5">レベル</text:span><text:span text:style-name="MT5"><text:line-break/></text:span><text:span text:style-name="MT6">第 </text:span><text:span text:style-name="MT6">4 </text:span><text:span text:style-name="MT6">レベル</text:span><text:span text:style-name="MT6"><text:line-break/></text:span><text:span text:style-name="MT6">第 </text:span><text:span text:style-name="MT6">5 </text:span><text:span text:style-name="MT6">レベル</text:span></text:p>
            </text:list-item>
          </text:list>
        </draw:text-box>
      </draw:frame>
      <draw:frame draw:name="日付プレースホルダ 4" presentation:style-name="Mpr58" draw:text-style-name="MP3" draw:layer="backgroundobjects" svg:width="6.534cm" svg:height="1.458cm" svg:x="10.967cm" svg:y="19.308cm" presentation:class="date-time">
        <draw:text-box>
          <text:p/>
        </draw:text-box>
      </draw:frame>
      <draw:frame draw:name="フッター プレースホルダ 5" presentation:style-name="Mpr58" draw:text-style-name="MP3" draw:layer="backgroundobjects" svg:width="8.867cm" svg:height="1.458cm" svg:x="17.501cm" svg:y="19.308cm" presentation:class="footer">
        <draw:text-box>
          <text:p/>
        </draw:text-box>
      </draw:frame>
      <draw:frame draw:name="スライド番号プレースホルダ 6" presentation:style-name="Mpr59" draw:text-style-name="MP3" draw:layer="backgroundobjects" svg:width="1.4cm" svg:height="1.458cm" svg:x="26.378cm" svg:y="19.308cm" presentation:class="page-number">
        <draw:text-box>
          <text:p text:style-name="MP10"><text:span text:style-name="MT7"><text:page-number>&lt;番号&gt;</text:page-number></text:span></text:p>
        </draw:text-box>
      </draw:frame>
      <presentation:notes style:page-layout-name="PM0">
        <draw:page-thumbnail draw:name="スライド イメージ プレースホルダ 1" presentation:style-name="Master1-Layout8-objTx-タイトル付きのコンテンツ-title" draw:layer="backgroundobjects" svg:width="13.968cm" svg:height="10.476cm" svg:x="3.81cm" svg:y="2.123cm" presentation:class="page"/>
        <draw:frame draw:name="ノート プレースホルダ 2" presentation:style-name="Mpr60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 3" presentation:style-name="Mpr6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 4" presentation:style-name="Mpr6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 5" presentation:style-name="Mpr6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 6" presentation:style-name="Mpr62" draw:text-style-name="MP3" draw:layer="backgroundobjects" svg:width="9.369cm" svg:height="1.396cm" svg:x="12.22cm" svg:y="26.543cm" presentation:class="page-number">
          <draw:text-box>
            <text:p text:style-name="MP2"><text:span text:style-name="MT8"><text:page-number>&lt;番号&gt;</text:page-number></text:span></text:p>
          </draw:text-box>
        </draw:frame>
      </presentation:notes>
    </style:master-page>
    <style:master-page style:name="Master1-Layout9-picTx-タイトル付きの図" style:page-layout-name="PM1" draw:style-name="Mdp10">
      <draw:frame draw:name="タイトル 1" presentation:style-name="Mpr63" draw:text-style-name="MP3" draw:layer="backgroundobjects" svg:width="8.401cm" svg:height="6.066cm" svg:x="18.027cm" svg:y="3.267cm" presentation:class="title">
        <draw:text-box>
          <text:p text:style-name="MP4"><text:span text:style-name="MT18">マスタ タイトルの書式設定</text:span></text:p>
        </draw:text-box>
      </draw:frame>
      <draw:frame draw:name="日付プレースホルダ 4" presentation:style-name="Mpr64" draw:text-style-name="MP3" draw:layer="backgroundobjects" svg:width="6.534cm" svg:height="1.458cm" svg:x="10.967cm" svg:y="19.308cm" presentation:class="date-time">
        <draw:text-box>
          <text:p/>
        </draw:text-box>
      </draw:frame>
      <draw:frame draw:name="フッター プレースホルダ 5" presentation:style-name="Mpr64" draw:text-style-name="MP3" draw:layer="backgroundobjects" svg:width="8.867cm" svg:height="1.458cm" svg:x="17.501cm" svg:y="19.308cm" presentation:class="footer">
        <draw:text-box>
          <text:p/>
        </draw:text-box>
      </draw:frame>
      <draw:frame draw:name="スライド番号プレースホルダ 6" presentation:style-name="Mpr65" draw:text-style-name="MP3" draw:layer="backgroundobjects" svg:width="1.4cm" svg:height="1.458cm" svg:x="26.378cm" svg:y="19.308cm" presentation:class="page-number">
        <draw:text-box>
          <text:p text:style-name="MP10"><text:span text:style-name="MT7"><text:page-number>&lt;番号&gt;</text:page-number></text:span></text:p>
        </draw:text-box>
      </draw:frame>
      <draw:custom-shape draw:name="正方形/長方形 7" draw:style-name="Mgr15" draw:text-style-name="MP3" draw:layer="backgroundobjects" svg:width="14.001cm" svg:height="13.999cm" svg:x="2.333cm" svg:y="3.267cm">
        <text:p/>
        <draw:enhanced-geometry svg:viewBox="0 0 21600 21600" draw:type="non-primitive" draw:enhanced-path="M 0 0 L 21600 0 21600 21600 0 21600 Z N"/>
      </draw:custom-shape>
      <draw:frame draw:name="図プレースホルダ 2" presentation:style-name="Mpr66" draw:text-style-name="MP3" draw:layer="backgroundobjects" svg:width="13.534cm" svg:height="10.761cm" svg:x="2.567cm" svg:y="3.5cm" presentation:class="title">
        <draw:text-box>
          <text:p text:style-name="MP18"><text:span text:style-name="MT3">アイコンをクリックして図を追加</text:span></text:p>
        </draw:text-box>
      </draw:frame>
      <draw:custom-shape draw:name="フローチャート: 処理 8" draw:style-name="Mgr16" draw:text-style-name="MP3" draw:layer="backgroundobjects" svg:width="2.1cm" svg:height="0.626cm" draw:transform="rotate (0.619940950308269) translate (1.229cm 3.59cm)">
        <text:p/>
        <draw:enhanced-geometry svg:viewBox="0 0 1 1" draw:text-areas="?f8 ?f10 ?f9 ?f11" draw:type="non-primitive" draw:enhanced-path="M 0 0 L 1 0 1 1 0 1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"/>
          <draw:equation draw:name="f7" draw:formula="?f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フローチャート: 処理 9" draw:style-name="Mgr17" draw:text-style-name="MP3" draw:layer="backgroundobjects" svg:width="1.988cm" svg:height="0.627cm" draw:transform="rotate (0.611912435749096) translate (15.319cm 3.496cm)">
        <text:p/>
        <draw:enhanced-geometry svg:viewBox="0 0 1 1" draw:mirror-horizontal="true" draw:text-areas="?f8 ?f10 ?f9 ?f11" draw:type="non-primitive" draw:enhanced-path="M 0 0 L 1 0 1 1 0 1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"/>
          <draw:equation draw:name="f7" draw:formula="?f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テキスト プレースホルダ 3" presentation:style-name="Mpr67" draw:text-style-name="MP3" draw:layer="backgroundobjects" svg:width="13.534cm" svg:height="2.333cm" svg:x="2.567cm" svg:y="14.699cm" presentation:class="outline">
        <draw:text-box>
          <text:list text:style-name="ML12">
            <text:list-item>
              <text:p text:style-name="MP19"><text:span text:style-name="MT19">マスタ テキストの書式設定</text:span></text:p>
            </text:list-item>
          </text:list>
        </draw:text-box>
      </draw:frame>
      <presentation:notes style:page-layout-name="PM0">
        <draw:page-thumbnail draw:name="スライド イメージ プレースホルダ 1" presentation:style-name="Master1-Layout9-picTx-タイトル付きの図-title" draw:layer="backgroundobjects" svg:width="13.968cm" svg:height="10.476cm" svg:x="3.81cm" svg:y="2.123cm" presentation:class="page"/>
        <draw:frame draw:name="ノート プレースホルダ 2" presentation:style-name="Mpr68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 3" presentation:style-name="Mpr6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 4" presentation:style-name="Mpr6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 5" presentation:style-name="Mpr7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 6" presentation:style-name="Mpr70" draw:text-style-name="MP3" draw:layer="backgroundobjects" svg:width="9.369cm" svg:height="1.396cm" svg:x="12.22cm" svg:y="26.543cm" presentation:class="page-number">
          <draw:text-box>
            <text:p text:style-name="MP2"><text:span text:style-name="MT8"><text:page-number>&lt;番号&gt;</text:page-number></text:span></text:p>
          </draw:text-box>
        </draw:frame>
      </presentation:notes>
    </style:master-page>
    <style:master-page style:name="Master1-Layout10-vertTx-タイトルと縦書きテキスト" style:page-layout-name="PM1" draw:style-name="Mdp11">
      <draw:custom-shape draw:name="パイ 6" draw:style-name="Mgr3" draw:text-style-name="MP3" draw:layer="Master1-bg" svg:width="5.019cm" svg:height="5.018cm" svg:x="-2.499cm" svg:y="-2.498cm">
        <text:p/>
        <draw:enhanced-geometry svg:viewBox="0 0 21600 21600" draw:path-stretchpoint-x="21600" draw:path-stretchpoint-y="21600" draw:text-areas="?f64 ?f66 ?f65 ?f67" draw:type="non-primitive" draw:modifiers="270 0.0353" draw:enhanced-path="M ?f35 ?f36 A ?f120 ?f121 ?f122 ?f123 ?f35 ?f36 ?f117 ?f119 W ?f124 ?f125 ?f126 ?f127 ?f35 ?f36 ?f117 ?f119 L ?f11 ?f8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draw:name="円/楕円 7" draw:style-name="Mgr4" draw:text-style-name="MP3" draw:layer="Master1-bg" svg:width="5.213cm" svg:height="5.212cm" svg:x="0.517cm" svg:y="0.065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ドーナツ 8" draw:style-name="Mgr18" draw:text-style-name="MP3" draw:layer="Master1-bg" svg:width="3.447cm" svg:height="3.376cm" draw:transform="rotate (-0.673522558345671) translate (1.99cm 2.524cm)">
        <text:p/>
        <draw:enhanced-geometry svg:viewBox="0 0 21600 21600" draw:path-stretchpoint-x="21600" draw:path-stretchpoint-y="21600" draw:text-areas="?f29 ?f31 ?f30 ?f32" draw:glue-points="?f29 ?f31 ?f29 ?f32 ?f30 ?f32 ?f30 ?f31" draw:type="non-primitive" draw:modifiers="11833" draw:enhanced-path="M ?f3 ?f9 A ?f79 ?f80 ?f81 ?f82 ?f3 ?f9 ?f76 ?f78 W ?f83 ?f84 ?f85 ?f86 ?f3 ?f9 ?f76 ?f78 A ?f122 ?f123 ?f124 ?f125 ?f76 ?f78 ?f119 ?f121 W ?f126 ?f127 ?f128 ?f129 ?f76 ?f78 ?f119 ?f121 A ?f165 ?f166 ?f167 ?f168 ?f119 ?f121 ?f162 ?f164 W ?f169 ?f170 ?f171 ?f172 ?f119 ?f121 ?f162 ?f164 A ?f208 ?f209 ?f210 ?f211 ?f162 ?f164 ?f205 ?f207 W ?f212 ?f213 ?f214 ?f215 ?f162 ?f164 ?f205 ?f207 Z M ?f17 ?f9 A ?f248 ?f249 ?f250 ?f251 ?f17 ?f9 ?f245 ?f247 W ?f252 ?f253 ?f254 ?f255 ?f17 ?f9 ?f245 ?f247 A ?f284 ?f285 ?f286 ?f287 ?f245 ?f247 ?f281 ?f283 W ?f288 ?f289 ?f290 ?f291 ?f245 ?f247 ?f281 ?f283 A ?f320 ?f321 ?f322 ?f323 ?f281 ?f283 ?f317 ?f319 W ?f324 ?f325 ?f326 ?f327 ?f281 ?f283 ?f317 ?f319 A ?f356 ?f357 ?f358 ?f359 ?f317 ?f319 ?f353 ?f355 W ?f360 ?f361 ?f362 ?f363 ?f317 ?f319 ?f353 ?f355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min(?f10, ?f7)"/>
          <draw:equation draw:name="f14" draw:formula="5419351 / 1725033"/>
          <draw:equation draw:name="f15" draw:formula="180"/>
          <draw:equation draw:name="f16" draw:formula="$0"/>
          <draw:equation draw:name="f17" draw:formula="?f13 * ?f16 / 100000"/>
          <draw:equation draw:name="f18" draw:formula="?f11 - ?f17"/>
          <draw:equation draw:name="f19" draw:formula="?f8 - ?f17"/>
          <draw:equation draw:name="f20" draw:formula="2700000 + ?f2"/>
          <draw:equation draw:name="f21" draw:formula="?f20 * ?f14 / ?f1"/>
          <draw:equation draw:name="f22" draw:formula="0 - ?f21"/>
          <draw:equation draw:name="f23" draw:formula="sin(?f22)"/>
          <draw:equation draw:name="f24" draw:formula="0 - ?f23"/>
          <draw:equation draw:name="f25" draw:formula="?f24 * ?f11"/>
          <draw:equation draw:name="f26" draw:formula="cos(?f22)"/>
          <draw:equation draw:name="f27" draw:formula="0 - ?f26"/>
          <draw:equation draw:name="f28" draw:formula="?f27 * ?f8"/>
          <draw:equation draw:name="f29" draw:formula="?f12 - ?f25"/>
          <draw:equation draw:name="f30" draw:formula="?f12 + ?f25"/>
          <draw:equation draw:name="f31" draw:formula="?f9 - ?f28"/>
          <draw:equation draw:name="f32" draw:formula="?f9 + ?f28"/>
          <draw:equation draw:name="f33" draw:formula="?f17 - 10800"/>
          <draw:equation draw:name="f34" draw:formula="?f9 - 10800"/>
          <draw:equation draw:name="f35" draw:formula="sqrt(?f33 * ?f33 + ?f34 * ?f34 + 0 * 0)"/>
          <draw:equation draw:name="f36" draw:formula="atan2(?f33, ?f34)"/>
          <draw:equation draw:name="f37" draw:formula="?f36 + ?f2"/>
          <draw:equation draw:name="f38" draw:formula="?f37 * ?f15 / ?f1"/>
          <draw:equation draw:name="f39" draw:formula="0 - ?f38"/>
          <draw:equation draw:name="f40" draw:formula="21550000 - ?f2"/>
          <draw:equation draw:name="f41" draw:formula="if(?f40, ?f2, 21550000)"/>
          <draw:equation draw:name="f42" draw:formula="-21550000 - ?f41"/>
          <draw:equation draw:name="f43" draw:formula="if(?f42, -21550000, ?f41)"/>
          <draw:equation draw:name="f44" draw:formula="?f1 + ?f43"/>
          <draw:equation draw:name="f45" draw:formula="?f1 + ?f2"/>
          <draw:equation draw:name="f46" draw:formula="?f45 * ?f14 / ?f1"/>
          <draw:equation draw:name="f47" draw:formula="0 - ?f46"/>
          <draw:equation draw:name="f48" draw:formula="cos(?f47)"/>
          <draw:equation draw:name="f49" draw:formula="0 - ?f48"/>
          <draw:equation draw:name="f50" draw:formula="?f49 * ?f11"/>
          <draw:equation draw:name="f51" draw:formula="sin(?f47)"/>
          <draw:equation draw:name="f52" draw:formula="0 - ?f51"/>
          <draw:equation draw:name="f53" draw:formula="?f52 * ?f8"/>
          <draw:equation draw:name="f54" draw:formula="sqrt(?f50 * ?f50 + ?f53 * ?f53 + 0 * 0)"/>
          <draw:equation draw:name="f55" draw:formula="?f11 * ?f8 / ?f54"/>
          <draw:equation draw:name="f56" draw:formula="?f52 * ?f55"/>
          <draw:equation draw:name="f57" draw:formula="?f3 - ?f56"/>
          <draw:equation draw:name="f58" draw:formula="?f49 * ?f55"/>
          <draw:equation draw:name="f59" draw:formula="?f9 - ?f58"/>
          <draw:equation draw:name="f60" draw:formula="?f57 - ?f11"/>
          <draw:equation draw:name="f61" draw:formula="?f59 - ?f8"/>
          <draw:equation draw:name="f62" draw:formula="?f57 + ?f11"/>
          <draw:equation draw:name="f63" draw:formula="?f59 + ?f8"/>
          <draw:equation draw:name="f64" draw:formula="?f44 + ?f2"/>
          <draw:equation draw:name="f65" draw:formula="?f64 * ?f14 / ?f1"/>
          <draw:equation draw:name="f66" draw:formula="0 - ?f65"/>
          <draw:equation draw:name="f67" draw:formula="cos(?f66)"/>
          <draw:equation draw:name="f68" draw:formula="0 - ?f67"/>
          <draw:equation draw:name="f69" draw:formula="?f68 * ?f11"/>
          <draw:equation draw:name="f70" draw:formula="sin(?f66)"/>
          <draw:equation draw:name="f71" draw:formula="0 - ?f70"/>
          <draw:equation draw:name="f72" draw:formula="?f71 * ?f8"/>
          <draw:equation draw:name="f73" draw:formula="sqrt(?f69 * ?f69 + ?f72 * ?f72 + 0 * 0)"/>
          <draw:equation draw:name="f74" draw:formula="?f11 * ?f8 / ?f73"/>
          <draw:equation draw:name="f75" draw:formula="?f71 * ?f74"/>
          <draw:equation draw:name="f76" draw:formula="?f57 + ?f75"/>
          <draw:equation draw:name="f77" draw:formula="?f68 * ?f74"/>
          <draw:equation draw:name="f78" draw:formula="?f59 + ?f77"/>
          <draw:equation draw:name="f79" draw:formula="if(?f43, ?f3, ?f60)"/>
          <draw:equation draw:name="f80" draw:formula="if(?f43, ?f9, ?f61)"/>
          <draw:equation draw:name="f81" draw:formula="if(?f43, ?f3, ?f62)"/>
          <draw:equation draw:name="f82" draw:formula="if(?f43, ?f9, ?f63)"/>
          <draw:equation draw:name="f83" draw:formula="if(?f43, ?f60, ?f76)"/>
          <draw:equation draw:name="f84" draw:formula="if(?f43, ?f61, ?f78)"/>
          <draw:equation draw:name="f85" draw:formula="if(?f43, ?f62, ?f76)"/>
          <draw:equation draw:name="f86" draw:formula="if(?f43, ?f63, ?f78)"/>
          <draw:equation draw:name="f87" draw:formula="?f0 + ?f43"/>
          <draw:equation draw:name="f88" draw:formula="?f0 + ?f2"/>
          <draw:equation draw:name="f89" draw:formula="?f88 * ?f14 / ?f1"/>
          <draw:equation draw:name="f90" draw:formula="0 - ?f89"/>
          <draw:equation draw:name="f91" draw:formula="cos(?f90)"/>
          <draw:equation draw:name="f92" draw:formula="0 - ?f91"/>
          <draw:equation draw:name="f93" draw:formula="?f92 * ?f11"/>
          <draw:equation draw:name="f94" draw:formula="sin(?f90)"/>
          <draw:equation draw:name="f95" draw:formula="0 - ?f94"/>
          <draw:equation draw:name="f96" draw:formula="?f95 * ?f8"/>
          <draw:equation draw:name="f97" draw:formula="sqrt(?f93 * ?f93 + ?f96 * ?f96 + 0 * 0)"/>
          <draw:equation draw:name="f98" draw:formula="?f11 * ?f8 / ?f97"/>
          <draw:equation draw:name="f99" draw:formula="?f95 * ?f98"/>
          <draw:equation draw:name="f100" draw:formula="?f76 - ?f99"/>
          <draw:equation draw:name="f101" draw:formula="?f92 * ?f98"/>
          <draw:equation draw:name="f102" draw:formula="?f78 - ?f101"/>
          <draw:equation draw:name="f103" draw:formula="?f100 - ?f11"/>
          <draw:equation draw:name="f104" draw:formula="?f102 - ?f8"/>
          <draw:equation draw:name="f105" draw:formula="?f100 + ?f11"/>
          <draw:equation draw:name="f106" draw:formula="?f102 + ?f8"/>
          <draw:equation draw:name="f107" draw:formula="?f87 + ?f2"/>
          <draw:equation draw:name="f108" draw:formula="?f107 * ?f14 / ?f1"/>
          <draw:equation draw:name="f109" draw:formula="0 - ?f108"/>
          <draw:equation draw:name="f110" draw:formula="cos(?f109)"/>
          <draw:equation draw:name="f111" draw:formula="0 - ?f110"/>
          <draw:equation draw:name="f112" draw:formula="?f111 * ?f11"/>
          <draw:equation draw:name="f113" draw:formula="sin(?f109)"/>
          <draw:equation draw:name="f114" draw:formula="0 - ?f113"/>
          <draw:equation draw:name="f115" draw:formula="?f114 * ?f8"/>
          <draw:equation draw:name="f116" draw:formula="sqrt(?f112 * ?f112 + ?f115 * ?f115 + 0 * 0)"/>
          <draw:equation draw:name="f117" draw:formula="?f11 * ?f8 / ?f116"/>
          <draw:equation draw:name="f118" draw:formula="?f114 * ?f117"/>
          <draw:equation draw:name="f119" draw:formula="?f100 + ?f118"/>
          <draw:equation draw:name="f120" draw:formula="?f111 * ?f117"/>
          <draw:equation draw:name="f121" draw:formula="?f102 + ?f120"/>
          <draw:equation draw:name="f122" draw:formula="if(?f43, ?f76, ?f103)"/>
          <draw:equation draw:name="f123" draw:formula="if(?f43, ?f78, ?f104)"/>
          <draw:equation draw:name="f124" draw:formula="if(?f43, ?f76, ?f105)"/>
          <draw:equation draw:name="f125" draw:formula="if(?f43, ?f78, ?f106)"/>
          <draw:equation draw:name="f126" draw:formula="if(?f43, ?f103, ?f119)"/>
          <draw:equation draw:name="f127" draw:formula="if(?f43, ?f104, ?f121)"/>
          <draw:equation draw:name="f128" draw:formula="if(?f43, ?f105, ?f119)"/>
          <draw:equation draw:name="f129" draw:formula="if(?f43, ?f106, ?f121)"/>
          <draw:equation draw:name="f130" draw:formula="0 + ?f43"/>
          <draw:equation draw:name="f131" draw:formula="0 + ?f2"/>
          <draw:equation draw:name="f132" draw:formula="?f131 * ?f14 / ?f1"/>
          <draw:equation draw:name="f133" draw:formula="0 - ?f132"/>
          <draw:equation draw:name="f134" draw:formula="cos(?f133)"/>
          <draw:equation draw:name="f135" draw:formula="0 - ?f134"/>
          <draw:equation draw:name="f136" draw:formula="?f135 * ?f11"/>
          <draw:equation draw:name="f137" draw:formula="sin(?f133)"/>
          <draw:equation draw:name="f138" draw:formula="0 - ?f137"/>
          <draw:equation draw:name="f139" draw:formula="?f138 * ?f8"/>
          <draw:equation draw:name="f140" draw:formula="sqrt(?f136 * ?f136 + ?f139 * ?f139 + 0 * 0)"/>
          <draw:equation draw:name="f141" draw:formula="?f11 * ?f8 / ?f140"/>
          <draw:equation draw:name="f142" draw:formula="?f138 * ?f141"/>
          <draw:equation draw:name="f143" draw:formula="?f119 - ?f142"/>
          <draw:equation draw:name="f144" draw:formula="?f135 * ?f141"/>
          <draw:equation draw:name="f145" draw:formula="?f121 - ?f144"/>
          <draw:equation draw:name="f146" draw:formula="?f143 - ?f11"/>
          <draw:equation draw:name="f147" draw:formula="?f145 - ?f8"/>
          <draw:equation draw:name="f148" draw:formula="?f143 + ?f11"/>
          <draw:equation draw:name="f149" draw:formula="?f145 + ?f8"/>
          <draw:equation draw:name="f150" draw:formula="?f130 + ?f2"/>
          <draw:equation draw:name="f151" draw:formula="?f150 * ?f14 / ?f1"/>
          <draw:equation draw:name="f152" draw:formula="0 - ?f151"/>
          <draw:equation draw:name="f153" draw:formula="cos(?f152)"/>
          <draw:equation draw:name="f154" draw:formula="0 - ?f153"/>
          <draw:equation draw:name="f155" draw:formula="?f154 * ?f11"/>
          <draw:equation draw:name="f156" draw:formula="sin(?f152)"/>
          <draw:equation draw:name="f157" draw:formula="0 - ?f156"/>
          <draw:equation draw:name="f158" draw:formula="?f157 * ?f8"/>
          <draw:equation draw:name="f159" draw:formula="sqrt(?f155 * ?f155 + ?f158 * ?f158 + 0 * 0)"/>
          <draw:equation draw:name="f160" draw:formula="?f11 * ?f8 / ?f159"/>
          <draw:equation draw:name="f161" draw:formula="?f157 * ?f160"/>
          <draw:equation draw:name="f162" draw:formula="?f143 + ?f161"/>
          <draw:equation draw:name="f163" draw:formula="?f154 * ?f160"/>
          <draw:equation draw:name="f164" draw:formula="?f145 + ?f163"/>
          <draw:equation draw:name="f165" draw:formula="if(?f43, ?f119, ?f146)"/>
          <draw:equation draw:name="f166" draw:formula="if(?f43, ?f121, ?f147)"/>
          <draw:equation draw:name="f167" draw:formula="if(?f43, ?f119, ?f148)"/>
          <draw:equation draw:name="f168" draw:formula="if(?f43, ?f121, ?f149)"/>
          <draw:equation draw:name="f169" draw:formula="if(?f43, ?f146, ?f162)"/>
          <draw:equation draw:name="f170" draw:formula="if(?f43, ?f147, ?f164)"/>
          <draw:equation draw:name="f171" draw:formula="if(?f43, ?f148, ?f162)"/>
          <draw:equation draw:name="f172" draw:formula="if(?f43, ?f149, ?f164)"/>
          <draw:equation draw:name="f173" draw:formula="?f2 + ?f43"/>
          <draw:equation draw:name="f174" draw:formula="?f2 + ?f2"/>
          <draw:equation draw:name="f175" draw:formula="?f174 * ?f14 / ?f1"/>
          <draw:equation draw:name="f176" draw:formula="0 - ?f175"/>
          <draw:equation draw:name="f177" draw:formula="cos(?f176)"/>
          <draw:equation draw:name="f178" draw:formula="0 - ?f177"/>
          <draw:equation draw:name="f179" draw:formula="?f178 * ?f11"/>
          <draw:equation draw:name="f180" draw:formula="sin(?f176)"/>
          <draw:equation draw:name="f181" draw:formula="0 - ?f180"/>
          <draw:equation draw:name="f182" draw:formula="?f181 * ?f8"/>
          <draw:equation draw:name="f183" draw:formula="sqrt(?f179 * ?f179 + ?f182 * ?f182 + 0 * 0)"/>
          <draw:equation draw:name="f184" draw:formula="?f11 * ?f8 / ?f183"/>
          <draw:equation draw:name="f185" draw:formula="?f181 * ?f184"/>
          <draw:equation draw:name="f186" draw:formula="?f162 - ?f185"/>
          <draw:equation draw:name="f187" draw:formula="?f178 * ?f184"/>
          <draw:equation draw:name="f188" draw:formula="?f164 - ?f187"/>
          <draw:equation draw:name="f189" draw:formula="?f186 - ?f11"/>
          <draw:equation draw:name="f190" draw:formula="?f188 - ?f8"/>
          <draw:equation draw:name="f191" draw:formula="?f186 + ?f11"/>
          <draw:equation draw:name="f192" draw:formula="?f188 + ?f8"/>
          <draw:equation draw:name="f193" draw:formula="?f173 + ?f2"/>
          <draw:equation draw:name="f194" draw:formula="?f193 * ?f14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11"/>
          <draw:equation draw:name="f199" draw:formula="sin(?f195)"/>
          <draw:equation draw:name="f200" draw:formula="0 - ?f199"/>
          <draw:equation draw:name="f201" draw:formula="?f200 * ?f8"/>
          <draw:equation draw:name="f202" draw:formula="sqrt(?f198 * ?f198 + ?f201 * ?f201 + 0 * 0)"/>
          <draw:equation draw:name="f203" draw:formula="?f11 * ?f8 / ?f202"/>
          <draw:equation draw:name="f204" draw:formula="?f200 * ?f203"/>
          <draw:equation draw:name="f205" draw:formula="?f186 + ?f204"/>
          <draw:equation draw:name="f206" draw:formula="?f197 * ?f203"/>
          <draw:equation draw:name="f207" draw:formula="?f188 + ?f206"/>
          <draw:equation draw:name="f208" draw:formula="if(?f43, ?f162, ?f189)"/>
          <draw:equation draw:name="f209" draw:formula="if(?f43, ?f164, ?f190)"/>
          <draw:equation draw:name="f210" draw:formula="if(?f43, ?f162, ?f191)"/>
          <draw:equation draw:name="f211" draw:formula="if(?f43, ?f164, ?f192)"/>
          <draw:equation draw:name="f212" draw:formula="if(?f43, ?f189, ?f205)"/>
          <draw:equation draw:name="f213" draw:formula="if(?f43, ?f190, ?f207)"/>
          <draw:equation draw:name="f214" draw:formula="if(?f43, ?f191, ?f205)"/>
          <draw:equation draw:name="f215" draw:formula="if(?f43, ?f192, ?f207)"/>
          <draw:equation draw:name="f216" draw:formula="21550000 - -5400000"/>
          <draw:equation draw:name="f217" draw:formula="if(?f216, -5400000, 21550000)"/>
          <draw:equation draw:name="f218" draw:formula="-21550000 - ?f217"/>
          <draw:equation draw:name="f219" draw:formula="if(?f218, -21550000, ?f217)"/>
          <draw:equation draw:name="f220" draw:formula="?f1 + ?f219"/>
          <draw:equation draw:name="f221" draw:formula="?f49 * ?f18"/>
          <draw:equation draw:name="f222" draw:formula="?f52 * ?f19"/>
          <draw:equation draw:name="f223" draw:formula="sqrt(?f221 * ?f221 + ?f222 * ?f222 + 0 * 0)"/>
          <draw:equation draw:name="f224" draw:formula="?f18 * ?f19 / ?f223"/>
          <draw:equation draw:name="f225" draw:formula="?f52 * ?f224"/>
          <draw:equation draw:name="f226" draw:formula="?f17 - ?f225"/>
          <draw:equation draw:name="f227" draw:formula="?f49 * ?f224"/>
          <draw:equation draw:name="f228" draw:formula="?f9 - ?f227"/>
          <draw:equation draw:name="f229" draw:formula="?f226 - ?f18"/>
          <draw:equation draw:name="f230" draw:formula="?f228 - ?f19"/>
          <draw:equation draw:name="f231" draw:formula="?f226 + ?f18"/>
          <draw:equation draw:name="f232" draw:formula="?f228 + ?f19"/>
          <draw:equation draw:name="f233" draw:formula="?f220 + ?f2"/>
          <draw:equation draw:name="f234" draw:formula="?f233 * ?f14 / ?f1"/>
          <draw:equation draw:name="f235" draw:formula="0 - ?f234"/>
          <draw:equation draw:name="f236" draw:formula="cos(?f235)"/>
          <draw:equation draw:name="f237" draw:formula="0 - ?f236"/>
          <draw:equation draw:name="f238" draw:formula="?f237 * ?f18"/>
          <draw:equation draw:name="f239" draw:formula="sin(?f235)"/>
          <draw:equation draw:name="f240" draw:formula="0 - ?f239"/>
          <draw:equation draw:name="f241" draw:formula="?f240 * ?f19"/>
          <draw:equation draw:name="f242" draw:formula="sqrt(?f238 * ?f238 + ?f241 * ?f241 + 0 * 0)"/>
          <draw:equation draw:name="f243" draw:formula="?f18 * ?f19 / ?f242"/>
          <draw:equation draw:name="f244" draw:formula="?f240 * ?f243"/>
          <draw:equation draw:name="f245" draw:formula="?f226 + ?f244"/>
          <draw:equation draw:name="f246" draw:formula="?f237 * ?f243"/>
          <draw:equation draw:name="f247" draw:formula="?f228 + ?f246"/>
          <draw:equation draw:name="f248" draw:formula="if(?f219, ?f17, ?f229)"/>
          <draw:equation draw:name="f249" draw:formula="if(?f219, ?f9, ?f230)"/>
          <draw:equation draw:name="f250" draw:formula="if(?f219, ?f17, ?f231)"/>
          <draw:equation draw:name="f251" draw:formula="if(?f219, ?f9, ?f232)"/>
          <draw:equation draw:name="f252" draw:formula="if(?f219, ?f229, ?f245)"/>
          <draw:equation draw:name="f253" draw:formula="if(?f219, ?f230, ?f247)"/>
          <draw:equation draw:name="f254" draw:formula="if(?f219, ?f231, ?f245)"/>
          <draw:equation draw:name="f255" draw:formula="if(?f219, ?f232, ?f247)"/>
          <draw:equation draw:name="f256" draw:formula="?f2 + ?f219"/>
          <draw:equation draw:name="f257" draw:formula="?f178 * ?f18"/>
          <draw:equation draw:name="f258" draw:formula="?f181 * ?f19"/>
          <draw:equation draw:name="f259" draw:formula="sqrt(?f257 * ?f257 + ?f258 * ?f258 + 0 * 0)"/>
          <draw:equation draw:name="f260" draw:formula="?f18 * ?f19 / ?f259"/>
          <draw:equation draw:name="f261" draw:formula="?f181 * ?f260"/>
          <draw:equation draw:name="f262" draw:formula="?f245 - ?f261"/>
          <draw:equation draw:name="f263" draw:formula="?f178 * ?f260"/>
          <draw:equation draw:name="f264" draw:formula="?f247 - ?f263"/>
          <draw:equation draw:name="f265" draw:formula="?f262 - ?f18"/>
          <draw:equation draw:name="f266" draw:formula="?f264 - ?f19"/>
          <draw:equation draw:name="f267" draw:formula="?f262 + ?f18"/>
          <draw:equation draw:name="f268" draw:formula="?f264 + ?f19"/>
          <draw:equation draw:name="f269" draw:formula="?f256 + ?f2"/>
          <draw:equation draw:name="f270" draw:formula="?f269 * ?f14 / ?f1"/>
          <draw:equation draw:name="f271" draw:formula="0 - ?f270"/>
          <draw:equation draw:name="f272" draw:formula="cos(?f271)"/>
          <draw:equation draw:name="f273" draw:formula="0 - ?f272"/>
          <draw:equation draw:name="f274" draw:formula="?f273 * ?f18"/>
          <draw:equation draw:name="f275" draw:formula="sin(?f271)"/>
          <draw:equation draw:name="f276" draw:formula="0 - ?f275"/>
          <draw:equation draw:name="f277" draw:formula="?f276 * ?f19"/>
          <draw:equation draw:name="f278" draw:formula="sqrt(?f274 * ?f274 + ?f277 * ?f277 + 0 * 0)"/>
          <draw:equation draw:name="f279" draw:formula="?f18 * ?f19 / ?f278"/>
          <draw:equation draw:name="f280" draw:formula="?f276 * ?f279"/>
          <draw:equation draw:name="f281" draw:formula="?f262 + ?f280"/>
          <draw:equation draw:name="f282" draw:formula="?f273 * ?f279"/>
          <draw:equation draw:name="f283" draw:formula="?f264 + ?f282"/>
          <draw:equation draw:name="f284" draw:formula="if(?f219, ?f245, ?f265)"/>
          <draw:equation draw:name="f285" draw:formula="if(?f219, ?f247, ?f266)"/>
          <draw:equation draw:name="f286" draw:formula="if(?f219, ?f245, ?f267)"/>
          <draw:equation draw:name="f287" draw:formula="if(?f219, ?f247, ?f268)"/>
          <draw:equation draw:name="f288" draw:formula="if(?f219, ?f265, ?f281)"/>
          <draw:equation draw:name="f289" draw:formula="if(?f219, ?f266, ?f283)"/>
          <draw:equation draw:name="f290" draw:formula="if(?f219, ?f267, ?f281)"/>
          <draw:equation draw:name="f291" draw:formula="if(?f219, ?f268, ?f283)"/>
          <draw:equation draw:name="f292" draw:formula="0 + ?f219"/>
          <draw:equation draw:name="f293" draw:formula="?f135 * ?f18"/>
          <draw:equation draw:name="f294" draw:formula="?f138 * ?f19"/>
          <draw:equation draw:name="f295" draw:formula="sqrt(?f293 * ?f293 + ?f294 * ?f294 + 0 * 0)"/>
          <draw:equation draw:name="f296" draw:formula="?f18 * ?f19 / ?f295"/>
          <draw:equation draw:name="f297" draw:formula="?f138 * ?f296"/>
          <draw:equation draw:name="f298" draw:formula="?f281 - ?f297"/>
          <draw:equation draw:name="f299" draw:formula="?f135 * ?f296"/>
          <draw:equation draw:name="f300" draw:formula="?f283 - ?f299"/>
          <draw:equation draw:name="f301" draw:formula="?f298 - ?f18"/>
          <draw:equation draw:name="f302" draw:formula="?f300 - ?f19"/>
          <draw:equation draw:name="f303" draw:formula="?f298 + ?f18"/>
          <draw:equation draw:name="f304" draw:formula="?f300 + ?f19"/>
          <draw:equation draw:name="f305" draw:formula="?f292 + ?f2"/>
          <draw:equation draw:name="f306" draw:formula="?f305 * ?f14 / ?f1"/>
          <draw:equation draw:name="f307" draw:formula="0 - ?f306"/>
          <draw:equation draw:name="f308" draw:formula="cos(?f307)"/>
          <draw:equation draw:name="f309" draw:formula="0 - ?f308"/>
          <draw:equation draw:name="f310" draw:formula="?f309 * ?f18"/>
          <draw:equation draw:name="f311" draw:formula="sin(?f307)"/>
          <draw:equation draw:name="f312" draw:formula="0 - ?f311"/>
          <draw:equation draw:name="f313" draw:formula="?f312 * ?f19"/>
          <draw:equation draw:name="f314" draw:formula="sqrt(?f310 * ?f310 + ?f313 * ?f313 + 0 * 0)"/>
          <draw:equation draw:name="f315" draw:formula="?f18 * ?f19 / ?f314"/>
          <draw:equation draw:name="f316" draw:formula="?f312 * ?f315"/>
          <draw:equation draw:name="f317" draw:formula="?f298 + ?f316"/>
          <draw:equation draw:name="f318" draw:formula="?f309 * ?f315"/>
          <draw:equation draw:name="f319" draw:formula="?f300 + ?f318"/>
          <draw:equation draw:name="f320" draw:formula="if(?f219, ?f281, ?f301)"/>
          <draw:equation draw:name="f321" draw:formula="if(?f219, ?f283, ?f302)"/>
          <draw:equation draw:name="f322" draw:formula="if(?f219, ?f281, ?f303)"/>
          <draw:equation draw:name="f323" draw:formula="if(?f219, ?f283, ?f304)"/>
          <draw:equation draw:name="f324" draw:formula="if(?f219, ?f301, ?f317)"/>
          <draw:equation draw:name="f325" draw:formula="if(?f219, ?f302, ?f319)"/>
          <draw:equation draw:name="f326" draw:formula="if(?f219, ?f303, ?f317)"/>
          <draw:equation draw:name="f327" draw:formula="if(?f219, ?f304, ?f319)"/>
          <draw:equation draw:name="f328" draw:formula="?f0 + ?f219"/>
          <draw:equation draw:name="f329" draw:formula="?f92 * ?f18"/>
          <draw:equation draw:name="f330" draw:formula="?f95 * ?f19"/>
          <draw:equation draw:name="f331" draw:formula="sqrt(?f329 * ?f329 + ?f330 * ?f330 + 0 * 0)"/>
          <draw:equation draw:name="f332" draw:formula="?f18 * ?f19 / ?f331"/>
          <draw:equation draw:name="f333" draw:formula="?f95 * ?f332"/>
          <draw:equation draw:name="f334" draw:formula="?f317 - ?f333"/>
          <draw:equation draw:name="f335" draw:formula="?f92 * ?f332"/>
          <draw:equation draw:name="f336" draw:formula="?f319 - ?f335"/>
          <draw:equation draw:name="f337" draw:formula="?f334 - ?f18"/>
          <draw:equation draw:name="f338" draw:formula="?f336 - ?f19"/>
          <draw:equation draw:name="f339" draw:formula="?f334 + ?f18"/>
          <draw:equation draw:name="f340" draw:formula="?f336 + ?f19"/>
          <draw:equation draw:name="f341" draw:formula="?f328 + ?f2"/>
          <draw:equation draw:name="f342" draw:formula="?f341 * ?f14 / ?f1"/>
          <draw:equation draw:name="f343" draw:formula="0 - ?f342"/>
          <draw:equation draw:name="f344" draw:formula="cos(?f343)"/>
          <draw:equation draw:name="f345" draw:formula="0 - ?f344"/>
          <draw:equation draw:name="f346" draw:formula="?f345 * ?f18"/>
          <draw:equation draw:name="f347" draw:formula="sin(?f343)"/>
          <draw:equation draw:name="f348" draw:formula="0 - ?f347"/>
          <draw:equation draw:name="f349" draw:formula="?f348 * ?f19"/>
          <draw:equation draw:name="f350" draw:formula="sqrt(?f346 * ?f346 + ?f349 * ?f349 + 0 * 0)"/>
          <draw:equation draw:name="f351" draw:formula="?f18 * ?f19 / ?f350"/>
          <draw:equation draw:name="f352" draw:formula="?f348 * ?f351"/>
          <draw:equation draw:name="f353" draw:formula="?f334 + ?f352"/>
          <draw:equation draw:name="f354" draw:formula="?f345 * ?f351"/>
          <draw:equation draw:name="f355" draw:formula="?f336 + ?f354"/>
          <draw:equation draw:name="f356" draw:formula="if(?f219, ?f317, ?f337)"/>
          <draw:equation draw:name="f357" draw:formula="if(?f219, ?f319, ?f338)"/>
          <draw:equation draw:name="f358" draw:formula="if(?f219, ?f317, ?f339)"/>
          <draw:equation draw:name="f359" draw:formula="if(?f219, ?f319, ?f340)"/>
          <draw:equation draw:name="f360" draw:formula="if(?f219, ?f337, ?f353)"/>
          <draw:equation draw:name="f361" draw:formula="if(?f219, ?f338, ?f355)"/>
          <draw:equation draw:name="f362" draw:formula="if(?f219, ?f339, ?f353)"/>
          <draw:equation draw:name="f363" draw:formula="if(?f219, ?f340, ?f355)"/>
        </draw:enhanced-geometry>
      </draw:custom-shape>
      <draw:custom-shape draw:name="正方形/長方形 9" draw:style-name="Mgr6" draw:text-style-name="MP3" draw:layer="Master1-bg" svg:width="24.9cm" svg:height="20.999cm" svg:x="3.102cm" svg:y="0cm">
        <text:p/>
        <draw:enhanced-geometry svg:viewBox="0 0 21600 21600" draw:type="non-primitive" draw:enhanced-path="M 0 0 L 21600 0 21600 21600 0 21600 Z N"/>
      </draw:custom-shape>
      <draw:custom-shape draw:name="正方形/長方形 10" draw:style-name="Mgr7" draw:text-style-name="MP3" draw:layer="Master1-bg" svg:width="0.224cm" svg:height="20.999cm" svg:x="3.108cm" svg:y="0cm">
        <text:p/>
        <draw:enhanced-geometry svg:viewBox="0 0 21600 21600" draw:type="non-primitive" draw:enhanced-path="M 0 0 L 21600 0 21600 21600 0 21600 Z N"/>
      </draw:custom-shape>
      <draw:frame draw:name="タイトル 1" presentation:style-name="Mpr71" draw:text-style-name="MP3" draw:layer="backgroundobjects" svg:width="22.961cm" svg:height="3.5cm" svg:x="4.396cm" svg:y="0.841cm" presentation:class="title">
        <draw:text-box>
          <text:p text:style-name="MP4"><text:span text:style-name="MT2">マスタ タイトルの書式設定</text:span></text:p>
        </draw:text-box>
      </draw:frame>
      <draw:frame draw:name="縦書きテキスト プレースホルダ 2" presentation:style-name="Mpr72" draw:text-style-name="MP20" draw:layer="backgroundobjects" svg:width="22.961cm" svg:height="14.699cm" svg:x="4.396cm" svg:y="4.433cm" presentation:class="outline">
        <draw:text-box>
          <text:list text:style-name="ML2">
            <text:list-item>
              <text:p text:style-name="MP5"><text:span text:style-name="MT3">マスタ テキストの書式設定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第 </text:span><text:span text:style-name="MT4">2 </text:span><text:span text:style-name="MT4">レベル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第 </text:span><text:span text:style-name="MT5">3 </text:span><text:span text:style-name="MT5">レベル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第 </text:span><text:span text:style-name="MT6">4 </text:span><text:span text:style-name="MT6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第 </text:span><text:span text:style-name="MT6">5 </text:span><text:span text:style-name="MT6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73" draw:text-style-name="MP3" draw:layer="backgroundobjects" svg:width="6.534cm" svg:height="1.458cm" svg:x="10.967cm" svg:y="19.308cm" presentation:class="date-time">
        <draw:text-box>
          <text:p/>
        </draw:text-box>
      </draw:frame>
      <draw:frame draw:name="フッター プレースホルダ 4" presentation:style-name="Mpr73" draw:text-style-name="MP3" draw:layer="backgroundobjects" svg:width="8.867cm" svg:height="1.458cm" svg:x="17.501cm" svg:y="19.308cm" presentation:class="footer">
        <draw:text-box>
          <text:p/>
        </draw:text-box>
      </draw:frame>
      <draw:frame draw:name="スライド番号プレースホルダ 5" presentation:style-name="Mpr74" draw:text-style-name="MP3" draw:layer="backgroundobjects" svg:width="1.4cm" svg:height="1.458cm" svg:x="26.378cm" svg:y="19.308cm" presentation:class="page-number">
        <draw:text-box>
          <text:p text:style-name="MP10"><text:span text:style-name="MT7"><text:page-number>&lt;番号&gt;</text:page-number></text:span></text:p>
        </draw:text-box>
      </draw:frame>
      <presentation:notes style:page-layout-name="PM0">
        <draw:page-thumbnail draw:name="スライド イメージ プレースホルダ 1" presentation:style-name="Master1-Layout10-vertTx-タイトルと縦書きテキスト-title" draw:layer="backgroundobjects" svg:width="13.968cm" svg:height="10.476cm" svg:x="3.81cm" svg:y="2.123cm" presentation:class="page"/>
        <draw:frame draw:name="ノート プレースホルダ 2" presentation:style-name="Mpr7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 3" presentation:style-name="Mpr76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 4" presentation:style-name="Mpr76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 5" presentation:style-name="Mpr7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 6" presentation:style-name="Mpr77" draw:text-style-name="MP3" draw:layer="backgroundobjects" svg:width="9.369cm" svg:height="1.396cm" svg:x="12.22cm" svg:y="26.543cm" presentation:class="page-number">
          <draw:text-box>
            <text:p text:style-name="MP2"><text:span text:style-name="MT8"><text:page-number>&lt;番号&gt;</text:page-number></text:span></text:p>
          </draw:text-box>
        </draw:frame>
      </presentation:notes>
    </style:master-page>
    <style:master-page style:name="Master1-Layout11-vertTitleAndTx-縦書きタイトルと縦書きテキスト" style:page-layout-name="PM1" draw:style-name="Mdp12">
      <draw:custom-shape draw:name="パイ 6" draw:style-name="Mgr3" draw:text-style-name="MP3" draw:layer="Master1-bg" svg:width="5.019cm" svg:height="5.018cm" svg:x="-2.499cm" svg:y="-2.498cm">
        <text:p/>
        <draw:enhanced-geometry svg:viewBox="0 0 21600 21600" draw:path-stretchpoint-x="21600" draw:path-stretchpoint-y="21600" draw:text-areas="?f64 ?f66 ?f65 ?f67" draw:type="non-primitive" draw:modifiers="270 0.0353" draw:enhanced-path="M ?f35 ?f36 A ?f120 ?f121 ?f122 ?f123 ?f35 ?f36 ?f117 ?f119 W ?f124 ?f125 ?f126 ?f127 ?f35 ?f36 ?f117 ?f119 L ?f11 ?f8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draw:name="円/楕円 7" draw:style-name="Mgr4" draw:text-style-name="MP3" draw:layer="Master1-bg" svg:width="5.213cm" svg:height="5.212cm" svg:x="0.517cm" svg:y="0.065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ドーナツ 8" draw:style-name="Mgr19" draw:text-style-name="MP3" draw:layer="Master1-bg" svg:width="3.447cm" svg:height="3.376cm" draw:transform="rotate (-0.673522558345671) translate (1.99cm 2.524cm)">
        <text:p/>
        <draw:enhanced-geometry svg:viewBox="0 0 21600 21600" draw:path-stretchpoint-x="21600" draw:path-stretchpoint-y="21600" draw:text-areas="?f29 ?f31 ?f30 ?f32" draw:glue-points="?f29 ?f31 ?f29 ?f32 ?f30 ?f32 ?f30 ?f31" draw:type="non-primitive" draw:modifiers="11833" draw:enhanced-path="M ?f3 ?f9 A ?f79 ?f80 ?f81 ?f82 ?f3 ?f9 ?f76 ?f78 W ?f83 ?f84 ?f85 ?f86 ?f3 ?f9 ?f76 ?f78 A ?f122 ?f123 ?f124 ?f125 ?f76 ?f78 ?f119 ?f121 W ?f126 ?f127 ?f128 ?f129 ?f76 ?f78 ?f119 ?f121 A ?f165 ?f166 ?f167 ?f168 ?f119 ?f121 ?f162 ?f164 W ?f169 ?f170 ?f171 ?f172 ?f119 ?f121 ?f162 ?f164 A ?f208 ?f209 ?f210 ?f211 ?f162 ?f164 ?f205 ?f207 W ?f212 ?f213 ?f214 ?f215 ?f162 ?f164 ?f205 ?f207 Z M ?f17 ?f9 A ?f248 ?f249 ?f250 ?f251 ?f17 ?f9 ?f245 ?f247 W ?f252 ?f253 ?f254 ?f255 ?f17 ?f9 ?f245 ?f247 A ?f284 ?f285 ?f286 ?f287 ?f245 ?f247 ?f281 ?f283 W ?f288 ?f289 ?f290 ?f291 ?f245 ?f247 ?f281 ?f283 A ?f320 ?f321 ?f322 ?f323 ?f281 ?f283 ?f317 ?f319 W ?f324 ?f325 ?f326 ?f327 ?f281 ?f283 ?f317 ?f319 A ?f356 ?f357 ?f358 ?f359 ?f317 ?f319 ?f353 ?f355 W ?f360 ?f361 ?f362 ?f363 ?f317 ?f319 ?f353 ?f355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min(?f10, ?f7)"/>
          <draw:equation draw:name="f14" draw:formula="5419351 / 1725033"/>
          <draw:equation draw:name="f15" draw:formula="180"/>
          <draw:equation draw:name="f16" draw:formula="$0"/>
          <draw:equation draw:name="f17" draw:formula="?f13 * ?f16 / 100000"/>
          <draw:equation draw:name="f18" draw:formula="?f11 - ?f17"/>
          <draw:equation draw:name="f19" draw:formula="?f8 - ?f17"/>
          <draw:equation draw:name="f20" draw:formula="2700000 + ?f2"/>
          <draw:equation draw:name="f21" draw:formula="?f20 * ?f14 / ?f1"/>
          <draw:equation draw:name="f22" draw:formula="0 - ?f21"/>
          <draw:equation draw:name="f23" draw:formula="sin(?f22)"/>
          <draw:equation draw:name="f24" draw:formula="0 - ?f23"/>
          <draw:equation draw:name="f25" draw:formula="?f24 * ?f11"/>
          <draw:equation draw:name="f26" draw:formula="cos(?f22)"/>
          <draw:equation draw:name="f27" draw:formula="0 - ?f26"/>
          <draw:equation draw:name="f28" draw:formula="?f27 * ?f8"/>
          <draw:equation draw:name="f29" draw:formula="?f12 - ?f25"/>
          <draw:equation draw:name="f30" draw:formula="?f12 + ?f25"/>
          <draw:equation draw:name="f31" draw:formula="?f9 - ?f28"/>
          <draw:equation draw:name="f32" draw:formula="?f9 + ?f28"/>
          <draw:equation draw:name="f33" draw:formula="?f17 - 10800"/>
          <draw:equation draw:name="f34" draw:formula="?f9 - 10800"/>
          <draw:equation draw:name="f35" draw:formula="sqrt(?f33 * ?f33 + ?f34 * ?f34 + 0 * 0)"/>
          <draw:equation draw:name="f36" draw:formula="atan2(?f33, ?f34)"/>
          <draw:equation draw:name="f37" draw:formula="?f36 + ?f2"/>
          <draw:equation draw:name="f38" draw:formula="?f37 * ?f15 / ?f1"/>
          <draw:equation draw:name="f39" draw:formula="0 - ?f38"/>
          <draw:equation draw:name="f40" draw:formula="21550000 - ?f2"/>
          <draw:equation draw:name="f41" draw:formula="if(?f40, ?f2, 21550000)"/>
          <draw:equation draw:name="f42" draw:formula="-21550000 - ?f41"/>
          <draw:equation draw:name="f43" draw:formula="if(?f42, -21550000, ?f41)"/>
          <draw:equation draw:name="f44" draw:formula="?f1 + ?f43"/>
          <draw:equation draw:name="f45" draw:formula="?f1 + ?f2"/>
          <draw:equation draw:name="f46" draw:formula="?f45 * ?f14 / ?f1"/>
          <draw:equation draw:name="f47" draw:formula="0 - ?f46"/>
          <draw:equation draw:name="f48" draw:formula="cos(?f47)"/>
          <draw:equation draw:name="f49" draw:formula="0 - ?f48"/>
          <draw:equation draw:name="f50" draw:formula="?f49 * ?f11"/>
          <draw:equation draw:name="f51" draw:formula="sin(?f47)"/>
          <draw:equation draw:name="f52" draw:formula="0 - ?f51"/>
          <draw:equation draw:name="f53" draw:formula="?f52 * ?f8"/>
          <draw:equation draw:name="f54" draw:formula="sqrt(?f50 * ?f50 + ?f53 * ?f53 + 0 * 0)"/>
          <draw:equation draw:name="f55" draw:formula="?f11 * ?f8 / ?f54"/>
          <draw:equation draw:name="f56" draw:formula="?f52 * ?f55"/>
          <draw:equation draw:name="f57" draw:formula="?f3 - ?f56"/>
          <draw:equation draw:name="f58" draw:formula="?f49 * ?f55"/>
          <draw:equation draw:name="f59" draw:formula="?f9 - ?f58"/>
          <draw:equation draw:name="f60" draw:formula="?f57 - ?f11"/>
          <draw:equation draw:name="f61" draw:formula="?f59 - ?f8"/>
          <draw:equation draw:name="f62" draw:formula="?f57 + ?f11"/>
          <draw:equation draw:name="f63" draw:formula="?f59 + ?f8"/>
          <draw:equation draw:name="f64" draw:formula="?f44 + ?f2"/>
          <draw:equation draw:name="f65" draw:formula="?f64 * ?f14 / ?f1"/>
          <draw:equation draw:name="f66" draw:formula="0 - ?f65"/>
          <draw:equation draw:name="f67" draw:formula="cos(?f66)"/>
          <draw:equation draw:name="f68" draw:formula="0 - ?f67"/>
          <draw:equation draw:name="f69" draw:formula="?f68 * ?f11"/>
          <draw:equation draw:name="f70" draw:formula="sin(?f66)"/>
          <draw:equation draw:name="f71" draw:formula="0 - ?f70"/>
          <draw:equation draw:name="f72" draw:formula="?f71 * ?f8"/>
          <draw:equation draw:name="f73" draw:formula="sqrt(?f69 * ?f69 + ?f72 * ?f72 + 0 * 0)"/>
          <draw:equation draw:name="f74" draw:formula="?f11 * ?f8 / ?f73"/>
          <draw:equation draw:name="f75" draw:formula="?f71 * ?f74"/>
          <draw:equation draw:name="f76" draw:formula="?f57 + ?f75"/>
          <draw:equation draw:name="f77" draw:formula="?f68 * ?f74"/>
          <draw:equation draw:name="f78" draw:formula="?f59 + ?f77"/>
          <draw:equation draw:name="f79" draw:formula="if(?f43, ?f3, ?f60)"/>
          <draw:equation draw:name="f80" draw:formula="if(?f43, ?f9, ?f61)"/>
          <draw:equation draw:name="f81" draw:formula="if(?f43, ?f3, ?f62)"/>
          <draw:equation draw:name="f82" draw:formula="if(?f43, ?f9, ?f63)"/>
          <draw:equation draw:name="f83" draw:formula="if(?f43, ?f60, ?f76)"/>
          <draw:equation draw:name="f84" draw:formula="if(?f43, ?f61, ?f78)"/>
          <draw:equation draw:name="f85" draw:formula="if(?f43, ?f62, ?f76)"/>
          <draw:equation draw:name="f86" draw:formula="if(?f43, ?f63, ?f78)"/>
          <draw:equation draw:name="f87" draw:formula="?f0 + ?f43"/>
          <draw:equation draw:name="f88" draw:formula="?f0 + ?f2"/>
          <draw:equation draw:name="f89" draw:formula="?f88 * ?f14 / ?f1"/>
          <draw:equation draw:name="f90" draw:formula="0 - ?f89"/>
          <draw:equation draw:name="f91" draw:formula="cos(?f90)"/>
          <draw:equation draw:name="f92" draw:formula="0 - ?f91"/>
          <draw:equation draw:name="f93" draw:formula="?f92 * ?f11"/>
          <draw:equation draw:name="f94" draw:formula="sin(?f90)"/>
          <draw:equation draw:name="f95" draw:formula="0 - ?f94"/>
          <draw:equation draw:name="f96" draw:formula="?f95 * ?f8"/>
          <draw:equation draw:name="f97" draw:formula="sqrt(?f93 * ?f93 + ?f96 * ?f96 + 0 * 0)"/>
          <draw:equation draw:name="f98" draw:formula="?f11 * ?f8 / ?f97"/>
          <draw:equation draw:name="f99" draw:formula="?f95 * ?f98"/>
          <draw:equation draw:name="f100" draw:formula="?f76 - ?f99"/>
          <draw:equation draw:name="f101" draw:formula="?f92 * ?f98"/>
          <draw:equation draw:name="f102" draw:formula="?f78 - ?f101"/>
          <draw:equation draw:name="f103" draw:formula="?f100 - ?f11"/>
          <draw:equation draw:name="f104" draw:formula="?f102 - ?f8"/>
          <draw:equation draw:name="f105" draw:formula="?f100 + ?f11"/>
          <draw:equation draw:name="f106" draw:formula="?f102 + ?f8"/>
          <draw:equation draw:name="f107" draw:formula="?f87 + ?f2"/>
          <draw:equation draw:name="f108" draw:formula="?f107 * ?f14 / ?f1"/>
          <draw:equation draw:name="f109" draw:formula="0 - ?f108"/>
          <draw:equation draw:name="f110" draw:formula="cos(?f109)"/>
          <draw:equation draw:name="f111" draw:formula="0 - ?f110"/>
          <draw:equation draw:name="f112" draw:formula="?f111 * ?f11"/>
          <draw:equation draw:name="f113" draw:formula="sin(?f109)"/>
          <draw:equation draw:name="f114" draw:formula="0 - ?f113"/>
          <draw:equation draw:name="f115" draw:formula="?f114 * ?f8"/>
          <draw:equation draw:name="f116" draw:formula="sqrt(?f112 * ?f112 + ?f115 * ?f115 + 0 * 0)"/>
          <draw:equation draw:name="f117" draw:formula="?f11 * ?f8 / ?f116"/>
          <draw:equation draw:name="f118" draw:formula="?f114 * ?f117"/>
          <draw:equation draw:name="f119" draw:formula="?f100 + ?f118"/>
          <draw:equation draw:name="f120" draw:formula="?f111 * ?f117"/>
          <draw:equation draw:name="f121" draw:formula="?f102 + ?f120"/>
          <draw:equation draw:name="f122" draw:formula="if(?f43, ?f76, ?f103)"/>
          <draw:equation draw:name="f123" draw:formula="if(?f43, ?f78, ?f104)"/>
          <draw:equation draw:name="f124" draw:formula="if(?f43, ?f76, ?f105)"/>
          <draw:equation draw:name="f125" draw:formula="if(?f43, ?f78, ?f106)"/>
          <draw:equation draw:name="f126" draw:formula="if(?f43, ?f103, ?f119)"/>
          <draw:equation draw:name="f127" draw:formula="if(?f43, ?f104, ?f121)"/>
          <draw:equation draw:name="f128" draw:formula="if(?f43, ?f105, ?f119)"/>
          <draw:equation draw:name="f129" draw:formula="if(?f43, ?f106, ?f121)"/>
          <draw:equation draw:name="f130" draw:formula="0 + ?f43"/>
          <draw:equation draw:name="f131" draw:formula="0 + ?f2"/>
          <draw:equation draw:name="f132" draw:formula="?f131 * ?f14 / ?f1"/>
          <draw:equation draw:name="f133" draw:formula="0 - ?f132"/>
          <draw:equation draw:name="f134" draw:formula="cos(?f133)"/>
          <draw:equation draw:name="f135" draw:formula="0 - ?f134"/>
          <draw:equation draw:name="f136" draw:formula="?f135 * ?f11"/>
          <draw:equation draw:name="f137" draw:formula="sin(?f133)"/>
          <draw:equation draw:name="f138" draw:formula="0 - ?f137"/>
          <draw:equation draw:name="f139" draw:formula="?f138 * ?f8"/>
          <draw:equation draw:name="f140" draw:formula="sqrt(?f136 * ?f136 + ?f139 * ?f139 + 0 * 0)"/>
          <draw:equation draw:name="f141" draw:formula="?f11 * ?f8 / ?f140"/>
          <draw:equation draw:name="f142" draw:formula="?f138 * ?f141"/>
          <draw:equation draw:name="f143" draw:formula="?f119 - ?f142"/>
          <draw:equation draw:name="f144" draw:formula="?f135 * ?f141"/>
          <draw:equation draw:name="f145" draw:formula="?f121 - ?f144"/>
          <draw:equation draw:name="f146" draw:formula="?f143 - ?f11"/>
          <draw:equation draw:name="f147" draw:formula="?f145 - ?f8"/>
          <draw:equation draw:name="f148" draw:formula="?f143 + ?f11"/>
          <draw:equation draw:name="f149" draw:formula="?f145 + ?f8"/>
          <draw:equation draw:name="f150" draw:formula="?f130 + ?f2"/>
          <draw:equation draw:name="f151" draw:formula="?f150 * ?f14 / ?f1"/>
          <draw:equation draw:name="f152" draw:formula="0 - ?f151"/>
          <draw:equation draw:name="f153" draw:formula="cos(?f152)"/>
          <draw:equation draw:name="f154" draw:formula="0 - ?f153"/>
          <draw:equation draw:name="f155" draw:formula="?f154 * ?f11"/>
          <draw:equation draw:name="f156" draw:formula="sin(?f152)"/>
          <draw:equation draw:name="f157" draw:formula="0 - ?f156"/>
          <draw:equation draw:name="f158" draw:formula="?f157 * ?f8"/>
          <draw:equation draw:name="f159" draw:formula="sqrt(?f155 * ?f155 + ?f158 * ?f158 + 0 * 0)"/>
          <draw:equation draw:name="f160" draw:formula="?f11 * ?f8 / ?f159"/>
          <draw:equation draw:name="f161" draw:formula="?f157 * ?f160"/>
          <draw:equation draw:name="f162" draw:formula="?f143 + ?f161"/>
          <draw:equation draw:name="f163" draw:formula="?f154 * ?f160"/>
          <draw:equation draw:name="f164" draw:formula="?f145 + ?f163"/>
          <draw:equation draw:name="f165" draw:formula="if(?f43, ?f119, ?f146)"/>
          <draw:equation draw:name="f166" draw:formula="if(?f43, ?f121, ?f147)"/>
          <draw:equation draw:name="f167" draw:formula="if(?f43, ?f119, ?f148)"/>
          <draw:equation draw:name="f168" draw:formula="if(?f43, ?f121, ?f149)"/>
          <draw:equation draw:name="f169" draw:formula="if(?f43, ?f146, ?f162)"/>
          <draw:equation draw:name="f170" draw:formula="if(?f43, ?f147, ?f164)"/>
          <draw:equation draw:name="f171" draw:formula="if(?f43, ?f148, ?f162)"/>
          <draw:equation draw:name="f172" draw:formula="if(?f43, ?f149, ?f164)"/>
          <draw:equation draw:name="f173" draw:formula="?f2 + ?f43"/>
          <draw:equation draw:name="f174" draw:formula="?f2 + ?f2"/>
          <draw:equation draw:name="f175" draw:formula="?f174 * ?f14 / ?f1"/>
          <draw:equation draw:name="f176" draw:formula="0 - ?f175"/>
          <draw:equation draw:name="f177" draw:formula="cos(?f176)"/>
          <draw:equation draw:name="f178" draw:formula="0 - ?f177"/>
          <draw:equation draw:name="f179" draw:formula="?f178 * ?f11"/>
          <draw:equation draw:name="f180" draw:formula="sin(?f176)"/>
          <draw:equation draw:name="f181" draw:formula="0 - ?f180"/>
          <draw:equation draw:name="f182" draw:formula="?f181 * ?f8"/>
          <draw:equation draw:name="f183" draw:formula="sqrt(?f179 * ?f179 + ?f182 * ?f182 + 0 * 0)"/>
          <draw:equation draw:name="f184" draw:formula="?f11 * ?f8 / ?f183"/>
          <draw:equation draw:name="f185" draw:formula="?f181 * ?f184"/>
          <draw:equation draw:name="f186" draw:formula="?f162 - ?f185"/>
          <draw:equation draw:name="f187" draw:formula="?f178 * ?f184"/>
          <draw:equation draw:name="f188" draw:formula="?f164 - ?f187"/>
          <draw:equation draw:name="f189" draw:formula="?f186 - ?f11"/>
          <draw:equation draw:name="f190" draw:formula="?f188 - ?f8"/>
          <draw:equation draw:name="f191" draw:formula="?f186 + ?f11"/>
          <draw:equation draw:name="f192" draw:formula="?f188 + ?f8"/>
          <draw:equation draw:name="f193" draw:formula="?f173 + ?f2"/>
          <draw:equation draw:name="f194" draw:formula="?f193 * ?f14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11"/>
          <draw:equation draw:name="f199" draw:formula="sin(?f195)"/>
          <draw:equation draw:name="f200" draw:formula="0 - ?f199"/>
          <draw:equation draw:name="f201" draw:formula="?f200 * ?f8"/>
          <draw:equation draw:name="f202" draw:formula="sqrt(?f198 * ?f198 + ?f201 * ?f201 + 0 * 0)"/>
          <draw:equation draw:name="f203" draw:formula="?f11 * ?f8 / ?f202"/>
          <draw:equation draw:name="f204" draw:formula="?f200 * ?f203"/>
          <draw:equation draw:name="f205" draw:formula="?f186 + ?f204"/>
          <draw:equation draw:name="f206" draw:formula="?f197 * ?f203"/>
          <draw:equation draw:name="f207" draw:formula="?f188 + ?f206"/>
          <draw:equation draw:name="f208" draw:formula="if(?f43, ?f162, ?f189)"/>
          <draw:equation draw:name="f209" draw:formula="if(?f43, ?f164, ?f190)"/>
          <draw:equation draw:name="f210" draw:formula="if(?f43, ?f162, ?f191)"/>
          <draw:equation draw:name="f211" draw:formula="if(?f43, ?f164, ?f192)"/>
          <draw:equation draw:name="f212" draw:formula="if(?f43, ?f189, ?f205)"/>
          <draw:equation draw:name="f213" draw:formula="if(?f43, ?f190, ?f207)"/>
          <draw:equation draw:name="f214" draw:formula="if(?f43, ?f191, ?f205)"/>
          <draw:equation draw:name="f215" draw:formula="if(?f43, ?f192, ?f207)"/>
          <draw:equation draw:name="f216" draw:formula="21550000 - -5400000"/>
          <draw:equation draw:name="f217" draw:formula="if(?f216, -5400000, 21550000)"/>
          <draw:equation draw:name="f218" draw:formula="-21550000 - ?f217"/>
          <draw:equation draw:name="f219" draw:formula="if(?f218, -21550000, ?f217)"/>
          <draw:equation draw:name="f220" draw:formula="?f1 + ?f219"/>
          <draw:equation draw:name="f221" draw:formula="?f49 * ?f18"/>
          <draw:equation draw:name="f222" draw:formula="?f52 * ?f19"/>
          <draw:equation draw:name="f223" draw:formula="sqrt(?f221 * ?f221 + ?f222 * ?f222 + 0 * 0)"/>
          <draw:equation draw:name="f224" draw:formula="?f18 * ?f19 / ?f223"/>
          <draw:equation draw:name="f225" draw:formula="?f52 * ?f224"/>
          <draw:equation draw:name="f226" draw:formula="?f17 - ?f225"/>
          <draw:equation draw:name="f227" draw:formula="?f49 * ?f224"/>
          <draw:equation draw:name="f228" draw:formula="?f9 - ?f227"/>
          <draw:equation draw:name="f229" draw:formula="?f226 - ?f18"/>
          <draw:equation draw:name="f230" draw:formula="?f228 - ?f19"/>
          <draw:equation draw:name="f231" draw:formula="?f226 + ?f18"/>
          <draw:equation draw:name="f232" draw:formula="?f228 + ?f19"/>
          <draw:equation draw:name="f233" draw:formula="?f220 + ?f2"/>
          <draw:equation draw:name="f234" draw:formula="?f233 * ?f14 / ?f1"/>
          <draw:equation draw:name="f235" draw:formula="0 - ?f234"/>
          <draw:equation draw:name="f236" draw:formula="cos(?f235)"/>
          <draw:equation draw:name="f237" draw:formula="0 - ?f236"/>
          <draw:equation draw:name="f238" draw:formula="?f237 * ?f18"/>
          <draw:equation draw:name="f239" draw:formula="sin(?f235)"/>
          <draw:equation draw:name="f240" draw:formula="0 - ?f239"/>
          <draw:equation draw:name="f241" draw:formula="?f240 * ?f19"/>
          <draw:equation draw:name="f242" draw:formula="sqrt(?f238 * ?f238 + ?f241 * ?f241 + 0 * 0)"/>
          <draw:equation draw:name="f243" draw:formula="?f18 * ?f19 / ?f242"/>
          <draw:equation draw:name="f244" draw:formula="?f240 * ?f243"/>
          <draw:equation draw:name="f245" draw:formula="?f226 + ?f244"/>
          <draw:equation draw:name="f246" draw:formula="?f237 * ?f243"/>
          <draw:equation draw:name="f247" draw:formula="?f228 + ?f246"/>
          <draw:equation draw:name="f248" draw:formula="if(?f219, ?f17, ?f229)"/>
          <draw:equation draw:name="f249" draw:formula="if(?f219, ?f9, ?f230)"/>
          <draw:equation draw:name="f250" draw:formula="if(?f219, ?f17, ?f231)"/>
          <draw:equation draw:name="f251" draw:formula="if(?f219, ?f9, ?f232)"/>
          <draw:equation draw:name="f252" draw:formula="if(?f219, ?f229, ?f245)"/>
          <draw:equation draw:name="f253" draw:formula="if(?f219, ?f230, ?f247)"/>
          <draw:equation draw:name="f254" draw:formula="if(?f219, ?f231, ?f245)"/>
          <draw:equation draw:name="f255" draw:formula="if(?f219, ?f232, ?f247)"/>
          <draw:equation draw:name="f256" draw:formula="?f2 + ?f219"/>
          <draw:equation draw:name="f257" draw:formula="?f178 * ?f18"/>
          <draw:equation draw:name="f258" draw:formula="?f181 * ?f19"/>
          <draw:equation draw:name="f259" draw:formula="sqrt(?f257 * ?f257 + ?f258 * ?f258 + 0 * 0)"/>
          <draw:equation draw:name="f260" draw:formula="?f18 * ?f19 / ?f259"/>
          <draw:equation draw:name="f261" draw:formula="?f181 * ?f260"/>
          <draw:equation draw:name="f262" draw:formula="?f245 - ?f261"/>
          <draw:equation draw:name="f263" draw:formula="?f178 * ?f260"/>
          <draw:equation draw:name="f264" draw:formula="?f247 - ?f263"/>
          <draw:equation draw:name="f265" draw:formula="?f262 - ?f18"/>
          <draw:equation draw:name="f266" draw:formula="?f264 - ?f19"/>
          <draw:equation draw:name="f267" draw:formula="?f262 + ?f18"/>
          <draw:equation draw:name="f268" draw:formula="?f264 + ?f19"/>
          <draw:equation draw:name="f269" draw:formula="?f256 + ?f2"/>
          <draw:equation draw:name="f270" draw:formula="?f269 * ?f14 / ?f1"/>
          <draw:equation draw:name="f271" draw:formula="0 - ?f270"/>
          <draw:equation draw:name="f272" draw:formula="cos(?f271)"/>
          <draw:equation draw:name="f273" draw:formula="0 - ?f272"/>
          <draw:equation draw:name="f274" draw:formula="?f273 * ?f18"/>
          <draw:equation draw:name="f275" draw:formula="sin(?f271)"/>
          <draw:equation draw:name="f276" draw:formula="0 - ?f275"/>
          <draw:equation draw:name="f277" draw:formula="?f276 * ?f19"/>
          <draw:equation draw:name="f278" draw:formula="sqrt(?f274 * ?f274 + ?f277 * ?f277 + 0 * 0)"/>
          <draw:equation draw:name="f279" draw:formula="?f18 * ?f19 / ?f278"/>
          <draw:equation draw:name="f280" draw:formula="?f276 * ?f279"/>
          <draw:equation draw:name="f281" draw:formula="?f262 + ?f280"/>
          <draw:equation draw:name="f282" draw:formula="?f273 * ?f279"/>
          <draw:equation draw:name="f283" draw:formula="?f264 + ?f282"/>
          <draw:equation draw:name="f284" draw:formula="if(?f219, ?f245, ?f265)"/>
          <draw:equation draw:name="f285" draw:formula="if(?f219, ?f247, ?f266)"/>
          <draw:equation draw:name="f286" draw:formula="if(?f219, ?f245, ?f267)"/>
          <draw:equation draw:name="f287" draw:formula="if(?f219, ?f247, ?f268)"/>
          <draw:equation draw:name="f288" draw:formula="if(?f219, ?f265, ?f281)"/>
          <draw:equation draw:name="f289" draw:formula="if(?f219, ?f266, ?f283)"/>
          <draw:equation draw:name="f290" draw:formula="if(?f219, ?f267, ?f281)"/>
          <draw:equation draw:name="f291" draw:formula="if(?f219, ?f268, ?f283)"/>
          <draw:equation draw:name="f292" draw:formula="0 + ?f219"/>
          <draw:equation draw:name="f293" draw:formula="?f135 * ?f18"/>
          <draw:equation draw:name="f294" draw:formula="?f138 * ?f19"/>
          <draw:equation draw:name="f295" draw:formula="sqrt(?f293 * ?f293 + ?f294 * ?f294 + 0 * 0)"/>
          <draw:equation draw:name="f296" draw:formula="?f18 * ?f19 / ?f295"/>
          <draw:equation draw:name="f297" draw:formula="?f138 * ?f296"/>
          <draw:equation draw:name="f298" draw:formula="?f281 - ?f297"/>
          <draw:equation draw:name="f299" draw:formula="?f135 * ?f296"/>
          <draw:equation draw:name="f300" draw:formula="?f283 - ?f299"/>
          <draw:equation draw:name="f301" draw:formula="?f298 - ?f18"/>
          <draw:equation draw:name="f302" draw:formula="?f300 - ?f19"/>
          <draw:equation draw:name="f303" draw:formula="?f298 + ?f18"/>
          <draw:equation draw:name="f304" draw:formula="?f300 + ?f19"/>
          <draw:equation draw:name="f305" draw:formula="?f292 + ?f2"/>
          <draw:equation draw:name="f306" draw:formula="?f305 * ?f14 / ?f1"/>
          <draw:equation draw:name="f307" draw:formula="0 - ?f306"/>
          <draw:equation draw:name="f308" draw:formula="cos(?f307)"/>
          <draw:equation draw:name="f309" draw:formula="0 - ?f308"/>
          <draw:equation draw:name="f310" draw:formula="?f309 * ?f18"/>
          <draw:equation draw:name="f311" draw:formula="sin(?f307)"/>
          <draw:equation draw:name="f312" draw:formula="0 - ?f311"/>
          <draw:equation draw:name="f313" draw:formula="?f312 * ?f19"/>
          <draw:equation draw:name="f314" draw:formula="sqrt(?f310 * ?f310 + ?f313 * ?f313 + 0 * 0)"/>
          <draw:equation draw:name="f315" draw:formula="?f18 * ?f19 / ?f314"/>
          <draw:equation draw:name="f316" draw:formula="?f312 * ?f315"/>
          <draw:equation draw:name="f317" draw:formula="?f298 + ?f316"/>
          <draw:equation draw:name="f318" draw:formula="?f309 * ?f315"/>
          <draw:equation draw:name="f319" draw:formula="?f300 + ?f318"/>
          <draw:equation draw:name="f320" draw:formula="if(?f219, ?f281, ?f301)"/>
          <draw:equation draw:name="f321" draw:formula="if(?f219, ?f283, ?f302)"/>
          <draw:equation draw:name="f322" draw:formula="if(?f219, ?f281, ?f303)"/>
          <draw:equation draw:name="f323" draw:formula="if(?f219, ?f283, ?f304)"/>
          <draw:equation draw:name="f324" draw:formula="if(?f219, ?f301, ?f317)"/>
          <draw:equation draw:name="f325" draw:formula="if(?f219, ?f302, ?f319)"/>
          <draw:equation draw:name="f326" draw:formula="if(?f219, ?f303, ?f317)"/>
          <draw:equation draw:name="f327" draw:formula="if(?f219, ?f304, ?f319)"/>
          <draw:equation draw:name="f328" draw:formula="?f0 + ?f219"/>
          <draw:equation draw:name="f329" draw:formula="?f92 * ?f18"/>
          <draw:equation draw:name="f330" draw:formula="?f95 * ?f19"/>
          <draw:equation draw:name="f331" draw:formula="sqrt(?f329 * ?f329 + ?f330 * ?f330 + 0 * 0)"/>
          <draw:equation draw:name="f332" draw:formula="?f18 * ?f19 / ?f331"/>
          <draw:equation draw:name="f333" draw:formula="?f95 * ?f332"/>
          <draw:equation draw:name="f334" draw:formula="?f317 - ?f333"/>
          <draw:equation draw:name="f335" draw:formula="?f92 * ?f332"/>
          <draw:equation draw:name="f336" draw:formula="?f319 - ?f335"/>
          <draw:equation draw:name="f337" draw:formula="?f334 - ?f18"/>
          <draw:equation draw:name="f338" draw:formula="?f336 - ?f19"/>
          <draw:equation draw:name="f339" draw:formula="?f334 + ?f18"/>
          <draw:equation draw:name="f340" draw:formula="?f336 + ?f19"/>
          <draw:equation draw:name="f341" draw:formula="?f328 + ?f2"/>
          <draw:equation draw:name="f342" draw:formula="?f341 * ?f14 / ?f1"/>
          <draw:equation draw:name="f343" draw:formula="0 - ?f342"/>
          <draw:equation draw:name="f344" draw:formula="cos(?f343)"/>
          <draw:equation draw:name="f345" draw:formula="0 - ?f344"/>
          <draw:equation draw:name="f346" draw:formula="?f345 * ?f18"/>
          <draw:equation draw:name="f347" draw:formula="sin(?f343)"/>
          <draw:equation draw:name="f348" draw:formula="0 - ?f347"/>
          <draw:equation draw:name="f349" draw:formula="?f348 * ?f19"/>
          <draw:equation draw:name="f350" draw:formula="sqrt(?f346 * ?f346 + ?f349 * ?f349 + 0 * 0)"/>
          <draw:equation draw:name="f351" draw:formula="?f18 * ?f19 / ?f350"/>
          <draw:equation draw:name="f352" draw:formula="?f348 * ?f351"/>
          <draw:equation draw:name="f353" draw:formula="?f334 + ?f352"/>
          <draw:equation draw:name="f354" draw:formula="?f345 * ?f351"/>
          <draw:equation draw:name="f355" draw:formula="?f336 + ?f354"/>
          <draw:equation draw:name="f356" draw:formula="if(?f219, ?f317, ?f337)"/>
          <draw:equation draw:name="f357" draw:formula="if(?f219, ?f319, ?f338)"/>
          <draw:equation draw:name="f358" draw:formula="if(?f219, ?f317, ?f339)"/>
          <draw:equation draw:name="f359" draw:formula="if(?f219, ?f319, ?f340)"/>
          <draw:equation draw:name="f360" draw:formula="if(?f219, ?f337, ?f353)"/>
          <draw:equation draw:name="f361" draw:formula="if(?f219, ?f338, ?f355)"/>
          <draw:equation draw:name="f362" draw:formula="if(?f219, ?f339, ?f353)"/>
          <draw:equation draw:name="f363" draw:formula="if(?f219, ?f340, ?f355)"/>
        </draw:enhanced-geometry>
      </draw:custom-shape>
      <draw:custom-shape draw:name="正方形/長方形 9" draw:style-name="Mgr6" draw:text-style-name="MP3" draw:layer="Master1-bg" svg:width="24.9cm" svg:height="20.999cm" svg:x="3.102cm" svg:y="0cm">
        <text:p/>
        <draw:enhanced-geometry svg:viewBox="0 0 21600 21600" draw:type="non-primitive" draw:enhanced-path="M 0 0 L 21600 0 21600 21600 0 21600 Z N"/>
      </draw:custom-shape>
      <draw:custom-shape draw:name="正方形/長方形 10" draw:style-name="Mgr7" draw:text-style-name="MP3" draw:layer="Master1-bg" svg:width="0.224cm" svg:height="20.999cm" svg:x="3.108cm" svg:y="0cm">
        <text:p/>
        <draw:enhanced-geometry svg:viewBox="0 0 21600 21600" draw:type="non-primitive" draw:enhanced-path="M 0 0 L 21600 0 21600 21600 0 21600 Z N"/>
      </draw:custom-shape>
      <draw:frame draw:name="縦書きタイトル 1" presentation:style-name="Mpr78" draw:text-style-name="MP20" draw:layer="backgroundobjects" svg:width="5.6cm" svg:height="17.917cm" svg:x="21.001cm" svg:y="0.841cm" presentation:class="title">
        <draw:text-box>
          <text:p text:style-name="MP4"><text:span text:style-name="MT2">マスタ タイトルの書式設定</text:span></text:p>
        </draw:text-box>
      </draw:frame>
      <draw:frame draw:name="縦書きテキスト プレースホルダ 2" presentation:style-name="Mpr79" draw:text-style-name="MP20" draw:layer="backgroundobjects" svg:width="17.034cm" svg:height="17.917cm" svg:x="3.5cm" svg:y="0.841cm" presentation:class="outline">
        <draw:text-box>
          <text:list text:style-name="ML2">
            <text:list-item>
              <text:p text:style-name="MP5"><text:span text:style-name="MT3">マスタ テキストの書式設定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第 </text:span><text:span text:style-name="MT4">2 </text:span><text:span text:style-name="MT4">レベル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第 </text:span><text:span text:style-name="MT5">3 </text:span><text:span text:style-name="MT5">レベル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第 </text:span><text:span text:style-name="MT6">4 </text:span><text:span text:style-name="MT6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第 </text:span><text:span text:style-name="MT6">5 </text:span><text:span text:style-name="MT6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80" draw:text-style-name="MP3" draw:layer="backgroundobjects" svg:width="6.534cm" svg:height="1.458cm" svg:x="10.967cm" svg:y="19.308cm" presentation:class="date-time">
        <draw:text-box>
          <text:p/>
        </draw:text-box>
      </draw:frame>
      <draw:frame draw:name="フッター プレースホルダ 4" presentation:style-name="Mpr80" draw:text-style-name="MP3" draw:layer="backgroundobjects" svg:width="8.867cm" svg:height="1.458cm" svg:x="17.501cm" svg:y="19.308cm" presentation:class="footer">
        <draw:text-box>
          <text:p/>
        </draw:text-box>
      </draw:frame>
      <draw:frame draw:name="スライド番号プレースホルダ 5" presentation:style-name="Mpr81" draw:text-style-name="MP3" draw:layer="backgroundobjects" svg:width="1.4cm" svg:height="1.458cm" svg:x="26.378cm" svg:y="19.308cm" presentation:class="page-number">
        <draw:text-box>
          <text:p text:style-name="MP10"><text:span text:style-name="MT7"><text:page-number>&lt;番号&gt;</text:page-number></text:span></text:p>
        </draw:text-box>
      </draw:frame>
      <presentation:notes style:page-layout-name="PM0">
        <draw:page-thumbnail draw:name="スライド イメージ プレースホルダ 1" presentation:style-name="Master1-Layout11-vertTitleAndTx-縦書きタイトルと縦書きテキスト-title" draw:layer="backgroundobjects" svg:width="13.968cm" svg:height="10.476cm" svg:x="3.81cm" svg:y="2.123cm" presentation:class="page"/>
        <draw:frame draw:name="ノート プレースホルダ 2" presentation:style-name="Mpr8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 3" presentation:style-name="Mpr8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 4" presentation:style-name="Mpr8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 5" presentation:style-name="Mpr8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 6" presentation:style-name="Mpr84" draw:text-style-name="MP3" draw:layer="backgroundobjects" svg:width="9.369cm" svg:height="1.396cm" svg:x="12.22cm" svg:y="26.543cm" presentation:class="page-number">
          <draw:text-box>
            <text:p text:style-name="MP2"><text:span text:style-name="MT8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dc:title>CPU実験mul4班</dc:title>
    <meta:initial-creator>Koko MUROYA</meta:initial-creator>
    <dc:creator>Koko MUROYA</dc:creator>
    <meta:creation-date>2012-10-08T23:00:43Z</meta:creation-date>
    <dc:date>2012-10-09T11:02:10</dc:date>
    <meta:editing-cycles>13</meta:editing-cycles>
    <meta:editing-duration>PT1H34M21S</meta:editing-duration>
    <meta:document-statistic meta:object-count="254"/>
    <meta:template xlink:type="simple" xlink:actuate="onRequest" xlink:title="" xlink:href="Solstice"/>
  </office:meta>
</office:document-meta>
</file>